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P5" style:family="paragraph" style:parent-style-name="Standard">
      <style:paragraph-properties fo:margin-left="1.27cm" fo:margin-right="0cm" fo:line-height="115%" fo:text-indent="-0.635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line-height="115%" fo:text-indent="-0.635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margin-left="2.54cm" fo:margin-right="0cm" fo:line-height="115%" fo:text-indent="-0.635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margin-left="2.54cm" fo:margin-right="0cm" fo:line-height="115%" fo:text-indent="-1.905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15%" fo:text-indent="-0.556cm" style:auto-text-indent="false" fo:break-before="auto" fo:break-after="auto" style:writing-mode="lr-tb"/>
    </style:style>
    <style:style style:name="P12" style:family="paragraph" style:parent-style-name="Standard">
      <style:paragraph-properties fo:margin-left="-0.053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5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16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17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18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9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20" style:family="paragraph" style:parent-style-name="Standard" style:list-style-name="LS6">
      <style:paragraph-properties fo:margin-top="0cm" fo:margin-bottom="0cm" fo:line-height="115%" fo:break-before="auto" fo:break-after="auto" style:writing-mode="lr-tb"/>
    </style:style>
    <style:style style:name="P21" style:family="paragraph" style:parent-style-name="Standard" style:list-style-name="LS7">
      <style:paragraph-properties fo:margin-top="0cm" fo:margin-bottom="0cm" fo:line-height="115%" fo:break-before="auto" fo:break-after="auto" style:writing-mode="lr-tb"/>
    </style:style>
    <style:style style:name="P22" style:family="paragraph" style:parent-style-name="Standard" style:list-style-name="LS8">
      <style:paragraph-properties fo:margin-top="0cm" fo:margin-bottom="0cm" fo:line-height="115%" fo:break-before="auto" fo:break-after="auto" style:writing-mode="lr-tb"/>
    </style:style>
    <style:style style:name="P23" style:family="paragraph" style:parent-style-name="Standard" style:list-style-name="LS9">
      <style:paragraph-properties fo:margin-top="0cm" fo:margin-bottom="0cm" fo:line-height="115%" fo:break-before="auto" fo:break-after="auto" style:writing-mode="lr-tb"/>
    </style:style>
    <style:style style:name="P24" style:family="paragraph" style:parent-style-name="Standard" style:list-style-name="LS10">
      <style:paragraph-properties fo:margin-top="0cm" fo:margin-bottom="0cm" fo:line-height="115%" fo:break-before="auto" fo:break-after="auto" style:writing-mode="lr-tb"/>
    </style:style>
    <style:style style:name="P25" style:family="paragraph" style:parent-style-name="Standard" style:list-style-name="LS11">
      <style:paragraph-properties fo:margin-top="0cm" fo:margin-bottom="0cm" fo:line-height="115%" fo:break-before="auto" fo:break-after="auto" style:writing-mode="lr-tb"/>
    </style:style>
    <style:style style:name="P26" style:family="paragraph" style:parent-style-name="Standard" style:list-style-name="LS12">
      <style:paragraph-properties fo:margin-top="0cm" fo:margin-bottom="0cm" fo:line-height="115%" fo:break-before="auto" fo:break-after="auto" style:writing-mode="lr-tb"/>
    </style:style>
    <style:style style:name="P27" style:family="paragraph" style:parent-style-name="Standard" style:list-style-name="LS13">
      <style:paragraph-properties fo:margin-top="0cm" fo:margin-bottom="0cm" fo:line-height="115%" fo:break-before="auto" fo:break-after="auto" style:writing-mode="lr-tb"/>
    </style:style>
    <style:style style:name="P28" style:family="paragraph" style:parent-style-name="Standard" style:list-style-name="LS14">
      <style:paragraph-properties fo:margin-top="0cm" fo:margin-bottom="0cm" fo:line-height="115%" fo:break-before="auto" fo:break-after="auto" style:writing-mode="lr-tb"/>
    </style:style>
    <style:style style:name="P29" style:family="paragraph" style:parent-style-name="Standard" style:list-style-name="LS15">
      <style:paragraph-properties fo:margin-top="0cm" fo:margin-bottom="0cm" fo:line-height="115%" fo:break-before="auto" fo:break-after="auto" style:writing-mode="lr-tb"/>
    </style:style>
    <style:style style:name="P30" style:family="paragraph" style:parent-style-name="Standard" style:list-style-name="LS16">
      <style:paragraph-properties fo:margin-top="0cm" fo:margin-bottom="0cm" fo:line-height="115%" fo:break-before="auto" fo:break-after="auto" style:writing-mode="lr-tb"/>
    </style:style>
    <style:style style:name="P31" style:family="paragraph" style:parent-style-name="Standard" style:list-style-name="LS17">
      <style:paragraph-properties fo:margin-top="0cm" fo:margin-bottom="0cm" fo:line-height="115%" fo:break-before="auto" fo:break-after="auto" style:writing-mode="lr-tb"/>
    </style:style>
    <style:style style:name="P32" style:family="paragraph" style:parent-style-name="Standard" style:list-style-name="LS18">
      <style:paragraph-properties fo:margin-top="0cm" fo:margin-bottom="0cm" fo:line-height="115%" fo:break-before="auto" fo:break-after="auto" style:writing-mode="lr-tb"/>
    </style:style>
    <style:style style:name="P33" style:family="paragraph" style:parent-style-name="Standard" style:list-style-name="LS19">
      <style:paragraph-properties fo:margin-top="0cm" fo:margin-bottom="0cm" fo:line-height="115%" fo:break-before="auto" fo:break-after="auto" style:writing-mode="lr-tb"/>
    </style:style>
    <style:style style:name="P34" style:family="paragraph" style:parent-style-name="Standard" style:list-style-name="LS20">
      <style:paragraph-properties fo:margin-top="0cm" fo:margin-bottom="0cm" fo:line-height="115%" fo:break-before="auto" fo:break-after="auto" style:writing-mode="lr-tb"/>
    </style:style>
    <style:style style:name="P35" style:family="paragraph" style:parent-style-name="Standard" style:list-style-name="LS21">
      <style:paragraph-properties fo:margin-top="0cm" fo:margin-bottom="0cm" fo:line-height="115%" fo:break-before="auto" fo:break-after="auto" style:writing-mode="lr-tb"/>
    </style:style>
    <style:style style:name="P36" style:family="paragraph" style:parent-style-name="Standard" style:list-style-name="LS22">
      <style:paragraph-properties fo:margin-top="0cm" fo:margin-bottom="0cm" fo:line-height="115%" fo:break-before="auto" fo:break-after="auto" style:writing-mode="lr-tb"/>
    </style:style>
    <style:style style:name="P37" style:family="paragraph" style:parent-style-name="Standard" style:list-style-name="LS23">
      <style:paragraph-properties fo:margin-top="0cm" fo:margin-bottom="0cm" fo:line-height="115%" fo:break-before="auto" fo:break-after="auto" style:writing-mode="lr-tb"/>
    </style:style>
    <style:style style:name="P38" style:family="paragraph" style:parent-style-name="Standard" style:list-style-name="LS24">
      <style:paragraph-properties fo:margin-top="0cm" fo:margin-bottom="0cm" fo:line-height="115%" fo:break-before="auto" fo:break-after="auto" style:writing-mode="lr-tb"/>
    </style:style>
    <style:style style:name="P39" style:family="paragraph" style:parent-style-name="Standard" style:list-style-name="LS25">
      <style:paragraph-properties fo:margin-top="0cm" fo:margin-bottom="0cm" fo:line-height="115%" fo:break-before="auto" fo:break-after="auto" style:writing-mode="lr-tb"/>
    </style:style>
    <style:style style:name="P40" style:family="paragraph" style:parent-style-name="Standard" style:list-style-name="LS26">
      <style:paragraph-properties fo:margin-top="0cm" fo:margin-bottom="0cm" fo:line-height="115%" fo:break-before="auto" fo:break-after="auto" style:writing-mode="lr-tb"/>
    </style:style>
    <style:style style:name="P41" style:family="paragraph" style:parent-style-name="Standard" style:list-style-name="LS27">
      <style:paragraph-properties fo:margin-top="0cm" fo:margin-bottom="0cm" fo:line-height="115%" fo:break-before="auto" fo:break-after="auto" style:writing-mode="lr-tb"/>
    </style:style>
    <style:style style:name="P42" style:family="paragraph" style:parent-style-name="Standard" style:list-style-name="LS28">
      <style:paragraph-properties fo:margin-top="0cm" fo:margin-bottom="0cm" fo:line-height="115%" fo:break-before="auto" fo:break-after="auto" style:writing-mode="lr-tb"/>
    </style:style>
    <style:style style:name="P43" style:family="paragraph" style:parent-style-name="Standard" style:list-style-name="LS29">
      <style:paragraph-properties fo:margin-top="0cm" fo:margin-bottom="0cm" fo:line-height="115%" fo:break-before="auto" fo:break-after="auto" style:writing-mode="lr-tb"/>
    </style:style>
    <style:style style:name="P44" style:family="paragraph" style:parent-style-name="Standard" style:list-style-name="LS27">
      <style:paragraph-properties fo:margin-top="0cm" fo:margin-bottom="0cm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line-height="115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46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6" style:family="text">
      <style:text-properties style:font-name="Times New Roman" fo:font-size="7pt" style:font-name-asian="Times New Roman" style:font-size-asian="7pt" style:font-name-complex="Times New Roman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Przypadki</text:span><text:span text:style-name="T1"> </text:span><text:span text:style-name="T1">użycia</text:span></text:p>
      <text:p text:style-name="P2"/>
      <text:p text:style-name="P1"><text:span text:style-name="T2">Link do diagramu Przypadków użycia :</text:span><text:a xlink:type="simple" xlink:href="http://www.gliffy.com/go/publish/image/9416787/L.png" text:style-name="Internet_20_link" text:visited-style-name="Visited_20_Internet_20_Link"><text:span text:style-name="T2">http://www.gliffy.com/go/publish/image/9416787/L.png</text:span></text:a></text:p>
      <text:p text:style-name="P2"/>
      <text:p text:style-name="P1"><text:span text:style-name="T2">Występuje</text:span><text:span text:style-name="T2"> </text:span><text:span text:style-name="T2">pięciu</text:span><text:span text:style-name="T2"> </text:span><text:span text:style-name="T2">aktorów</text:span><text:span text:style-name="T2">:</text:span></text:p>
      <text:list xml:id="list8529990857529120114" text:style-name="LS1">
        <text:list-item>
          <text:p text:style-name="P15"><text:span text:style-name="T2">Gość</text:span><text:span text:style-name="T2">;</text:span></text:p>
        </text:list-item>
        <text:list-item>
          <text:p text:style-name="P15"><text:span text:style-name="T2">Użytkownik</text:span><text:span text:style-name="T2"> </text:span><text:span text:style-name="T2">zarejestrowany</text:span><text:span text:style-name="T2">;</text:span></text:p>
        </text:list-item>
        <text:list-item>
          <text:p text:style-name="P15"><text:span text:style-name="T2">System</text:span><text:span text:style-name="T2"> </text:span><text:span text:style-name="T2">powiadomień</text:span><text:span text:style-name="T2">;</text:span></text:p>
        </text:list-item>
        <text:list-item>
          <text:p text:style-name="P15"><text:span text:style-name="T2">Pracownik</text:span><text:span text:style-name="T2">;</text:span></text:p>
        </text:list-item>
        <text:list-item>
          <text:p text:style-name="P15"><text:span text:style-name="T2">Pracownik</text:span><text:span text:style-name="T2"> </text:span><text:span text:style-name="T2">sekretariatu</text:span><text:span text:style-name="T2">;</text:span></text:p>
        </text:list-item>
        <text:list-item>
          <text:p text:style-name="P15"><text:span text:style-name="T2">Właściciel</text:span><text:span text:style-name="T2">.</text:span></text:p>
        </text:list-item>
      </text:list>
      <text:p text:style-name="P1"><text:span text:style-name="T2">Wszyscy</text:span><text:span text:style-name="T2">, </text:span><text:span text:style-name="T2">oprócz</text:span><text:span text:style-name="T2"> </text:span><text:span text:style-name="T2">Systemu</text:span><text:span text:style-name="T2"> </text:span><text:span text:style-name="T2">powiadomień</text:span><text:span text:style-name="T2"> </text:span><text:span text:style-name="T2">reprezentują</text:span><text:span text:style-name="T2"> </text:span><text:span text:style-name="T2">użytkowników</text:span><text:span text:style-name="T2"> </text:span><text:span text:style-name="T2">systemu</text:span><text:span text:style-name="T2"> </text:span><text:span text:style-name="T2">korzystających</text:span><text:span text:style-name="T2"> </text:span><text:span text:style-name="T2">z</text:span><text:span text:style-name="T2"> </text:span><text:span text:style-name="T2">przypadków</text:span><text:span text:style-name="T2"> </text:span><text:span text:style-name="T2">użycia</text:span><text:span text:style-name="T2">, </text:span><text:span text:style-name="T2">jednak</text:span><text:span text:style-name="T2"> </text:span><text:span text:style-name="T2">każdy</text:span><text:span text:style-name="T2"> </text:span><text:span text:style-name="T2">z</text:span><text:span text:style-name="T2"> </text:span><text:span text:style-name="T2">nich</text:span><text:span text:style-name="T2"> </text:span><text:span text:style-name="T2">w</text:span><text:span text:style-name="T2"> </text:span><text:span text:style-name="T2">odmienny</text:span><text:span text:style-name="T2"> </text:span><text:span text:style-name="T2">sposób</text:span><text:span text:style-name="T2">. </text:span><text:span text:style-name="T2">System</text:span><text:span text:style-name="T2"> </text:span><text:span text:style-name="T2">powiadomień</text:span><text:span text:style-name="T2"> </text:span><text:span text:style-name="T2">natomiast</text:span><text:span text:style-name="T2"> </text:span><text:span text:style-name="T2">służy</text:span><text:span text:style-name="T2"> </text:span><text:span text:style-name="T2">tylko</text:span><text:span text:style-name="T2"> </text:span><text:span text:style-name="T2">do</text:span><text:span text:style-name="T2"> </text:span><text:span text:style-name="T2">generowania</text:span><text:span text:style-name="T2"> </text:span><text:span text:style-name="T2">m</text:span><text:span text:style-name="T2">.</text:span><text:span text:style-name="T2">in</text:span><text:span text:style-name="T2">. </text:span><text:span text:style-name="T2">Przypomnienia</text:span><text:span text:style-name="T2">. </text:span><text:span text:style-name="T2">Część</text:span><text:span text:style-name="T2"> </text:span><text:span text:style-name="T2">przypadków</text:span><text:span text:style-name="T2"> </text:span><text:span text:style-name="T2">jest</text:span><text:span text:style-name="T2"> </text:span><text:span text:style-name="T2">połączona</text:span><text:span text:style-name="T2"> </text:span><text:span text:style-name="T2">z</text:span><text:span text:style-name="T2"> 2 </text:span><text:span text:style-name="T2">aktorami</text:span><text:span text:style-name="T2">, </text:span><text:span text:style-name="T2">jak</text:span><text:span text:style-name="T2"> </text:span><text:span text:style-name="T2">to</text:span><text:span text:style-name="T2"> </text:span><text:span text:style-name="T2">ma</text:span><text:span text:style-name="T2"> </text:span><text:span text:style-name="T2">miejsce</text:span><text:span text:style-name="T2"> </text:span><text:span text:style-name="T2">np</text:span><text:span text:style-name="T2">. </text:span><text:span text:style-name="T2">podczas</text:span><text:span text:style-name="T2"> </text:span><text:span text:style-name="T2">rejestracji</text:span><text:span text:style-name="T2">- </text:span><text:span text:style-name="T2">Gość</text:span><text:span text:style-name="T2"> </text:span><text:span text:style-name="T2">ma</text:span><text:span text:style-name="T2"> </text:span><text:span text:style-name="T2">prawo</text:span><text:span text:style-name="T2"> </text:span><text:span text:style-name="T2">się</text:span><text:span text:style-name="T2"> </text:span><text:span text:style-name="T2">zarejestrować</text:span><text:span text:style-name="T2">, </text:span><text:span text:style-name="T2">jednak</text:span><text:span text:style-name="T2"> </text:span><text:span text:style-name="T2">musi</text:span><text:span text:style-name="T2"> </text:span><text:span text:style-name="T2">to</text:span><text:span text:style-name="T2"> </text:span><text:span text:style-name="T2">przejść</text:span><text:span text:style-name="T2"> </text:span><text:span text:style-name="T2">przez</text:span><text:span text:style-name="T2"> </text:span><text:span text:style-name="T2">ręce</text:span><text:span text:style-name="T2"> </text:span><text:span text:style-name="T2">pracownika</text:span><text:span text:style-name="T2"> </text:span><text:span text:style-name="T2">sekretariatu</text:span><text:span text:style-name="T2">. </text:span><text:span text:style-name="T2">Oznacza</text:span><text:span text:style-name="T2"> </text:span><text:span text:style-name="T2">to</text:span><text:span text:style-name="T2">, </text:span><text:span text:style-name="T2">że</text:span><text:span text:style-name="T2"> </text:span><text:span text:style-name="T2">ten</text:span><text:span text:style-name="T2"> </text:span><text:span text:style-name="T2">przypadek</text:span><text:span text:style-name="T2"> </text:span><text:span text:style-name="T2">użycia</text:span><text:span text:style-name="T2"> </text:span><text:span text:style-name="T2">jest</text:span><text:span text:style-name="T2"> </text:span><text:span text:style-name="T2">współdzielony</text:span><text:span text:style-name="T2"> </text:span><text:span text:style-name="T2">przez</text:span><text:span text:style-name="T2"> </text:span><text:span text:style-name="T2">nich</text:span><text:span text:style-name="T2">. </text:span><text:span text:style-name="T2">Występują</text:span><text:span text:style-name="T2"> </text:span><text:span text:style-name="T2">również</text:span><text:span text:style-name="T2"> </text:span><text:span text:style-name="T2">przypadki</text:span><text:span text:style-name="T2">, </text:span><text:span text:style-name="T2">które</text:span><text:span text:style-name="T2"> </text:span><text:span text:style-name="T2">są</text:span><text:span text:style-name="T2"> </text:span><text:span text:style-name="T2">przyporządkowane</text:span><text:span text:style-name="T2"> </text:span><text:span text:style-name="T2">tylko</text:span><text:span text:style-name="T2"> </text:span><text:span text:style-name="T2">jednemu</text:span><text:span text:style-name="T2"> </text:span><text:span text:style-name="T2">aktorowi</text:span><text:span text:style-name="T2">, </text:span><text:span text:style-name="T2">jak</text:span><text:span text:style-name="T2"> </text:span><text:span text:style-name="T2">to</text:span><text:span text:style-name="T2"> </text:span><text:span text:style-name="T2">np</text:span><text:span text:style-name="T2">. </text:span><text:span text:style-name="T2">ma</text:span><text:span text:style-name="T2"> </text:span><text:span text:style-name="T2">miejsce</text:span><text:span text:style-name="T2"> </text:span><text:span text:style-name="T2">podczas</text:span><text:span text:style-name="T2">:</text:span></text:p>
      <text:list xml:id="list1952130622462349653" text:style-name="LS2">
        <text:list-item>
          <text:p text:style-name="P16"><text:span text:style-name="T2">Wymiany</text:span><text:span text:style-name="T2"> </text:span><text:span text:style-name="T2">punktów</text:span><text:span text:style-name="T2"> </text:span><text:span text:style-name="T2">na</text:span><text:span text:style-name="T2"> </text:span><text:span text:style-name="T2">nagrodę</text:span><text:span text:style-name="T2">- </text:span><text:span text:style-name="T2">tylko</text:span><text:span text:style-name="T2"> </text:span><text:span text:style-name="T2">Użytkownik</text:span><text:span text:style-name="T2"> </text:span><text:span text:style-name="T2">zarejestrowany</text:span><text:span text:style-name="T2"> </text:span><text:span text:style-name="T2">może</text:span><text:span text:style-name="T2"> </text:span><text:span text:style-name="T2">z</text:span><text:span text:style-name="T2"> </text:span><text:span text:style-name="T2">niego</text:span><text:span text:style-name="T2"> </text:span><text:span text:style-name="T2">skorzystać</text:span><text:span text:style-name="T2">;</text:span></text:p>
        </text:list-item>
        <text:list-item>
          <text:p text:style-name="P16"><text:span text:style-name="T2">Logowanie</text:span><text:span text:style-name="T2"> </text:span><text:span text:style-name="T2">pracownicze</text:span><text:span text:style-name="T2">; </text:span><text:span text:style-name="T2">Sprawdzenie</text:span><text:span text:style-name="T2"> </text:span><text:span text:style-name="T2">grafiku</text:span><text:span text:style-name="T2">- </text:span><text:span text:style-name="T2">tylko</text:span><text:span text:style-name="T2"> </text:span><text:span text:style-name="T2">Pracownik</text:span><text:span text:style-name="T2">;</text:span></text:p>
        </text:list-item>
        <text:list-item>
          <text:p text:style-name="P16"><text:span text:style-name="T2">Drukowanie</text:span><text:span text:style-name="T2"> </text:span><text:span text:style-name="T2">raportów</text:span><text:span text:style-name="T2">- </text:span><text:span text:style-name="T2">tylko</text:span><text:span text:style-name="T2"> </text:span><text:span text:style-name="T2">Pracownik</text:span><text:span text:style-name="T2"> </text:span><text:span text:style-name="T2">sekretariatu</text:span><text:span text:style-name="T2">;</text:span></text:p>
        </text:list-item>
        <text:list-item>
          <text:p text:style-name="P16"><text:span text:style-name="T2">Ustalenie</text:span><text:span text:style-name="T2"> </text:span><text:span text:style-name="T2">grafiku</text:span><text:span text:style-name="T2"> </text:span><text:span text:style-name="T2">pracowników</text:span><text:span text:style-name="T2"> </text:span><text:span text:style-name="T2">sekretariatu</text:span><text:span text:style-name="T2">- </text:span><text:span text:style-name="T2">tylko</text:span><text:span text:style-name="T2"> </text:span><text:span text:style-name="T2">Właściciel</text:span><text:span text:style-name="T2">.</text:span></text:p>
        </text:list-item>
      </text:list>
      <text:p text:style-name="P1"><text:span text:style-name="T2">Występują</text:span><text:span text:style-name="T2"> </text:span><text:span text:style-name="T2">także</text:span><text:span text:style-name="T2"> </text:span><text:span text:style-name="T2">przypadki</text:span><text:span text:style-name="T2"> </text:span><text:span text:style-name="T2">włączane</text:span><text:span text:style-name="T2"> </text:span><text:span text:style-name="T2">do</text:span><text:span text:style-name="T2"> </text:span><text:span text:style-name="T2">innych</text:span><text:span text:style-name="T2"> </text:span><text:span text:style-name="T2">i</text:span><text:span text:style-name="T2"> </text:span><text:span text:style-name="T2">są</text:span><text:span text:style-name="T2"> </text:span><text:span text:style-name="T2">to</text:span><text:span text:style-name="T2"> </text:span><text:span text:style-name="T2">m</text:span><text:span text:style-name="T2">.</text:span><text:span text:style-name="T2">in</text:span><text:span text:style-name="T2">. </text:span><text:span text:style-name="T2">Kupno</text:span><text:span text:style-name="T2"> </text:span><text:span text:style-name="T2">biletów</text:span><text:span text:style-name="T2">, </text:span><text:span text:style-name="T2">które</text:span><text:span text:style-name="T2"> </text:span><text:span text:style-name="T2">jest</text:span><text:span text:style-name="T2"> </text:span><text:span text:style-name="T2">włączane</text:span><text:span text:style-name="T2"> </text:span><text:span text:style-name="T2">do</text:span><text:span text:style-name="T2"> </text:span><text:span text:style-name="T2">Zbierania</text:span><text:span text:style-name="T2"> </text:span><text:span text:style-name="T2">punktów</text:span><text:span text:style-name="T2"> </text:span><text:span text:style-name="T2">oraz</text:span><text:span text:style-name="T2"> </text:span><text:span text:style-name="T2">Przypomnienia</text:span><text:span text:style-name="T2">. </text:span><text:span text:style-name="T2">Z</text:span><text:span text:style-name="T2"> </text:span><text:span text:style-name="T2">kolei</text:span><text:span text:style-name="T2"> </text:span><text:span text:style-name="T2">przypadkami</text:span><text:span text:style-name="T2">, </text:span><text:span text:style-name="T2">które</text:span><text:span text:style-name="T2"> </text:span><text:span text:style-name="T2">są</text:span><text:span text:style-name="T2"> </text:span><text:span text:style-name="T2">rozszerzeniami</text:span><text:span text:style-name="T2"> </text:span><text:span text:style-name="T2">innych</text:span><text:span text:style-name="T2"> </text:span><text:span text:style-name="T2">to</text:span><text:span text:style-name="T2">: </text:span><text:span text:style-name="T2">Wyszukiwanie</text:span><text:span text:style-name="T2"> </text:span><text:span text:style-name="T2">zaawansowane</text:span><text:span text:style-name="T2">, </text:span><text:span text:style-name="T2">które</text:span><text:span text:style-name="T2"> </text:span><text:span text:style-name="T2">jest</text:span><text:span text:style-name="T2"> </text:span><text:span text:style-name="T2">rozszerzeniem</text:span><text:span text:style-name="T2"> </text:span><text:span text:style-name="T2">Wyszukiwania</text:span><text:span text:style-name="T2"> </text:span><text:span text:style-name="T2">lotów</text:span><text:span text:style-name="T2">.</text:span></text:p>
      <text:p text:style-name="P2"/>
      <text:p text:style-name="P1"><text:span text:style-name="T3">Gość</text:span><text:span text:style-name="T3">:</text:span></text:p>
      <text:p text:style-name="P1"><text:span text:style-name="T2">Jest</text:span><text:span text:style-name="T2"> </text:span><text:span text:style-name="T2">aktorem</text:span><text:span text:style-name="T2">, </text:span><text:span text:style-name="T2">po</text:span><text:span text:style-name="T2"> </text:span><text:span text:style-name="T2">którym</text:span><text:span text:style-name="T2"> </text:span><text:span text:style-name="T2">dziedziczy</text:span><text:span text:style-name="T2"> </text:span><text:span text:style-name="T2">Użytkownik</text:span><text:span text:style-name="T2"> </text:span><text:span text:style-name="T2">zarejestrowany</text:span><text:span text:style-name="T2">.</text:span></text:p>
      <text:p text:style-name="P2"/>
      <text:p text:style-name="P1"><text:span text:style-name="T2">Przypadek</text:span><text:span text:style-name="T2"> </text:span><text:span text:style-name="T4">Wyszukaj</text:span><text:span text:style-name="T4"> </text:span><text:span text:style-name="T4">informacji</text:span><text:span text:style-name="T4"> </text:span><text:span text:style-name="T4">o</text:span><text:span text:style-name="T4"> </text:span><text:span text:style-name="T4">firmie</text:span><text:span text:style-name="T4"> </text:span><text:span text:style-name="T2">jest</text:span><text:span text:style-name="T2"> </text:span><text:span text:style-name="T2">połączony</text:span><text:span text:style-name="T2"> </text:span><text:span text:style-name="T2">bezpośrednio</text:span><text:span text:style-name="T2"> </text:span><text:span text:style-name="T2">z</text:span><text:span text:style-name="T2"> </text:span><text:span text:style-name="T2">aktorem</text:span><text:span text:style-name="T2">: </text:span><text:span text:style-name="T2">Gość</text:span><text:span text:style-name="T2">. </text:span><text:span text:style-name="T2">Rozpoczyna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, </text:span><text:span text:style-name="T2">gdy</text:span><text:span text:style-name="T2"> </text:span><text:span text:style-name="T2">Gość</text:span><text:span text:style-name="T2"> </text:span><text:span text:style-name="T2">kliknie</text:span><text:span text:style-name="T2"> </text:span><text:span text:style-name="T2">na</text:span><text:span text:style-name="T2"> </text:span><text:span text:style-name="T2">zakładkę</text:span><text:span text:style-name="T2"> “</text:span><text:span text:style-name="T2">O</text:span><text:span text:style-name="T2"> </text:span><text:span text:style-name="T2">nas</text:span><text:span text:style-name="T2">”. </text:span><text:span text:style-name="T2">Natomiast</text:span><text:span text:style-name="T2"> </text:span><text:span text:style-name="T2">za</text:span><text:span text:style-name="T2"> </text:span><text:span text:style-name="T2">zakończenie</text:span><text:span text:style-name="T2"> </text:span><text:span text:style-name="T2">uważa</text:span><text:span text:style-name="T2"> </text:span><text:span text:style-name="T2">się</text:span><text:span text:style-name="T2"> </text:span><text:span text:style-name="T2">wyświetlenie</text:span><text:span text:style-name="T2"> </text:span><text:span text:style-name="T2">konkretnych</text:span><text:span text:style-name="T2"> </text:span><text:span text:style-name="T2">informacji</text:span><text:span text:style-name="T2">. </text:span><text:span text:style-name="T2">Danymi</text:span><text:span text:style-name="T2"> </text:span><text:span text:style-name="T2">wyświetlanymi</text:span><text:span text:style-name="T2"> </text:span><text:span text:style-name="T2">na</text:span><text:span text:style-name="T2"> </text:span><text:span text:style-name="T2">ekranie</text:span><text:span text:style-name="T2"> </text:span><text:span text:style-name="T2">są</text:span><text:span text:style-name="T2"> </text:span><text:span text:style-name="T2">szczegółowe</text:span><text:span text:style-name="T2"> </text:span><text:span text:style-name="T2">informacje</text:span><text:span text:style-name="T2"> </text:span><text:span text:style-name="T2">o</text:span><text:span text:style-name="T2"> </text:span><text:span text:style-name="T2">firmie</text:span><text:span text:style-name="T2">, </text:span><text:span text:style-name="T2">takie</text:span><text:span text:style-name="T2"> </text:span><text:span text:style-name="T2">jak</text:span><text:span text:style-name="T2">: </text:span><text:span text:style-name="T2">nazwa</text:span><text:span text:style-name="T2"> </text:span><text:span text:style-name="T2">firmy</text:span><text:span text:style-name="T2">, </text:span><text:span text:style-name="T2">założyciele</text:span><text:span text:style-name="T2">, </text:span><text:span text:style-name="T2">historia</text:span><text:span text:style-name="T2"> </text:span><text:span text:style-name="T2">firmy</text:span><text:span text:style-name="T2"> </text:span><text:span text:style-name="T2">od</text:span><text:span text:style-name="T2"> </text:span><text:span text:style-name="T2">jej</text:span><text:span text:style-name="T2"> </text:span><text:span text:style-name="T2">początków</text:span><text:span text:style-name="T2">, </text:span><text:span text:style-name="T2">właściciel</text:span><text:span text:style-name="T2">/ </text:span><text:span text:style-name="T2">właściciele</text:span><text:span text:style-name="T2">, </text:span><text:span text:style-name="T2">główni</text:span><text:span text:style-name="T2"> </text:span><text:span text:style-name="T2">pracownicy</text:span><text:span text:style-name="T2">, </text:span><text:span text:style-name="T2">ilość</text:span><text:span text:style-name="T2"> </text:span><text:span text:style-name="T2">samolotów</text:span><text:span text:style-name="T2"> </text:span><text:span text:style-name="T2">itd</text:span><text:span text:style-name="T2">. </text:span><text:span text:style-name="T2">Wyjątki</text:span><text:span text:style-name="T2"> </text:span><text:span text:style-name="T2">mogą</text:span><text:span text:style-name="T2"> </text:span><text:span text:style-name="T2">występować</text:span><text:span text:style-name="T2"> </text:span><text:span text:style-name="T2">tylko</text:span><text:span text:style-name="T2"> </text:span><text:span text:style-name="T2">w</text:span><text:span text:style-name="T2"> </text:span><text:span text:style-name="T2">przypadku</text:span><text:span text:style-name="T2"> </text:span><text:span text:style-name="T2">awarii</text:span><text:span text:style-name="T2"> </text:span><text:span text:style-name="T2">całej</text:span><text:span text:style-name="T2"> </text:span><text:span text:style-name="T2">strony</text:span><text:span text:style-name="T2">/ </text:span><text:span text:style-name="T2">aplikacji</text:span><text:span text:style-name="T2"> </text:span><text:span text:style-name="T2">bądź</text:span><text:span text:style-name="T2"> </text:span><text:span text:style-name="T2">w</text:span><text:span text:style-name="T2"> </text:span><text:span text:style-name="T2">trakcie</text:span><text:span text:style-name="T2"> </text:span><text:span text:style-name="T2">jej</text:span><text:span text:style-name="T2"> </text:span><text:span text:style-name="T2">konserwacji</text:span><text:span text:style-name="T2">. </text:span><text:span text:style-name="T2">Wtedy</text:span><text:span text:style-name="T2"> </text:span><text:span text:style-name="T2">już</text:span><text:span text:style-name="T2"> </text:span><text:span text:style-name="T2">po</text:span><text:span text:style-name="T2"> </text:span><text:span text:style-name="T2">uruchomieniu</text:span><text:span text:style-name="T2"> </text:span><text:span text:style-name="T2">strony</text:span><text:span text:style-name="T2"> </text:span><text:span text:style-name="T2">głównej</text:span><text:span text:style-name="T2"> </text:span><text:span text:style-name="T2">pojawia</text:span><text:span text:style-name="T2"> </text:span><text:span text:style-name="T2">się</text:span><text:span text:style-name="T2"> </text:span><text:span text:style-name="T2">komunikat</text:span><text:span text:style-name="T2"> </text:span><text:span text:style-name="T2">o</text:span><text:span text:style-name="T2"> </text:span><text:span text:style-name="T2">błędzie</text:span><text:span text:style-name="T2">. </text:span><text:span text:style-name="T2">Brak</text:span><text:span text:style-name="T2"> </text:span><text:span text:style-name="T2">specjalnych</text:span><text:span text:style-name="T2"> </text:span><text:span text:style-name="T2">wymagań</text:span><text:span text:style-name="T2">.</text:span></text:p>
      <text:p text:style-name="P1"><text:span text:style-name="T4">Przypadek</text:span><text:span text:style-name="T4">: </text:span><text:span text:style-name="T2">Wyszukaj</text:span><text:span text:style-name="T2"> </text:span><text:span text:style-name="T2">informacji</text:span><text:span text:style-name="T2"> </text:span><text:span text:style-name="T2">o</text:span><text:span text:style-name="T2"> </text:span><text:span text:style-name="T2">firmie</text:span><text:span text:style-name="T2"> </text:span></text:p>
      <text:p text:style-name="P1"><text:span text:style-name="T4">Aktorzy</text:span><text:span text:style-name="T4">: </text:span><text:span text:style-name="T2">Gość</text:span></text:p>
      <text:p text:style-name="P1"><text:span text:style-name="T4">Cel</text:span><text:span text:style-name="T4">: </text:span><text:span text:style-name="T2">Wyszukanie</text:span><text:span text:style-name="T2"> </text:span><text:span text:style-name="T2">dokładnych</text:span><text:span text:style-name="T2"> </text:span><text:span text:style-name="T2">informacji</text:span><text:span text:style-name="T2"> </text:span><text:span text:style-name="T2">o</text:span><text:span text:style-name="T2"> </text:span><text:span text:style-name="T2">firmie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5349586416678661811" text:style-name="LS3">
        <text:list-item>
          <text:p text:style-name="P17"><text:span text:style-name="T2">Kliknięcie</text:span><text:span text:style-name="T2"> </text:span><text:span text:style-name="T2">na</text:span><text:span text:style-name="T2"> </text:span><text:span text:style-name="T2">zakładkę</text:span><text:span text:style-name="T2"> “</text:span><text:span text:style-name="T2">O</text:span><text:span text:style-name="T2"> </text:span><text:span text:style-name="T2">nas</text:span><text:span text:style-name="T2">”.</text:span></text:p>
        </text:list-item>
        <text:list-item>
          <text:p text:style-name="P17"><text:span text:style-name="T2">Przekierowanie</text:span><text:span text:style-name="T2"> </text:span><text:span text:style-name="T2">przez</text:span><text:span text:style-name="T2"> </text:span><text:span text:style-name="T2">system</text:span><text:span text:style-name="T2"> </text:span><text:span text:style-name="T2">Gościa</text:span><text:span text:style-name="T2"> </text:span><text:span text:style-name="T2">na</text:span><text:span text:style-name="T2"> </text:span><text:span text:style-name="T2">daną</text:span><text:span text:style-name="T2"> </text:span><text:span text:style-name="T2">stronę</text:span><text:span text:style-name="T2">.</text:span></text:p>
        </text:list-item>
        <text:list-item>
          <text:p text:style-name="P17"><text:span text:style-name="T2">Wyświetlenie</text:span><text:span text:style-name="T2"> </text:span><text:span text:style-name="T2">dokładnych</text:span><text:span text:style-name="T2"> </text:span><text:span text:style-name="T2">i</text:span><text:span text:style-name="T2"> </text:span><text:span text:style-name="T2">szczegółowych</text:span><text:span text:style-name="T2"> </text:span><text:span text:style-name="T2">informacji</text:span><text:span text:style-name="T2"> </text:span><text:span text:style-name="T2">o</text:span><text:span text:style-name="T2"> </text:span><text:span text:style-name="T2">firmie</text:span><text:span text:style-name="T2">, </text:span><text:span text:style-name="T2">które</text:span><text:span text:style-name="T2"> </text:span><text:span text:style-name="T2">są</text:span><text:span text:style-name="T2"> </text:span><text:span text:style-name="T2">stałe</text:span><text:span text:style-name="T2">, </text:span><text:span text:style-name="T2">niezmienne</text:span><text:span text:style-name="T2"> (</text:span><text:span text:style-name="T2">ew</text:span><text:span text:style-name="T2">. </text:span><text:span text:style-name="T2">zmiany</text:span><text:span text:style-name="T2"> </text:span><text:span text:style-name="T2">dokonywane</text:span><text:span text:style-name="T2"> </text:span><text:span text:style-name="T2">w</text:span><text:span text:style-name="T2"> </text:span><text:span text:style-name="T2">trakcie</text:span><text:span text:style-name="T2"> </text:span><text:span text:style-name="T2">uaktualniania</text:span><text:span text:style-name="T2"> </text:span><text:span text:style-name="T2">strony</text:span><text:span text:style-name="T2">).</text:span></text:p>
        </text:list-item>
      </text:list>
      <text:p text:style-name="P2"/>
      <text:p text:style-name="P1"><text:span text:style-name="T2">Przypadek</text:span><text:span text:style-name="T2"> </text:span><text:span text:style-name="T4">Wyszukiwanie</text:span><text:span text:style-name="T4"> </text:span><text:span text:style-name="T4">kontaktu</text:span><text:span text:style-name="T4"> </text:span><text:span text:style-name="T4">do</text:span><text:span text:style-name="T4"> </text:span><text:span text:style-name="T4">firmy</text:span><text:span text:style-name="T4"> </text:span><text:span text:style-name="T2">jest</text:span><text:span text:style-name="T2"> </text:span><text:span text:style-name="T2">połączony</text:span><text:span text:style-name="T2"> </text:span><text:span text:style-name="T2">tylko</text:span><text:span text:style-name="T2"> </text:span><text:span text:style-name="T2">i</text:span><text:span text:style-name="T2"> </text:span><text:span text:style-name="T2">wyłącznie</text:span><text:span text:style-name="T2"> </text:span><text:span text:style-name="T2">z</text:span><text:span text:style-name="T2"> </text:span><text:span text:style-name="T2">aktorem</text:span><text:span text:style-name="T2"> </text:span><text:span text:style-name="T2">Gość</text:span><text:span text:style-name="T2">. </text:span><text:span text:style-name="T2">Rozpoczyna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kliknięcia</text:span><text:span text:style-name="T2"> </text:span><text:span text:style-name="T2">na</text:span><text:span text:style-name="T2"> </text:span><text:span text:style-name="T2">zakładkę</text:span><text:span text:style-name="T2"> “</text:span><text:span text:style-name="T2">Kontakt</text:span><text:span text:style-name="T2"> </text:span><text:span text:style-name="T2">z</text:span><text:span text:style-name="T2"> </text:span><text:span text:style-name="T2">firmą</text:span><text:span text:style-name="T2">”. </text:span><text:span text:style-name="T2">Natomiast</text:span><text:span text:style-name="T2"> </text:span><text:span text:style-name="T2">kończy</text:span><text:span text:style-name="T2"> </text:span><text:span text:style-name="T2">się</text:span><text:span text:style-name="T2"> </text:span><text:span text:style-name="T2">w</text:span><text:span text:style-name="T2"> </text:span><text:soft-page-break/><text:span text:style-name="T2">momencie</text:span><text:span text:style-name="T2"> </text:span><text:span text:style-name="T2">wyświetlenia</text:span><text:span text:style-name="T2"> </text:span><text:span text:style-name="T2">danych</text:span><text:span text:style-name="T2"> </text:span><text:span text:style-name="T2">kontaktowych</text:span><text:span text:style-name="T2">. </text:span><text:span text:style-name="T2">Na</text:span><text:span text:style-name="T2"> </text:span><text:span text:style-name="T2">ekranie</text:span><text:span text:style-name="T2"> </text:span><text:span text:style-name="T2">wyświetlane</text:span><text:span text:style-name="T2"> </text:span><text:span text:style-name="T2">są</text:span><text:span text:style-name="T2">: </text:span><text:span text:style-name="T2">dokładny</text:span><text:span text:style-name="T2"> </text:span><text:span text:style-name="T2">adres</text:span><text:span text:style-name="T2"> </text:span><text:span text:style-name="T2">placówki</text:span><text:span text:style-name="T2"> </text:span><text:span text:style-name="T2">firmy</text:span><text:span text:style-name="T2">, </text:span><text:span text:style-name="T2">numer</text:span><text:span text:style-name="T2"> </text:span><text:span text:style-name="T2">telefonu</text:span><text:span text:style-name="T2"> </text:span><text:span text:style-name="T2">do</text:span><text:span text:style-name="T2"> </text:span><text:span text:style-name="T2">biura</text:span><text:span text:style-name="T2">, </text:span><text:span text:style-name="T2">fax</text:span><text:span text:style-name="T2">, </text:span><text:span text:style-name="T2">adres</text:span><text:span text:style-name="T2"> </text:span><text:span text:style-name="T2">e</text:span><text:span text:style-name="T2">-</text:span><text:span text:style-name="T2">mail</text:span><text:span text:style-name="T2"> </text:span><text:span text:style-name="T2">oraz</text:span><text:span text:style-name="T2"> </text:span><text:span text:style-name="T2">godziny</text:span><text:span text:style-name="T2"> </text:span><text:span text:style-name="T2">otwarcia</text:span><text:span text:style-name="T2">. </text:span><text:span text:style-name="T2">Wyjątki</text:span><text:span text:style-name="T2"> </text:span><text:span text:style-name="T2">mogą</text:span><text:span text:style-name="T2"> </text:span><text:span text:style-name="T2">wystąpić</text:span><text:span text:style-name="T2"> </text:span><text:span text:style-name="T2">w</text:span><text:span text:style-name="T2"> </text:span><text:span text:style-name="T2">trakcie</text:span><text:span text:style-name="T2"> </text:span><text:span text:style-name="T2">uaktualniania</text:span><text:span text:style-name="T2"> </text:span><text:span text:style-name="T2">i</text:span><text:span text:style-name="T2"> </text:span><text:span text:style-name="T2">konserwacji</text:span><text:span text:style-name="T2"> </text:span><text:span text:style-name="T2">strony</text:span><text:span text:style-name="T2">, </text:span><text:span text:style-name="T2">bądź</text:span><text:span text:style-name="T2"> </text:span><text:span text:style-name="T2">w</text:span><text:span text:style-name="T2"> </text:span><text:span text:style-name="T2">trakcie</text:span><text:span text:style-name="T2"> </text:span><text:span text:style-name="T2">jakiejkolwiek</text:span><text:span text:style-name="T2"> </text:span><text:span text:style-name="T2">awarii</text:span><text:span text:style-name="T2">. </text:span><text:span text:style-name="T2">Wtedy</text:span><text:span text:style-name="T2"> </text:span><text:span text:style-name="T2">na</text:span><text:span text:style-name="T2"> </text:span><text:span text:style-name="T2">ekranie</text:span><text:span text:style-name="T2"> </text:span><text:span text:style-name="T2">wyświetlany</text:span><text:span text:style-name="T2"> </text:span><text:span text:style-name="T2">jest</text:span><text:span text:style-name="T2"> </text:span><text:span text:style-name="T2">komunikat</text:span><text:span text:style-name="T2"> </text:span><text:span text:style-name="T2">informujący</text:span><text:span text:style-name="T2"> </text:span><text:span text:style-name="T2">o</text:span><text:span text:style-name="T2"> </text:span><text:span text:style-name="T2">błędzie</text:span><text:span text:style-name="T2">. </text:span><text:span text:style-name="T2">Brak</text:span><text:span text:style-name="T2"> </text:span><text:span text:style-name="T2">specjalnych</text:span><text:span text:style-name="T2"> </text:span><text:span text:style-name="T2">wymagań</text:span><text:span text:style-name="T2">.</text:span></text:p>
      <text:p text:style-name="P1"><text:span text:style-name="T4">Przypadek</text:span><text:span text:style-name="T4">: </text:span><text:span text:style-name="T2">Wyszukiwanie</text:span><text:span text:style-name="T2"> </text:span><text:span text:style-name="T2">kontaktu</text:span><text:span text:style-name="T2"> </text:span><text:span text:style-name="T2">do</text:span><text:span text:style-name="T2"> </text:span><text:span text:style-name="T2">firmy</text:span></text:p>
      <text:p text:style-name="P1"><text:span text:style-name="T4">Aktorzy</text:span><text:span text:style-name="T4">: </text:span><text:span text:style-name="T2">Gość</text:span></text:p>
      <text:p text:style-name="P1"><text:span text:style-name="T4">Cel</text:span><text:span text:style-name="T4">: </text:span><text:span text:style-name="T2">Wyszukanie</text:span><text:span text:style-name="T2"> </text:span><text:span text:style-name="T2">danych</text:span><text:span text:style-name="T2"> </text:span><text:span text:style-name="T2">kontaktowych</text:span><text:span text:style-name="T2"> </text:span><text:span text:style-name="T2">do</text:span><text:span text:style-name="T2"> </text:span><text:span text:style-name="T2">firmy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7592663232767933056" text:style-name="LS4">
        <text:list-item>
          <text:p text:style-name="P18"><text:span text:style-name="T2">Kliknięcie</text:span><text:span text:style-name="T2"> </text:span><text:span text:style-name="T2">na</text:span><text:span text:style-name="T2"> </text:span><text:span text:style-name="T2">zakładkę</text:span><text:span text:style-name="T2"> “</text:span><text:span text:style-name="T2">Kontakt</text:span><text:span text:style-name="T2"> </text:span><text:span text:style-name="T2">z</text:span><text:span text:style-name="T2"> </text:span><text:span text:style-name="T2">firmą</text:span><text:span text:style-name="T2">”.</text:span></text:p>
        </text:list-item>
        <text:list-item>
          <text:p text:style-name="P18"><text:span text:style-name="T2">Przekierowanie</text:span><text:span text:style-name="T2"> </text:span><text:span text:style-name="T2">przez</text:span><text:span text:style-name="T2"> </text:span><text:span text:style-name="T2">system</text:span><text:span text:style-name="T2"> </text:span><text:span text:style-name="T2">danego</text:span><text:span text:style-name="T2"> </text:span><text:span text:style-name="T2">klienta</text:span><text:span text:style-name="T2"> </text:span><text:span text:style-name="T2">na</text:span><text:span text:style-name="T2"> </text:span><text:span text:style-name="T2">konkretną</text:span><text:span text:style-name="T2"> </text:span><text:span text:style-name="T2">stronę</text:span><text:span text:style-name="T2">.</text:span></text:p>
        </text:list-item>
        <text:list-item>
          <text:p text:style-name="P18"><text:span text:style-name="T2">Wyświetlenie</text:span><text:span text:style-name="T2"> </text:span><text:span text:style-name="T2">dokładnych</text:span><text:span text:style-name="T2"> </text:span><text:span text:style-name="T2">informacji</text:span><text:span text:style-name="T2"> </text:span><text:span text:style-name="T2">kontaktowych</text:span><text:span text:style-name="T2"> </text:span><text:span text:style-name="T2">do</text:span><text:span text:style-name="T2"> </text:span><text:span text:style-name="T2">firmy</text:span><text:span text:style-name="T2">.</text:span></text:p>
        </text:list-item>
      </text:list>
      <text:p text:style-name="P3"/>
      <text:p text:style-name="P1"><text:span text:style-name="T2">Przypadek</text:span><text:span text:style-name="T2"> </text:span><text:span text:style-name="T4">Wyszukiwanie</text:span><text:span text:style-name="T4"> </text:span><text:span text:style-name="T4">lotów</text:span><text:span text:style-name="T2"> </text:span><text:span text:style-name="T2">jest</text:span><text:span text:style-name="T2"> </text:span><text:span text:style-name="T2">połączony</text:span><text:span text:style-name="T2"> </text:span><text:span text:style-name="T2">bezpośrednio</text:span><text:span text:style-name="T2"> </text:span><text:span text:style-name="T2">z</text:span><text:span text:style-name="T2"> </text:span><text:span text:style-name="T2">aktorem</text:span><text:span text:style-name="T2"> </text:span><text:span text:style-name="T2">Gość</text:span><text:span text:style-name="T2"> </text:span><text:span text:style-name="T2">oraz</text:span><text:span text:style-name="T2"> </text:span><text:span text:style-name="T2">jest</text:span><text:span text:style-name="T2"> </text:span><text:span text:style-name="T2">rozszerzane</text:span><text:span text:style-name="T2"> </text:span><text:span text:style-name="T2">przez</text:span><text:span text:style-name="T2"> </text:span><text:span text:style-name="T2">Wyszukiwanie</text:span><text:span text:style-name="T2"> </text:span><text:span text:style-name="T2">zaawansowane</text:span><text:span text:style-name="T2"> </text:span><text:span text:style-name="T2">dostępne</text:span><text:span text:style-name="T2"> </text:span><text:span text:style-name="T2">dopiero</text:span><text:span text:style-name="T2"> </text:span><text:span text:style-name="T2">po</text:span><text:span text:style-name="T2"> </text:span><text:span text:style-name="T2">zalogowaniu</text:span><text:span text:style-name="T2"> </text:span><text:span text:style-name="T2">się</text:span><text:span text:style-name="T2"> (</text:span><text:span text:style-name="T2">dla</text:span><text:span text:style-name="T2"> </text:span><text:span text:style-name="T2">Użytkownika</text:span><text:span text:style-name="T2"> </text:span><text:span text:style-name="T2">zarejestrowanego</text:span><text:span text:style-name="T2">). </text:span><text:span text:style-name="T2">Ma</text:span><text:span text:style-name="T2"> </text:span><text:span text:style-name="T2">swój</text:span><text:span text:style-name="T2"> </text:span><text:span text:style-name="T2">początek</text:span><text:span text:style-name="T2"> </text:span><text:span text:style-name="T2">w</text:span><text:span text:style-name="T2"> </text:span><text:span text:style-name="T2">momencie</text:span><text:span text:style-name="T2"> </text:span><text:span text:style-name="T2">przejścia</text:span><text:span text:style-name="T2"> </text:span><text:span text:style-name="T2">na</text:span><text:span text:style-name="T2"> </text:span><text:span text:style-name="T2">zakładkę</text:span><text:span text:style-name="T2"> “</text:span><text:span text:style-name="T2">Połączenia</text:span><text:span text:style-name="T2">”, </text:span><text:span text:style-name="T2">natomiast</text:span><text:span text:style-name="T2"> </text:span><text:span text:style-name="T2">koniec</text:span><text:span text:style-name="T2"> </text:span><text:span text:style-name="T2">w</text:span><text:span text:style-name="T2"> </text:span><text:span text:style-name="T2">momencie</text:span><text:span text:style-name="T2"> </text:span><text:span text:style-name="T2">wyświetlenia</text:span><text:span text:style-name="T2"> </text:span><text:span text:style-name="T2">informacji</text:span><text:span text:style-name="T2"> </text:span><text:span text:style-name="T2">o</text:span><text:span text:style-name="T2"> </text:span><text:span text:style-name="T2">połączeniach</text:span><text:span text:style-name="T2">. </text:span><text:span text:style-name="T2">Użytkownik</text:span><text:span text:style-name="T2"> </text:span><text:span text:style-name="T2">niezalogowany</text:span><text:span text:style-name="T2">- </text:span><text:span text:style-name="T2">Gość</text:span><text:span text:style-name="T2"> </text:span><text:span text:style-name="T2">ma</text:span><text:span text:style-name="T2"> </text:span><text:span text:style-name="T2">prawo</text:span><text:span text:style-name="T2"> </text:span><text:span text:style-name="T2">do</text:span><text:span text:style-name="T2"> </text:span><text:span text:style-name="T2">wyszukania</text:span><text:span text:style-name="T2"> </text:span><text:span text:style-name="T2">informacji</text:span><text:span text:style-name="T2"> </text:span><text:span text:style-name="T2">o</text:span><text:span text:style-name="T2"> </text:span><text:span text:style-name="T2">połączeniach</text:span><text:span text:style-name="T2"> </text:span><text:span text:style-name="T2">tylko</text:span><text:span text:style-name="T2"> </text:span><text:span text:style-name="T2">na</text:span><text:span text:style-name="T2"> </text:span><text:span text:style-name="T2">podstawie</text:span><text:span text:style-name="T2"> </text:span><text:span text:style-name="T2">daty</text:span><text:span text:style-name="T2"> </text:span><text:span text:style-name="T2">wylotu</text:span><text:span text:style-name="T2"> </text:span><text:span text:style-name="T2">oraz</text:span><text:span text:style-name="T2"> </text:span><text:span text:style-name="T2">miejsca</text:span><text:span text:style-name="T2"> </text:span><text:span text:style-name="T2">startu</text:span><text:span text:style-name="T2"> </text:span><text:span text:style-name="T2">i</text:span><text:span text:style-name="T2"> </text:span><text:span text:style-name="T2">lądowania</text:span><text:span text:style-name="T2">. </text:span><text:span text:style-name="T2">Na</text:span><text:span text:style-name="T2"> </text:span><text:span text:style-name="T2">ekranie</text:span><text:span text:style-name="T2"> </text:span><text:span text:style-name="T2">wyświetlają</text:span><text:span text:style-name="T2"> </text:span><text:span text:style-name="T2">się</text:span><text:span text:style-name="T2"> </text:span><text:span text:style-name="T2">takie</text:span><text:span text:style-name="T2"> </text:span><text:span text:style-name="T2">informacje</text:span><text:span text:style-name="T2"> </text:span><text:span text:style-name="T2">jak</text:span><text:span text:style-name="T2">: </text:span><text:span text:style-name="T2">skąd</text:span><text:span text:style-name="T2"> </text:span><text:span text:style-name="T2">i</text:span><text:span text:style-name="T2"> </text:span><text:span text:style-name="T2">dokąd</text:span><text:span text:style-name="T2">, </text:span><text:span text:style-name="T2">o</text:span><text:span text:style-name="T2"> </text:span><text:span text:style-name="T2">której</text:span><text:span text:style-name="T2"> </text:span><text:span text:style-name="T2">godzinie</text:span><text:span text:style-name="T2">, </text:span><text:span text:style-name="T2">czas</text:span><text:span text:style-name="T2"> </text:span><text:span text:style-name="T2">przelotu</text:span><text:span text:style-name="T2"> </text:span><text:span text:style-name="T2">oraz</text:span><text:span text:style-name="T2"> </text:span><text:span text:style-name="T2">cena</text:span><text:span text:style-name="T2"> </text:span><text:span text:style-name="T2">biletu</text:span><text:span text:style-name="T2">. </text:span><text:span text:style-name="T2">Jedynym</text:span><text:span text:style-name="T2"> </text:span><text:span text:style-name="T2">specjalnym</text:span><text:span text:style-name="T2"> </text:span><text:span text:style-name="T2">wymaganiem</text:span><text:span text:style-name="T2"> </text:span><text:span text:style-name="T2">jest</text:span><text:span text:style-name="T2"> </text:span><text:span text:style-name="T2">zaktualizowany</text:span><text:span text:style-name="T2"> </text:span><text:span text:style-name="T2">plan</text:span><text:span text:style-name="T2"> </text:span><text:span text:style-name="T2">lotów</text:span><text:span text:style-name="T2">.</text:span></text:p>
      <text:p text:style-name="P1"><text:span text:style-name="T4">Przypadek</text:span><text:span text:style-name="T4">: </text:span><text:span text:style-name="T2">Wyszukiwanie</text:span><text:span text:style-name="T2"> </text:span><text:span text:style-name="T2">lotów</text:span></text:p>
      <text:p text:style-name="P1"><text:span text:style-name="T4">Aktorzy</text:span><text:span text:style-name="T4">: </text:span><text:span text:style-name="T2">Gość</text:span></text:p>
      <text:p text:style-name="P1"><text:span text:style-name="T4">Cel</text:span><text:span text:style-name="T4">: </text:span><text:span text:style-name="T2">Wyszukanie</text:span><text:span text:style-name="T2"> </text:span><text:span text:style-name="T2">informacji</text:span><text:span text:style-name="T2"> </text:span><text:span text:style-name="T2">o</text:span><text:span text:style-name="T2"> </text:span><text:span text:style-name="T2">połączeniach</text:span><text:span text:style-name="T2"> </text:span><text:span text:style-name="T2">oraz</text:span><text:span text:style-name="T2"> </text:span><text:span text:style-name="T2">cenach</text:span><text:span text:style-name="T2"> </text:span><text:span text:style-name="T2">biletów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5703490712208754302" text:style-name="LS5">
        <text:list-item>
          <text:p text:style-name="P19"><text:span text:style-name="T2">Kliknięcie</text:span><text:span text:style-name="T2"> </text:span><text:span text:style-name="T2">na</text:span><text:span text:style-name="T2"> </text:span><text:span text:style-name="T2">zakładkę</text:span><text:span text:style-name="T2"> “</text:span><text:span text:style-name="T2">Połączenia</text:span><text:span text:style-name="T2">” </text:span><text:span text:style-name="T2">przez</text:span><text:span text:style-name="T2"> </text:span><text:span text:style-name="T2">Gościa</text:span><text:span text:style-name="T2">.</text:span></text:p>
        </text:list-item>
        <text:list-item>
          <text:p text:style-name="P19"><text:span text:style-name="T2">Wpisanie</text:span><text:span text:style-name="T2"> </text:span><text:span text:style-name="T2">danych</text:span><text:span text:style-name="T2"> </text:span><text:span text:style-name="T2">w</text:span><text:span text:style-name="T2"> </text:span><text:span text:style-name="T2">puste</text:span><text:span text:style-name="T2"> </text:span><text:span text:style-name="T2">pola</text:span><text:span text:style-name="T2">: </text:span><text:span text:style-name="T2">data</text:span><text:span text:style-name="T2">, </text:span><text:span text:style-name="T2">miejsce</text:span><text:span text:style-name="T2"> </text:span><text:span text:style-name="T2">startu</text:span><text:span text:style-name="T2"> </text:span><text:span text:style-name="T2">oraz</text:span><text:span text:style-name="T2"> </text:span><text:span text:style-name="T2">lądowania</text:span><text:span text:style-name="T2">.</text:span></text:p>
        </text:list-item>
        <text:list-item>
          <text:p text:style-name="P19"><text:span text:style-name="T2">Wyświetlenie</text:span><text:span text:style-name="T2"> </text:span><text:span text:style-name="T2">przez</text:span><text:span text:style-name="T2"> </text:span><text:span text:style-name="T2">system</text:span><text:span text:style-name="T2"> </text:span><text:span text:style-name="T2">informacji</text:span><text:span text:style-name="T2"> </text:span><text:span text:style-name="T2">o</text:span><text:span text:style-name="T2"> </text:span><text:span text:style-name="T2">locie</text:span><text:span text:style-name="T2"> </text:span><text:span text:style-name="T2">z</text:span><text:span text:style-name="T2"> </text:span><text:span text:style-name="T2">uwzględnieniem</text:span><text:span text:style-name="T2"> </text:span><text:span text:style-name="T2">wybranych</text:span><text:span text:style-name="T2"> </text:span><text:span text:style-name="T2">kryteriów</text:span><text:span text:style-name="T2">.</text:span></text:p>
        </text:list-item>
      </text:list>
      <text:p text:style-name="P1"><text:span text:style-name="T4">Rozszerzenia</text:span><text:span text:style-name="T4">:</text:span></text:p>
      <text:list xml:id="list8809172834760818706" text:style-name="LS6">
        <text:list-item>
          <text:p text:style-name="P20"><text:span text:style-name="T2">Kliknięcie</text:span><text:span text:style-name="T2"> </text:span><text:span text:style-name="T2">OK</text:span><text:span text:style-name="T2"> </text:span><text:span text:style-name="T2">przed</text:span><text:span text:style-name="T2"> </text:span><text:span text:style-name="T2">wcześniejszym</text:span><text:span text:style-name="T2"> </text:span><text:span text:style-name="T2">wpisaniem</text:span><text:span text:style-name="T2"> </text:span><text:span text:style-name="T2">obowiązkowych</text:span><text:span text:style-name="T2"> </text:span><text:span text:style-name="T2">danych</text:span><text:span text:style-name="T2"> </text:span><text:span text:style-name="T2">skutkuje</text:span><text:span text:style-name="T2"> </text:span><text:span text:style-name="T2">wyświetleniem</text:span><text:span text:style-name="T2"> </text:span><text:span text:style-name="T2">komunikatu</text:span><text:span text:style-name="T2"> “</text:span><text:span text:style-name="T2">Wpisz</text:span><text:span text:style-name="T2"> </text:span><text:span text:style-name="T2">dane</text:span><text:span text:style-name="T2">”.</text:span></text:p>
        </text:list-item>
        <text:list-item>
          <text:p text:style-name="P20"><text:span text:style-name="T2">Wpisanie</text:span><text:span text:style-name="T2"> </text:span><text:span text:style-name="T2">danych</text:span><text:span text:style-name="T2">, </text:span><text:span text:style-name="T2">których</text:span><text:span text:style-name="T2"> </text:span><text:span text:style-name="T2">nie</text:span><text:span text:style-name="T2"> </text:span><text:span text:style-name="T2">ma</text:span><text:span text:style-name="T2"> </text:span><text:span text:style-name="T2">w</text:span><text:span text:style-name="T2"> </text:span><text:span text:style-name="T2">systemie</text:span><text:span text:style-name="T2">- </text:span><text:span text:style-name="T2">np</text:span><text:span text:style-name="T2">. </text:span><text:span text:style-name="T2">loty</text:span><text:span text:style-name="T2"> </text:span><text:span text:style-name="T2">z</text:span><text:span text:style-name="T2"> </text:span><text:span text:style-name="T2">miejsc</text:span><text:span text:style-name="T2">, </text:span><text:span text:style-name="T2">których</text:span><text:span text:style-name="T2"> </text:span><text:span text:style-name="T2">dana</text:span><text:span text:style-name="T2"> </text:span><text:span text:style-name="T2">linia</text:span><text:span text:style-name="T2"> </text:span><text:span text:style-name="T2">nie</text:span><text:span text:style-name="T2"> </text:span><text:span text:style-name="T2">prowadzi</text:span><text:span text:style-name="T2">- </text:span><text:span text:style-name="T2">komunikat</text:span><text:span text:style-name="T2"> </text:span><text:span text:style-name="T2">z</text:span><text:span text:style-name="T2"> </text:span><text:span text:style-name="T2">prośbą</text:span><text:span text:style-name="T2"> </text:span><text:span text:style-name="T2">o</text:span><text:span text:style-name="T2"> </text:span><text:span text:style-name="T2">wpisanie</text:span><text:span text:style-name="T2"> </text:span><text:span text:style-name="T2">innego</text:span><text:span text:style-name="T2"> </text:span><text:span text:style-name="T2">miejsca</text:span><text:span text:style-name="T2"> </text:span><text:span text:style-name="T2">startu</text:span><text:span text:style-name="T2">/ </text:span><text:span text:style-name="T2">lądowania</text:span><text:span text:style-name="T2">.</text:span></text:p>
        </text:list-item>
        <text:list-item>
          <text:p text:style-name="P20"><text:span text:style-name="T2">Chęć</text:span><text:span text:style-name="T2"> </text:span><text:span text:style-name="T2">wyszukania</text:span><text:span text:style-name="T2"> </text:span><text:span text:style-name="T2">lotu</text:span><text:span text:style-name="T2"> </text:span><text:span text:style-name="T2">z</text:span><text:span text:style-name="T2"> </text:span><text:span text:style-name="T2">miejsca</text:span><text:span text:style-name="T2"> </text:span><text:span text:style-name="T2">A</text:span><text:span text:style-name="T2"> </text:span><text:span text:style-name="T2">do</text:span><text:span text:style-name="T2"> </text:span><text:span text:style-name="T2">miejsca</text:span><text:span text:style-name="T2"> </text:span><text:span text:style-name="T2">A</text:span><text:span text:style-name="T2">- </text:span><text:span text:style-name="T2">wyświetlenie</text:span><text:span text:style-name="T2"> </text:span><text:span text:style-name="T2">komunikatu</text:span><text:span text:style-name="T2"> </text:span><text:span text:style-name="T2">z</text:span><text:span text:style-name="T2"> </text:span><text:span text:style-name="T2">błędem</text:span><text:span text:style-name="T2"> </text:span><text:span text:style-name="T2">wyszukiwania</text:span><text:span text:style-name="T2">.</text:span></text:p>
        </text:list-item>
        <text:list-item>
          <text:p text:style-name="P20"><text:span text:style-name="T2">Chęć</text:span><text:span text:style-name="T2"> </text:span><text:span text:style-name="T2">wyszukania</text:span><text:span text:style-name="T2"> </text:span><text:span text:style-name="T2">lotu</text:span><text:span text:style-name="T2"> </text:span><text:span text:style-name="T2">na</text:span><text:span text:style-name="T2"> </text:span><text:span text:style-name="T2">dzień</text:span><text:span text:style-name="T2">, </text:span><text:span text:style-name="T2">który</text:span><text:span text:style-name="T2"> </text:span><text:span text:style-name="T2">już</text:span><text:span text:style-name="T2"> </text:span><text:span text:style-name="T2">minął</text:span><text:span text:style-name="T2">- </text:span><text:span text:style-name="T2">wyświetlenie</text:span><text:span text:style-name="T2"> </text:span><text:span text:style-name="T2">komunikatu</text:span><text:span text:style-name="T2"> </text:span><text:span text:style-name="T2">z</text:span><text:span text:style-name="T2"> </text:span><text:span text:style-name="T2">błędem</text:span><text:span text:style-name="T2"> </text:span><text:span text:style-name="T2">wyszukiwania</text:span><text:span text:style-name="T2">.</text:span></text:p>
        </text:list-item>
      </text:list>
      <text:p text:style-name="P2"/>
      <text:p text:style-name="P45">REJESTRACJA</text:p>
      <text:p text:style-name="P1"><text:span text:style-name="T5">Początek</text:span><text:span text:style-name="T5"> </text:span><text:span text:style-name="T5">przypadku</text:span><text:span text:style-name="T5">: </text:span><text:span text:style-name="T2">użytkownik</text:span><text:span text:style-name="T2"> </text:span><text:span text:style-name="T2">niezarejestrowany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Rejestracja</text:span><text:span text:style-name="T2">” </text:span><text:span text:style-name="T2">w</text:span><text:span text:style-name="T2"> </text:span><text:span text:style-name="T2">systemie</text:span><text:span text:style-name="T2">;</text:span></text:p>
      <text:p text:style-name="P1"><text:span text:style-name="T5">Koniec</text:span><text:span text:style-name="T5"> </text:span><text:span text:style-name="T5">przypadku</text:span><text:span text:style-name="T5">: </text:span><text:span text:style-name="T2">użytkownikowi</text:span><text:span text:style-name="T2"> </text:span><text:span text:style-name="T2">zostaje</text:span><text:span text:style-name="T2"> </text:span><text:span text:style-name="T2">przydzielony</text:span><text:span text:style-name="T2"> </text:span><text:span text:style-name="T2">indywidualny</text:span><text:span text:style-name="T2"> </text:span><text:span text:style-name="T2">login</text:span><text:span text:style-name="T2"> </text:span><text:span text:style-name="T2">oraz</text:span><text:span text:style-name="T2"> </text:span><text:span text:style-name="T2">hasło</text:span><text:span text:style-name="T2">;</text:span></text:p>
      <text:p text:style-name="P1"><text:span text:style-name="T5">Opis</text:span><text:span text:style-name="T5"> </text:span><text:span text:style-name="T5">interakcji</text:span><text:span text:style-name="T5"> </text:span><text:span text:style-name="T5">przypadku</text:span><text:span text:style-name="T5"> </text:span><text:span text:style-name="T5">użycia</text:span><text:span text:style-name="T5"> </text:span><text:span text:style-name="T5">z</text:span><text:span text:style-name="T5"> </text:span><text:span text:style-name="T5">aktorem</text:span><text:span text:style-name="T5">: </text:span><text:span text:style-name="T2">użytkownik</text:span><text:span text:style-name="T2"> </text:span><text:span text:style-name="T2">uzupełnia</text:span><text:span text:style-name="T2"> </text:span><text:span text:style-name="T2">jednorazowo</text:span><text:span text:style-name="T2"> </text:span><text:span text:style-name="T2">formularz</text:span><text:span text:style-name="T2"> </text:span><text:span text:style-name="T2">rejestracyjny</text:span><text:span text:style-name="T2">, </text:span><text:span text:style-name="T2">w</text:span><text:span text:style-name="T2"> </text:span><text:span text:style-name="T2">którym</text:span><text:span text:style-name="T2"> </text:span><text:span text:style-name="T2">zamieszcza</text:span><text:span text:style-name="T2"> </text:span><text:span text:style-name="T2">swoje</text:span><text:span text:style-name="T2"> </text:span><text:span text:style-name="T2">imię</text:span><text:span text:style-name="T2">, </text:span><text:span text:style-name="T2">nazwisko</text:span><text:span text:style-name="T2">, </text:span><text:span text:style-name="T2">datę</text:span><text:span text:style-name="T2"> </text:span><text:span text:style-name="T2">urodzenia</text:span><text:span text:style-name="T2">, </text:span><text:span text:style-name="T2">adres</text:span><text:span text:style-name="T2"> </text:span><text:span text:style-name="T2">e</text:span><text:span text:style-name="T2">-</text:span><text:span text:style-name="T2">mail</text:span><text:span text:style-name="T2"> </text:span><text:span text:style-name="T2">oraz</text:span><text:span text:style-name="T2"> </text:span><text:span text:style-name="T2">numer</text:span><text:span text:style-name="T2"> </text:span><text:span text:style-name="T2">telefonu</text:span><text:span text:style-name="T2">, </text:span><text:span text:style-name="T2">następnie</text:span><text:span text:style-name="T2"> </text:span><text:span text:style-name="T2">przesyła</text:span><text:span text:style-name="T2"> </text:span><text:span text:style-name="T2">poprzez</text:span><text:span text:style-name="T2"> </text:span><text:span text:style-name="T2">system</text:span><text:span text:style-name="T2"> </text:span><text:span text:style-name="T2">ów</text:span><text:span text:style-name="T2"> </text:span><text:span text:style-name="T2">formularz</text:span><text:span text:style-name="T2"> </text:span><text:span text:style-name="T2">do</text:span><text:span text:style-name="T2"> </text:span><text:span text:style-name="T2">zatwierdzenia</text:span><text:span text:style-name="T2">; </text:span><text:span text:style-name="T2">jeśli</text:span><text:span text:style-name="T2"> </text:span><text:span text:style-name="T2">zostaje</text:span><text:span text:style-name="T2"> </text:span><text:span text:style-name="T2">zatwierdzony</text:span><text:span text:style-name="T2"> </text:span><text:span text:style-name="T2">wówczas</text:span><text:span text:style-name="T2"> </text:span><text:span text:style-name="T2">użytkownik</text:span><text:span text:style-name="T2"> </text:span><text:span text:style-name="T2">dostaje</text:span><text:span text:style-name="T2"> </text:span><text:span text:style-name="T2">indywidualny</text:span><text:span text:style-name="T2"> </text:span><text:span text:style-name="T2">login</text:span><text:span text:style-name="T2"> </text:span><text:span text:style-name="T2">i</text:span><text:span text:style-name="T2"> </text:span><text:span text:style-name="T2">hasło</text:span><text:span text:style-name="T2">; </text:span><text:span text:style-name="T2">opcjonalnie</text:span><text:span text:style-name="T2"> </text:span><text:span text:style-name="T2">użytkownik</text:span><text:span text:style-name="T2"> </text:span><text:span text:style-name="T2">może</text:span><text:span text:style-name="T2"> </text:span><text:span text:style-name="T2">przystąpić</text:span><text:span text:style-name="T2"> </text:span><text:span text:style-name="T2">do</text:span><text:span text:style-name="T2"> </text:span><text:span text:style-name="T2">programu</text:span><text:span text:style-name="T2"> </text:span><text:span text:style-name="T2">lojalnościowego</text:span></text:p>
      <text:p text:style-name="P1"><text:span text:style-name="T5">Wyjątki</text:span><text:span text:style-name="T5">: </text:span><text:span text:style-name="T2">nie</text:span><text:span text:style-name="T2"> </text:span><text:span text:style-name="T2">wypełniono</text:span><text:span text:style-name="T2"> </text:span><text:span text:style-name="T2">wszystkich</text:span><text:span text:style-name="T2"> </text:span><text:span text:style-name="T2">pól</text:span><text:span text:style-name="T2">, </text:span><text:span text:style-name="T2">podany</text:span><text:span text:style-name="T2"> </text:span><text:span text:style-name="T2">adres</text:span><text:span text:style-name="T2"> </text:span><text:span text:style-name="T2">e</text:span><text:span text:style-name="T2">-</text:span><text:span text:style-name="T2">mail</text:span><text:span text:style-name="T2"> </text:span><text:span text:style-name="T2">jest</text:span><text:span text:style-name="T2"> </text:span><text:span text:style-name="T2">już</text:span><text:span text:style-name="T2"> </text:span><text:span text:style-name="T2">zapisany</text:span><text:span text:style-name="T2"> </text:span><text:span text:style-name="T2">w</text:span><text:span text:style-name="T2"> </text:span><text:span text:style-name="T2">bazie</text:span><text:span text:style-name="T2"> </text:span><text:span text:style-name="T2">danych</text:span><text:span text:style-name="T2">, </text:span><text:span text:style-name="T2">formularz</text:span><text:span text:style-name="T2"> </text:span><text:span text:style-name="T2">nie</text:span><text:span text:style-name="T2"> </text:span><text:span text:style-name="T2">został</text:span><text:span text:style-name="T2"> </text:span><text:span text:style-name="T2">zatwierdzony</text:span><text:span text:style-name="T2"> </text:span><text:span text:style-name="T2">w</text:span><text:span text:style-name="T2"> </text:span><text:span text:style-name="T2">przeciągu</text:span><text:span text:style-name="T2"> 48 </text:span><text:span text:style-name="T2">godzin</text:span></text:p>
      <text:p text:style-name="P1"><text:soft-page-break/><text:span text:style-name="T5">Specjalne</text:span><text:span text:style-name="T5"> </text:span><text:span text:style-name="T5">wymagania</text:span><text:span text:style-name="T5">: </text:span><text:span text:style-name="T2">rejestracja</text:span><text:span text:style-name="T2"> </text:span><text:span text:style-name="T2">powinna</text:span><text:span text:style-name="T2"> </text:span><text:span text:style-name="T2">zostać</text:span><text:span text:style-name="T2"> </text:span><text:span text:style-name="T2">zatwierdzona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sekretariatu</text:span><text:span text:style-name="T2"> </text:span><text:span text:style-name="T2">w</text:span><text:span text:style-name="T2"> </text:span><text:span text:style-name="T2">przeciągu</text:span><text:span text:style-name="T2"> 48 </text:span><text:span text:style-name="T2">godzin</text:span><text:span text:style-name="T2"> </text:span><text:span text:style-name="T2">od</text:span><text:span text:style-name="T2"> </text:span><text:span text:style-name="T2">wypełnienia</text:span><text:span text:style-name="T2"> </text:span><text:span text:style-name="T2">formularza</text:span><text:span text:style-name="T2"> </text:span><text:span text:style-name="T2">przez</text:span><text:span text:style-name="T2"> </text:span><text:span text:style-name="T2">użytkownika</text:span><text:span text:style-name="T2">, </text:span><text:span text:style-name="T2">osoba</text:span><text:span text:style-name="T2"> </text:span><text:span text:style-name="T2">rejestrująca</text:span><text:span text:style-name="T2"> </text:span><text:span text:style-name="T2">się</text:span><text:span text:style-name="T2"> </text:span><text:span text:style-name="T2">musi</text:span><text:span text:style-name="T2"> </text:span><text:span text:style-name="T2">być</text:span><text:span text:style-name="T2"> </text:span><text:span text:style-name="T2">powyżej</text:span><text:span text:style-name="T2"> 18. </text:span><text:span text:style-name="T2">roku</text:span><text:span text:style-name="T2"> </text:span><text:span text:style-name="T2">życia</text:span><text:span text:style-name="T2">.</text:span></text:p>
      <text:p text:style-name="P2"/>
      <text:p text:style-name="P1"><text:span text:style-name="T4">Przypadek</text:span><text:span text:style-name="T4">: </text:span><text:span text:style-name="T2">Rejestracja</text:span></text:p>
      <text:p text:style-name="P1"><text:span text:style-name="T4">Aktorzy</text:span><text:span text:style-name="T4">: </text:span><text:span text:style-name="T2">Gość</text:span><text:span text:style-name="T2">, </text:span><text:span text:style-name="T2">pracownik</text:span><text:span text:style-name="T2"> </text:span><text:span text:style-name="T2">sekretariatu</text:span></text:p>
      <text:p text:style-name="P1"><text:span text:style-name="T4">Cel</text:span><text:span text:style-name="T4">: </text:span><text:span text:style-name="T2">założenie</text:span><text:span text:style-name="T2"> </text:span><text:span text:style-name="T2">użytkownikowi</text:span><text:span text:style-name="T2"> </text:span><text:span text:style-name="T2">konta</text:span><text:span text:style-name="T2"> </text:span><text:span text:style-name="T2">w</text:span><text:span text:style-name="T2"> </text:span><text:span text:style-name="T2">systemie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8264647535597451931" text:style-name="LS7">
        <text:list-item>
          <text:p text:style-name="P21"><text:span text:style-name="T2">Wybranie</text:span><text:span text:style-name="T2"> </text:span><text:span text:style-name="T2">przez</text:span><text:span text:style-name="T2"> </text:span><text:span text:style-name="T2">gościa</text:span><text:span text:style-name="T2"> </text:span><text:span text:style-name="T2">opcji</text:span><text:span text:style-name="T2"> „</text:span><text:span text:style-name="T2">Rejestracja</text:span><text:span text:style-name="T2">” </text:span><text:span text:style-name="T2">w</text:span><text:span text:style-name="T2"> </text:span><text:span text:style-name="T2">systemie</text:span><text:span text:style-name="T2">;</text:span></text:p>
        </text:list-item>
        <text:list-item>
          <text:p text:style-name="P21"><text:span text:style-name="T2">Uzupełnienie</text:span><text:span text:style-name="T2"> </text:span><text:span text:style-name="T2">formularza</text:span><text:span text:style-name="T2"> </text:span><text:span text:style-name="T2">rejestracyjnego</text:span><text:span text:style-name="T2"> (</text:span><text:span text:style-name="T2">wpisanie</text:span><text:span text:style-name="T2"> </text:span><text:span text:style-name="T2">imienia</text:span><text:span text:style-name="T2">, </text:span><text:span text:style-name="T2">nazwiska</text:span><text:span text:style-name="T2">, </text:span><text:span text:style-name="T2">daty</text:span><text:span text:style-name="T2"> </text:span><text:span text:style-name="T2">urodzenia</text:span><text:span text:style-name="T2">, </text:span><text:span text:style-name="T2">adresu</text:span><text:span text:style-name="T2"> </text:span><text:span text:style-name="T2">e</text:span><text:span text:style-name="T2">-</text:span><text:span text:style-name="T2">mail</text:span><text:span text:style-name="T2">, </text:span><text:span text:style-name="T2">numeru</text:span><text:span text:style-name="T2"> </text:span><text:span text:style-name="T2">telefonu</text:span><text:span text:style-name="T2">);</text:span></text:p>
        </text:list-item>
        <text:list-item>
          <text:p text:style-name="P21"><text:span text:style-name="T2">Przesłanie</text:span><text:span text:style-name="T2"> </text:span><text:span text:style-name="T2">formularza</text:span><text:span text:style-name="T2"> </text:span><text:span text:style-name="T2">do</text:span><text:span text:style-name="T2"> </text:span><text:span text:style-name="T2">pracownika</text:span><text:span text:style-name="T2"> </text:span><text:span text:style-name="T2">sekretariatu</text:span><text:span text:style-name="T2"> </text:span><text:span text:style-name="T2">w</text:span><text:span text:style-name="T2"> </text:span><text:span text:style-name="T2">celu</text:span><text:span text:style-name="T2"> </text:span><text:span text:style-name="T2">zatwierdzenia</text:span><text:span text:style-name="T2">;</text:span></text:p>
        </text:list-item>
        <text:list-item>
          <text:p text:style-name="P21"><text:span text:style-name="T2">Zatwierdzenie</text:span><text:span text:style-name="T2"> </text:span><text:span text:style-name="T2">formularza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sekretariatu</text:span><text:span text:style-name="T2">;</text:span></text:p>
        </text:list-item>
        <text:list-item>
          <text:p text:style-name="P21"><text:span text:style-name="T2">Przydzielenie</text:span><text:span text:style-name="T2"> </text:span><text:span text:style-name="T2">użytkownikowi</text:span><text:span text:style-name="T2"> </text:span><text:span text:style-name="T2">indywidualnego</text:span><text:span text:style-name="T2"> </text:span><text:span text:style-name="T2">loginu</text:span><text:span text:style-name="T2"> </text:span><text:span text:style-name="T2">oraz</text:span><text:span text:style-name="T2"> </text:span><text:span text:style-name="T2">hasła</text:span><text:span text:style-name="T2">.</text:span></text:p>
        </text:list-item>
      </text:list>
      <text:p text:style-name="P1"><text:span text:style-name="T4">Rozszerzenia</text:span><text:span text:style-name="T4">:</text:span></text:p>
      <text:list xml:id="list7474797061324547635" text:style-name="LS8">
        <text:list-item>
          <text:p text:style-name="P22"><text:span text:style-name="T2">W</text:span><text:span text:style-name="T2"> </text:span><text:span text:style-name="T2">przypadku</text:span><text:span text:style-name="T2"> </text:span><text:span text:style-name="T2">nieuzupełnienia</text:span><text:span text:style-name="T2"> </text:span><text:span text:style-name="T2">jednego</text:span><text:span text:style-name="T2"> </text:span><text:span text:style-name="T2">z</text:span><text:span text:style-name="T2"> </text:span><text:span text:style-name="T2">obowiązkowych</text:span><text:span text:style-name="T2"> </text:span><text:span text:style-name="T2">pól</text:span><text:span text:style-name="T2"> </text:span><text:span text:style-name="T2">na</text:span><text:span text:style-name="T2"> </text:span><text:span text:style-name="T2">ekranie</text:span><text:span text:style-name="T2"> </text:span><text:span text:style-name="T2">wyświetla</text:span><text:span text:style-name="T2"> </text:span><text:span text:style-name="T2">się</text:span><text:span text:style-name="T2"> </text:span><text:span text:style-name="T2">napis</text:span><text:span text:style-name="T2"> „</text:span><text:span text:style-name="T2">Proszę</text:span><text:span text:style-name="T2"> </text:span><text:span text:style-name="T2">uzupełnić</text:span><text:span text:style-name="T2"> </text:span><text:span text:style-name="T2">dane</text:span><text:span text:style-name="T2">” </text:span><text:span text:style-name="T2">oraz</text:span><text:span text:style-name="T2"> </text:span><text:span text:style-name="T2">brakujące</text:span><text:span text:style-name="T2"> </text:span><text:span text:style-name="T2">pole</text:span><text:span text:style-name="T2"> </text:span><text:span text:style-name="T2">zostaje</text:span><text:span text:style-name="T2"> </text:span><text:span text:style-name="T2">podświetlone</text:span><text:span text:style-name="T2"> </text:span><text:span text:style-name="T2">na</text:span><text:span text:style-name="T2"> </text:span><text:span text:style-name="T2">czerwono</text:span><text:span text:style-name="T2">;</text:span></text:p>
        </text:list-item>
        <text:list-item>
          <text:p text:style-name="P22"><text:span text:style-name="T2">W</text:span><text:span text:style-name="T2"> </text:span><text:span text:style-name="T2">przypadku</text:span><text:span text:style-name="T2"> </text:span><text:span text:style-name="T2">chęci</text:span><text:span text:style-name="T2"> </text:span><text:span text:style-name="T2">dołączenia</text:span><text:span text:style-name="T2"> </text:span><text:span text:style-name="T2">do</text:span><text:span text:style-name="T2"> </text:span><text:span text:style-name="T2">programu</text:span><text:span text:style-name="T2"> </text:span><text:span text:style-name="T2">lojalnościowego</text:span><text:span text:style-name="T2"> </text:span><text:span text:style-name="T2">gość</text:span><text:span text:style-name="T2"> </text:span><text:span text:style-name="T2">zaznacza</text:span><text:span text:style-name="T2"> </text:span><text:span text:style-name="T2">taką</text:span><text:span text:style-name="T2"> </text:span><text:span text:style-name="T2">opcję</text:span><text:span text:style-name="T2"> </text:span><text:span text:style-name="T2">w</text:span><text:span text:style-name="T2"> </text:span><text:span text:style-name="T2">momencie</text:span><text:span text:style-name="T2"> </text:span><text:span text:style-name="T2">uzupełniania</text:span><text:span text:style-name="T2"> </text:span><text:span text:style-name="T2">formularza</text:span><text:span text:style-name="T2"> – <text:tab/></text:span><text:span text:style-name="T2">wówczas</text:span><text:span text:style-name="T2"> </text:span><text:span text:style-name="T2">możliwe</text:span><text:span text:style-name="T2"> </text:span><text:span text:style-name="T2">jest</text:span><text:span text:style-name="T2"> </text:span><text:span text:style-name="T2">zbieranie</text:span><text:span text:style-name="T2"> </text:span><text:span text:style-name="T2">przez</text:span><text:span text:style-name="T2"> </text:span><text:span text:style-name="T2">użytkownika</text:span><text:span text:style-name="T2"> </text:span><text:span text:style-name="T2">punktów</text:span><text:span text:style-name="T2"> </text:span><text:span text:style-name="T2">za</text:span><text:span text:style-name="T2"> </text:span><text:span text:style-name="T2">poszczególne</text:span><text:span text:style-name="T2"> </text:span><text:span text:style-name="T2">przeloty</text:span><text:span text:style-name="T2">;</text:span></text:p>
        </text:list-item>
        <text:list-item>
          <text:p text:style-name="P22"><text:span text:style-name="T2">Jeśli</text:span><text:span text:style-name="T2"> </text:span><text:span text:style-name="T2">pracownik</text:span><text:span text:style-name="T2"> </text:span><text:span text:style-name="T2">sekretariatu</text:span><text:span text:style-name="T2"> </text:span><text:span text:style-name="T2">nie</text:span><text:span text:style-name="T2"> </text:span><text:span text:style-name="T2">zatwierdził</text:span><text:span text:style-name="T2"> </text:span><text:span text:style-name="T2">formularza</text:span><text:span text:style-name="T2"> </text:span><text:span text:style-name="T2">w</text:span><text:span text:style-name="T2"> </text:span><text:span text:style-name="T2">przeciągu</text:span><text:span text:style-name="T2"> 48 <text:tab/></text:span><text:span text:style-name="T2">godzin</text:span><text:span text:style-name="T2"> </text:span><text:span text:style-name="T2">konto</text:span><text:span text:style-name="T2"> </text:span><text:span text:style-name="T2">nie</text:span><text:span text:style-name="T2"> </text:span><text:span text:style-name="T2">zostaje</text:span><text:span text:style-name="T2"> </text:span><text:span text:style-name="T2">założone</text:span><text:span text:style-name="T2"> </text:span><text:span text:style-name="T2">a</text:span><text:span text:style-name="T2"> </text:span><text:span text:style-name="T2">wszelkie</text:span><text:span text:style-name="T2"> </text:span><text:span text:style-name="T2">dane</text:span><text:span text:style-name="T2"> </text:span><text:span text:style-name="T2">dotyczące</text:span><text:span text:style-name="T2"> </text:span><text:span text:style-name="T2">użytkownika</text:span><text:span text:style-name="T2">, </text:span><text:span text:style-name="T2">które</text:span><text:span text:style-name="T2"> </text:span><text:span text:style-name="T2">zostały</text:span><text:span text:style-name="T2"> </text:span><text:span text:style-name="T2">do</text:span><text:span text:style-name="T2"> </text:span><text:span text:style-name="T2">tego</text:span><text:span text:style-name="T2"> </text:span><text:span text:style-name="T2">formularza</text:span><text:span text:style-name="T2"> </text:span><text:span text:style-name="T2">wpisane</text:span><text:span text:style-name="T2">, </text:span><text:span text:style-name="T2">utracone</text:span><text:span text:style-name="T2">.</text:span></text:p>
        </text:list-item>
      </text:list>
      <text:p text:style-name="P2"/>
      <text:p text:style-name="P1"><text:span text:style-name="T3">Użytkownik</text:span><text:span text:style-name="T3"> </text:span><text:span text:style-name="T3">zarejestrowany</text:span><text:span text:style-name="T3">:</text:span></text:p>
      <text:p text:style-name="P1"><text:span text:style-name="T4">Użytkownik</text:span><text:span text:style-name="T4"> </text:span><text:span text:style-name="T4">zarejestrowany</text:span><text:span text:style-name="T2"> </text:span><text:span text:style-name="T2">jest</text:span><text:span text:style-name="T2"> </text:span><text:span text:style-name="T2">szczególnym</text:span><text:span text:style-name="T2"> </text:span><text:span text:style-name="T2">przypadkiem</text:span><text:span text:style-name="T2"> </text:span><text:span text:style-name="T2">Gościa</text:span><text:span text:style-name="T2">, </text:span><text:span text:style-name="T2">dziedziczy</text:span><text:span text:style-name="T2"> </text:span><text:span text:style-name="T2">on</text:span><text:span text:style-name="T2"> </text:span><text:span text:style-name="T2">zachowania</text:span><text:span text:style-name="T2"> </text:span><text:span text:style-name="T2">tegoż</text:span><text:span text:style-name="T2"> </text:span><text:span text:style-name="T2">właśnie</text:span><text:span text:style-name="T2"> </text:span><text:span text:style-name="T2">klienta</text:span><text:span text:style-name="T2">. </text:span><text:span text:style-name="T2">Oznacza</text:span><text:span text:style-name="T2"> </text:span><text:span text:style-name="T2">to</text:span><text:span text:style-name="T2">, </text:span><text:span text:style-name="T2">że</text:span><text:span text:style-name="T2"> </text:span><text:span text:style-name="T2">może</text:span><text:span text:style-name="T2"> </text:span><text:span text:style-name="T2">on</text:span><text:span text:style-name="T2"> </text:span><text:span text:style-name="T2">robić</text:span><text:span text:style-name="T2"> </text:span><text:span text:style-name="T2">dokładnie</text:span><text:span text:style-name="T2"> </text:span><text:span text:style-name="T2">to</text:span><text:span text:style-name="T2"> </text:span><text:span text:style-name="T2">samo</text:span><text:span text:style-name="T2">, </text:span><text:span text:style-name="T2">co</text:span><text:span text:style-name="T2"> </text:span><text:span text:style-name="T2">Gość</text:span><text:span text:style-name="T2">, </text:span><text:span text:style-name="T2">a</text:span><text:span text:style-name="T2"> </text:span><text:span text:style-name="T2">także</text:span><text:span text:style-name="T2"> </text:span><text:span text:style-name="T2">po</text:span><text:span text:style-name="T2"> </text:span><text:span text:style-name="T2">zalogowaniu</text:span><text:span text:style-name="T2"> </text:span><text:span text:style-name="T2">ma</text:span><text:span text:style-name="T2"> </text:span><text:span text:style-name="T2">dostępnych</text:span><text:span text:style-name="T2"> </text:span><text:span text:style-name="T2">więcej</text:span><text:span text:style-name="T2"> </text:span><text:span text:style-name="T2">opcji</text:span><text:span text:style-name="T2">.</text:span></text:p>
      <text:p text:style-name="P2"/>
      <text:p text:style-name="P1"><text:span text:style-name="T2">Przypadek</text:span><text:span text:style-name="T2"> </text:span><text:span text:style-name="T4">Wyszukiwanie</text:span><text:span text:style-name="T4"> </text:span><text:span text:style-name="T4">zaawansowane</text:span><text:span text:style-name="T2"> </text:span><text:span text:style-name="T2">łączy</text:span><text:span text:style-name="T2"> </text:span><text:span text:style-name="T2">się</text:span><text:span text:style-name="T2"> </text:span><text:span text:style-name="T2">bezpośrednio</text:span><text:span text:style-name="T2"> </text:span><text:span text:style-name="T2">z</text:span><text:span text:style-name="T2"> </text:span><text:span text:style-name="T2">Użytkownikiem</text:span><text:span text:style-name="T2"> </text:span><text:span text:style-name="T2">zarejestrowanym</text:span><text:span text:style-name="T2"> </text:span><text:span text:style-name="T2">i</text:span><text:span text:style-name="T2"> </text:span><text:span text:style-name="T2">jest</text:span><text:span text:style-name="T2"> </text:span><text:span text:style-name="T2">włączany</text:span><text:span text:style-name="T2"> </text:span><text:span text:style-name="T2">do</text:span><text:span text:style-name="T2"> </text:span><text:span text:style-name="T2">Kupna</text:span><text:span text:style-name="T2"> </text:span><text:span text:style-name="T2">biletów</text:span><text:span text:style-name="T2">. </text:span><text:span text:style-name="T2">Jednocześnie</text:span><text:span text:style-name="T2"> </text:span><text:span text:style-name="T2">rozszerza</text:span><text:span text:style-name="T2"> </text:span><text:span text:style-name="T2">zwykłe</text:span><text:span text:style-name="T2"> </text:span><text:span text:style-name="T2">wyszukiwanie</text:span><text:span text:style-name="T2"> </text:span><text:span text:style-name="T2">dostępne</text:span><text:span text:style-name="T2"> </text:span><text:span text:style-name="T2">dla</text:span><text:span text:style-name="T2"> </text:span><text:span text:style-name="T2">Gościa</text:span><text:span text:style-name="T2">. </text:span><text:span text:style-name="T2">Rozpoczyna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kliknięcia</text:span><text:span text:style-name="T2"> </text:span><text:span text:style-name="T2">na</text:span><text:span text:style-name="T2"> </text:span><text:span text:style-name="T2">zakładkę</text:span><text:span text:style-name="T2"> “</text:span><text:span text:style-name="T2">Połączenia</text:span><text:span text:style-name="T2">” </text:span><text:span text:style-name="T2">przez</text:span><text:span text:style-name="T2"> </text:span><text:span text:style-name="T2">użytkownika</text:span><text:span text:style-name="T2">, </text:span><text:span text:style-name="T2">który</text:span><text:span text:style-name="T2"> </text:span><text:span text:style-name="T2">musi</text:span><text:span text:style-name="T2"> </text:span><text:span text:style-name="T2">być</text:span><text:span text:style-name="T2"> </text:span><text:span text:style-name="T2">zalogowany</text:span><text:span text:style-name="T2"> </text:span><text:span text:style-name="T2">do</text:span><text:span text:style-name="T2"> </text:span><text:span text:style-name="T2">systemu</text:span><text:span text:style-name="T2">. </text:span><text:span text:style-name="T2">Kończy</text:span><text:span text:style-name="T2"> </text:span><text:span text:style-name="T2">się</text:span><text:span text:style-name="T2"> </text:span><text:span text:style-name="T2">natomiast</text:span><text:span text:style-name="T2"> </text:span><text:span text:style-name="T2">w</text:span><text:span text:style-name="T2"> </text:span><text:span text:style-name="T2">momencie</text:span><text:span text:style-name="T2"> </text:span><text:span text:style-name="T2">wyświetlenia</text:span><text:span text:style-name="T2"> </text:span><text:span text:style-name="T2">wyszukiwanych</text:span><text:span text:style-name="T2"> </text:span><text:span text:style-name="T2">informacji</text:span><text:span text:style-name="T2">. </text:span><text:span text:style-name="T2">Zarejestrowany</text:span><text:span text:style-name="T2"> </text:span><text:span text:style-name="T2">użytkownik</text:span><text:span text:style-name="T2"> </text:span><text:span text:style-name="T2">ma</text:span><text:span text:style-name="T2"> </text:span><text:span text:style-name="T2">prawo</text:span><text:span text:style-name="T2"> </text:span><text:span text:style-name="T2">wyszukać</text:span><text:span text:style-name="T2"> </text:span><text:span text:style-name="T2">połączenia</text:span><text:span text:style-name="T2"> </text:span><text:span text:style-name="T2">na</text:span><text:span text:style-name="T2"> </text:span><text:span text:style-name="T2">podstawie</text:span><text:span text:style-name="T2">: </text:span><text:span text:style-name="T2">miejsca</text:span><text:span text:style-name="T2"> </text:span><text:span text:style-name="T2">startu</text:span><text:span text:style-name="T2"> </text:span><text:span text:style-name="T2">i</text:span><text:span text:style-name="T2"> </text:span><text:span text:style-name="T2">lądowania</text:span><text:span text:style-name="T2"> </text:span><text:span text:style-name="T2">samolotu</text:span><text:span text:style-name="T2">, </text:span><text:span text:style-name="T2">liczby</text:span><text:span text:style-name="T2"> </text:span><text:span text:style-name="T2">przesiadek</text:span><text:span text:style-name="T2">, </text:span><text:span text:style-name="T2">daty</text:span><text:span text:style-name="T2"> </text:span><text:span text:style-name="T2">i</text:span><text:span text:style-name="T2"> </text:span><text:span text:style-name="T2">godziny</text:span><text:span text:style-name="T2"> </text:span><text:span text:style-name="T2">startu</text:span><text:span text:style-name="T2"> </text:span><text:span text:style-name="T2">samolotu</text:span><text:span text:style-name="T2">, </text:span><text:span text:style-name="T2">konkretnej</text:span><text:span text:style-name="T2"> </text:span><text:span text:style-name="T2">linii</text:span><text:span text:style-name="T2">, </text:span><text:span text:style-name="T2">ceny</text:span><text:span text:style-name="T2"> </text:span><text:span text:style-name="T2">biletu</text:span><text:span text:style-name="T2"> </text:span><text:span text:style-name="T2">oraz</text:span><text:span text:style-name="T2"> </text:span><text:span text:style-name="T2">długości</text:span><text:span text:style-name="T2"> </text:span><text:span text:style-name="T2">lotu</text:span><text:span text:style-name="T2">.</text:span></text:p>
      <text:p text:style-name="P1"><text:span text:style-name="T4">Przypadek</text:span><text:span text:style-name="T4">: </text:span><text:span text:style-name="T2">Wyszukiwanie</text:span><text:span text:style-name="T2"> </text:span><text:span text:style-name="T2">zaawansowane</text:span></text:p>
      <text:p text:style-name="P1"><text:span text:style-name="T4">Aktorzy</text:span><text:span text:style-name="T4">: </text:span><text:span text:style-name="T2">Użytkownik</text:span><text:span text:style-name="T2"> </text:span><text:span text:style-name="T2">zarejestrowany</text:span></text:p>
      <text:p text:style-name="P1"><text:span text:style-name="T4">Cel</text:span><text:span text:style-name="T4">: </text:span><text:span text:style-name="T2">Wyszukanie</text:span><text:span text:style-name="T2"> </text:span><text:span text:style-name="T2">lotu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1382625979744518214" text:style-name="LS9">
        <text:list-item>
          <text:p text:style-name="P23"><text:span text:style-name="T2">Kliknięcie</text:span><text:span text:style-name="T2"> </text:span><text:span text:style-name="T2">przez</text:span><text:span text:style-name="T2"> </text:span><text:span text:style-name="T2">użytkownika</text:span><text:span text:style-name="T2"> </text:span><text:span text:style-name="T2">w</text:span><text:span text:style-name="T2"> </text:span><text:span text:style-name="T2">zakładkę</text:span><text:span text:style-name="T2"> “</text:span><text:span text:style-name="T2">Połączenia</text:span><text:span text:style-name="T2">”.</text:span></text:p>
        </text:list-item>
        <text:list-item>
          <text:p text:style-name="P23"><text:span text:style-name="T2">Wpisanie</text:span><text:span text:style-name="T2"> </text:span><text:span text:style-name="T2">danych</text:span><text:span text:style-name="T2">, </text:span><text:span text:style-name="T2">na</text:span><text:span text:style-name="T2"> </text:span><text:span text:style-name="T2">podstawie</text:span><text:span text:style-name="T2"> </text:span><text:span text:style-name="T2">których</text:span><text:span text:style-name="T2"> </text:span><text:span text:style-name="T2">ma</text:span><text:span text:style-name="T2"> </text:span><text:span text:style-name="T2">być</text:span><text:span text:style-name="T2"> </text:span><text:span text:style-name="T2">znalezione</text:span><text:span text:style-name="T2"> </text:span><text:span text:style-name="T2">połączenie</text:span><text:span text:style-name="T2"> </text:span><text:span text:style-name="T2">oraz</text:span><text:span text:style-name="T2"> </text:span><text:span text:style-name="T2">kliknięcie</text:span><text:span text:style-name="T2"> </text:span><text:span text:style-name="T2">OK</text:span><text:span text:style-name="T2">.</text:span></text:p>
        </text:list-item>
        <text:list-item>
          <text:p text:style-name="P23"><text:span text:style-name="T2">Wypisanie</text:span><text:span text:style-name="T2"> </text:span><text:span text:style-name="T2">przez</text:span><text:span text:style-name="T2"> </text:span><text:span text:style-name="T2">system</text:span><text:span text:style-name="T2"> </text:span><text:span text:style-name="T2">dostępnych</text:span><text:span text:style-name="T2"> </text:span><text:span text:style-name="T2">lotów</text:span><text:span text:style-name="T2"> </text:span><text:span text:style-name="T2">z</text:span><text:span text:style-name="T2"> </text:span><text:span text:style-name="T2">uwzględnieniem</text:span><text:span text:style-name="T2"> </text:span><text:span text:style-name="T2">wybranych</text:span><text:span text:style-name="T2"> </text:span><text:span text:style-name="T2">kryteriów</text:span><text:span text:style-name="T2">.</text:span></text:p>
        </text:list-item>
      </text:list>
      <text:p text:style-name="P1"><text:span text:style-name="T4">Rozszerzenia</text:span><text:span text:style-name="T4">:</text:span></text:p>
      <text:list xml:id="list199318721704707488" text:style-name="LS10">
        <text:list-item>
          <text:p text:style-name="P24"><text:span text:style-name="T2">Kliknięcie</text:span><text:span text:style-name="T2"> </text:span><text:span text:style-name="T2">OK</text:span><text:span text:style-name="T2"> </text:span><text:span text:style-name="T2">przed</text:span><text:span text:style-name="T2"> </text:span><text:span text:style-name="T2">wcześniejszym</text:span><text:span text:style-name="T2"> </text:span><text:span text:style-name="T2">wpisaniem</text:span><text:span text:style-name="T2"> </text:span><text:span text:style-name="T2">obowiązkowych</text:span><text:span text:style-name="T2"> </text:span><text:span text:style-name="T2">danych</text:span><text:span text:style-name="T2"> </text:span><text:span text:style-name="T2">skutkuje</text:span><text:span text:style-name="T2"> </text:span><text:span text:style-name="T2">wyświetleniem</text:span><text:span text:style-name="T2"> </text:span><text:span text:style-name="T2">komunikatu</text:span><text:span text:style-name="T2"> “</text:span><text:span text:style-name="T2">Wpisz</text:span><text:span text:style-name="T2"> </text:span><text:span text:style-name="T2">dane</text:span><text:span text:style-name="T2">”.</text:span></text:p>
        </text:list-item>
        <text:list-item>
          <text:p text:style-name="P24"><text:span text:style-name="T2">Wpisanie</text:span><text:span text:style-name="T2"> </text:span><text:span text:style-name="T2">danych</text:span><text:span text:style-name="T2">, </text:span><text:span text:style-name="T2">których</text:span><text:span text:style-name="T2"> </text:span><text:span text:style-name="T2">nie</text:span><text:span text:style-name="T2"> </text:span><text:span text:style-name="T2">ma</text:span><text:span text:style-name="T2"> </text:span><text:span text:style-name="T2">w</text:span><text:span text:style-name="T2"> </text:span><text:span text:style-name="T2">systemie</text:span><text:span text:style-name="T2">- </text:span><text:span text:style-name="T2">np</text:span><text:span text:style-name="T2">. </text:span><text:span text:style-name="T2">loty</text:span><text:span text:style-name="T2"> </text:span><text:span text:style-name="T2">z</text:span><text:span text:style-name="T2"> </text:span><text:span text:style-name="T2">miejsc</text:span><text:span text:style-name="T2">, </text:span><text:span text:style-name="T2">których</text:span><text:span text:style-name="T2"> </text:span><text:span text:style-name="T2">dana</text:span><text:span text:style-name="T2"> </text:span><text:span text:style-name="T2">linia</text:span><text:span text:style-name="T2"> </text:span><text:span text:style-name="T2">nie</text:span><text:span text:style-name="T2"> </text:span><text:span text:style-name="T2">prowadzi</text:span><text:span text:style-name="T2">- </text:span><text:span text:style-name="T2">komunikat</text:span><text:span text:style-name="T2"> </text:span><text:span text:style-name="T2">z</text:span><text:span text:style-name="T2"> </text:span><text:span text:style-name="T2">prośbą</text:span><text:span text:style-name="T2"> </text:span><text:span text:style-name="T2">o</text:span><text:span text:style-name="T2"> </text:span><text:span text:style-name="T2">wpisanie</text:span><text:span text:style-name="T2"> </text:span><text:span text:style-name="T2">innego</text:span><text:span text:style-name="T2"> </text:span><text:span text:style-name="T2">miejsca</text:span><text:span text:style-name="T2"> </text:span><text:span text:style-name="T2">startu</text:span><text:span text:style-name="T2">/ </text:span><text:span text:style-name="T2">lądowania</text:span><text:span text:style-name="T2">.</text:span></text:p>
        </text:list-item>
        <text:list-item>
          <text:p text:style-name="P24"><text:soft-page-break/><text:span text:style-name="T2">Chęć</text:span><text:span text:style-name="T2"> </text:span><text:span text:style-name="T2">wyszukania</text:span><text:span text:style-name="T2"> </text:span><text:span text:style-name="T2">lotu</text:span><text:span text:style-name="T2"> </text:span><text:span text:style-name="T2">z</text:span><text:span text:style-name="T2"> </text:span><text:span text:style-name="T2">miejsca</text:span><text:span text:style-name="T2"> </text:span><text:span text:style-name="T2">A</text:span><text:span text:style-name="T2"> </text:span><text:span text:style-name="T2">do</text:span><text:span text:style-name="T2"> </text:span><text:span text:style-name="T2">miejsca</text:span><text:span text:style-name="T2"> </text:span><text:span text:style-name="T2">A</text:span><text:span text:style-name="T2">- </text:span><text:span text:style-name="T2">wyświetlenie</text:span><text:span text:style-name="T2"> </text:span><text:span text:style-name="T2">komunikatu</text:span><text:span text:style-name="T2"> </text:span><text:span text:style-name="T2">z</text:span><text:span text:style-name="T2"> </text:span><text:span text:style-name="T2">błędem</text:span><text:span text:style-name="T2"> </text:span><text:span text:style-name="T2">wyszukiwania</text:span><text:span text:style-name="T2">.</text:span></text:p>
        </text:list-item>
        <text:list-item>
          <text:p text:style-name="P24"><text:span text:style-name="T2">Chęć</text:span><text:span text:style-name="T2"> </text:span><text:span text:style-name="T2">wyszukania</text:span><text:span text:style-name="T2"> </text:span><text:span text:style-name="T2">lotu</text:span><text:span text:style-name="T2"> </text:span><text:span text:style-name="T2">na</text:span><text:span text:style-name="T2"> </text:span><text:span text:style-name="T2">dzień</text:span><text:span text:style-name="T2">, </text:span><text:span text:style-name="T2">który</text:span><text:span text:style-name="T2"> </text:span><text:span text:style-name="T2">już</text:span><text:span text:style-name="T2"> </text:span><text:span text:style-name="T2">minął</text:span><text:span text:style-name="T2">- </text:span><text:span text:style-name="T2">wyświetlenie</text:span><text:span text:style-name="T2"> </text:span><text:span text:style-name="T2">komunikatu</text:span><text:span text:style-name="T2"> </text:span><text:span text:style-name="T2">z</text:span><text:span text:style-name="T2"> </text:span><text:span text:style-name="T2">błędem</text:span><text:span text:style-name="T2"> </text:span><text:span text:style-name="T2">wyszukiwania</text:span><text:span text:style-name="T2">.</text:span></text:p>
        </text:list-item>
      </text:list>
      <text:p text:style-name="P2"/>
      <text:p text:style-name="P1"><text:span text:style-name="T2">Przypadek</text:span><text:span text:style-name="T2"> </text:span><text:span text:style-name="T4">Logowanie</text:span><text:span text:style-name="T4"> </text:span><text:span text:style-name="T2">łączy</text:span><text:span text:style-name="T2"> </text:span><text:span text:style-name="T2">się</text:span><text:span text:style-name="T2"> </text:span><text:span text:style-name="T2">bezpośrednio</text:span><text:span text:style-name="T2"> </text:span><text:span text:style-name="T2">z</text:span><text:span text:style-name="T2"> </text:span><text:span text:style-name="T2">Użytkownikiem</text:span><text:span text:style-name="T2"> </text:span><text:span text:style-name="T2">zarejestrowanym</text:span><text:span text:style-name="T2"> </text:span><text:span text:style-name="T2">i</text:span><text:span text:style-name="T4"> </text:span><text:span text:style-name="T2">włączany</text:span><text:span text:style-name="T2"> </text:span><text:span text:style-name="T2">jest</text:span><text:span text:style-name="T2"> </text:span><text:span text:style-name="T2">do</text:span><text:span text:style-name="T2"> </text:span><text:span text:style-name="T2">przypadku</text:span><text:span text:style-name="T2"> </text:span><text:span text:style-name="T2">Kupno</text:span><text:span text:style-name="T2"> </text:span><text:span text:style-name="T2">Biletów</text:span><text:span text:style-name="T2">. </text:span><text:span text:style-name="T2">Ma</text:span><text:span text:style-name="T2"> </text:span><text:span text:style-name="T2">początek</text:span><text:span text:style-name="T2"> </text:span><text:span text:style-name="T2">w</text:span><text:span text:style-name="T2"> </text:span><text:span text:style-name="T2">momencie</text:span><text:span text:style-name="T2"> </text:span><text:span text:style-name="T2">wpisania</text:span><text:span text:style-name="T2"> </text:span><text:span text:style-name="T2">loginu</text:span><text:span text:style-name="T2"> </text:span><text:span text:style-name="T2">i</text:span><text:span text:style-name="T2"> </text:span><text:span text:style-name="T2">hasła</text:span><text:span text:style-name="T2">, </text:span><text:span text:style-name="T2">natomiast</text:span><text:span text:style-name="T2"> </text:span><text:span text:style-name="T2">kończy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kliknięcia</text:span><text:span text:style-name="T2"> „</text:span><text:span text:style-name="T2">Zaloguj</text:span><text:span text:style-name="T2">”, </text:span><text:span text:style-name="T2">akceptacji</text:span><text:span text:style-name="T2"> </text:span><text:span text:style-name="T2">i</text:span><text:span text:style-name="T2"> </text:span><text:span text:style-name="T2">zalogowania</text:span><text:span text:style-name="T2"> </text:span><text:span text:style-name="T2">do</text:span><text:span text:style-name="T2"> </text:span><text:span text:style-name="T2">systemu</text:span><text:span text:style-name="T2">. </text:span><text:span text:style-name="T2">Aktorem</text:span><text:span text:style-name="T2"> </text:span><text:span text:style-name="T2">w</text:span><text:span text:style-name="T2"> </text:span><text:span text:style-name="T2">tym</text:span><text:span text:style-name="T2"> </text:span><text:span text:style-name="T2">przypadku</text:span><text:span text:style-name="T2"> </text:span><text:span text:style-name="T2">jest</text:span><text:span text:style-name="T2"> </text:span><text:span text:style-name="T2">użytkownik</text:span><text:span text:style-name="T2"> </text:span><text:span text:style-name="T2">zarejestrowany</text:span><text:span text:style-name="T2">, </text:span><text:span text:style-name="T2">a</text:span><text:span text:style-name="T2"> </text:span><text:span text:style-name="T2">celem</text:span><text:span text:style-name="T2"> </text:span><text:span text:style-name="T2">jest</text:span><text:span text:style-name="T2"> </text:span><text:span text:style-name="T2">przejście</text:span><text:span text:style-name="T2"> </text:span><text:span text:style-name="T2">do</text:span><text:span text:style-name="T2"> </text:span><text:span text:style-name="T2">swojego</text:span><text:span text:style-name="T2"> </text:span><text:span text:style-name="T2">profilu</text:span><text:span text:style-name="T2"> </text:span><text:span text:style-name="T2">oraz</text:span><text:span text:style-name="T2"> </text:span><text:span text:style-name="T2">większej</text:span><text:span text:style-name="T2"> </text:span><text:span text:style-name="T2">ilości</text:span><text:span text:style-name="T2"> </text:span><text:span text:style-name="T2">opcji</text:span><text:span text:style-name="T2">. </text:span><text:span text:style-name="T2">Wyjątkiem</text:span><text:span text:style-name="T2"> </text:span><text:span text:style-name="T2">może</text:span><text:span text:style-name="T2"> </text:span><text:span text:style-name="T2">być</text:span><text:span text:style-name="T2"> </text:span><text:span text:style-name="T2">błędny</text:span><text:span text:style-name="T2"> </text:span><text:span text:style-name="T2">login</text:span><text:span text:style-name="T2">, </text:span><text:span text:style-name="T2">bądź</text:span><text:span text:style-name="T2"> </text:span><text:span text:style-name="T2">hasło</text:span><text:span text:style-name="T2">. </text:span><text:span text:style-name="T2">Wtedy</text:span><text:span text:style-name="T2"> </text:span><text:span text:style-name="T2">system</text:span><text:span text:style-name="T2"> </text:span><text:span text:style-name="T2">zgłasza</text:span><text:span text:style-name="T2"> </text:span><text:span text:style-name="T2">wyjątek</text:span><text:span text:style-name="T2"> </text:span><text:span text:style-name="T2">i</text:span><text:span text:style-name="T2"> </text:span><text:span text:style-name="T2">należy</text:span><text:span text:style-name="T2"> </text:span><text:span text:style-name="T2">wpisać</text:span><text:span text:style-name="T2"> </text:span><text:span text:style-name="T2">poprawnie</text:span><text:span text:style-name="T2"> </text:span><text:span text:style-name="T2">te</text:span><text:span text:style-name="T2"> </text:span><text:span text:style-name="T2">dane</text:span><text:span text:style-name="T2">. </text:span><text:span text:style-name="T2">Specjalnym</text:span><text:span text:style-name="T2"> </text:span><text:span text:style-name="T2">wymaganiem</text:span><text:span text:style-name="T2"> </text:span><text:span text:style-name="T2">jest</text:span><text:span text:style-name="T2"> </text:span><text:span text:style-name="T2">bycie</text:span><text:span text:style-name="T2"> </text:span><text:span text:style-name="T2">zarejestrowanym</text:span><text:span text:style-name="T2"> </text:span><text:span text:style-name="T2">w</text:span><text:span text:style-name="T2"> </text:span><text:span text:style-name="T2">systemie</text:span><text:span text:style-name="T2"> (</text:span><text:span text:style-name="T2">posiadanie</text:span><text:span text:style-name="T2"> </text:span><text:span text:style-name="T2">loginu</text:span><text:span text:style-name="T2"> </text:span><text:span text:style-name="T2">i</text:span><text:span text:style-name="T2"> </text:span><text:span text:style-name="T2">hasła</text:span><text:span text:style-name="T2">).</text:span></text:p>
      <text:p text:style-name="P2"/>
      <text:p text:style-name="P1"><text:span text:style-name="T2">Przypadek</text:span><text:span text:style-name="T2"> </text:span><text:span text:style-name="T4">Kupno</text:span><text:span text:style-name="T4"> </text:span><text:span text:style-name="T4">biletów</text:span><text:span text:style-name="T4"> </text:span><text:span text:style-name="T2">łączy</text:span><text:span text:style-name="T2"> </text:span><text:span text:style-name="T2">się</text:span><text:span text:style-name="T2"> </text:span><text:span text:style-name="T2">z</text:span><text:span text:style-name="T2"> </text:span><text:span text:style-name="T2">przypadkiem</text:span><text:span text:style-name="T2"> </text:span><text:span text:style-name="T2">Logowanie</text:span><text:span text:style-name="T2"> </text:span><text:span text:style-name="T2">i</text:span><text:span text:style-name="T2"> </text:span><text:span text:style-name="T2">jest</text:span><text:span text:style-name="T2"> </text:span><text:span text:style-name="T2">rozszerzany</text:span><text:span text:style-name="T2"> </text:span><text:span text:style-name="T2">o</text:span><text:span text:style-name="T2"> </text:span><text:span text:style-name="T2">przypadki</text:span><text:span text:style-name="T2">: </text:span><text:span text:style-name="T2">Anulowanie</text:span><text:span text:style-name="T2"> </text:span><text:span text:style-name="T2">biletu</text:span><text:span text:style-name="T2">, </text:span><text:span text:style-name="T2">Odsprzedanie</text:span><text:span text:style-name="T2"> </text:span><text:span text:style-name="T2">biletu</text:span><text:span text:style-name="T2"> </text:span><text:span text:style-name="T2">oraz</text:span><text:span text:style-name="T2"> </text:span><text:span text:style-name="T2">Przypomnienie</text:span><text:span text:style-name="T2">, </text:span><text:span text:style-name="T2">a</text:span><text:span text:style-name="T2"> </text:span><text:span text:style-name="T2">także</text:span><text:span text:style-name="T2"> </text:span><text:span text:style-name="T2">jest</text:span><text:span text:style-name="T2"> </text:span><text:span text:style-name="T2">włączany</text:span><text:span text:style-name="T2"> </text:span><text:span text:style-name="T2">do</text:span><text:span text:style-name="T2"> </text:span><text:span text:style-name="T2">przypadków</text:span><text:span text:style-name="T2"> </text:span><text:span text:style-name="T2">Powiadomienie</text:span><text:span text:style-name="T2">, </text:span><text:span text:style-name="T2">Płatność</text:span><text:span text:style-name="T2"> </text:span><text:span text:style-name="T2">przelewem</text:span><text:span text:style-name="T2"> </text:span><text:span text:style-name="T2">oraz</text:span><text:span text:style-name="T2"> </text:span><text:span text:style-name="T2">Zbieranie</text:span><text:span text:style-name="T2"> </text:span><text:span text:style-name="T2">punktów</text:span><text:span text:style-name="T2">. </text:span><text:span text:style-name="T2">Przypadek</text:span><text:span text:style-name="T2"> </text:span><text:span text:style-name="T2">ten</text:span><text:span text:style-name="T2"> </text:span><text:span text:style-name="T2">zaczyna</text:span><text:span text:style-name="T2"> </text:span><text:span text:style-name="T2">się</text:span><text:span text:style-name="T2"> </text:span><text:span text:style-name="T2">dopiero</text:span><text:span text:style-name="T2"> </text:span><text:span text:style-name="T2">w</text:span><text:span text:style-name="T2"> </text:span><text:span text:style-name="T2">momencie</text:span><text:span text:style-name="T2"> </text:span><text:span text:style-name="T2">wyszukania</text:span><text:span text:style-name="T2"> </text:span><text:span text:style-name="T2">połączenia</text:span><text:span text:style-name="T2"> </text:span><text:span text:style-name="T2">i</text:span><text:span text:style-name="T2"> </text:span><text:span text:style-name="T2">kliknięcia</text:span><text:span text:style-name="T2"> </text:span><text:span text:style-name="T2">w</text:span><text:span text:style-name="T2"> </text:span><text:span text:style-name="T2">opcję</text:span><text:span text:style-name="T2"> “</text:span><text:span text:style-name="T2">Kup</text:span><text:span text:style-name="T2"> </text:span><text:span text:style-name="T2">bilet</text:span><text:span text:style-name="T2">”. </text:span><text:span text:style-name="T2">Musi</text:span><text:span text:style-name="T2"> </text:span><text:span text:style-name="T2">się</text:span><text:span text:style-name="T2"> </text:span><text:span text:style-name="T2">to</text:span><text:span text:style-name="T2"> </text:span><text:span text:style-name="T2">odbyć</text:span><text:span text:style-name="T2"> </text:span><text:span text:style-name="T2">co</text:span><text:span text:style-name="T2"> </text:span><text:span text:style-name="T2">najmniej</text:span><text:span text:style-name="T2"> 4 </text:span><text:span text:style-name="T2">godziny</text:span><text:span text:style-name="T2"> </text:span><text:span text:style-name="T2">przed</text:span><text:span text:style-name="T2"> </text:span><text:span text:style-name="T2">planowanym</text:span><text:span text:style-name="T2"> </text:span><text:span text:style-name="T2">startem</text:span><text:span text:style-name="T2"> </text:span><text:span text:style-name="T2">samolotu</text:span><text:span text:style-name="T2">. </text:span><text:span text:style-name="T2">Natomiast</text:span><text:span text:style-name="T2"> </text:span><text:span text:style-name="T2">koniec</text:span><text:span text:style-name="T2"> </text:span><text:span text:style-name="T2">przypadku</text:span><text:span text:style-name="T2"> </text:span><text:span text:style-name="T2">jest</text:span><text:span text:style-name="T2"> </text:span><text:span text:style-name="T2">wtedy</text:span><text:span text:style-name="T2">, </text:span><text:span text:style-name="T2">gdy</text:span><text:span text:style-name="T2"> </text:span><text:span text:style-name="T2">użytkownik</text:span><text:span text:style-name="T2"> </text:span><text:span text:style-name="T2">otrzyma</text:span><text:span text:style-name="T2"> </text:span><text:span text:style-name="T2">bilet</text:span><text:span text:style-name="T2"> </text:span><text:span text:style-name="T2">drogą</text:span><text:span text:style-name="T2"> </text:span><text:span text:style-name="T2">mailową</text:span><text:span text:style-name="T2">. </text:span><text:span text:style-name="T2">Specjalnym</text:span><text:span text:style-name="T2"> </text:span><text:span text:style-name="T2">wymaganiem</text:span><text:span text:style-name="T2"> </text:span><text:span text:style-name="T2">jest</text:span><text:span text:style-name="T2"> </text:span><text:span text:style-name="T2">bycie</text:span><text:span text:style-name="T2"> </text:span><text:span text:style-name="T2">zarejestrowanym</text:span><text:span text:style-name="T2"> </text:span><text:span text:style-name="T2">w</text:span><text:span text:style-name="T2"> </text:span><text:span text:style-name="T2">systemie</text:span><text:span text:style-name="T2"> (</text:span><text:span text:style-name="T2">posiadanie</text:span><text:span text:style-name="T2"> </text:span><text:span text:style-name="T2">loginu</text:span><text:span text:style-name="T2"> </text:span><text:span text:style-name="T2">i</text:span><text:span text:style-name="T2"> </text:span><text:span text:style-name="T2">hasła</text:span><text:span text:style-name="T2">) </text:span><text:span text:style-name="T2">oraz</text:span><text:span text:style-name="T2"> </text:span><text:span text:style-name="T2">dostępność</text:span><text:span text:style-name="T2"> </text:span><text:span text:style-name="T2">biletów</text:span><text:span text:style-name="T2"> </text:span><text:span text:style-name="T2">na</text:span><text:span text:style-name="T2"> </text:span><text:span text:style-name="T2">dany</text:span><text:span text:style-name="T2"> </text:span><text:span text:style-name="T2">lot</text:span><text:span text:style-name="T2">.</text:span></text:p>
      <text:p text:style-name="P1"><text:span text:style-name="T4">Przypadek</text:span><text:span text:style-name="T4">: </text:span><text:span text:style-name="T2">Kupno</text:span><text:span text:style-name="T2"> </text:span><text:span text:style-name="T2">biletów</text:span></text:p>
      <text:p text:style-name="P1"><text:span text:style-name="T4">Aktorzy</text:span><text:span text:style-name="T4">: </text:span><text:span text:style-name="T2">Użytkownik</text:span><text:span text:style-name="T2"> </text:span><text:span text:style-name="T2">zarejestrowany</text:span></text:p>
      <text:p text:style-name="P1"><text:span text:style-name="T4">Cel</text:span><text:span text:style-name="T4">: </text:span><text:span text:style-name="T2">Zakupić</text:span><text:span text:style-name="T2"> </text:span><text:span text:style-name="T2">bilet</text:span></text:p>
      <text:p text:style-name="P1"><text:span text:style-name="T4">Główny</text:span><text:span text:style-name="T4"> </text:span><text:span text:style-name="T4">scenariusz</text:span><text:span text:style-name="T4">:</text:span></text:p>
      <text:p text:style-name="P5"><text:span text:style-name="T2">1.</text:span><text:span text:style-name="T6"> <text:s text:c="6"/></text:span><text:span text:style-name="T2">Kupujący</text:span><text:span text:style-name="T2"> </text:span><text:span text:style-name="T2">wyszukuje</text:span><text:span text:style-name="T2"> </text:span><text:span text:style-name="T2">połączenie</text:span><text:span text:style-name="T2">, </text:span><text:span text:style-name="T2">na</text:span><text:span text:style-name="T2"> </text:span><text:span text:style-name="T2">które</text:span><text:span text:style-name="T2"> </text:span><text:span text:style-name="T2">chce</text:span><text:span text:style-name="T2"> </text:span><text:span text:style-name="T2">zakupić</text:span><text:span text:style-name="T2"> </text:span><text:span text:style-name="T2">bilet</text:span><text:span text:style-name="T2">.</text:span></text:p>
      <text:p text:style-name="P5"><text:span text:style-name="T2">2.</text:span><text:span text:style-name="T6"> <text:s text:c="6"/></text:span><text:span text:style-name="T2">System</text:span><text:span text:style-name="T2"> </text:span><text:span text:style-name="T2">uzupełnia</text:span><text:span text:style-name="T2"> </text:span><text:span text:style-name="T2">dane</text:span><text:span text:style-name="T2"> </text:span><text:span text:style-name="T2">pobierając</text:span><text:span text:style-name="T2"> </text:span><text:span text:style-name="T2">je</text:span><text:span text:style-name="T2"> </text:span><text:span text:style-name="T2">z</text:span><text:span text:style-name="T2"> </text:span><text:span text:style-name="T2">profilu</text:span><text:span text:style-name="T2"> </text:span><text:span text:style-name="T2">osoby</text:span><text:span text:style-name="T2"> </text:span><text:span text:style-name="T2">zalogowanej</text:span><text:span text:style-name="T2">.</text:span></text:p>
      <text:p text:style-name="P5"><text:span text:style-name="T2">3.</text:span><text:span text:style-name="T6"> <text:s text:c="6"/></text:span><text:span text:style-name="T2">Użytkownik</text:span><text:span text:style-name="T2"> </text:span><text:span text:style-name="T2">po</text:span><text:span text:style-name="T2"> </text:span><text:span text:style-name="T2">sprawdzeniu</text:span><text:span text:style-name="T2"> </text:span><text:span text:style-name="T2">poprawności</text:span><text:span text:style-name="T2"> </text:span><text:span text:style-name="T2">danych</text:span><text:span text:style-name="T2"> </text:span><text:span text:style-name="T2">przyciska</text:span><text:span text:style-name="T2"> </text:span><text:span text:style-name="T2">przycisk</text:span><text:span text:style-name="T2"> </text:span><text:span text:style-name="T2">OK</text:span><text:span text:style-name="T2">.</text:span></text:p>
      <text:p text:style-name="P5"><text:span text:style-name="T2">4.</text:span><text:span text:style-name="T6"> <text:s text:c="6"/></text:span><text:span text:style-name="T2">System</text:span><text:span text:style-name="T2"> </text:span><text:span text:style-name="T2">zapamiętuje</text:span><text:span text:style-name="T2"> </text:span><text:span text:style-name="T2">wpisane</text:span><text:span text:style-name="T2"> </text:span><text:span text:style-name="T2">dane</text:span><text:span text:style-name="T2">.</text:span></text:p>
      <text:p text:style-name="P5"><text:span text:style-name="T2">5.</text:span><text:span text:style-name="T6"> <text:s text:c="6"/></text:span><text:span text:style-name="T2">System</text:span><text:span text:style-name="T2">, </text:span><text:span text:style-name="T2">po</text:span><text:span text:style-name="T2"> </text:span><text:span text:style-name="T2">uiszczeniu</text:span><text:span text:style-name="T2"> </text:span><text:span text:style-name="T2">wpłaty</text:span><text:span text:style-name="T2">, </text:span><text:span text:style-name="T2">nadaje</text:span><text:span text:style-name="T2"> </text:span><text:span text:style-name="T2">biletowi</text:span><text:span text:style-name="T2"> </text:span><text:span text:style-name="T2">identyfikator</text:span><text:span text:style-name="T2">.</text:span></text:p>
      <text:p text:style-name="P5"><text:span text:style-name="T2">6.</text:span><text:span text:style-name="T6"> <text:s text:c="6"/></text:span><text:span text:style-name="T2">System</text:span><text:span text:style-name="T2"> </text:span><text:span text:style-name="T2">przesyła</text:span><text:span text:style-name="T2"> </text:span><text:span text:style-name="T2">bilet</text:span><text:span text:style-name="T2"> </text:span><text:span text:style-name="T2">oraz</text:span><text:span text:style-name="T2"> </text:span><text:span text:style-name="T2">potwierdzenie</text:span><text:span text:style-name="T2"> </text:span><text:span text:style-name="T2">mailem</text:span><text:span text:style-name="T2">.</text:span></text:p>
      <text:p text:style-name="P1"><text:span text:style-name="T4">Rozszerzenia</text:span><text:span text:style-name="T4">:</text:span></text:p>
      <text:p text:style-name="P5"><text:span text:style-name="T2">1.</text:span><text:span text:style-name="T6"> <text:s text:c="6"/></text:span><text:span text:style-name="T2">W</text:span><text:span text:style-name="T2"> </text:span><text:span text:style-name="T2">przypadku</text:span><text:span text:style-name="T2"> </text:span><text:span text:style-name="T2">zakupu</text:span><text:span text:style-name="T2"> </text:span><text:span text:style-name="T2">biletu</text:span><text:span text:style-name="T2"> </text:span><text:span text:style-name="T2">dla</text:span><text:span text:style-name="T2"> </text:span><text:span text:style-name="T2">kogoś</text:span><text:span text:style-name="T2"> </text:span><text:span text:style-name="T2">innego</text:span><text:span text:style-name="T2">:</text:span></text:p>
      <text:p text:style-name="P7"><text:span text:style-name="T2">a</text:span><text:span text:style-name="T2">.</text:span><text:span text:style-name="T6"> <text:s text:c="6"/></text:span><text:span text:style-name="T2">Klient</text:span><text:span text:style-name="T2"> </text:span><text:span text:style-name="T2">wpisuje</text:span><text:span text:style-name="T2"> </text:span><text:span text:style-name="T2">wymagane</text:span><text:span text:style-name="T2"> </text:span><text:span text:style-name="T2">dane</text:span><text:span text:style-name="T2"> </text:span><text:span text:style-name="T2">personalne</text:span><text:span text:style-name="T2"> </text:span><text:span text:style-name="T2">osoby</text:span><text:span text:style-name="T2">, </text:span><text:span text:style-name="T2">której</text:span><text:span text:style-name="T2"> </text:span><text:span text:style-name="T2">bilet</text:span><text:span text:style-name="T2"> </text:span><text:span text:style-name="T2">zostanie</text:span><text:span text:style-name="T2"> </text:span><text:span text:style-name="T2">przekazany</text:span><text:span text:style-name="T2">: </text:span><text:span text:style-name="T2">imię</text:span><text:span text:style-name="T2">/ </text:span><text:span text:style-name="T2">imiona</text:span><text:span text:style-name="T2">, </text:span><text:span text:style-name="T2">nazwisko</text:span><text:span text:style-name="T2">, </text:span><text:span text:style-name="T2">data</text:span><text:span text:style-name="T2"> </text:span><text:span text:style-name="T2">urodzenia</text:span><text:span text:style-name="T2">, </text:span><text:span text:style-name="T2">numer</text:span><text:span text:style-name="T2"> </text:span><text:span text:style-name="T2">telefonu</text:span><text:span text:style-name="T2">, </text:span><text:span text:style-name="T2">adres</text:span><text:span text:style-name="T2"> </text:span><text:span text:style-name="T2">email</text:span><text:span text:style-name="T2">.</text:span></text:p>
      <text:p text:style-name="P7"><text:span text:style-name="T2">b</text:span><text:span text:style-name="T2">.</text:span><text:span text:style-name="T6"> <text:s text:c="5"/></text:span><text:span text:style-name="T2">Postępuje</text:span><text:span text:style-name="T2"> </text:span><text:span text:style-name="T2">dalej</text:span><text:span text:style-name="T2"> </text:span><text:span text:style-name="T2">tak</text:span><text:span text:style-name="T2"> </text:span><text:span text:style-name="T2">samo</text:span><text:span text:style-name="T2"> </text:span><text:span text:style-name="T2">jak</text:span><text:span text:style-name="T2"> </text:span><text:span text:style-name="T2">w</text:span><text:span text:style-name="T2"> </text:span><text:span text:style-name="T2">przypadku</text:span><text:span text:style-name="T2">, </text:span><text:span text:style-name="T2">gdy</text:span><text:span text:style-name="T2"> </text:span><text:span text:style-name="T2">kupuje</text:span><text:span text:style-name="T2"> </text:span><text:span text:style-name="T2">bilet</text:span><text:span text:style-name="T2"> </text:span><text:span text:style-name="T2">dla</text:span><text:span text:style-name="T2"> </text:span><text:span text:style-name="T2">siebie</text:span><text:span text:style-name="T2">.</text:span></text:p>
      <text:p text:style-name="P5"><text:span text:style-name="T2">2.</text:span><text:span text:style-name="T6"> <text:s text:c="6"/></text:span><text:span text:style-name="T2">W</text:span><text:span text:style-name="T2"> </text:span><text:span text:style-name="T2">przypadku</text:span><text:span text:style-name="T2"> </text:span><text:span text:style-name="T2">pominięcia</text:span><text:span text:style-name="T2"> </text:span><text:span text:style-name="T2">wymaganego</text:span><text:span text:style-name="T2"> </text:span><text:span text:style-name="T2">pola</text:span><text:span text:style-name="T2"> </text:span><text:span text:style-name="T2">system</text:span><text:span text:style-name="T2"> </text:span><text:span text:style-name="T2">generuje</text:span><text:span text:style-name="T2"> </text:span><text:span text:style-name="T2">wyjątek</text:span><text:span text:style-name="T2"> </text:span><text:span text:style-name="T2">i</text:span><text:span text:style-name="T2"> </text:span><text:span text:style-name="T2">nie</text:span><text:span text:style-name="T2"> </text:span><text:span text:style-name="T2">można</text:span><text:span text:style-name="T2"> </text:span><text:span text:style-name="T2">przejść</text:span><text:span text:style-name="T2"> </text:span><text:span text:style-name="T2">dalej</text:span><text:span text:style-name="T2">. </text:span><text:span text:style-name="T2">System</text:span><text:span text:style-name="T2"> </text:span><text:span text:style-name="T2">zakreśla</text:span><text:span text:style-name="T2"> </text:span><text:span text:style-name="T2">na</text:span><text:span text:style-name="T2"> </text:span><text:span text:style-name="T2">czerwono</text:span><text:span text:style-name="T2"> </text:span><text:span text:style-name="T2">niewypełnione</text:span><text:span text:style-name="T2"> </text:span><text:span text:style-name="T2">pole</text:span><text:span text:style-name="T2"> </text:span><text:span text:style-name="T2">i</text:span><text:span text:style-name="T2"> </text:span><text:span text:style-name="T2">nakazuj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2"><text:s/></text:p>
      <text:p text:style-name="P1"><text:span text:style-name="T2">Przypadek</text:span><text:span text:style-name="T2"> </text:span><text:span text:style-name="T4">Anulowanie</text:span><text:span text:style-name="T4"> </text:span><text:span text:style-name="T4">biletu</text:span><text:span text:style-name="T2"> </text:span><text:span text:style-name="T2">rozszerza</text:span><text:span text:style-name="T2"> </text:span><text:span text:style-name="T2">przypadek</text:span><text:span text:style-name="T2"> </text:span><text:span text:style-name="T2">Kupno</text:span><text:span text:style-name="T2"> </text:span><text:span text:style-name="T2">biletów</text:span><text:span text:style-name="T2"> </text:span><text:span text:style-name="T2">i</text:span><text:span text:style-name="T2"> </text:span><text:span text:style-name="T2">włączany</text:span><text:span text:style-name="T2"> </text:span><text:span text:style-name="T2">jest</text:span><text:span text:style-name="T2"> </text:span><text:span text:style-name="T2">do</text:span><text:span text:style-name="T2"> </text:span><text:span text:style-name="T2">Powiadomienia</text:span><text:span text:style-name="T2">. </text:span><text:span text:style-name="T2">Oznacza</text:span><text:span text:style-name="T2"> </text:span><text:span text:style-name="T2">to</text:span><text:span text:style-name="T2">, </text:span><text:span text:style-name="T2">że</text:span><text:span text:style-name="T2"> </text:span><text:span text:style-name="T2">może</text:span><text:span text:style-name="T2"> </text:span><text:span text:style-name="T2">on</text:span><text:span text:style-name="T2"> </text:span><text:span text:style-name="T2">wystąpić</text:span><text:span text:style-name="T2"> </text:span><text:span text:style-name="T2">po</text:span><text:span text:style-name="T2"> </text:span><text:span text:style-name="T2">zakupie</text:span><text:span text:style-name="T2"> </text:span><text:span text:style-name="T2">biletu</text:span><text:span text:style-name="T2"> </text:span><text:span text:style-name="T2">drogą</text:span><text:span text:style-name="T2"> </text:span><text:span text:style-name="T2">elektroniczną</text:span><text:span text:style-name="T2">, </text:span><text:span text:style-name="T2">bądź</text:span><text:span text:style-name="T2"> </text:span><text:span text:style-name="T2">też</text:span><text:span text:style-name="T2"> </text:span><text:span text:style-name="T2">w</text:span><text:span text:style-name="T2"> </text:span><text:span text:style-name="T2">przypadku</text:span><text:span text:style-name="T2"> </text:span><text:span text:style-name="T2">nabycia</text:span><text:span text:style-name="T2"> </text:span><text:span text:style-name="T2">tegoż</text:span><text:span text:style-name="T2"> </text:span><text:span text:style-name="T2">biletu</text:span><text:span text:style-name="T2"> </text:span><text:span text:style-name="T2">osobiście</text:span><text:span text:style-name="T2"> </text:span><text:span text:style-name="T2">w</text:span><text:span text:style-name="T2"> </text:span><text:span text:style-name="T2">biurze</text:span><text:span text:style-name="T2"> </text:span><text:span text:style-name="T2">obsługi</text:span><text:span text:style-name="T2">. </text:span><text:span text:style-name="T2">Tylko</text:span><text:span text:style-name="T2"> </text:span><text:span text:style-name="T2">Użytkownik</text:span><text:span text:style-name="T2"> </text:span><text:span text:style-name="T2">zarejestrowany</text:span><text:span text:style-name="T2"> </text:span><text:span text:style-name="T2">ma</text:span><text:span text:style-name="T2"> </text:span><text:span text:style-name="T2">możliwość</text:span><text:span text:style-name="T2"> </text:span><text:span text:style-name="T2">Anulowania</text:span><text:span text:style-name="T2"> </text:span><text:span text:style-name="T2">biletu</text:span><text:span text:style-name="T2">. </text:span><text:span text:style-name="T2">Przypadek</text:span><text:span text:style-name="T2"> </text:span><text:span text:style-name="T2">ten</text:span><text:span text:style-name="T2"> </text:span><text:span text:style-name="T2">zaczyna</text:span><text:span text:style-name="T2"> </text:span><text:span text:style-name="T2">się</text:span><text:span text:style-name="T2"> </text:span><text:span text:style-name="T2">w</text:span><text:span text:style-name="T2"> </text:span><text:span text:style-name="T2">trakcie</text:span><text:span text:style-name="T2">, </text:span><text:span text:style-name="T2">gry</text:span><text:span text:style-name="T2"> </text:span><text:span text:style-name="T2">użytkownik</text:span><text:span text:style-name="T2"> </text:span><text:span text:style-name="T2">przejdzie</text:span><text:span text:style-name="T2"> </text:span><text:span text:style-name="T2">na</text:span><text:span text:style-name="T2"> </text:span><text:span text:style-name="T2">odpowiednią</text:span><text:span text:style-name="T2"> </text:span><text:span text:style-name="T2">zakładkę</text:span><text:span text:style-name="T2">, </text:span><text:span text:style-name="T2">natomiast</text:span><text:span text:style-name="T2"> </text:span><text:span text:style-name="T2">kończy</text:span><text:span text:style-name="T2"> </text:span><text:span text:style-name="T2">po</text:span><text:span text:style-name="T2"> </text:span><text:span text:style-name="T2">otrzymaniu</text:span><text:span text:style-name="T2"> </text:span><text:span text:style-name="T2">wiadomości</text:span><text:span text:style-name="T2"> </text:span><text:span text:style-name="T2">zwrotnej</text:span><text:span text:style-name="T2">. </text:span><text:span text:style-name="T2">Specjalnym</text:span><text:span text:style-name="T2"> </text:span><text:span text:style-name="T2">wymaganiem</text:span><text:span text:style-name="T2"> </text:span><text:span text:style-name="T2">jest</text:span><text:span text:style-name="T2"> </text:span><text:span text:style-name="T2">bycie</text:span><text:span text:style-name="T2"> </text:span><text:span text:style-name="T2">zarejestrowanym</text:span><text:span text:style-name="T2"> </text:span><text:span text:style-name="T2">w</text:span><text:span text:style-name="T2"> </text:span><text:span text:style-name="T2">systemie</text:span><text:span text:style-name="T2"> (</text:span><text:span text:style-name="T2">posiadanie</text:span><text:span text:style-name="T2"> </text:span><text:span text:style-name="T2">loginu</text:span><text:span text:style-name="T2"> </text:span><text:span text:style-name="T2">i</text:span><text:span text:style-name="T2"> </text:span><text:span text:style-name="T2">hasła</text:span><text:span text:style-name="T2">) </text:span><text:span text:style-name="T2">oraz</text:span><text:span text:style-name="T2"> </text:span><text:span text:style-name="T2">posiadanie</text:span><text:span text:style-name="T2"> </text:span><text:span text:style-name="T2">biletu</text:span><text:span text:style-name="T2">.</text:span></text:p>
      <text:p text:style-name="P1"><text:span text:style-name="T4">Przypadek</text:span><text:span text:style-name="T4">: </text:span><text:span text:style-name="T2">Anulowanie</text:span><text:span text:style-name="T2"> </text:span><text:span text:style-name="T2">biletu</text:span></text:p>
      <text:p text:style-name="P1"><text:span text:style-name="T4">Aktorzy</text:span><text:span text:style-name="T4">: </text:span><text:span text:style-name="T2">Użytkownik</text:span><text:span text:style-name="T2"> </text:span><text:span text:style-name="T2">zarejestrowany</text:span></text:p>
      <text:p text:style-name="P1"><text:span text:style-name="T4">Cel</text:span><text:span text:style-name="T4">: </text:span><text:span text:style-name="T2">Anulowanie</text:span><text:span text:style-name="T2"> </text:span><text:span text:style-name="T2">zakupionego</text:span><text:span text:style-name="T2"> </text:span><text:span text:style-name="T2">wcześniej</text:span><text:span text:style-name="T2"> </text:span><text:span text:style-name="T2">biletu</text:span></text:p>
      <text:p text:style-name="P1"><text:soft-page-break/><text:span text:style-name="T4">Główny</text:span><text:span text:style-name="T4"> </text:span><text:span text:style-name="T4">scenariusz</text:span><text:span text:style-name="T4">:</text:span></text:p>
      <text:p text:style-name="P5"><text:span text:style-name="T2">1.</text:span><text:span text:style-name="T6"> <text:s text:c="6"/></text:span><text:span text:style-name="T2">Użytkownik</text:span><text:span text:style-name="T2"> </text:span><text:span text:style-name="T2">zarejestrowany</text:span><text:span text:style-name="T2"> </text:span><text:span text:style-name="T2">przechodzi</text:span><text:span text:style-name="T2"> </text:span><text:span text:style-name="T2">na</text:span><text:span text:style-name="T2"> </text:span><text:span text:style-name="T2">zakładkę</text:span><text:span text:style-name="T2"> „</text:span><text:span text:style-name="T2">Anulowanie</text:span><text:span text:style-name="T2"> </text:span><text:span text:style-name="T2">biletu</text:span><text:span text:style-name="T2">”.</text:span></text:p>
      <text:p text:style-name="P5"><text:span text:style-name="T2">2.</text:span><text:span text:style-name="T6"> <text:s text:c="6"/></text:span><text:span text:style-name="T2">Tam</text:span><text:span text:style-name="T2"> </text:span><text:span text:style-name="T2">wpisuje</text:span><text:span text:style-name="T2"> </text:span><text:span text:style-name="T2">dane</text:span><text:span text:style-name="T2">: </text:span><text:span text:style-name="T2">numer</text:span><text:span text:style-name="T2"> </text:span><text:span text:style-name="T2">biletu</text:span><text:span text:style-name="T2">, </text:span><text:span text:style-name="T2">imię</text:span><text:span text:style-name="T2"> </text:span><text:span text:style-name="T2">oraz</text:span><text:span text:style-name="T2"> </text:span><text:span text:style-name="T2">nazwisko</text:span><text:span text:style-name="T2">.</text:span></text:p>
      <text:p text:style-name="P5"><text:span text:style-name="T2">3.</text:span><text:span text:style-name="T6"> <text:s text:c="6"/></text:span><text:span text:style-name="T2">Użytkownik</text:span><text:span text:style-name="T2"> </text:span><text:span text:style-name="T2">zatwierdza</text:span><text:span text:style-name="T2"> </text:span><text:span text:style-name="T2">przyciskiem</text:span><text:span text:style-name="T2"> </text:span><text:span text:style-name="T2">OK</text:span><text:span text:style-name="T2">.</text:span></text:p>
      <text:p text:style-name="P5"><text:span text:style-name="T2">4.</text:span><text:span text:style-name="T6"> <text:s text:c="6"/></text:span><text:span text:style-name="T2">System</text:span><text:span text:style-name="T2"> </text:span><text:span text:style-name="T2">wyszukuje</text:span><text:span text:style-name="T2"> </text:span><text:span text:style-name="T2">w</text:span><text:span text:style-name="T2"> </text:span><text:span text:style-name="T2">bazie</text:span><text:span text:style-name="T2"> </text:span><text:span text:style-name="T2">danych</text:span><text:span text:style-name="T2"> </text:span><text:span text:style-name="T2">dany</text:span><text:span text:style-name="T2"> </text:span><text:span text:style-name="T2">bilet</text:span><text:span text:style-name="T2">, </text:span><text:span text:style-name="T2">sprawdza</text:span><text:span text:style-name="T2">, </text:span><text:span text:style-name="T2">ile</text:span><text:span text:style-name="T2"> </text:span><text:span text:style-name="T2">godzin</text:span><text:span text:style-name="T2"> </text:span><text:span text:style-name="T2">zostało</text:span><text:span text:style-name="T2"> </text:span><text:span text:style-name="T2">do</text:span><text:span text:style-name="T2"> </text:span><text:span text:style-name="T2">wylotu</text:span><text:span text:style-name="T2"> </text:span><text:span text:style-name="T2">i</text:span><text:span text:style-name="T2"> </text:span><text:span text:style-name="T2">usuwa</text:span><text:span text:style-name="T2"> </text:span><text:span text:style-name="T2">daną</text:span><text:span text:style-name="T2"> </text:span><text:span text:style-name="T2">osobę</text:span><text:span text:style-name="T2"> </text:span><text:span text:style-name="T2">z</text:span><text:span text:style-name="T2"> </text:span><text:span text:style-name="T2">listy</text:span><text:span text:style-name="T2">.</text:span></text:p>
      <text:p text:style-name="P5"><text:span text:style-name="T2">5.</text:span><text:span text:style-name="T6"> <text:s text:c="6"/></text:span><text:span text:style-name="T2">System</text:span><text:span text:style-name="T2"> </text:span><text:span text:style-name="T2">zwraca</text:span><text:span text:style-name="T2"> </text:span><text:span text:style-name="T2">pieniądze</text:span><text:span text:style-name="T2"> </text:span><text:span text:style-name="T2">na</text:span><text:span text:style-name="T2"> </text:span><text:span text:style-name="T2">konto</text:span><text:span text:style-name="T2"> </text:span><text:span text:style-name="T2">użytkownika</text:span><text:span text:style-name="T2"> </text:span><text:span text:style-name="T2">w</text:span><text:span text:style-name="T2"> </text:span><text:span text:style-name="T2">przypadku</text:span><text:span text:style-name="T2">, </text:span><text:span text:style-name="T2">gdy</text:span><text:span text:style-name="T2"> </text:span><text:span text:style-name="T2">do</text:span><text:span text:style-name="T2"> </text:span><text:span text:style-name="T2">wylotu</text:span><text:span text:style-name="T2"> </text:span><text:span text:style-name="T2">pozostało</text:span><text:span text:style-name="T2"> </text:span><text:span text:style-name="T2">więcej</text:span><text:span text:style-name="T2"> </text:span><text:span text:style-name="T2">niż</text:span><text:span text:style-name="T2"> 48 </text:span><text:span text:style-name="T2">godzin</text:span><text:span text:style-name="T2">.</text:span></text:p>
      <text:p text:style-name="P5"><text:span text:style-name="T2">6.</text:span><text:span text:style-name="T6"> <text:s text:c="6"/></text:span><text:span text:style-name="T2">System</text:span><text:span text:style-name="T2"> </text:span><text:span text:style-name="T2">wysyła</text:span><text:span text:style-name="T2"> </text:span><text:span text:style-name="T2">potwierdzenie</text:span><text:span text:style-name="T2"> </text:span><text:span text:style-name="T2">anulowania</text:span><text:span text:style-name="T2"> </text:span><text:span text:style-name="T2">biletu</text:span><text:span text:style-name="T2"> </text:span><text:span text:style-name="T2">drogą</text:span><text:span text:style-name="T2"> </text:span><text:span text:style-name="T2">mailową</text:span><text:span text:style-name="T2">.</text:span></text:p>
      <text:p text:style-name="P1"><text:span text:style-name="T4">Rozszerzenia</text:span><text:span text:style-name="T4">:</text:span></text:p>
      <text:p text:style-name="P5"><text:span text:style-name="T2">1.</text:span><text:span text:style-name="T6"> <text:s text:c="6"/></text:span><text:span text:style-name="T2">Gdy</text:span><text:span text:style-name="T2"> </text:span><text:span text:style-name="T2">do</text:span><text:span text:style-name="T2"> </text:span><text:span text:style-name="T2">wylotu</text:span><text:span text:style-name="T2"> </text:span><text:span text:style-name="T2">zostało</text:span><text:span text:style-name="T2"> </text:span><text:span text:style-name="T2">mniej</text:span><text:span text:style-name="T2"> </text:span><text:span text:style-name="T2">niż</text:span><text:span text:style-name="T2"> 48 </text:span><text:span text:style-name="T2">godzin</text:span><text:span text:style-name="T2">:</text:span></text:p>
      <text:p text:style-name="P7"><text:span text:style-name="T2">a</text:span><text:span text:style-name="T2">.</text:span><text:span text:style-name="T6"> <text:s text:c="6"/></text:span><text:span text:style-name="T2">Użytkownik</text:span><text:span text:style-name="T2"> </text:span><text:span text:style-name="T2">nie</text:span><text:span text:style-name="T2"> </text:span><text:span text:style-name="T2">otrzymuje</text:span><text:span text:style-name="T2"> </text:span><text:span text:style-name="T2">zwrotu</text:span><text:span text:style-name="T2"> </text:span><text:span text:style-name="T2">pieniędzy</text:span><text:span text:style-name="T2">;</text:span></text:p>
      <text:p text:style-name="P7"><text:span text:style-name="T2">b</text:span><text:span text:style-name="T2">.</text:span><text:span text:style-name="T6"> <text:s text:c="5"/></text:span><text:span text:style-name="T2">Zostaje</text:span><text:span text:style-name="T2"> </text:span><text:span text:style-name="T2">powiadomiony</text:span><text:span text:style-name="T2"> </text:span><text:span text:style-name="T2">o</text:span><text:span text:style-name="T2"> </text:span><text:span text:style-name="T2">anulowaniu</text:span><text:span text:style-name="T2"> </text:span><text:span text:style-name="T2">biletu</text:span><text:span text:style-name="T2"> </text:span><text:span text:style-name="T2">drogą</text:span><text:span text:style-name="T2"> </text:span><text:span text:style-name="T2">mailową</text:span><text:span text:style-name="T2">.</text:span></text:p>
      <text:p text:style-name="P5"><text:span text:style-name="T2">2.</text:span><text:span text:style-name="T6"> <text:s text:c="6"/></text:span><text:span text:style-name="T2">Gdy</text:span><text:span text:style-name="T2"> </text:span><text:span text:style-name="T2">użytkownik</text:span><text:span text:style-name="T2"> </text:span><text:span text:style-name="T2">źle</text:span><text:span text:style-name="T2"> </text:span><text:span text:style-name="T2">wpisał</text:span><text:span text:style-name="T2"> </text:span><text:span text:style-name="T2">dane</text:span><text:span text:style-name="T2">, </text:span><text:span text:style-name="T2">bądź</text:span><text:span text:style-name="T2"> </text:span><text:span text:style-name="T2">pominął</text:span><text:span text:style-name="T2"> </text:span><text:span text:style-name="T2">wymagane</text:span><text:span text:style-name="T2"> </text:span><text:span text:style-name="T2">pole</text:span><text:span text:style-name="T2"> </text:span><text:span text:style-name="T2">system</text:span><text:span text:style-name="T2"> </text:span><text:span text:style-name="T2">generuje</text:span><text:span text:style-name="T2"> </text:span><text:span text:style-name="T2">wyjątek</text:span><text:span text:style-name="T2"> </text:span><text:span text:style-name="T2">i</text:span><text:span text:style-name="T2"> </text:span><text:span text:style-name="T2">zostaje</text:span><text:span text:style-name="T2"> </text:span><text:span text:style-name="T2">podany</text:span><text:span text:style-name="T2"> </text:span><text:span text:style-name="T2">komunikat</text:span><text:span text:style-name="T2">: „</text:span><text:span text:style-name="T2">Nie</text:span><text:span text:style-name="T2"> </text:span><text:span text:style-name="T2">ma</text:span><text:span text:style-name="T2"> </text:span><text:span text:style-name="T2">takiego</text:span><text:span text:style-name="T2"> </text:span><text:span text:style-name="T2">biletu</text:span><text:span text:style-name="T2">. </text:span><text:span text:style-name="T2">Wpisz</text:span><text:span text:style-name="T2"> </text:span><text:span text:style-name="T2">poprawnie</text:span><text:span text:style-name="T2"> </text:span><text:span text:style-name="T2">dane</text:span><text:span text:style-name="T2">”.</text:span></text:p>
      <text:p text:style-name="P6"/>
      <text:p text:style-name="P8"><text:span text:style-name="T2">Przypadek</text:span><text:span text:style-name="T2"> </text:span><text:span text:style-name="T4">Odsprzedanie</text:span><text:span text:style-name="T4"> </text:span><text:span text:style-name="T4">biletu</text:span><text:span text:style-name="T4"> </text:span><text:span text:style-name="T2">podobnie</text:span><text:span text:style-name="T2"> </text:span><text:span text:style-name="T2">jak</text:span><text:span text:style-name="T2"> </text:span><text:span text:style-name="T2">przypadek</text:span><text:span text:style-name="T2"> </text:span><text:span text:style-name="T2">Anulowanie</text:span><text:span text:style-name="T2"> </text:span><text:span text:style-name="T2">biletu</text:span><text:span text:style-name="T2"> </text:span><text:span text:style-name="T2">rozszerza</text:span><text:span text:style-name="T2"> </text:span><text:span text:style-name="T2">przypadek</text:span><text:span text:style-name="T2"> </text:span><text:span text:style-name="T2">Kupno</text:span><text:span text:style-name="T2"> </text:span><text:span text:style-name="T2">biletów</text:span><text:span text:style-name="T2"> </text:span><text:span text:style-name="T2">oraz</text:span><text:span text:style-name="T2"> </text:span><text:span text:style-name="T2">włączany</text:span><text:span text:style-name="T2"> </text:span><text:span text:style-name="T2">jest</text:span><text:span text:style-name="T2"> </text:span><text:span text:style-name="T2">do</text:span><text:span text:style-name="T2"> </text:span><text:span text:style-name="T2">Powiadomienia</text:span><text:span text:style-name="T2">. </text:span><text:span text:style-name="T2">Działa</text:span><text:span text:style-name="T2"> </text:span><text:span text:style-name="T2">na</text:span><text:span text:style-name="T2"> </text:span><text:span text:style-name="T2">podobnej</text:span><text:span text:style-name="T2"> </text:span><text:span text:style-name="T2">zasadzie</text:span><text:span text:style-name="T2">, </text:span><text:span text:style-name="T2">ponieważ</text:span><text:span text:style-name="T2"> </text:span><text:span text:style-name="T2">można</text:span><text:span text:style-name="T2"> </text:span><text:span text:style-name="T2">odsprzedać</text:span><text:span text:style-name="T2"> </text:span><text:span text:style-name="T2">bilet</text:span><text:span text:style-name="T2"> </text:span><text:span text:style-name="T2">zakupiony</text:span><text:span text:style-name="T2"> </text:span><text:span text:style-name="T2">drogą</text:span><text:span text:style-name="T2"> </text:span><text:span text:style-name="T2">elektroniczną</text:span><text:span text:style-name="T2">, </text:span><text:span text:style-name="T2">jak</text:span><text:span text:style-name="T2"> </text:span><text:span text:style-name="T2">i</text:span><text:span text:style-name="T2"> </text:span><text:span text:style-name="T2">mailową</text:span><text:span text:style-name="T2">. </text:span><text:span text:style-name="T2">Również</text:span><text:span text:style-name="T2"> </text:span><text:span text:style-name="T2">jedynie</text:span><text:span text:style-name="T2"> </text:span><text:span text:style-name="T2">Użytkownik</text:span><text:span text:style-name="T2"> </text:span><text:span text:style-name="T2">zarejestrowany</text:span><text:span text:style-name="T2"> </text:span><text:span text:style-name="T2">ma</text:span><text:span text:style-name="T2"> </text:span><text:span text:style-name="T2">możliwość</text:span><text:span text:style-name="T2"> </text:span><text:span text:style-name="T2">odsprzedania</text:span><text:span text:style-name="T2"> </text:span><text:span text:style-name="T2">biletu</text:span><text:span text:style-name="T2">. </text:span><text:span text:style-name="T2">Przypadek</text:span><text:span text:style-name="T2"> </text:span><text:span text:style-name="T2">ten</text:span><text:span text:style-name="T2"> </text:span><text:span text:style-name="T2">ma</text:span><text:span text:style-name="T2"> </text:span><text:span text:style-name="T2">początek</text:span><text:span text:style-name="T2"> </text:span><text:span text:style-name="T2">przechodząc</text:span><text:span text:style-name="T2"> </text:span><text:span text:style-name="T2">na</text:span><text:span text:style-name="T2"> </text:span><text:span text:style-name="T2">zakładkę</text:span><text:span text:style-name="T2"> „</text:span><text:span text:style-name="T2">Odsprzedanie</text:span><text:span text:style-name="T2"> </text:span><text:span text:style-name="T2">biletu</text:span><text:span text:style-name="T2">”, </text:span><text:span text:style-name="T2">a</text:span><text:span text:style-name="T2"> </text:span><text:span text:style-name="T2">koniec</text:span><text:span text:style-name="T2"> </text:span><text:span text:style-name="T2">po</text:span><text:span text:style-name="T2"> </text:span><text:span text:style-name="T2">otrzymaniu</text:span><text:span text:style-name="T2"> </text:span><text:span text:style-name="T2">potwierdzenia</text:span><text:span text:style-name="T2"> </text:span><text:span text:style-name="T2">zgłoszenia</text:span><text:span text:style-name="T2"> </text:span><text:span text:style-name="T2">oferty</text:span><text:span text:style-name="T2"> </text:span><text:span text:style-name="T2">sprzedaży</text:span><text:span text:style-name="T2">. <text:s text:c="2"/></text:span><text:span text:style-name="T2">Specjalnym</text:span><text:span text:style-name="T2"> </text:span><text:span text:style-name="T2">wymaganiem</text:span><text:span text:style-name="T2"> </text:span><text:span text:style-name="T2">jest</text:span><text:span text:style-name="T2"> </text:span><text:span text:style-name="T2">bycie</text:span><text:span text:style-name="T2"> </text:span><text:span text:style-name="T2">zarejestrowanym</text:span><text:span text:style-name="T2"> </text:span><text:span text:style-name="T2">w</text:span><text:span text:style-name="T2"> </text:span><text:span text:style-name="T2">systemie</text:span><text:span text:style-name="T2"> (</text:span><text:span text:style-name="T2">posiadanie</text:span><text:span text:style-name="T2"> </text:span><text:span text:style-name="T2">loginu</text:span><text:span text:style-name="T2"> </text:span><text:span text:style-name="T2">i</text:span><text:span text:style-name="T2"> </text:span><text:span text:style-name="T2">hasła</text:span><text:span text:style-name="T2">) </text:span><text:span text:style-name="T2">oraz</text:span><text:span text:style-name="T2"> </text:span><text:span text:style-name="T2">posiadanie</text:span><text:span text:style-name="T2"> </text:span><text:span text:style-name="T2">biletu</text:span><text:span text:style-name="T2">.</text:span></text:p>
      <text:p text:style-name="P8"><text:span text:style-name="T4">Przypadek</text:span><text:span text:style-name="T4">: </text:span><text:span text:style-name="T2">Odsprzedanie</text:span><text:span text:style-name="T2"> </text:span><text:span text:style-name="T2">biletu</text:span></text:p>
      <text:p text:style-name="P8"><text:span text:style-name="T4">Aktorzy</text:span><text:span text:style-name="T4">: </text:span><text:span text:style-name="T2">Użytkownik</text:span><text:span text:style-name="T2"> </text:span><text:span text:style-name="T2">zarejestrowany</text:span></text:p>
      <text:p text:style-name="P8"><text:span text:style-name="T4">Cel</text:span><text:span text:style-name="T4">: </text:span><text:span text:style-name="T2">Odsprzedanie</text:span><text:span text:style-name="T2"> </text:span><text:span text:style-name="T2">zakupionego</text:span><text:span text:style-name="T2"> </text:span><text:span text:style-name="T2">wcześniej</text:span><text:span text:style-name="T2"> </text:span><text:span text:style-name="T2">biletu</text:span></text:p>
      <text:p text:style-name="P8"><text:span text:style-name="T4">Główny</text:span><text:span text:style-name="T4"> </text:span><text:span text:style-name="T4">scenariusz</text:span><text:span text:style-name="T4">:</text:span></text:p>
      <text:p text:style-name="P10"><text:span text:style-name="T2">1.</text:span><text:span text:style-name="T6"> <text:s text:c="6"/></text:span><text:span text:style-name="T2">Użytkownik</text:span><text:span text:style-name="T2"> </text:span><text:span text:style-name="T2">przechodzi</text:span><text:span text:style-name="T2"> </text:span><text:span text:style-name="T2">na</text:span><text:span text:style-name="T2"> </text:span><text:span text:style-name="T2">zakładkę</text:span><text:span text:style-name="T2"> „</text:span><text:span text:style-name="T2">Odsprzedanie</text:span><text:span text:style-name="T2"> </text:span><text:span text:style-name="T2">biletu</text:span><text:span text:style-name="T2">”.</text:span></text:p>
      <text:p text:style-name="P10"><text:span text:style-name="T2">2.</text:span><text:span text:style-name="T6"> <text:s text:c="6"/></text:span><text:span text:style-name="T2">Tam</text:span><text:span text:style-name="T2"> </text:span><text:span text:style-name="T2">podaje</text:span><text:span text:style-name="T2"> </text:span><text:span text:style-name="T2">dane</text:span><text:span text:style-name="T2">: </text:span><text:span text:style-name="T2">numer</text:span><text:span text:style-name="T2"> </text:span><text:span text:style-name="T2">biletu</text:span><text:span text:style-name="T2">, </text:span><text:span text:style-name="T2">informacje</text:span><text:span text:style-name="T2"> </text:span><text:span text:style-name="T2">o</text:span><text:span text:style-name="T2"> </text:span><text:span text:style-name="T2">połączeniu</text:span><text:span text:style-name="T2">, </text:span><text:span text:style-name="T2">data</text:span><text:span text:style-name="T2"> </text:span><text:span text:style-name="T2">i</text:span><text:span text:style-name="T2"> </text:span><text:span text:style-name="T2">godzina</text:span><text:span text:style-name="T2"> </text:span><text:span text:style-name="T2">wylotu</text:span><text:span text:style-name="T2">.</text:span></text:p>
      <text:p text:style-name="P10"><text:span text:style-name="T2">3.</text:span><text:span text:style-name="T6"> <text:s text:c="6"/></text:span><text:span text:style-name="T2">Następnie</text:span><text:span text:style-name="T2"> </text:span><text:span text:style-name="T2">zatwierdza</text:span><text:span text:style-name="T2"> </text:span><text:span text:style-name="T2">wpisane</text:span><text:span text:style-name="T2"> </text:span><text:span text:style-name="T2">dane</text:span><text:span text:style-name="T2">.</text:span></text:p>
      <text:p text:style-name="P10"><text:span text:style-name="T2">4.</text:span><text:span text:style-name="T6"> <text:s text:c="6"/></text:span><text:span text:style-name="T2">System</text:span><text:span text:style-name="T2"> </text:span><text:span text:style-name="T2">wprowadza</text:span><text:span text:style-name="T2"> </text:span><text:span text:style-name="T2">dane</text:span><text:span text:style-name="T2"> </text:span><text:span text:style-name="T2">i</text:span><text:span text:style-name="T2"> </text:span><text:span text:style-name="T2">bilet</text:span><text:span text:style-name="T2"> </text:span><text:span text:style-name="T2">jest</text:span><text:span text:style-name="T2"> </text:span><text:span text:style-name="T2">widoczny</text:span><text:span text:style-name="T2"> </text:span><text:span text:style-name="T2">w</text:span><text:span text:style-name="T2"> </text:span><text:span text:style-name="T2">wyszukiwarce</text:span><text:span text:style-name="T2">.</text:span></text:p>
      <text:p text:style-name="P10"><text:span text:style-name="T2">5.</text:span><text:span text:style-name="T6"> <text:s text:c="6"/></text:span><text:span text:style-name="T2">System</text:span><text:span text:style-name="T2"> </text:span><text:span text:style-name="T2">wysyła</text:span><text:span text:style-name="T2"> </text:span><text:span text:style-name="T2">potwierdzenie</text:span><text:span text:style-name="T2"> </text:span><text:span text:style-name="T2">o</text:span><text:span text:style-name="T2"> </text:span><text:span text:style-name="T2">zgłoszeniu</text:span><text:span text:style-name="T2">.</text:span></text:p>
      <text:p text:style-name="P8"><text:span text:style-name="T4">Rozszerzenia</text:span><text:span text:style-name="T4">:</text:span></text:p>
      <text:p text:style-name="P10"><text:span text:style-name="T2">1.</text:span><text:span text:style-name="T6"> <text:s text:c="6"/></text:span><text:span text:style-name="T2">W</text:span><text:span text:style-name="T2"> </text:span><text:span text:style-name="T2">przypadku</text:span><text:span text:style-name="T2">, </text:span><text:span text:style-name="T2">bilet</text:span><text:span text:style-name="T2"> </text:span><text:span text:style-name="T2">jest</text:span><text:span text:style-name="T2"> </text:span><text:span text:style-name="T2">przedawniony</text:span><text:span text:style-name="T2">- </text:span><text:span text:style-name="T2">system</text:span><text:span text:style-name="T2"> </text:span><text:span text:style-name="T2">generuje</text:span><text:span text:style-name="T2"> </text:span><text:span text:style-name="T2">wyjątek</text:span><text:span text:style-name="T2"> </text:span><text:span text:style-name="T2">i</text:span><text:span text:style-name="T2"> </text:span><text:span text:style-name="T2">nie</text:span><text:span text:style-name="T2"> </text:span><text:span text:style-name="T2">przyjmuje</text:span><text:span text:style-name="T2"> </text:span><text:span text:style-name="T2">zgłoszenia</text:span><text:span text:style-name="T2">.</text:span></text:p>
      <text:p text:style-name="P11"><text:span text:style-name="T2">2.</text:span><text:span text:style-name="T6"> <text:s text:c="6"/></text:span><text:span text:style-name="T2">Jeśli</text:span><text:span text:style-name="T2"> </text:span><text:span text:style-name="T2">zostały</text:span><text:span text:style-name="T2"> </text:span><text:span text:style-name="T2">wpisane</text:span><text:span text:style-name="T2"> </text:span><text:span text:style-name="T2">błędny</text:span><text:span text:style-name="T2">, </text:span><text:span text:style-name="T2">bądź</text:span><text:span text:style-name="T2"> </text:span><text:span text:style-name="T2">niewystarczające</text:span><text:span text:style-name="T2"> </text:span><text:span text:style-name="T2">dane</text:span><text:span text:style-name="T2">- </text:span><text:span text:style-name="T2">system</text:span><text:span text:style-name="T2">, </text:span><text:span text:style-name="T2">informuje</text:span><text:span text:style-name="T2"> </text:span><text:span text:style-name="T2">o</text:span><text:span text:style-name="T2"> </text:span><text:span text:style-name="T2">tym</text:span><text:span text:style-name="T2"> </text:span><text:span text:style-name="T2">odpowiednim</text:span><text:span text:style-name="T2"> </text:span><text:span text:style-name="T2">komunikatem</text:span><text:span text:style-name="T2">.</text:span></text:p>
      <text:p text:style-name="P9"/>
      <text:p text:style-name="P8"><text:span text:style-name="T2">Przypadek</text:span><text:span text:style-name="T2"> </text:span><text:span text:style-name="T4">Zbieranie</text:span><text:span text:style-name="T4"> </text:span><text:span text:style-name="T4">punktów</text:span><text:span text:style-name="T2"> </text:span><text:span text:style-name="T2">bezpośrednio</text:span><text:span text:style-name="T2"> </text:span><text:span text:style-name="T2">łączy</text:span><text:span text:style-name="T2"> </text:span><text:span text:style-name="T2">się</text:span><text:span text:style-name="T2"> </text:span><text:span text:style-name="T2">z</text:span><text:span text:style-name="T2"> </text:span><text:span text:style-name="T2">przypadkiem</text:span><text:span text:style-name="T2"> </text:span><text:span text:style-name="T2">Kupno</text:span><text:span text:style-name="T2"> </text:span><text:span text:style-name="T2">biletów</text:span><text:span text:style-name="T2">. </text:span><text:span text:style-name="T2">Rozpoczyna</text:span><text:span text:style-name="T2"> </text:span><text:span text:style-name="T2">się</text:span><text:span text:style-name="T2"> </text:span><text:span text:style-name="T2">on</text:span><text:span text:style-name="T2"> </text:span><text:span text:style-name="T2">w</text:span><text:span text:style-name="T2"> </text:span><text:span text:style-name="T2">momencie</text:span><text:span text:style-name="T2"> </text:span><text:span text:style-name="T2">zaznaczenia</text:span><text:span text:style-name="T2"> </text:span><text:span text:style-name="T2">opcji</text:span><text:span text:style-name="T2"> „</text:span><text:span text:style-name="T2">Zbierz</text:span><text:span text:style-name="T2"> </text:span><text:span text:style-name="T2">punkty</text:span><text:span text:style-name="T2">” </text:span><text:span text:style-name="T2">w</text:span><text:span text:style-name="T2"> </text:span><text:span text:style-name="T2">trakcie</text:span><text:span text:style-name="T2"> </text:span><text:span text:style-name="T2">kupowania</text:span><text:span text:style-name="T2"> </text:span><text:span text:style-name="T2">biletu</text:span><text:span text:style-name="T2"> </text:span><text:span text:style-name="T2">przez</text:span><text:span text:style-name="T2"> </text:span><text:span text:style-name="T2">internet</text:span><text:span text:style-name="T2">. </text:span><text:span text:style-name="T2">Za</text:span><text:span text:style-name="T2"> </text:span><text:span text:style-name="T2">jego</text:span><text:span text:style-name="T2"> </text:span><text:span text:style-name="T2">koniec</text:span><text:span text:style-name="T2"> </text:span><text:span text:style-name="T2">uważa</text:span><text:span text:style-name="T2"> </text:span><text:span text:style-name="T2">się</text:span><text:span text:style-name="T2"> </text:span><text:span text:style-name="T2">otrzymanie</text:span><text:span text:style-name="T2"> </text:span><text:span text:style-name="T2">potwierdzenia</text:span><text:span text:style-name="T2"> </text:span><text:span text:style-name="T2">zakupu</text:span><text:span text:style-name="T2"> </text:span><text:span text:style-name="T2">biletu</text:span><text:span text:style-name="T2">. </text:span><text:span text:style-name="T2">Ta</text:span><text:span text:style-name="T2"> </text:span><text:span text:style-name="T2">opcja</text:span><text:span text:style-name="T2"> </text:span><text:span text:style-name="T2">jest</text:span><text:span text:style-name="T2"> </text:span><text:span text:style-name="T2">dostępna</text:span><text:span text:style-name="T2"> </text:span><text:span text:style-name="T2">wyłącznie</text:span><text:span text:style-name="T2"> </text:span><text:span text:style-name="T2">dla</text:span><text:span text:style-name="T2"> </text:span><text:span text:style-name="T2">Użytkownika</text:span><text:span text:style-name="T2"> </text:span><text:span text:style-name="T2">zarejestrowanego</text:span><text:span text:style-name="T2">. </text:span><text:span text:style-name="T2">Nie</text:span><text:span text:style-name="T2"> </text:span><text:span text:style-name="T2">generuje</text:span><text:span text:style-name="T2"> </text:span><text:span text:style-name="T2">żadnych</text:span><text:span text:style-name="T2"> </text:span><text:span text:style-name="T2">wyjątków</text:span><text:span text:style-name="T2">, </text:span><text:span text:style-name="T2">ponieważ</text:span><text:span text:style-name="T2"> </text:span><text:span text:style-name="T2">zaznacza</text:span><text:span text:style-name="T2"> </text:span><text:span text:style-name="T2">się</text:span><text:span text:style-name="T2"> </text:span><text:span text:style-name="T2">ją</text:span><text:span text:style-name="T2"> </text:span><text:span text:style-name="T2">jednym</text:span><text:span text:style-name="T2"> </text:span><text:span text:style-name="T2">kliknięciem</text:span><text:span text:style-name="T2">, </text:span><text:span text:style-name="T2">bądź</text:span><text:span text:style-name="T2"> </text:span><text:span text:style-name="T2">rezygnuje</text:span><text:span text:style-name="T2"> </text:span><text:span text:style-name="T2">się</text:span><text:span text:style-name="T2"> </text:span><text:span text:style-name="T2">z</text:span><text:span text:style-name="T2"> </text:span><text:span text:style-name="T2">takiej</text:span><text:span text:style-name="T2"> </text:span><text:span text:style-name="T2">opcji</text:span><text:span text:style-name="T2"> (</text:span><text:span text:style-name="T2">nie</text:span><text:span text:style-name="T2"> </text:span><text:span text:style-name="T2">zaznaczając</text:span><text:span text:style-name="T2"> </text:span><text:span text:style-name="T2">nic</text:span><text:span text:style-name="T2">).</text:span></text:p>
      <text:p text:style-name="P9"/>
      <text:p text:style-name="P8"><text:span text:style-name="T2">Przypadek</text:span><text:span text:style-name="T2"> </text:span><text:span text:style-name="T4">Płatność</text:span><text:span text:style-name="T4"> </text:span><text:span text:style-name="T4">przelewem</text:span><text:span text:style-name="T4"> </text:span><text:span text:style-name="T2">również</text:span><text:span text:style-name="T2"> </text:span><text:span text:style-name="T2">łączy</text:span><text:span text:style-name="T2"> </text:span><text:span text:style-name="T2">się</text:span><text:span text:style-name="T2"> </text:span><text:span text:style-name="T2">z</text:span><text:span text:style-name="T2"> </text:span><text:span text:style-name="T2">przypadkiem</text:span><text:span text:style-name="T2"> </text:span><text:span text:style-name="T2">Kupno</text:span><text:span text:style-name="T2"> </text:span><text:span text:style-name="T2">biletów</text:span><text:span text:style-name="T2">. </text:span><text:span text:style-name="T2">Rozpoczyna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, </text:span><text:span text:style-name="T2">gdy</text:span><text:span text:style-name="T2"> </text:span><text:span text:style-name="T2">chcemy</text:span><text:span text:style-name="T2"> </text:span><text:span text:style-name="T2">zapłacić</text:span><text:span text:style-name="T2"> </text:span><text:span text:style-name="T2">za</text:span><text:span text:style-name="T2"> </text:span><text:span text:style-name="T2">wybrany</text:span><text:span text:style-name="T2"> </text:span><text:span text:style-name="T2">bilet</text:span><text:span text:style-name="T2"> </text:span><text:span text:style-name="T2">podczas</text:span><text:span text:style-name="T2"> </text:span><text:span text:style-name="T2">jego</text:span><text:span text:style-name="T2"> </text:span><text:span text:style-name="T2">zakupu</text:span><text:span text:style-name="T2">. </text:span><text:span text:style-name="T2">System</text:span><text:span text:style-name="T2"> </text:span><text:span text:style-name="T2">przekierowuje</text:span><text:span text:style-name="T2"> </text:span><text:span text:style-name="T2">klienta</text:span><text:span text:style-name="T2">- </text:span><text:span text:style-name="T2">Użytkownika</text:span><text:span text:style-name="T2"> </text:span><text:span text:style-name="T2">zarejestrowanego</text:span><text:span text:style-name="T2"> </text:span><text:span text:style-name="T2">na</text:span><text:span text:style-name="T2"> </text:span><text:span text:style-name="T2">stronę</text:span><text:span text:style-name="T2"> </text:span><text:span text:style-name="T2">jego</text:span><text:span text:style-name="T2"> </text:span><text:span text:style-name="T2">banku</text:span><text:span text:style-name="T2"> </text:span><text:span text:style-name="T2">po</text:span><text:span text:style-name="T2"> </text:span><text:span text:style-name="T2">uprzednim</text:span><text:span text:style-name="T2"> </text:span><text:span text:style-name="T2">wybraniu</text:span><text:span text:style-name="T2"> </text:span><text:span text:style-name="T2">właściwej</text:span><text:span text:style-name="T2"> </text:span><text:span text:style-name="T2">dla</text:span><text:span text:style-name="T2"> </text:span><text:span text:style-name="T2">niego</text:span><text:span text:style-name="T2"> </text:span><text:span text:style-name="T2">opcji</text:span><text:span text:style-name="T2">. </text:span><text:span text:style-name="T2">Zakończenie</text:span><text:span text:style-name="T2"> </text:span><text:span text:style-name="T2">tej</text:span><text:span text:style-name="T2"> </text:span><text:span text:style-name="T2">opcji</text:span><text:span text:style-name="T2"> </text:span><text:span text:style-name="T2">jest</text:span><text:span text:style-name="T2"> </text:span><text:span text:style-name="T2">właśnie</text:span><text:span text:style-name="T2"> </text:span><text:span text:style-name="T2">w</text:span><text:span text:style-name="T2"> </text:span><text:span text:style-name="T2">momencie</text:span><text:span text:style-name="T2"> </text:span><text:span text:style-name="T2">wybrania</text:span><text:span text:style-name="T2"> </text:span><text:span text:style-name="T2">własnego</text:span><text:span text:style-name="T2"> </text:span><text:span text:style-name="T2">banku</text:span><text:span text:style-name="T2">, </text:span><text:span text:style-name="T2">wtedy</text:span><text:span text:style-name="T2"> </text:span><text:span text:style-name="T2">system</text:span><text:span text:style-name="T2"> </text:span><text:soft-page-break/><text:span text:style-name="T2">bankowy</text:span><text:span text:style-name="T2"> </text:span><text:span text:style-name="T2">przejmuje</text:span><text:span text:style-name="T2"> </text:span><text:span text:style-name="T2">klienta</text:span><text:span text:style-name="T2">. </text:span><text:span text:style-name="T2">Brak</text:span><text:span text:style-name="T2"> </text:span><text:span text:style-name="T2">możliwych</text:span><text:span text:style-name="T2"> </text:span><text:span text:style-name="T2">wyjątków</text:span><text:span text:style-name="T2">. </text:span><text:span text:style-name="T2">Specjalnym</text:span><text:span text:style-name="T2"> </text:span><text:span text:style-name="T2">wymaganiem</text:span><text:span text:style-name="T2"> </text:span><text:span text:style-name="T2">jest</text:span><text:span text:style-name="T2"> </text:span><text:span text:style-name="T2">bycie</text:span><text:span text:style-name="T2"> </text:span><text:span text:style-name="T2">zarejestrowanym</text:span><text:span text:style-name="T2"> </text:span><text:span text:style-name="T2">w</text:span><text:span text:style-name="T2"> </text:span><text:span text:style-name="T2">systemie</text:span><text:span text:style-name="T2"> (</text:span><text:span text:style-name="T2">posiadanie</text:span><text:span text:style-name="T2"> </text:span><text:span text:style-name="T2">loginu</text:span><text:span text:style-name="T2"> </text:span><text:span text:style-name="T2">i</text:span><text:span text:style-name="T2"> </text:span><text:span text:style-name="T2">hasła</text:span><text:span text:style-name="T2">) </text:span><text:span text:style-name="T2">oraz</text:span><text:span text:style-name="T2"> </text:span><text:span text:style-name="T2">posiadanie</text:span><text:span text:style-name="T2"> </text:span><text:span text:style-name="T2">konta</text:span><text:span text:style-name="T2"> </text:span><text:span text:style-name="T2">w</text:span><text:span text:style-name="T2"> </text:span><text:span text:style-name="T2">banku</text:span><text:span text:style-name="T2">.</text:span></text:p>
      <text:p text:style-name="P2"/>
      <text:p text:style-name="P1"><text:span text:style-name="T2">Przypadek</text:span><text:span text:style-name="T2"> </text:span><text:span text:style-name="T4">Wymiana</text:span><text:span text:style-name="T4"> </text:span><text:span text:style-name="T4">punktów</text:span><text:span text:style-name="T4"> </text:span><text:span text:style-name="T4">na</text:span><text:span text:style-name="T4"> </text:span><text:span text:style-name="T4">nagrodę</text:span><text:span text:style-name="T4"> </text:span><text:span text:style-name="T2">łączy</text:span><text:span text:style-name="T2"> </text:span><text:span text:style-name="T2">się</text:span><text:span text:style-name="T2"> </text:span><text:span text:style-name="T2">bezpośrednio</text:span><text:span text:style-name="T2"> </text:span><text:span text:style-name="T2">z</text:span><text:span text:style-name="T2"> </text:span><text:span text:style-name="T2">Użytkownikiem</text:span><text:span text:style-name="T2"> </text:span><text:span text:style-name="T2">zarejestrowanym</text:span><text:span text:style-name="T2"> </text:span><text:span text:style-name="T2">i</text:span><text:span text:style-name="T2"> </text:span><text:span text:style-name="T2">z</text:span><text:span text:style-name="T2"> </text:span><text:span text:style-name="T2">nikim</text:span><text:span text:style-name="T2"> </text:span><text:span text:style-name="T2">więcej</text:span><text:span text:style-name="T2">. </text:span><text:span text:style-name="T2">Ma</text:span><text:span text:style-name="T2"> </text:span><text:span text:style-name="T2">swój</text:span><text:span text:style-name="T2"> </text:span><text:span text:style-name="T2">początek</text:span><text:span text:style-name="T2"> </text:span><text:span text:style-name="T2">w</text:span><text:span text:style-name="T2"> </text:span><text:span text:style-name="T2">momencie</text:span><text:span text:style-name="T2"> </text:span><text:span text:style-name="T2">przejścia</text:span><text:span text:style-name="T2"> </text:span><text:span text:style-name="T2">użytkownika</text:span><text:span text:style-name="T2"> </text:span><text:span text:style-name="T2">w</text:span><text:span text:style-name="T2"> </text:span><text:span text:style-name="T2">zakładkę</text:span><text:span text:style-name="T2"> “</text:span><text:span text:style-name="T2">Wymiana</text:span><text:span text:style-name="T2"> </text:span><text:span text:style-name="T2">punktów</text:span><text:span text:style-name="T2">”. </text:span><text:span text:style-name="T2">Koniec</text:span><text:span text:style-name="T2"> </text:span><text:span text:style-name="T2">jest</text:span><text:span text:style-name="T2"> </text:span><text:span text:style-name="T2">natomiast</text:span><text:span text:style-name="T2"> </text:span><text:span text:style-name="T2">w</text:span><text:span text:style-name="T2"> </text:span><text:span text:style-name="T2">momencie</text:span><text:span text:style-name="T2"> </text:span><text:span text:style-name="T2">zaakceptowania</text:span><text:span text:style-name="T2"> </text:span><text:span text:style-name="T2">poprawnie</text:span><text:span text:style-name="T2"> </text:span><text:span text:style-name="T2">wypełnionego</text:span><text:span text:style-name="T2"> </text:span><text:span text:style-name="T2">formularza</text:span><text:span text:style-name="T2"> </text:span><text:span text:style-name="T2">przygotowanego</text:span><text:span text:style-name="T2"> </text:span><text:span text:style-name="T2">do</text:span><text:span text:style-name="T2"> </text:span><text:span text:style-name="T2">wysyłki</text:span><text:span text:style-name="T2"> </text:span><text:span text:style-name="T2">oraz</text:span><text:span text:style-name="T2"> </text:span><text:span text:style-name="T2">pomniejszenia</text:span><text:span text:style-name="T2"> </text:span><text:span text:style-name="T2">ilości</text:span><text:span text:style-name="T2"> </text:span><text:span text:style-name="T2">punktów</text:span><text:span text:style-name="T2"> </text:span><text:span text:style-name="T2">na</text:span><text:span text:style-name="T2"> </text:span><text:span text:style-name="T2">koncie</text:span><text:span text:style-name="T2"> </text:span><text:span text:style-name="T2">użytkownika</text:span><text:span text:style-name="T2">. </text:span><text:span text:style-name="T2">Specjalnym</text:span><text:span text:style-name="T2"> </text:span><text:span text:style-name="T2">wymaganiem</text:span><text:span text:style-name="T2"> </text:span><text:span text:style-name="T2">jest</text:span><text:span text:style-name="T2"> </text:span><text:span text:style-name="T2">bycie</text:span><text:span text:style-name="T2"> </text:span><text:span text:style-name="T2">zarejestrowanym</text:span><text:span text:style-name="T2"> </text:span><text:span text:style-name="T2">w</text:span><text:span text:style-name="T2"> </text:span><text:span text:style-name="T2">systemie</text:span><text:span text:style-name="T2"> (</text:span><text:span text:style-name="T2">posiadanie</text:span><text:span text:style-name="T2"> </text:span><text:span text:style-name="T2">loginu</text:span><text:span text:style-name="T2"> </text:span><text:span text:style-name="T2">i</text:span><text:span text:style-name="T2"> </text:span><text:span text:style-name="T2">hasła</text:span><text:span text:style-name="T2">) </text:span><text:span text:style-name="T2">oraz</text:span><text:span text:style-name="T2"> </text:span><text:span text:style-name="T2">posiadanie</text:span><text:span text:style-name="T2"> </text:span><text:span text:style-name="T2">określonej</text:span><text:span text:style-name="T2"> </text:span><text:span text:style-name="T2">ilości</text:span><text:span text:style-name="T2"> </text:span><text:span text:style-name="T2">punktów</text:span><text:span text:style-name="T2">.</text:span></text:p>
      <text:p text:style-name="P1"><text:span text:style-name="T4">Przypadek</text:span><text:span text:style-name="T4">: </text:span><text:span text:style-name="T2">Wymiana</text:span><text:span text:style-name="T2"> </text:span><text:span text:style-name="T2">punktów</text:span><text:span text:style-name="T2"> </text:span><text:span text:style-name="T2">na</text:span><text:span text:style-name="T2"> </text:span><text:span text:style-name="T2">nagrodę</text:span></text:p>
      <text:p text:style-name="P1"><text:span text:style-name="T4">Aktorzy</text:span><text:span text:style-name="T4">: </text:span><text:span text:style-name="T2">Użytkownik</text:span><text:span text:style-name="T2"> </text:span><text:span text:style-name="T2">zarejestrowany</text:span></text:p>
      <text:p text:style-name="P1"><text:span text:style-name="T4">Cel</text:span><text:span text:style-name="T4">: </text:span><text:span text:style-name="T2">Wymienienie</text:span><text:span text:style-name="T2"> </text:span><text:span text:style-name="T2">uzbieranych</text:span><text:span text:style-name="T2"> </text:span><text:span text:style-name="T2">punktów</text:span><text:span text:style-name="T2"> </text:span><text:span text:style-name="T2">na</text:span><text:span text:style-name="T2"> </text:span><text:span text:style-name="T2">jedną</text:span><text:span text:style-name="T2"> </text:span><text:span text:style-name="T2">z</text:span><text:span text:style-name="T2"> </text:span><text:span text:style-name="T2">proponowanych</text:span><text:span text:style-name="T2"> </text:span><text:span text:style-name="T2">nagród</text:span><text:span text:style-name="T2">.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2623916193742322837" text:style-name="LS11">
        <text:list-item>
          <text:p text:style-name="P25"><text:span text:style-name="T2">Użytkownik</text:span><text:span text:style-name="T2"> </text:span><text:span text:style-name="T2">przechodzi</text:span><text:span text:style-name="T2"> </text:span><text:span text:style-name="T2">na</text:span><text:span text:style-name="T2"> </text:span><text:span text:style-name="T2">zakładkę</text:span><text:span text:style-name="T2"> “</text:span><text:span text:style-name="T2">Wymiana</text:span><text:span text:style-name="T2"> </text:span><text:span text:style-name="T2">punktów</text:span><text:span text:style-name="T2">”.</text:span></text:p>
        </text:list-item>
        <text:list-item>
          <text:p text:style-name="P25"><text:span text:style-name="T2">System</text:span><text:span text:style-name="T2"> </text:span><text:span text:style-name="T2">pokazuje</text:span><text:span text:style-name="T2"> </text:span><text:span text:style-name="T2">nagrody</text:span><text:span text:style-name="T2"> </text:span><text:span text:style-name="T2">z</text:span><text:span text:style-name="T2"> </text:span><text:span text:style-name="T2">ich</text:span><text:span text:style-name="T2"> </text:span><text:span text:style-name="T2">wartością</text:span><text:span text:style-name="T2"> </text:span><text:span text:style-name="T2">punktową</text:span><text:span text:style-name="T2">.</text:span></text:p>
        </text:list-item>
        <text:list-item>
          <text:p text:style-name="P25"><text:span text:style-name="T2">Użytkownik</text:span><text:span text:style-name="T2"> </text:span><text:span text:style-name="T2">wybiera</text:span><text:span text:style-name="T2"> </text:span><text:span text:style-name="T2">jedną</text:span><text:span text:style-name="T2"> </text:span><text:span text:style-name="T2">bądź</text:span><text:span text:style-name="T2"> </text:span><text:span text:style-name="T2">więcej</text:span><text:span text:style-name="T2"> </text:span><text:span text:style-name="T2">nagród</text:span><text:span text:style-name="T2">, </text:span><text:span text:style-name="T2">na</text:span><text:span text:style-name="T2"> </text:span><text:span text:style-name="T2">które</text:span><text:span text:style-name="T2"> </text:span><text:span text:style-name="T2">go</text:span><text:span text:style-name="T2"> </text:span><text:span text:style-name="T2">stać</text:span><text:span text:style-name="T2">.</text:span></text:p>
        </text:list-item>
        <text:list-item>
          <text:p text:style-name="P25"><text:span text:style-name="T2">Użytkownik</text:span><text:span text:style-name="T2"> </text:span><text:span text:style-name="T2">klika</text:span><text:span text:style-name="T2"> </text:span><text:span text:style-name="T2">na</text:span><text:span text:style-name="T2"> </text:span><text:span text:style-name="T2">opcję</text:span><text:span text:style-name="T2"> “</text:span><text:span text:style-name="T2">Wymień</text:span><text:span text:style-name="T2">”.</text:span></text:p>
        </text:list-item>
        <text:list-item>
          <text:p text:style-name="P25"><text:span text:style-name="T2">Następnie</text:span><text:span text:style-name="T2"> </text:span><text:span text:style-name="T2">system</text:span><text:span text:style-name="T2"> </text:span><text:span text:style-name="T2">generuje</text:span><text:span text:style-name="T2"> </text:span><text:span text:style-name="T2">formularz</text:span><text:span text:style-name="T2"> </text:span><text:span text:style-name="T2">z</text:span><text:span text:style-name="T2"> </text:span><text:span text:style-name="T2">danymi</text:span><text:span text:style-name="T2"> </text:span><text:span text:style-name="T2">pobranymi</text:span><text:span text:style-name="T2"> </text:span><text:span text:style-name="T2">z</text:span><text:span text:style-name="T2"> </text:span><text:span text:style-name="T2">profilu</text:span><text:span text:style-name="T2"> </text:span><text:span text:style-name="T2">użytkownika</text:span><text:span text:style-name="T2"> (</text:span><text:span text:style-name="T2">zapisane</text:span><text:span text:style-name="T2"> </text:span><text:span text:style-name="T2">z</text:span><text:span text:style-name="T2"> </text:span><text:span text:style-name="T2">basie</text:span><text:span text:style-name="T2"> </text:span><text:span text:style-name="T2">danych</text:span><text:span text:style-name="T2">), </text:span><text:span text:style-name="T2">na</text:span><text:span text:style-name="T2"> </text:span><text:span text:style-name="T2">które</text:span><text:span text:style-name="T2"> </text:span><text:span text:style-name="T2">wysyła</text:span><text:span text:style-name="T2"> </text:span><text:span text:style-name="T2">się</text:span><text:span text:style-name="T2"> </text:span><text:span text:style-name="T2">tak</text:span><text:span text:style-name="T2"> </text:span><text:span text:style-name="T2">oto</text:span><text:span text:style-name="T2"> </text:span><text:span text:style-name="T2">zakupione</text:span><text:span text:style-name="T2"> </text:span><text:span text:style-name="T2">produkty</text:span><text:span text:style-name="T2">.</text:span></text:p>
        </text:list-item>
        <text:list-item>
          <text:p text:style-name="P25"><text:span text:style-name="T2">Użytkownik</text:span><text:span text:style-name="T2"> </text:span><text:span text:style-name="T2">akceptuje</text:span><text:span text:style-name="T2"> </text:span><text:span text:style-name="T2">wypełniony</text:span><text:span text:style-name="T2"> </text:span><text:span text:style-name="T2">formularz</text:span><text:span text:style-name="T2">.</text:span></text:p>
        </text:list-item>
        <text:list-item>
          <text:p text:style-name="P25"><text:span text:style-name="T2">System</text:span><text:span text:style-name="T2"> </text:span><text:span text:style-name="T2">pomniejsza</text:span><text:span text:style-name="T2"> </text:span><text:span text:style-name="T2">ilość</text:span><text:span text:style-name="T2"> </text:span><text:span text:style-name="T2">punktów</text:span><text:span text:style-name="T2"> </text:span><text:span text:style-name="T2">na</text:span><text:span text:style-name="T2"> </text:span><text:span text:style-name="T2">koncie</text:span><text:span text:style-name="T2"> </text:span><text:span text:style-name="T2">użytkownika</text:span><text:span text:style-name="T2"> </text:span><text:span text:style-name="T2">o</text:span><text:span text:style-name="T2"> </text:span><text:span text:style-name="T2">wartość</text:span><text:span text:style-name="T2"> </text:span><text:span text:style-name="T2">nagrody</text:span><text:span text:style-name="T2">.</text:span></text:p>
        </text:list-item>
      </text:list>
      <text:p text:style-name="P1"><text:span text:style-name="T4">Rozszerzenia</text:span><text:span text:style-name="T4">:</text:span></text:p>
      <text:list xml:id="list9026485226344438093" text:style-name="LS12">
        <text:list-item>
          <text:p text:style-name="P26"><text:span text:style-name="T2">Dane</text:span><text:span text:style-name="T2"> </text:span><text:span text:style-name="T2">do</text:span><text:span text:style-name="T2"> </text:span><text:span text:style-name="T2">odbioru</text:span><text:span text:style-name="T2"> </text:span><text:span text:style-name="T2">nagrody</text:span><text:span text:style-name="T2"> </text:span><text:span text:style-name="T2">różnią</text:span><text:span text:style-name="T2"> </text:span><text:span text:style-name="T2">się</text:span><text:span text:style-name="T2"> </text:span><text:span text:style-name="T2">od</text:span><text:span text:style-name="T2"> </text:span><text:span text:style-name="T2">wpisanych</text:span><text:span text:style-name="T2"> </text:span><text:span text:style-name="T2">automatycznie</text:span><text:span text:style-name="T2">: </text:span><text:span text:style-name="T2">użytkownik</text:span><text:span text:style-name="T2"> </text:span><text:span text:style-name="T2">może</text:span><text:span text:style-name="T2"> </text:span><text:span text:style-name="T2">edytować</text:span><text:span text:style-name="T2"> </text:span><text:span text:style-name="T2">dane</text:span><text:span text:style-name="T2"> </text:span><text:span text:style-name="T2">poprzez</text:span><text:span text:style-name="T2"> </text:span><text:span text:style-name="T2">wpisanie</text:span><text:span text:style-name="T2"> </text:span><text:span text:style-name="T2">innych</text:span><text:span text:style-name="T2">.</text:span></text:p>
        </text:list-item>
        <text:list-item>
          <text:p text:style-name="P26"><text:span text:style-name="T2">Niewypełnione</text:span><text:span text:style-name="T2"> </text:span><text:span text:style-name="T2">wymagane</text:span><text:span text:style-name="T2"> </text:span><text:span text:style-name="T2">pola</text:span><text:span text:style-name="T2"> </text:span><text:span text:style-name="T2">formularza</text:span><text:span text:style-name="T2"> </text:span><text:span text:style-name="T2">wysyłkowego</text:span><text:span text:style-name="T2">: </text:span><text:span text:style-name="T2">komunikat</text:span><text:span text:style-name="T2"> </text:span><text:span text:style-name="T2">z</text:span><text:span text:style-name="T2"> </text:span><text:span text:style-name="T2">prośbą</text:span><text:span text:style-name="T2"> </text:span><text:span text:style-name="T2">o</text:span><text:span text:style-name="T2"> </text:span><text:span text:style-name="T2">wypełnienie</text:span><text:span text:style-name="T2"> </text:span><text:span text:style-name="T2">tych</text:span><text:span text:style-name="T2"> </text:span><text:span text:style-name="T2">pól</text:span><text:span text:style-name="T2">.</text:span></text:p>
        </text:list-item>
        <text:list-item>
          <text:p text:style-name="P26"><text:span text:style-name="T2">Wybór</text:span><text:span text:style-name="T2"> </text:span><text:span text:style-name="T2">nagrody</text:span><text:span text:style-name="T2">, </text:span><text:span text:style-name="T2">na</text:span><text:span text:style-name="T2"> </text:span><text:span text:style-name="T2">którą</text:span><text:span text:style-name="T2"> </text:span><text:span text:style-name="T2">nie</text:span><text:span text:style-name="T2"> </text:span><text:span text:style-name="T2">stać</text:span><text:span text:style-name="T2"> </text:span><text:span text:style-name="T2">użytkownika</text:span><text:span text:style-name="T2">: </text:span><text:span text:style-name="T2">komunikat</text:span><text:span text:style-name="T2"> </text:span><text:span text:style-name="T2">o</text:span><text:span text:style-name="T2"> </text:span><text:span text:style-name="T2">niewystarczającej</text:span><text:span text:style-name="T2"> </text:span><text:span text:style-name="T2">liczbie</text:span><text:span text:style-name="T2"> </text:span><text:span text:style-name="T2">punktów</text:span><text:span text:style-name="T2">.</text:span></text:p>
        </text:list-item>
      </text:list>
      <text:p text:style-name="P2"><text:s/></text:p>
      <text:p text:style-name="P1"><text:span text:style-name="T3">System</text:span><text:span text:style-name="T3"> </text:span><text:span text:style-name="T3">powiadomień</text:span><text:span text:style-name="T3">:</text:span></text:p>
      <text:p text:style-name="P1"><text:span text:style-name="T2">Nie</text:span><text:span text:style-name="T2"> </text:span><text:span text:style-name="T2">jest</text:span><text:span text:style-name="T2"> </text:span><text:span text:style-name="T2">to</text:span><text:span text:style-name="T2"> </text:span><text:span text:style-name="T2">zwykły</text:span><text:span text:style-name="T2"> </text:span><text:span text:style-name="T2">użytkownik</text:span><text:span text:style-name="T2"> </text:span><text:span text:style-name="T2">systemu</text:span><text:span text:style-name="T2">, </text:span><text:span text:style-name="T2">a</text:span><text:span text:style-name="T2"> </text:span><text:span text:style-name="T2">dodatkowy</text:span><text:span text:style-name="T2"> </text:span><text:span text:style-name="T2">podsystem</text:span><text:span text:style-name="T2"> </text:span><text:span text:style-name="T2">pracujący</text:span><text:span text:style-name="T2"> </text:span><text:span text:style-name="T2">swoim</text:span><text:span text:style-name="T2"> </text:span><text:span text:style-name="T2">trybem</text:span><text:span text:style-name="T2">, </text:span><text:span text:style-name="T2">który</text:span><text:span text:style-name="T2"> </text:span><text:span text:style-name="T2">generuje</text:span><text:span text:style-name="T2"> </text:span><text:span text:style-name="T2">jedynie</text:span><text:span text:style-name="T2"> </text:span><text:span text:style-name="T2">przypomnienia</text:span><text:span text:style-name="T2"> </text:span><text:span text:style-name="T2">oraz</text:span><text:span text:style-name="T2"> </text:span><text:span text:style-name="T2">powiadomienia</text:span><text:span text:style-name="T2">. </text:span><text:span text:style-name="T2">Wyjątkami</text:span><text:span text:style-name="T2">, </text:span><text:span text:style-name="T2">które</text:span><text:span text:style-name="T2"> </text:span><text:span text:style-name="T2">mogą</text:span><text:span text:style-name="T2"> </text:span><text:span text:style-name="T2">w</text:span><text:span text:style-name="T2"> </text:span><text:span text:style-name="T2">nim</text:span><text:span text:style-name="T2"> </text:span><text:span text:style-name="T2">wystąpić</text:span><text:span text:style-name="T2"> </text:span><text:span text:style-name="T2">to</text:span><text:span text:style-name="T2"> </text:span><text:span text:style-name="T2">ewentualne</text:span><text:span text:style-name="T2"> </text:span><text:span text:style-name="T2">awarie</text:span><text:span text:style-name="T2">, </text:span><text:span text:style-name="T2">przeciążenia</text:span><text:span text:style-name="T2"> </text:span><text:span text:style-name="T2">oraz</text:span><text:span text:style-name="T2"> </text:span><text:span text:style-name="T2">konserwacja</text:span><text:span text:style-name="T2">. </text:span><text:span text:style-name="T2">Posiada</text:span><text:span text:style-name="T2"> </text:span><text:span text:style-name="T2">on</text:span><text:span text:style-name="T2"> </text:span><text:span text:style-name="T2">dwa</text:span><text:span text:style-name="T2"> </text:span><text:span text:style-name="T2">przypadki</text:span><text:span text:style-name="T2"> </text:span><text:span text:style-name="T2">użycia</text:span><text:span text:style-name="T2">:</text:span></text:p>
      <text:list xml:id="list2058921212824840293" text:style-name="LS13">
        <text:list-item>
          <text:p text:style-name="P27"><text:span text:style-name="T4">Przypomnienie</text:span><text:span text:style-name="T4"> </text:span><text:span text:style-name="T2">rozszerza</text:span><text:span text:style-name="T2"> </text:span><text:span text:style-name="T2">przypadek</text:span><text:span text:style-name="T2"> </text:span><text:span text:style-name="T2">Kupno</text:span><text:span text:style-name="T2"> </text:span><text:span text:style-name="T2">biletów</text:span><text:span text:style-name="T2">. </text:span><text:span text:style-name="T2">Rozpoczyna</text:span><text:span text:style-name="T2"> </text:span><text:span text:style-name="T2">swoje</text:span><text:span text:style-name="T2"> </text:span><text:span text:style-name="T2">działanie</text:span><text:span text:style-name="T2"> 4 </text:span><text:span text:style-name="T2">dni</text:span><text:span text:style-name="T2"> </text:span><text:span text:style-name="T2">przed</text:span><text:span text:style-name="T2"> </text:span><text:span text:style-name="T2">wylotem</text:span><text:span text:style-name="T2">, </text:span><text:span text:style-name="T2">a</text:span><text:span text:style-name="T2"> </text:span><text:span text:style-name="T2">kończy</text:span><text:span text:style-name="T2"> </text:span><text:span text:style-name="T2">tuż</text:span><text:span text:style-name="T2"> </text:span><text:span text:style-name="T2">po</text:span><text:span text:style-name="T2"> </text:span><text:span text:style-name="T2">wysłaniu</text:span><text:span text:style-name="T2"> </text:span><text:span text:style-name="T2">wiadomości</text:span><text:span text:style-name="T2"> </text:span><text:span text:style-name="T2">przypominającej</text:span><text:span text:style-name="T2"> </text:span><text:span text:style-name="T2">do</text:span><text:span text:style-name="T2"> </text:span><text:span text:style-name="T2">danego</text:span><text:span text:style-name="T2"> </text:span><text:span text:style-name="T2">użytkownika</text:span><text:span text:style-name="T2">. </text:span><text:span text:style-name="T2">W</text:span><text:span text:style-name="T2"> </text:span><text:span text:style-name="T2">trakcie</text:span><text:span text:style-name="T2"> </text:span><text:span text:style-name="T2">działania</text:span><text:span text:style-name="T2"> </text:span><text:span text:style-name="T2">sprawdza</text:span><text:span text:style-name="T2">, </text:span><text:span text:style-name="T2">którzy</text:span><text:span text:style-name="T2"> </text:span><text:span text:style-name="T2">użytkownicy</text:span><text:span text:style-name="T2"> </text:span><text:span text:style-name="T2">zakupili</text:span><text:span text:style-name="T2"> </text:span><text:span text:style-name="T2">bilet</text:span><text:span text:style-name="T2"> </text:span><text:span text:style-name="T2">na</text:span><text:span text:style-name="T2"> </text:span><text:span text:style-name="T2">dany</text:span><text:span text:style-name="T2"> </text:span><text:span text:style-name="T2">dzień</text:span><text:span text:style-name="T2">, </text:span><text:span text:style-name="T2">zbiera</text:span><text:span text:style-name="T2"> </text:span><text:span text:style-name="T2">informacje</text:span><text:span text:style-name="T2"> </text:span><text:span text:style-name="T2">o</text:span><text:span text:style-name="T2"> </text:span><text:span text:style-name="T2">ich</text:span><text:span text:style-name="T2"> </text:span><text:span text:style-name="T2">adresach</text:span><text:span text:style-name="T2"> </text:span><text:span text:style-name="T2">e</text:span><text:span text:style-name="T2">-</text:span><text:span text:style-name="T2">mail</text:span><text:span text:style-name="T2"> </text:span><text:span text:style-name="T2">oraz</text:span><text:span text:style-name="T2"> </text:span><text:span text:style-name="T2">numerach</text:span><text:span text:style-name="T2"> </text:span><text:span text:style-name="T2">telefonów</text:span><text:span text:style-name="T2"> </text:span><text:span text:style-name="T2">oraz</text:span><text:span text:style-name="T2"> </text:span><text:span text:style-name="T2">wysyła</text:span><text:span text:style-name="T2"> </text:span><text:span text:style-name="T2">wiadomość</text:span><text:span text:style-name="T2"> </text:span><text:span text:style-name="T2">z</text:span><text:span text:style-name="T2"> </text:span><text:span text:style-name="T2">przypomnieniem</text:span><text:span text:style-name="T2">.</text:span></text:p>
        </text:list-item>
        <text:list-item>
          <text:p text:style-name="P27"><text:span text:style-name="T4">Powiadomienie</text:span><text:span text:style-name="T4"> </text:span><text:span text:style-name="T2">generowane</text:span><text:span text:style-name="T2"> </text:span><text:span text:style-name="T2">jest</text:span><text:span text:style-name="T2"> </text:span><text:span text:style-name="T2">automatycznie</text:span><text:span text:style-name="T2"> </text:span><text:span text:style-name="T2">zaraz</text:span><text:span text:style-name="T2"> </text:span><text:span text:style-name="T2">po</text:span><text:span text:style-name="T2"> </text:span><text:span text:style-name="T2">wystąpieniu</text:span><text:span text:style-name="T2"> </text:span><text:span text:style-name="T2">takich</text:span><text:span text:style-name="T2"> </text:span><text:span text:style-name="T2">przypadków</text:span><text:span text:style-name="T2"> </text:span><text:span text:style-name="T2">użycia</text:span><text:span text:style-name="T2"> </text:span><text:span text:style-name="T2">jak</text:span><text:span text:style-name="T2">: </text:span><text:span text:style-name="T2">Kupno</text:span><text:span text:style-name="T2"> </text:span><text:span text:style-name="T2">biletów</text:span><text:span text:style-name="T2">, </text:span><text:span text:style-name="T2">Odsprzedanie</text:span><text:span text:style-name="T2"> </text:span><text:span text:style-name="T2">biletu</text:span><text:span text:style-name="T2">, </text:span><text:span text:style-name="T2">Anulowanie</text:span><text:span text:style-name="T2"> </text:span><text:span text:style-name="T2">biletu</text:span><text:span text:style-name="T2"> </text:span><text:span text:style-name="T2">oraz</text:span><text:span text:style-name="T2"> </text:span><text:span text:style-name="T2">Rezerwacja</text:span><text:span text:style-name="T2"> </text:span><text:span text:style-name="T2">miejsca</text:span><text:span text:style-name="T2">. </text:span><text:span text:style-name="T2">Kończy</text:span><text:span text:style-name="T2"> </text:span><text:span text:style-name="T2">działanie</text:span><text:span text:style-name="T2"> </text:span><text:span text:style-name="T2">zaraz</text:span><text:span text:style-name="T2"> </text:span><text:span text:style-name="T2">po</text:span><text:span text:style-name="T2"> </text:span><text:span text:style-name="T2">wysłaniu</text:span><text:span text:style-name="T2"> </text:span><text:span text:style-name="T2">wiadomości</text:span><text:span text:style-name="T2"> </text:span><text:span text:style-name="T2">e</text:span><text:span text:style-name="T2">-</text:span><text:span text:style-name="T2">mail</text:span><text:span text:style-name="T2">.</text:span></text:p>
        </text:list-item>
      </text:list>
      <text:p text:style-name="P2"/>
      <text:p text:style-name="P1"><text:span text:style-name="T3">Pracownik</text:span><text:span text:style-name="T3">:</text:span></text:p>
      <text:p text:style-name="P1"><text:span text:style-name="T4">LOGOWANIE</text:span><text:span text:style-name="T4"> </text:span><text:span text:style-name="T4">PRACOWNICZE</text:span></text:p>
      <text:p text:style-name="P1"><text:span text:style-name="T5">Początek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Logowanie</text:span><text:span text:style-name="T2">” </text:span><text:span text:style-name="T2">w</text:span><text:span text:style-name="T2"> </text:span><text:span text:style-name="T2">systemie</text:span><text:span text:style-name="T2">;</text:span></text:p>
      <text:p text:style-name="P1"><text:span text:style-name="T5">Koniec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zostaje</text:span><text:span text:style-name="T2"> </text:span><text:span text:style-name="T2">z</text:span><text:span text:style-name="T2"> </text:span><text:span text:style-name="T2">sukcesem</text:span><text:span text:style-name="T2"> </text:span><text:span text:style-name="T2">zalogowany</text:span><text:span text:style-name="T2"> </text:span><text:span text:style-name="T2">do</text:span><text:span text:style-name="T2"> </text:span><text:span text:style-name="T2">systemu</text:span></text:p>
      <text:p text:style-name="P1"><text:soft-page-break/><text:span text:style-name="T5">Opis</text:span><text:span text:style-name="T5"> </text:span><text:span text:style-name="T5">interakcji</text:span><text:span text:style-name="T5"> </text:span><text:span text:style-name="T5">przypadku</text:span><text:span text:style-name="T5"> </text:span><text:span text:style-name="T5">użycia</text:span><text:span text:style-name="T5"> </text:span><text:span text:style-name="T5">z</text:span><text:span text:style-name="T5"> </text:span><text:span text:style-name="T5">aktorem</text:span><text:span text:style-name="T5">: </text:span><text:span text:style-name="T2">pracownik</text:span><text:span text:style-name="T2"> </text:span><text:span text:style-name="T2">loguje</text:span><text:span text:style-name="T2"> </text:span><text:span text:style-name="T2">się</text:span><text:span text:style-name="T2"> </text:span><text:span text:style-name="T2">za</text:span><text:span text:style-name="T2"> </text:span><text:span text:style-name="T2">pomocą</text:span><text:span text:style-name="T2"> </text:span><text:span text:style-name="T2">ustalonego</text:span><text:span text:style-name="T2"> </text:span><text:span text:style-name="T2">loginu</text:span><text:span text:style-name="T2"> </text:span><text:span text:style-name="T2">i</text:span><text:span text:style-name="T2"> </text:span><text:span text:style-name="T2">hasła</text:span><text:span text:style-name="T2"> </text:span><text:span text:style-name="T2">do</text:span><text:span text:style-name="T2"> </text:span><text:span text:style-name="T2">systemu</text:span><text:span text:style-name="T2">, </text:span><text:span text:style-name="T2">w</text:span><text:span text:style-name="T2"> </text:span><text:span text:style-name="T2">którym</text:span><text:span text:style-name="T2"> </text:span><text:span text:style-name="T2">są</text:span><text:span text:style-name="T2"> </text:span><text:span text:style-name="T2">zawarte</text:span><text:span text:style-name="T2"> </text:span><text:span text:style-name="T2">wszystkie</text:span><text:span text:style-name="T2"> </text:span><text:span text:style-name="T2">dane</text:span><text:span text:style-name="T2"> </text:span><text:span text:style-name="T2">potrzebne</text:span><text:span text:style-name="T2"> </text:span><text:span text:style-name="T2">jego</text:span><text:span text:style-name="T2"> </text:span><text:span text:style-name="T2">pracodawcy</text:span><text:span text:style-name="T2"> (</text:span><text:span text:style-name="T2">osobowe</text:span><text:span text:style-name="T2">, </text:span><text:span text:style-name="T2">kontaktowe</text:span><text:span text:style-name="T2">, </text:span><text:span text:style-name="T2">dostępność</text:span><text:span text:style-name="T2">),</text:span></text:p>
      <text:p text:style-name="P1"><text:span text:style-name="T5">Wyjątki</text:span><text:span text:style-name="T5">: </text:span><text:span text:style-name="T2">został</text:span><text:span text:style-name="T2"> </text:span><text:span text:style-name="T2">wpisany</text:span><text:span text:style-name="T2"> </text:span><text:span text:style-name="T2">zły</text:span><text:span text:style-name="T2"> </text:span><text:span text:style-name="T2">login</text:span><text:span text:style-name="T2"> </text:span><text:span text:style-name="T2">lub</text:span><text:span text:style-name="T2"> </text:span><text:span text:style-name="T2">hasło</text:span></text:p>
      <text:p text:style-name="P1"><text:span text:style-name="T5">Specjalne</text:span><text:span text:style-name="T5"> </text:span><text:span text:style-name="T5">wymagania</text:span><text:span text:style-name="T5">: </text:span><text:span text:style-name="T2">musi</text:span><text:span text:style-name="T2"> </text:span><text:span text:style-name="T2">istnieć</text:span><text:span text:style-name="T2"> </text:span><text:span text:style-name="T2">konto</text:span><text:span text:style-name="T2"> </text:span><text:span text:style-name="T2">pracownika</text:span><text:span text:style-name="T2"> </text:span><text:span text:style-name="T2">w</text:span><text:span text:style-name="T2"> </text:span><text:span text:style-name="T2">bazie</text:span><text:span text:style-name="T2"> </text:span><text:span text:style-name="T2">i</text:span><text:span text:style-name="T2"> </text:span><text:span text:style-name="T2">zawierać</text:span><text:span text:style-name="T2"> </text:span><text:span text:style-name="T2">uprawnienia</text:span><text:span text:style-name="T2"> </text:span><text:span text:style-name="T2">pracownika</text:span></text:p>
      <text:p text:style-name="P1"><text:span text:style-name="T5">Pojęcia</text:span><text:span text:style-name="T5"> </text:span><text:span text:style-name="T5">dziedziny</text:span><text:span text:style-name="T5"> </text:span><text:span text:style-name="T5">problemowej</text:span><text:span text:style-name="T5">:</text:span></text:p>
      <text:p text:style-name="P4"/>
      <text:p text:style-name="P1"><text:span text:style-name="T4">Przypadek</text:span><text:span text:style-name="T4">: </text:span><text:span text:style-name="T2">Logowanie</text:span><text:span text:style-name="T2"> </text:span><text:span text:style-name="T2">pracownicze</text:span></text:p>
      <text:p text:style-name="P1"><text:span text:style-name="T4">Aktorzy</text:span><text:span text:style-name="T4">: </text:span><text:span text:style-name="T2">Pracownik</text:span></text:p>
      <text:p text:style-name="P1"><text:span text:style-name="T4">Cel</text:span><text:span text:style-name="T4">: </text:span><text:span text:style-name="T2">Zalogowanie</text:span><text:span text:style-name="T2"> </text:span><text:span text:style-name="T2">się</text:span><text:span text:style-name="T2"> </text:span><text:span text:style-name="T2">do</text:span><text:span text:style-name="T2"> </text:span><text:span text:style-name="T2">systemu</text:span><text:span text:style-name="T2"> </text:span><text:span text:style-name="T2">przez</text:span><text:span text:style-name="T2"> </text:span><text:span text:style-name="T2">pracownika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2700352198336827646" text:style-name="LS14">
        <text:list-item>
          <text:p text:style-name="P28"><text:span text:style-name="T2">Wybr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opcji</text:span><text:span text:style-name="T2"> „</text:span><text:span text:style-name="T2">Logowanie</text:span><text:span text:style-name="T2">” </text:span><text:span text:style-name="T2">w</text:span><text:span text:style-name="T2"> </text:span><text:span text:style-name="T2">systemie</text:span><text:span text:style-name="T2">;</text:span></text:p>
        </text:list-item>
        <text:list-item>
          <text:p text:style-name="P28"><text:span text:style-name="T2">Wpis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swojego</text:span><text:span text:style-name="T2"> </text:span><text:span text:style-name="T2">loginu</text:span><text:span text:style-name="T2"> </text:span><text:span text:style-name="T2">oraz</text:span><text:span text:style-name="T2"> </text:span><text:span text:style-name="T2">hasła</text:span><text:span text:style-name="T2">;</text:span></text:p>
        </text:list-item>
        <text:list-item>
          <text:p text:style-name="P28"><text:span text:style-name="T2">Zatwierdzenie</text:span><text:span text:style-name="T2"> <text:tab/></text:span><text:span text:style-name="T2">przyciskiem</text:span><text:span text:style-name="T2">;</text:span></text:p>
        </text:list-item>
        <text:list-item>
          <text:p text:style-name="P28"><text:span text:style-name="T2">Zalogowanie</text:span><text:span text:style-name="T2"> </text:span><text:span text:style-name="T2">się</text:span><text:span text:style-name="T2"> </text:span><text:span text:style-name="T2">do</text:span><text:span text:style-name="T2"> </text:span><text:span text:style-name="T2">systemu</text:span><text:span text:style-name="T2">.</text:span></text:p>
        </text:list-item>
      </text:list>
      <text:p text:style-name="P1"><text:span text:style-name="T4">Rozszerzenia</text:span><text:span text:style-name="T4">:</text:span></text:p>
      <text:list xml:id="list3691788232487183626" text:style-name="LS15">
        <text:list-item>
          <text:p text:style-name="P29"><text:span text:style-name="T2">W</text:span><text:span text:style-name="T2"> </text:span><text:span text:style-name="T2">przypadku</text:span><text:span text:style-name="T2"> </text:span><text:span text:style-name="T2">wpisania</text:span><text:span text:style-name="T2"> </text:span><text:span text:style-name="T2">błędnego</text:span><text:span text:style-name="T2"> </text:span><text:span text:style-name="T2">loginu</text:span><text:span text:style-name="T2"> </text:span><text:span text:style-name="T2">lub</text:span><text:span text:style-name="T2"> </text:span><text:span text:style-name="T2">hasła</text:span><text:span text:style-name="T2"> (</text:span><text:span text:style-name="T2">lub</text:span><text:span text:style-name="T2"> </text:span><text:span text:style-name="T2">nie</text:span><text:span text:style-name="T2"> </text:span><text:span text:style-name="T2">wpisania</text:span><text:span text:style-name="T2"> </text:span><text:span text:style-name="T2">któregokolwiek</text:span><text:span text:style-name="T2"> </text:span><text:span text:style-name="T2">z</text:span><text:span text:style-name="T2"> </text:span><text:span text:style-name="T2">nich</text:span><text:span text:style-name="T2">) </text:span><text:span text:style-name="T2">zostanie</text:span><text:span text:style-name="T2"> </text:span><text:span text:style-name="T2">wyświetlony</text:span><text:span text:style-name="T2"> </text:span><text:span text:style-name="T2">odpowiedni</text:span><text:span text:style-name="T2"> </text:span><text:span text:style-name="T2">komunikat</text:span><text:span text:style-name="T2"> </text:span><text:span text:style-name="T2">oraz</text:span><text:span text:style-name="T2"> </text:span><text:span text:style-name="T2">następuje</text:span><text:span text:style-name="T2"> </text:span><text:span text:style-name="T2">powrót</text:span><text:span text:style-name="T2"> </text:span><text:span text:style-name="T2">do</text:span><text:span text:style-name="T2"> </text:span><text:span text:style-name="T2">strony</text:span><text:span text:style-name="T2"> </text:span><text:span text:style-name="T2">logowania</text:span><text:span text:style-name="T2"> </text:span><text:span text:style-name="T2">w</text:span><text:span text:style-name="T2"> </text:span><text:span text:style-name="T2">celu</text:span><text:span text:style-name="T2"> </text:span><text:span text:style-name="T2">ponownej</text:span><text:span text:style-name="T2"> </text:span><text:span text:style-name="T2">próby</text:span><text:span text:style-name="T2">;</text:span></text:p>
        </text:list-item>
      </text:list>
      <text:p text:style-name="P2"/>
      <text:p text:style-name="P2"/>
      <text:p text:style-name="P1"><text:span text:style-name="T4">SPRAWDZENIE</text:span><text:span text:style-name="T4"> </text:span><text:span text:style-name="T4">GRAFIKU</text:span></text:p>
      <text:p text:style-name="P1"><text:span text:style-name="T5">Początek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Sprawdzanie</text:span><text:span text:style-name="T2"> </text:span><text:span text:style-name="T2">grafiku</text:span><text:span text:style-name="T2">”</text:span></text:p>
      <text:p text:style-name="P1"><text:span text:style-name="T5">Koniec</text:span><text:span text:style-name="T5"> </text:span><text:span text:style-name="T5">przypadku</text:span><text:span text:style-name="T5">: </text:span><text:span text:style-name="T2">grafik</text:span><text:span text:style-name="T2"> </text:span><text:span text:style-name="T2">pracownika</text:span><text:span text:style-name="T2"> </text:span><text:span text:style-name="T2">został</text:span><text:span text:style-name="T2"> </text:span><text:span text:style-name="T2">przez</text:span><text:span text:style-name="T2"> </text:span><text:span text:style-name="T2">niego</text:span><text:span text:style-name="T2"> </text:span><text:span text:style-name="T2">sprawdzony</text:span></text:p>
      <text:p text:style-name="P1"><text:span text:style-name="T5">Opis</text:span><text:span text:style-name="T5"> </text:span><text:span text:style-name="T5">interakcji</text:span><text:span text:style-name="T5"> </text:span><text:span text:style-name="T5">przypadku</text:span><text:span text:style-name="T5"> </text:span><text:span text:style-name="T5">użycia</text:span><text:span text:style-name="T5"> </text:span><text:span text:style-name="T5">z</text:span><text:span text:style-name="T5"> </text:span><text:span text:style-name="T5">aktorem</text:span><text:span text:style-name="T5">: </text:span><text:span text:style-name="T2">po</text:span><text:span text:style-name="T2"> </text:span><text:span text:style-name="T2">wybraniu</text:span><text:span text:style-name="T2"> </text:span><text:span text:style-name="T2">opcji</text:span><text:span text:style-name="T2"> „</text:span><text:span text:style-name="T2">Sprawdzanie</text:span><text:span text:style-name="T2"> </text:span><text:span text:style-name="T2">grafiku</text:span><text:span text:style-name="T2">” </text:span><text:span text:style-name="T2">pracownik</text:span><text:span text:style-name="T2"> </text:span><text:span text:style-name="T2">może</text:span><text:span text:style-name="T2"> </text:span><text:span text:style-name="T2">skontrolować</text:span><text:span text:style-name="T2">, </text:span><text:span text:style-name="T2">kiedy</text:span><text:span text:style-name="T2"> </text:span><text:span text:style-name="T2">powinien</text:span><text:span text:style-name="T2"> </text:span><text:span text:style-name="T2">stawić</text:span><text:span text:style-name="T2"> </text:span><text:span text:style-name="T2">się</text:span><text:span text:style-name="T2"> </text:span><text:span text:style-name="T2">do</text:span><text:span text:style-name="T2"> </text:span><text:span text:style-name="T2">pracy</text:span><text:span text:style-name="T2">, </text:span><text:span text:style-name="T2">nie</text:span><text:span text:style-name="T2"> </text:span><text:span text:style-name="T2">może</text:span><text:span text:style-name="T2"> </text:span><text:span text:style-name="T2">go</text:span><text:span text:style-name="T2"> </text:span><text:span text:style-name="T2">jednak</text:span><text:span text:style-name="T2"> </text:span><text:span text:style-name="T2">modyfikować</text:span></text:p>
      <text:p text:style-name="P1"><text:span text:style-name="T5">Wyjątki</text:span><text:span text:style-name="T5">:</text:span><text:span text:style-name="T2"> </text:span><text:span text:style-name="T2">brak</text:span><text:span text:style-name="T2"> </text:span><text:span text:style-name="T2">grafiku</text:span><text:span text:style-name="T2"> </text:span><text:span text:style-name="T2">dla</text:span><text:span text:style-name="T2"> </text:span><text:span text:style-name="T2">danego</text:span><text:span text:style-name="T2"> </text:span><text:span text:style-name="T2">pracownika</text:span></text:p>
      <text:p text:style-name="P1"><text:span text:style-name="T5">Specjalne</text:span><text:span text:style-name="T5"> </text:span><text:span text:style-name="T5">wymagania</text:span><text:span text:style-name="T5">: </text:span><text:span text:style-name="T2">pracownik</text:span><text:span text:style-name="T2"> </text:span><text:span text:style-name="T2">musi</text:span><text:span text:style-name="T2"> </text:span><text:span text:style-name="T2">być</text:span><text:span text:style-name="T2"> </text:span><text:span text:style-name="T2">zalogowany</text:span><text:span text:style-name="T2">, </text:span><text:span text:style-name="T2">grafik</text:span><text:span text:style-name="T2"> </text:span><text:span text:style-name="T2">musi</text:span><text:span text:style-name="T2"> </text:span><text:span text:style-name="T2">być</text:span><text:span text:style-name="T2"> </text:span><text:span text:style-name="T2">ustalony</text:span><text:span text:style-name="T2"> </text:span><text:span text:style-name="T2">z</text:span><text:span text:style-name="T2"> </text:span><text:span text:style-name="T2">właścicielem</text:span></text:p>
      <text:p text:style-name="P1"><text:span text:style-name="T5">Pojęcia</text:span><text:span text:style-name="T5"> </text:span><text:span text:style-name="T5">dziedziny</text:span><text:span text:style-name="T5"> </text:span><text:span text:style-name="T5">problemowej</text:span><text:span text:style-name="T5">:</text:span></text:p>
      <text:p text:style-name="P4"/>
      <text:p text:style-name="P1"><text:span text:style-name="T4">Przypadek</text:span><text:span text:style-name="T4">: </text:span><text:span text:style-name="T2">Sprawdzenie</text:span><text:span text:style-name="T2"> </text:span><text:span text:style-name="T2">grafiku</text:span></text:p>
      <text:p text:style-name="P1"><text:span text:style-name="T4">Aktorzy</text:span><text:span text:style-name="T4">: </text:span><text:span text:style-name="T2">Pracownik</text:span></text:p>
      <text:p text:style-name="P1"><text:span text:style-name="T4">Cel</text:span><text:span text:style-name="T4">: </text:span><text:span text:style-name="T2">Sprawdzenie</text:span><text:span text:style-name="T2"> </text:span><text:span text:style-name="T2">grafiku</text:span><text:span text:style-name="T2"> </text:span><text:span text:style-name="T2">pracownika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5880788531752650320" text:style-name="LS16">
        <text:list-item>
          <text:p text:style-name="P30"><text:span text:style-name="T2">Wybr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zakładki</text:span><text:span text:style-name="T2"> „</text:span><text:span text:style-name="T2">Sprawdzanie</text:span><text:span text:style-name="T2"> </text:span><text:span text:style-name="T2">grafiku</text:span><text:span text:style-name="T2">”;</text:span></text:p>
        </text:list-item>
        <text:list-item>
          <text:p text:style-name="P30"><text:span text:style-name="T2">Grafik</text:span><text:span text:style-name="T2"> <text:tab/></text:span><text:span text:style-name="T2">zostaje</text:span><text:span text:style-name="T2"> </text:span><text:span text:style-name="T2">wyświetlony</text:span><text:span text:style-name="T2">;</text:span></text:p>
        </text:list-item>
        <text:list-item>
          <text:p text:style-name="P30"><text:span text:style-name="T2">Sprawdzenie</text:span><text:span text:style-name="T2"> </text:span><text:span text:style-name="T2">grafiku</text:span><text:span text:style-name="T2"> </text:span><text:span text:style-name="T2">przez</text:span><text:span text:style-name="T2"> </text:span><text:span text:style-name="T2">pracownika</text:span><text:span text:style-name="T2">.</text:span></text:p>
        </text:list-item>
      </text:list>
      <text:p text:style-name="P1"><text:span text:style-name="T4">Rozszerzenia</text:span><text:span text:style-name="T4">:</text:span></text:p>
      <text:list xml:id="list9116304835370426554" text:style-name="LS17">
        <text:list-item>
          <text:p text:style-name="P31"><text:span text:style-name="T2">W</text:span><text:span text:style-name="T2"> </text:span><text:span text:style-name="T2">przypadku</text:span><text:span text:style-name="T2"> </text:span><text:span text:style-name="T2">braku</text:span><text:span text:style-name="T2"> </text:span><text:span text:style-name="T2">grafiku</text:span><text:span text:style-name="T2"> </text:span><text:span text:style-name="T2">dla</text:span><text:span text:style-name="T2"> </text:span><text:span text:style-name="T2">danego</text:span><text:span text:style-name="T2"> </text:span><text:span text:style-name="T2">pracownika</text:span><text:span text:style-name="T2"> </text:span><text:span text:style-name="T2">na</text:span><text:span text:style-name="T2"> </text:span><text:span text:style-name="T2">ekranie</text:span><text:span text:style-name="T2"> </text:span><text:span text:style-name="T2">zostaje</text:span><text:span text:style-name="T2"> <text:tab/></text:span><text:span text:style-name="T2">wyświetlony</text:span><text:span text:style-name="T2"> </text:span><text:span text:style-name="T2">odpowiedni</text:span><text:span text:style-name="T2"> </text:span><text:span text:style-name="T2">komunikat</text:span><text:span text:style-name="T2">.</text:span></text:p>
        </text:list-item>
      </text:list>
      <text:p text:style-name="P2"/>
      <text:p text:style-name="P2"/>
      <text:p text:style-name="P1"><text:span text:style-name="T4">WYŚWIETLENIE</text:span><text:span text:style-name="T4"> </text:span><text:span text:style-name="T4">LISTY</text:span><text:span text:style-name="T4"> </text:span><text:span text:style-name="T4">PASAŻERÓW</text:span></text:p>
      <text:p text:style-name="P1"><text:span text:style-name="T5">Początek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Wyświetlenie</text:span><text:span text:style-name="T2"> </text:span><text:span text:style-name="T2">listy</text:span><text:span text:style-name="T2"> </text:span><text:span text:style-name="T2">pasażerów</text:span><text:span text:style-name="T2">”</text:span></text:p>
      <text:p text:style-name="P1"><text:span text:style-name="T5">Koniec</text:span><text:span text:style-name="T5"> </text:span><text:span text:style-name="T5">przypadku</text:span><text:span text:style-name="T5">:</text:span><text:span text:style-name="T2"> </text:span><text:span text:style-name="T2">wyświetlenie</text:span><text:span text:style-name="T2"> </text:span><text:span text:style-name="T2">listy</text:span><text:span text:style-name="T2"> </text:span><text:span text:style-name="T2">pasażerów</text:span></text:p>
      <text:p text:style-name="P1"><text:span text:style-name="T5">Opis</text:span><text:span text:style-name="T5"> </text:span><text:span text:style-name="T5">interakcji</text:span><text:span text:style-name="T5"> </text:span><text:span text:style-name="T5">przypadku</text:span><text:span text:style-name="T5"> </text:span><text:span text:style-name="T5">użycia</text:span><text:span text:style-name="T5"> </text:span><text:span text:style-name="T5">z</text:span><text:span text:style-name="T5"> </text:span><text:span text:style-name="T5">aktorem</text:span><text:span text:style-name="T5">: </text:span><text:span text:style-name="T2">pracownik</text:span><text:span text:style-name="T2"> </text:span><text:span text:style-name="T2">ma</text:span><text:span text:style-name="T2"> </text:span><text:span text:style-name="T2">wgląd</text:span><text:span text:style-name="T2"> </text:span><text:span text:style-name="T2">do</text:span><text:span text:style-name="T2"> </text:span><text:span text:style-name="T2">listy</text:span><text:span text:style-name="T2"> </text:span><text:span text:style-name="T2">pasażerów</text:span><text:span text:style-name="T2"> </text:span><text:span text:style-name="T2">danego</text:span><text:span text:style-name="T2"> </text:span><text:span text:style-name="T2">samolotu</text:span><text:span text:style-name="T2">, </text:span><text:span text:style-name="T2">aby</text:span><text:span text:style-name="T2"> </text:span><text:span text:style-name="T2">umożliwić</text:span><text:span text:style-name="T2"> </text:span><text:span text:style-name="T2">weryfikację</text:span><text:span text:style-name="T2"> </text:span><text:span text:style-name="T2">podczas</text:span><text:span text:style-name="T2"> </text:span><text:span text:style-name="T2">odprawy</text:span><text:span text:style-name="T2"> </text:span><text:span text:style-name="T2">na</text:span><text:span text:style-name="T2"> </text:span><text:span text:style-name="T2">lotnisku</text:span><text:span text:style-name="T2">, </text:span><text:span text:style-name="T2">nie</text:span><text:span text:style-name="T2"> </text:span><text:span text:style-name="T2">może</text:span><text:span text:style-name="T2"> </text:span><text:span text:style-name="T2">jej</text:span><text:span text:style-name="T2"> </text:span><text:span text:style-name="T2">zmienić</text:span></text:p>
      <text:p text:style-name="P1"><text:span text:style-name="T5">Wyjątki</text:span><text:span text:style-name="T5">: </text:span><text:span text:style-name="T2">na</text:span><text:span text:style-name="T2"> </text:span><text:span text:style-name="T2">wybrany</text:span><text:span text:style-name="T2"> </text:span><text:span text:style-name="T2">lot</text:span><text:span text:style-name="T2"> </text:span><text:span text:style-name="T2">nie</text:span><text:span text:style-name="T2"> </text:span><text:span text:style-name="T2">ma</text:span><text:span text:style-name="T2"> </text:span><text:span text:style-name="T2">żadnych</text:span><text:span text:style-name="T2"> </text:span><text:span text:style-name="T2">pasażerów</text:span><text:span text:style-name="T2">, </text:span><text:span text:style-name="T2">lot</text:span><text:span text:style-name="T2"> </text:span><text:span text:style-name="T2">został</text:span><text:span text:style-name="T2"> </text:span><text:span text:style-name="T2">odwołany</text:span></text:p>
      <text:p text:style-name="P1"><text:soft-page-break/><text:span text:style-name="T5">Specjalne</text:span><text:span text:style-name="T5"> </text:span><text:span text:style-name="T5">wymagania</text:span><text:span text:style-name="T5">: </text:span><text:span text:style-name="T2">pracownik</text:span><text:span text:style-name="T2"> </text:span><text:span text:style-name="T2">musi</text:span><text:span text:style-name="T2"> </text:span><text:span text:style-name="T2">być</text:span><text:span text:style-name="T2"> </text:span><text:span text:style-name="T2">zalogowany</text:span><text:span text:style-name="T2">, </text:span><text:span text:style-name="T2">na</text:span><text:span text:style-name="T2"> </text:span><text:span text:style-name="T2">dany</text:span><text:span text:style-name="T2"> </text:span><text:span text:style-name="T2">lot</text:span><text:span text:style-name="T2"> </text:span><text:span text:style-name="T2">musi</text:span><text:span text:style-name="T2"> </text:span><text:span text:style-name="T2">zakupić</text:span><text:span text:style-name="T2"> </text:span><text:span text:style-name="T2">bilet</text:span><text:span text:style-name="T2"> </text:span><text:span text:style-name="T2">przynajmniej</text:span><text:span text:style-name="T2"> </text:span><text:span text:style-name="T2">jedna</text:span><text:span text:style-name="T2"> </text:span><text:span text:style-name="T2">osoba</text:span></text:p>
      <text:p text:style-name="P1"><text:span text:style-name="T2">Pojęcia</text:span><text:span text:style-name="T2"> </text:span><text:span text:style-name="T2">dziedziny</text:span><text:span text:style-name="T2"> </text:span><text:span text:style-name="T2">problemowej</text:span><text:span text:style-name="T2">:</text:span></text:p>
      <text:p text:style-name="P2"/>
      <text:p text:style-name="P1"><text:span text:style-name="T4">Przypadek</text:span><text:span text:style-name="T4">: </text:span><text:span text:style-name="T2">Wyświetlenie</text:span><text:span text:style-name="T2"> </text:span><text:span text:style-name="T2">listy</text:span><text:span text:style-name="T2"> </text:span><text:span text:style-name="T2">pasażerów</text:span></text:p>
      <text:p text:style-name="P1"><text:span text:style-name="T4">Aktorzy</text:span><text:span text:style-name="T4">: </text:span><text:span text:style-name="T2">Pracownik</text:span></text:p>
      <text:p text:style-name="P1"><text:span text:style-name="T4">Cel</text:span><text:span text:style-name="T4">: </text:span><text:span text:style-name="T2">Weryfikacja</text:span><text:span text:style-name="T2"> </text:span><text:span text:style-name="T2">podczas</text:span><text:span text:style-name="T2"> </text:span><text:span text:style-name="T2">odprawy</text:span><text:span text:style-name="T2"> </text:span><text:span text:style-name="T2">na</text:span><text:span text:style-name="T2"> </text:span><text:span text:style-name="T2">lotnisku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6614376676564986316" text:style-name="LS18">
        <text:list-item>
          <text:p text:style-name="P32"><text:span text:style-name="T2">Wybr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opcji</text:span><text:span text:style-name="T2"> „</text:span><text:span text:style-name="T2">Wyświetlenie</text:span><text:span text:style-name="T2"> </text:span><text:span text:style-name="T2">listy</text:span><text:span text:style-name="T2"> </text:span><text:span text:style-name="T2">pasażerów</text:span><text:span text:style-name="T2">”;</text:span></text:p>
        </text:list-item>
        <text:list-item>
          <text:p text:style-name="P32"><text:span text:style-name="T2">Wybr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lotu</text:span><text:span text:style-name="T2">, </text:span><text:span text:style-name="T2">którego</text:span><text:span text:style-name="T2"> </text:span><text:span text:style-name="T2">pasażerowie</text:span><text:span text:style-name="T2"> </text:span><text:span text:style-name="T2">mają</text:span><text:span text:style-name="T2"> </text:span><text:span text:style-name="T2">zostać</text:span><text:span text:style-name="T2"> </text:span><text:span text:style-name="T2">wyświetleni</text:span><text:span text:style-name="T2">;</text:span></text:p>
        </text:list-item>
        <text:list-item>
          <text:p text:style-name="P32"><text:span text:style-name="T2">Lista</text:span><text:span text:style-name="T2"> </text:span><text:span text:style-name="T2">pasażerów</text:span><text:span text:style-name="T2"> </text:span><text:span text:style-name="T2">w</text:span><text:span text:style-name="T2"> </text:span><text:span text:style-name="T2">kolejności</text:span><text:span text:style-name="T2"> </text:span><text:span text:style-name="T2">zgodnej</text:span><text:span text:style-name="T2"> </text:span><text:span text:style-name="T2">z</text:span><text:span text:style-name="T2"> </text:span><text:span text:style-name="T2">numeracją</text:span><text:span text:style-name="T2"> </text:span><text:span text:style-name="T2">miejsc</text:span><text:span text:style-name="T2"> </text:span><text:span text:style-name="T2">zostaje</text:span><text:span text:style-name="T2"> </text:span><text:span text:style-name="T2">wyświetlona</text:span><text:span text:style-name="T2">.</text:span></text:p>
        </text:list-item>
      </text:list>
      <text:p text:style-name="P1"><text:span text:style-name="T4">Rozszerzenia</text:span><text:span text:style-name="T4">:</text:span></text:p>
      <text:list xml:id="list1011898268192505804" text:style-name="LS19">
        <text:list-item>
          <text:p text:style-name="P33"><text:span text:style-name="T2">W</text:span><text:span text:style-name="T2"> </text:span><text:span text:style-name="T2">przypadku</text:span><text:span text:style-name="T2"> </text:span><text:span text:style-name="T2">anulowania</text:span><text:span text:style-name="T2"> </text:span><text:span text:style-name="T2">przez</text:span><text:span text:style-name="T2"> </text:span><text:span text:style-name="T2">pasażera</text:span><text:span text:style-name="T2"> </text:span><text:span text:style-name="T2">biletu</text:span><text:span text:style-name="T2"> </text:span><text:span text:style-name="T2">na</text:span><text:span text:style-name="T2"> </text:span><text:span text:style-name="T2">dany</text:span><text:span text:style-name="T2"> </text:span><text:span text:style-name="T2">lot</text:span><text:span text:style-name="T2"> </text:span><text:span text:style-name="T2">zostaje</text:span><text:span text:style-name="T2"> </text:span><text:span text:style-name="T2">on</text:span><text:span text:style-name="T2"> </text:span><text:span text:style-name="T2">skreślony</text:span><text:span text:style-name="T2"> </text:span><text:span text:style-name="T2">z</text:span><text:span text:style-name="T2"> </text:span><text:span text:style-name="T2">listy</text:span><text:span text:style-name="T2">.</text:span></text:p>
        </text:list-item>
      </text:list>
      <text:p text:style-name="P2"/>
      <text:p text:style-name="P2"/>
      <text:p text:style-name="P1"><text:span text:style-name="T4">OKREŚLENIE</text:span><text:span text:style-name="T4"> </text:span><text:span text:style-name="T4">DYSPOZYCYJNOŚCI</text:span></text:p>
      <text:p text:style-name="P1"><text:span text:style-name="T5">Początek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Określenie</text:span><text:span text:style-name="T2"> </text:span><text:span text:style-name="T2">dyspozycyjności</text:span><text:span text:style-name="T2">”</text:span></text:p>
      <text:p text:style-name="P1"><text:span text:style-name="T5">Koniec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zamyka</text:span><text:span text:style-name="T2"> </text:span><text:span text:style-name="T2">zakładkę</text:span><text:span text:style-name="T2"> „</text:span><text:span text:style-name="T2">Określenie</text:span><text:span text:style-name="T2"> </text:span><text:span text:style-name="T2">dyspozycyjności</text:span><text:span text:style-name="T2">”</text:span></text:p>
      <text:p text:style-name="P1"><text:span text:style-name="T5">Opis</text:span><text:span text:style-name="T5"> </text:span><text:span text:style-name="T5">interakcji</text:span><text:span text:style-name="T5"> </text:span><text:span text:style-name="T5">przypadku</text:span><text:span text:style-name="T5"> </text:span><text:span text:style-name="T5">użycia</text:span><text:span text:style-name="T5"> </text:span><text:span text:style-name="T5">z</text:span><text:span text:style-name="T5"> </text:span><text:span text:style-name="T5">aktorem</text:span><text:span text:style-name="T5">: </text:span><text:span text:style-name="T2">pracownik</text:span><text:span text:style-name="T2"> </text:span><text:span text:style-name="T2">musi</text:span><text:span text:style-name="T2"> </text:span><text:span text:style-name="T2">podać</text:span><text:span text:style-name="T2"> </text:span><text:span text:style-name="T2">w</text:span><text:span text:style-name="T2"> </text:span><text:span text:style-name="T2">systemie</text:span><text:span text:style-name="T2"> </text:span><text:span text:style-name="T2">dostępne</text:span><text:span text:style-name="T2"> </text:span><text:span text:style-name="T2">i</text:span><text:span text:style-name="T2"> </text:span><text:span text:style-name="T2">niedostępne</text:span><text:span text:style-name="T2"> </text:span><text:span text:style-name="T2">dla</text:span><text:span text:style-name="T2"> </text:span><text:span text:style-name="T2">siebie</text:span><text:span text:style-name="T2"> </text:span><text:span text:style-name="T2">terminy</text:span><text:span text:style-name="T2"> </text:span><text:span text:style-name="T2">w</text:span><text:span text:style-name="T2"> </text:span><text:span text:style-name="T2">celu</text:span><text:span text:style-name="T2"> </text:span><text:span text:style-name="T2">umożliwienia</text:span><text:span text:style-name="T2"> </text:span><text:span text:style-name="T2">ustalenia</text:span><text:span text:style-name="T2"> </text:span><text:span text:style-name="T2">przyszłego</text:span><text:span text:style-name="T2"> </text:span><text:span text:style-name="T2">grafiku</text:span><text:span text:style-name="T2"> </text:span><text:span text:style-name="T2">pracy</text:span></text:p>
      <text:p text:style-name="P1"><text:span text:style-name="T5">Wyjątki</text:span><text:span text:style-name="T5">:</text:span></text:p>
      <text:p text:style-name="P1"><text:span text:style-name="T5">Specjalne</text:span><text:span text:style-name="T5"> </text:span><text:span text:style-name="T5">wymagania</text:span><text:span text:style-name="T5">: </text:span><text:span text:style-name="T2">grafik</text:span><text:span text:style-name="T2"> </text:span><text:span text:style-name="T2">musi</text:span><text:span text:style-name="T2"> </text:span><text:span text:style-name="T2">być</text:span><text:span text:style-name="T2"> </text:span><text:span text:style-name="T2">ustalony</text:span><text:span text:style-name="T2"> </text:span><text:span text:style-name="T2">z</text:span><text:span text:style-name="T2"> </text:span><text:span text:style-name="T2">miesięcznym</text:span><text:span text:style-name="T2"> </text:span><text:span text:style-name="T2">wyprzedzeniem</text:span></text:p>
      <text:p text:style-name="P1"><text:span text:style-name="T2">Pojęcia</text:span><text:span text:style-name="T2"> </text:span><text:span text:style-name="T2">dziedziny</text:span><text:span text:style-name="T2"> </text:span><text:span text:style-name="T2">problemowej</text:span><text:span text:style-name="T2">:</text:span></text:p>
      <text:p text:style-name="P2"/>
      <text:p text:style-name="P1"><text:span text:style-name="T4">Przypadek</text:span><text:span text:style-name="T4">: </text:span><text:span text:style-name="T2">Określenie</text:span><text:span text:style-name="T2"> </text:span><text:span text:style-name="T2">dyspozycyjności</text:span></text:p>
      <text:p text:style-name="P1"><text:span text:style-name="T4">Aktorzy</text:span><text:span text:style-name="T4">: </text:span><text:span text:style-name="T2">Pracownik</text:span></text:p>
      <text:p text:style-name="P1"><text:span text:style-name="T4">Cel</text:span><text:span text:style-name="T4">: </text:span><text:span text:style-name="T2">Umożliwienie</text:span><text:span text:style-name="T2"> </text:span><text:span text:style-name="T2">ustalenia</text:span><text:span text:style-name="T2"> </text:span><text:span text:style-name="T2">przyszłego</text:span><text:span text:style-name="T2"> </text:span><text:span text:style-name="T2">grafiku</text:span><text:span text:style-name="T2"> </text:span><text:span text:style-name="T2">pracy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7750813023493931163" text:style-name="LS20">
        <text:list-item>
          <text:p text:style-name="P34"><text:span text:style-name="T2">Wybr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opcji</text:span><text:span text:style-name="T2"> „</text:span><text:span text:style-name="T2">Określenie</text:span><text:span text:style-name="T2"> </text:span><text:span text:style-name="T2">dyspozycyjności</text:span><text:span text:style-name="T2">”</text:span></text:p>
        </text:list-item>
        <text:list-item>
          <text:p text:style-name="P34"><text:span text:style-name="T2">Wybór</text:span><text:span text:style-name="T2"> <text:tab/></text:span><text:span text:style-name="T2">przez</text:span><text:span text:style-name="T2"> </text:span><text:span text:style-name="T2">pracownika</text:span><text:span text:style-name="T2"> </text:span><text:span text:style-name="T2">odpowiadających</text:span><text:span text:style-name="T2"> </text:span><text:span text:style-name="T2">mu</text:span><text:span text:style-name="T2"> </text:span><text:span text:style-name="T2">terminów</text:span><text:span text:style-name="T2">, </text:span><text:span text:style-name="T2">w</text:span><text:span text:style-name="T2"> </text:span><text:span text:style-name="T2">których</text:span><text:span text:style-name="T2"> </text:span><text:span text:style-name="T2">może</text:span><text:span text:style-name="T2"> </text:span><text:span text:style-name="T2">pracować</text:span><text:span text:style-name="T2">;</text:span></text:p>
        </text:list-item>
        <text:list-item>
          <text:p text:style-name="P34"><text:span text:style-name="T2">Zamknięc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zakładki</text:span><text:span text:style-name="T2"> „</text:span><text:span text:style-name="T2">Określenie</text:span><text:span text:style-name="T2"> </text:span><text:span text:style-name="T2">dyspozycyjności</text:span><text:span text:style-name="T2">”.</text:span></text:p>
        </text:list-item>
      </text:list>
      <text:p text:style-name="P2"/>
      <text:p text:style-name="P2"/>
      <text:p text:style-name="P1"><text:span text:style-name="T4">WYSZUKIWANIE</text:span><text:span text:style-name="T4"> </text:span><text:span text:style-name="T4">INFORMACJI</text:span><text:span text:style-name="T4"> </text:span><text:span text:style-name="T4">NA</text:span><text:span text:style-name="T4"> </text:span><text:span text:style-name="T4">TEMAT</text:span><text:span text:style-name="T4"> </text:span><text:span text:style-name="T4">SAMOLOTÓW</text:span></text:p>
      <text:p text:style-name="P1"><text:span text:style-name="T5">Początek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Wyszukiwanie</text:span><text:span text:style-name="T2"> </text:span><text:span text:style-name="T2">informacji</text:span><text:span text:style-name="T2"> </text:span><text:span text:style-name="T2">na</text:span><text:span text:style-name="T2"> </text:span><text:span text:style-name="T2">temat</text:span><text:span text:style-name="T2"> </text:span><text:span text:style-name="T2">samolotów</text:span><text:span text:style-name="T2">”</text:span></text:p>
      <text:p text:style-name="P1"><text:span text:style-name="T5">Koniec</text:span><text:span text:style-name="T5"> </text:span><text:span text:style-name="T5">przypadku</text:span><text:span text:style-name="T5">: </text:span><text:span text:style-name="T2">wyświetlenie</text:span><text:span text:style-name="T2"> </text:span><text:span text:style-name="T2">informacji</text:span><text:span text:style-name="T2"> </text:span><text:span text:style-name="T2">na</text:span><text:span text:style-name="T2"> </text:span><text:span text:style-name="T2">temat</text:span><text:span text:style-name="T2"> </text:span><text:span text:style-name="T2">wybranego</text:span><text:span text:style-name="T2"> </text:span><text:span text:style-name="T2">samolotu</text:span></text:p>
      <text:p text:style-name="P1"><text:span text:style-name="T5">Opis</text:span><text:span text:style-name="T5"> </text:span><text:span text:style-name="T5">interakcji</text:span><text:span text:style-name="T5"> </text:span><text:span text:style-name="T5">przypadku</text:span><text:span text:style-name="T5"> </text:span><text:span text:style-name="T5">użycia</text:span><text:span text:style-name="T5"> </text:span><text:span text:style-name="T5">z</text:span><text:span text:style-name="T5"> </text:span><text:span text:style-name="T5">aktorem</text:span><text:span text:style-name="T5">: </text:span><text:span text:style-name="T2">pracownik</text:span><text:span text:style-name="T2"> </text:span><text:span text:style-name="T2">może</text:span><text:span text:style-name="T2"> </text:span><text:span text:style-name="T2">pobrać</text:span><text:span text:style-name="T2"> </text:span><text:span text:style-name="T2">z</text:span><text:span text:style-name="T2"> </text:span><text:span text:style-name="T2">systemu</text:span><text:span text:style-name="T2"> </text:span><text:span text:style-name="T2">takie</text:span><text:span text:style-name="T2"> </text:span><text:span text:style-name="T2">informacje</text:span><text:span text:style-name="T2"> </text:span><text:span text:style-name="T2">jak</text:span><text:span text:style-name="T2">: </text:span><text:span text:style-name="T2">dane</text:span><text:span text:style-name="T2"> </text:span><text:span text:style-name="T2">poszczególnych</text:span><text:span text:style-name="T2"> </text:span><text:span text:style-name="T2">samolotów</text:span><text:span text:style-name="T2">, </text:span><text:span text:style-name="T2">ich</text:span><text:span text:style-name="T2"> </text:span><text:span text:style-name="T2">stanu</text:span><text:span text:style-name="T2"> (</text:span><text:span text:style-name="T2">czy</text:span><text:span text:style-name="T2"> </text:span><text:span text:style-name="T2">jest</text:span><text:span text:style-name="T2"> </text:span><text:span text:style-name="T2">aktywny</text:span><text:span text:style-name="T2">, </text:span><text:span text:style-name="T2">w</text:span><text:span text:style-name="T2"> </text:span><text:span text:style-name="T2">naprawie</text:span><text:span text:style-name="T2">, </text:span><text:span text:style-name="T2">czy</text:span><text:span text:style-name="T2"> </text:span><text:span text:style-name="T2">potrzebuje</text:span><text:span text:style-name="T2"> </text:span><text:span text:style-name="T2">przeglądu</text:span><text:span text:style-name="T2"> </text:span><text:span text:style-name="T2">itp</text:span><text:span text:style-name="T2">.), </text:span><text:span text:style-name="T2">informacje</text:span><text:span text:style-name="T2"> </text:span><text:span text:style-name="T2">na</text:span><text:span text:style-name="T2"> </text:span><text:span text:style-name="T2">temat</text:span><text:span text:style-name="T2"> </text:span><text:span text:style-name="T2">ich</text:span><text:span text:style-name="T2"> </text:span><text:span text:style-name="T2">tankowania</text:span><text:span text:style-name="T2">, </text:span><text:span text:style-name="T2">miejsca</text:span><text:span text:style-name="T2"> </text:span><text:span text:style-name="T2">stałego</text:span><text:span text:style-name="T2"> </text:span><text:span text:style-name="T2">parkowania</text:span><text:span text:style-name="T2"> </text:span><text:span text:style-name="T2">oraz</text:span><text:span text:style-name="T2"> </text:span><text:span text:style-name="T2">dostępności</text:span><text:span text:style-name="T2"> </text:span><text:span text:style-name="T2">dla</text:span><text:span text:style-name="T2"> </text:span><text:span text:style-name="T2">poszczególnych</text:span><text:span text:style-name="T2"> </text:span><text:span text:style-name="T2">połączeń</text:span><text:span text:style-name="T2"> </text:span><text:span text:style-name="T2">dla</text:span><text:span text:style-name="T2"> </text:span><text:span text:style-name="T2">wybranego</text:span><text:span text:style-name="T2"> </text:span><text:span text:style-name="T2">samolotu</text:span></text:p>
      <text:p text:style-name="P1"><text:span text:style-name="T5">Wyjątki</text:span><text:span text:style-name="T5">:</text:span></text:p>
      <text:p text:style-name="P1"><text:span text:style-name="T5">Specjalne</text:span><text:span text:style-name="T5"> </text:span><text:span text:style-name="T5">wymagania</text:span><text:span text:style-name="T5">: </text:span><text:span text:style-name="T2">pracownik</text:span><text:span text:style-name="T2"> </text:span><text:span text:style-name="T2">musi</text:span><text:span text:style-name="T2"> </text:span><text:span text:style-name="T2">być</text:span><text:span text:style-name="T2"> </text:span><text:span text:style-name="T2">zalogowany</text:span><text:span text:style-name="T2">, </text:span><text:span text:style-name="T2">istnieją</text:span><text:span text:style-name="T2"> </text:span><text:span text:style-name="T2">informacje</text:span><text:span text:style-name="T2"> </text:span><text:span text:style-name="T2">w</text:span><text:span text:style-name="T2"> </text:span><text:span text:style-name="T2">bazie</text:span><text:span text:style-name="T2"> </text:span><text:span text:style-name="T2">na</text:span><text:span text:style-name="T2"> </text:span><text:span text:style-name="T2">temat</text:span><text:span text:style-name="T2"> </text:span><text:span text:style-name="T2">lotów</text:span><text:span text:style-name="T2"> </text:span><text:span text:style-name="T2">i</text:span><text:span text:style-name="T2"> </text:span><text:span text:style-name="T2">samolotów</text:span></text:p>
      <text:p text:style-name="P1"><text:span text:style-name="T2">Pojęcia</text:span><text:span text:style-name="T2"> </text:span><text:span text:style-name="T2">dziedziny</text:span><text:span text:style-name="T2"> </text:span><text:span text:style-name="T2">problemowej</text:span><text:span text:style-name="T2">:</text:span></text:p>
      <text:p text:style-name="P2"/>
      <text:p text:style-name="P1"><text:span text:style-name="T4">Przypadek</text:span><text:span text:style-name="T4">: </text:span><text:span text:style-name="T2">Wyszukiwanie</text:span><text:span text:style-name="T2"> </text:span><text:span text:style-name="T2">informacji</text:span><text:span text:style-name="T2"> </text:span><text:span text:style-name="T2">na</text:span><text:span text:style-name="T2"> </text:span><text:span text:style-name="T2">temat</text:span><text:span text:style-name="T2"> </text:span><text:span text:style-name="T2">samolotów</text:span></text:p>
      <text:p text:style-name="P1"><text:span text:style-name="T4">Aktorzy</text:span><text:span text:style-name="T4">: </text:span><text:span text:style-name="T2">Pracownik</text:span></text:p>
      <text:p text:style-name="P1"><text:span text:style-name="T4">Cel</text:span><text:span text:style-name="T4">: </text:span><text:span text:style-name="T2">Wyświetlenie</text:span><text:span text:style-name="T2"> </text:span><text:span text:style-name="T2">informacji</text:span><text:span text:style-name="T2"> </text:span><text:span text:style-name="T2">na</text:span><text:span text:style-name="T2"> </text:span><text:span text:style-name="T2">temat</text:span><text:span text:style-name="T2"> </text:span><text:span text:style-name="T2">konkretnego</text:span><text:span text:style-name="T2">, </text:span><text:span text:style-name="T2">wybranego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samolotu</text:span></text:p>
      <text:p text:style-name="P1"><text:soft-page-break/><text:span text:style-name="T4">Główny</text:span><text:span text:style-name="T4"> </text:span><text:span text:style-name="T4">scenariusz</text:span><text:span text:style-name="T4">:</text:span></text:p>
      <text:list xml:id="list1219956174991676979" text:style-name="LS21">
        <text:list-item>
          <text:p text:style-name="P35"><text:span text:style-name="T2">Wybr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opcji</text:span><text:span text:style-name="T2"> „</text:span><text:span text:style-name="T2">Wyszukiwanie</text:span><text:span text:style-name="T2"> </text:span><text:span text:style-name="T2">informacji</text:span><text:span text:style-name="T2"> </text:span><text:span text:style-name="T2">na</text:span><text:span text:style-name="T2"> </text:span><text:span text:style-name="T2">temat</text:span><text:span text:style-name="T2"> </text:span><text:span text:style-name="T2">samolotów</text:span><text:span text:style-name="T2">;</text:span></text:p>
        </text:list-item>
        <text:list-item>
          <text:p text:style-name="P35"><text:span text:style-name="T2">Wybr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samolotu</text:span><text:span text:style-name="T2">, </text:span><text:span text:style-name="T2">na</text:span><text:span text:style-name="T2"> </text:span><text:span text:style-name="T2">temat</text:span><text:span text:style-name="T2"> </text:span><text:span text:style-name="T2">którego</text:span><text:span text:style-name="T2"> </text:span><text:span text:style-name="T2">informacje</text:span><text:span text:style-name="T2"> </text:span><text:span text:style-name="T2">chciałby</text:span><text:span text:style-name="T2"> </text:span><text:span text:style-name="T2">zdobyć</text:span><text:span text:style-name="T2">;</text:span></text:p>
        </text:list-item>
        <text:list-item>
          <text:p text:style-name="P35"><text:span text:style-name="T2">Wyświetlenie</text:span><text:span text:style-name="T2"> </text:span><text:span text:style-name="T2">na</text:span><text:span text:style-name="T2"> </text:span><text:span text:style-name="T2">ekranie</text:span><text:span text:style-name="T2"> </text:span><text:span text:style-name="T2">informacji</text:span><text:span text:style-name="T2"> </text:span><text:span text:style-name="T2">na</text:span><text:span text:style-name="T2"> </text:span><text:span text:style-name="T2">temat</text:span><text:span text:style-name="T2"> </text:span><text:span text:style-name="T2">wybranego</text:span><text:span text:style-name="T2"> </text:span><text:span text:style-name="T2">samolotu</text:span><text:span text:style-name="T2"> (</text:span><text:span text:style-name="T2">m</text:span><text:span text:style-name="T2">. </text:span><text:span text:style-name="T2">in</text:span><text:span text:style-name="T2">. </text:span><text:span text:style-name="T2">aktywność</text:span><text:span text:style-name="T2">, </text:span><text:span text:style-name="T2">czy</text:span><text:span text:style-name="T2"> </text:span><text:span text:style-name="T2">jest</text:span><text:span text:style-name="T2"> </text:span><text:span text:style-name="T2">w</text:span><text:span text:style-name="T2"> </text:span><text:span text:style-name="T2">naprawie</text:span><text:span text:style-name="T2">, </text:span><text:span text:style-name="T2">data</text:span><text:span text:style-name="T2"> </text:span><text:span text:style-name="T2">ostatniego</text:span><text:span text:style-name="T2"> </text:span><text:span text:style-name="T2">przeglądu</text:span><text:span text:style-name="T2"> </text:span><text:span text:style-name="T2">itp</text:span><text:span text:style-name="T2">.).</text:span></text:p>
        </text:list-item>
      </text:list>
      <text:p text:style-name="P1"><text:span text:style-name="T4">Rozszerzenia</text:span><text:span text:style-name="T4">:</text:span><text:span text:style-name="T2"><text:tab/></text:span></text:p>
      <text:list xml:id="list4679937374234618117" text:style-name="LS22">
        <text:list-item>
          <text:p text:style-name="P36"><text:span text:style-name="T2">W</text:span><text:span text:style-name="T2"> </text:span><text:span text:style-name="T2">przypadku</text:span><text:span text:style-name="T2"> </text:span><text:span text:style-name="T2">zbliżającego</text:span><text:span text:style-name="T2"> </text:span><text:span text:style-name="T2">się</text:span><text:span text:style-name="T2"> </text:span><text:span text:style-name="T2">terminu</text:span><text:span text:style-name="T2"> </text:span><text:span text:style-name="T2">przeglądu</text:span><text:span text:style-name="T2"> </text:span><text:span text:style-name="T2">data</text:span><text:span text:style-name="T2"> </text:span><text:span text:style-name="T2">tegoż</text:span><text:span text:style-name="T2"> </text:span><text:span text:style-name="T2">przeglądu</text:span><text:span text:style-name="T2"> </text:span><text:span text:style-name="T2">podświetla</text:span><text:span text:style-name="T2"> </text:span><text:span text:style-name="T2">się</text:span><text:span text:style-name="T2"> </text:span><text:span text:style-name="T2">na</text:span><text:span text:style-name="T2"> </text:span><text:span text:style-name="T2">czerwono</text:span><text:span text:style-name="T2">.</text:span></text:p>
        </text:list-item>
      </text:list>
      <text:p text:style-name="P2"/>
      <text:p text:style-name="P3"/>
      <text:p text:style-name="P1"><text:span text:style-name="T3">Pracownik</text:span><text:span text:style-name="T3"> </text:span><text:span text:style-name="T3">sekretariatu</text:span><text:span text:style-name="T3">:</text:span></text:p>
      <text:p text:style-name="P1"><text:span text:style-name="T2">Pracownik</text:span><text:span text:style-name="T2"> </text:span><text:span text:style-name="T2">taki</text:span><text:span text:style-name="T2"> </text:span><text:span text:style-name="T2">jest</text:span><text:span text:style-name="T2"> </text:span><text:span text:style-name="T2">klientem</text:span><text:span text:style-name="T2">, </text:span><text:span text:style-name="T2">po</text:span><text:span text:style-name="T2"> </text:span><text:span text:style-name="T2">którym</text:span><text:span text:style-name="T2"> </text:span><text:span text:style-name="T2">dziedziczy</text:span><text:span text:style-name="T2"> </text:span><text:span text:style-name="T2">Właściciel</text:span><text:span text:style-name="T2">. </text:span><text:span text:style-name="T2">Wszystko</text:span><text:span text:style-name="T2"> </text:span><text:span text:style-name="T2">to</text:span><text:span text:style-name="T2">, </text:span><text:span text:style-name="T2">co</text:span><text:span text:style-name="T2"> </text:span><text:span text:style-name="T2">może</text:span><text:span text:style-name="T2"> </text:span><text:span text:style-name="T2">zrobić</text:span><text:span text:style-name="T2"> </text:span><text:span text:style-name="T2">Pracownik</text:span><text:span text:style-name="T2"> </text:span><text:span text:style-name="T2">sekretariatu</text:span><text:span text:style-name="T2"> </text:span><text:span text:style-name="T2">jest</text:span><text:span text:style-name="T2"> </text:span><text:span text:style-name="T2">również</text:span><text:span text:style-name="T2"> </text:span><text:span text:style-name="T2">dostępna</text:span><text:span text:style-name="T2"> </text:span><text:span text:style-name="T2">właśnie</text:span><text:span text:style-name="T2"> </text:span><text:span text:style-name="T2">dla</text:span><text:span text:style-name="T2"> </text:span><text:span text:style-name="T2">Właściciela</text:span><text:span text:style-name="T2">. </text:span></text:p>
      <text:p text:style-name="P2"/>
      <text:p text:style-name="P1"><text:span text:style-name="T4">LOGOWANIE</text:span><text:span text:style-name="T4"> </text:span><text:span text:style-name="T4">PRACOWNICZE</text:span></text:p>
      <text:p text:style-name="P1"><text:span text:style-name="T5">Początek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Logowanie</text:span><text:span text:style-name="T2">” </text:span><text:span text:style-name="T2">w</text:span><text:span text:style-name="T2"> </text:span><text:span text:style-name="T2">systemie</text:span><text:span text:style-name="T2">;</text:span></text:p>
      <text:p text:style-name="P1"><text:span text:style-name="T5">Koniec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zostaje</text:span><text:span text:style-name="T2"> </text:span><text:span text:style-name="T2">z</text:span><text:span text:style-name="T2"> </text:span><text:span text:style-name="T2">sukcesem</text:span><text:span text:style-name="T2"> </text:span><text:span text:style-name="T2">zalogowany</text:span><text:span text:style-name="T2"> </text:span><text:span text:style-name="T2">do</text:span><text:span text:style-name="T2"> </text:span><text:span text:style-name="T2">systemu</text:span></text:p>
      <text:p text:style-name="P1"><text:span text:style-name="T5">Opis</text:span><text:span text:style-name="T5"> </text:span><text:span text:style-name="T5">interakcji</text:span><text:span text:style-name="T5"> </text:span><text:span text:style-name="T5">przypadku</text:span><text:span text:style-name="T5"> </text:span><text:span text:style-name="T5">użycia</text:span><text:span text:style-name="T5"> </text:span><text:span text:style-name="T5">z</text:span><text:span text:style-name="T5"> </text:span><text:span text:style-name="T5">aktorem</text:span><text:span text:style-name="T5">: </text:span><text:span text:style-name="T2">pracownik</text:span><text:span text:style-name="T2"> </text:span><text:span text:style-name="T2">loguje</text:span><text:span text:style-name="T2"> </text:span><text:span text:style-name="T2">się</text:span><text:span text:style-name="T2"> </text:span><text:span text:style-name="T2">za</text:span><text:span text:style-name="T2"> </text:span><text:span text:style-name="T2">pomocą</text:span><text:span text:style-name="T2"> </text:span><text:span text:style-name="T2">ustalonego</text:span><text:span text:style-name="T2"> </text:span><text:span text:style-name="T2">loginu</text:span><text:span text:style-name="T2"> </text:span><text:span text:style-name="T2">i</text:span><text:span text:style-name="T2"> </text:span><text:span text:style-name="T2">hasła</text:span><text:span text:style-name="T2"> </text:span><text:span text:style-name="T2">do</text:span><text:span text:style-name="T2"> </text:span><text:span text:style-name="T2">systemu</text:span><text:span text:style-name="T2">, </text:span><text:span text:style-name="T2">w</text:span><text:span text:style-name="T2"> </text:span><text:span text:style-name="T2">którym</text:span><text:span text:style-name="T2"> </text:span><text:span text:style-name="T2">są</text:span><text:span text:style-name="T2"> </text:span><text:span text:style-name="T2">zawarte</text:span><text:span text:style-name="T2"> </text:span><text:span text:style-name="T2">wszystkie</text:span><text:span text:style-name="T2"> </text:span><text:span text:style-name="T2">dane</text:span><text:span text:style-name="T2"> </text:span><text:span text:style-name="T2">potrzebne</text:span><text:span text:style-name="T2"> </text:span><text:span text:style-name="T2">jego</text:span><text:span text:style-name="T2"> </text:span><text:span text:style-name="T2">pracodawcy</text:span><text:span text:style-name="T2"> (</text:span><text:span text:style-name="T2">osobowe</text:span><text:span text:style-name="T2">, </text:span><text:span text:style-name="T2">kontaktowe</text:span><text:span text:style-name="T2">, </text:span><text:span text:style-name="T2">dostępność</text:span><text:span text:style-name="T2">),</text:span></text:p>
      <text:p text:style-name="P1"><text:span text:style-name="T5">Wyjątki</text:span><text:span text:style-name="T5">: </text:span><text:span text:style-name="T2">został</text:span><text:span text:style-name="T2"> </text:span><text:span text:style-name="T2">wpisany</text:span><text:span text:style-name="T2"> </text:span><text:span text:style-name="T2">zły</text:span><text:span text:style-name="T2"> </text:span><text:span text:style-name="T2">login</text:span><text:span text:style-name="T2"> </text:span><text:span text:style-name="T2">lub</text:span><text:span text:style-name="T2"> </text:span><text:span text:style-name="T2">hasło</text:span></text:p>
      <text:p text:style-name="P1"><text:span text:style-name="T5">Specjalne</text:span><text:span text:style-name="T5"> </text:span><text:span text:style-name="T5">wymagania</text:span><text:span text:style-name="T5">: </text:span><text:span text:style-name="T2">musi</text:span><text:span text:style-name="T2"> </text:span><text:span text:style-name="T2">istnieć</text:span><text:span text:style-name="T2"> </text:span><text:span text:style-name="T2">konto</text:span><text:span text:style-name="T2"> </text:span><text:span text:style-name="T2">pracownika</text:span><text:span text:style-name="T2"> </text:span><text:span text:style-name="T2">w</text:span><text:span text:style-name="T2"> </text:span><text:span text:style-name="T2">bazie</text:span><text:span text:style-name="T2"> </text:span><text:span text:style-name="T2">i</text:span><text:span text:style-name="T2"> </text:span><text:span text:style-name="T2">zawierać</text:span><text:span text:style-name="T2"> </text:span><text:span text:style-name="T2">uprawnienia</text:span><text:span text:style-name="T2"> </text:span><text:span text:style-name="T2">pracownika</text:span></text:p>
      <text:p text:style-name="P1"><text:span text:style-name="T5">Pojęcia</text:span><text:span text:style-name="T5"> </text:span><text:span text:style-name="T5">dziedziny</text:span><text:span text:style-name="T5"> </text:span><text:span text:style-name="T5">problemowej</text:span><text:span text:style-name="T5">:</text:span></text:p>
      <text:p text:style-name="P4"/>
      <text:p text:style-name="P1"><text:span text:style-name="T4">Przypadek</text:span><text:span text:style-name="T4">: </text:span><text:span text:style-name="T2">Logowanie</text:span><text:span text:style-name="T2"> </text:span><text:span text:style-name="T2">pracownicze</text:span></text:p>
      <text:p text:style-name="P1"><text:span text:style-name="T4">Aktorzy</text:span><text:span text:style-name="T4">: </text:span><text:span text:style-name="T2">Pracownik</text:span></text:p>
      <text:p text:style-name="P1"><text:span text:style-name="T4">Cel</text:span><text:span text:style-name="T4">: </text:span><text:span text:style-name="T2">Zalogowanie</text:span><text:span text:style-name="T2"> </text:span><text:span text:style-name="T2">się</text:span><text:span text:style-name="T2"> </text:span><text:span text:style-name="T2">do</text:span><text:span text:style-name="T2"> </text:span><text:span text:style-name="T2">systemu</text:span><text:span text:style-name="T2"> </text:span><text:span text:style-name="T2">przez</text:span><text:span text:style-name="T2"> </text:span><text:span text:style-name="T2">pracownika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1420171498403624115" text:style-name="LS23">
        <text:list-item>
          <text:p text:style-name="P37"><text:span text:style-name="T2">Wybr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opcji</text:span><text:span text:style-name="T2"> „</text:span><text:span text:style-name="T2">Logowanie</text:span><text:span text:style-name="T2">” </text:span><text:span text:style-name="T2">w</text:span><text:span text:style-name="T2"> </text:span><text:span text:style-name="T2">systemie</text:span><text:span text:style-name="T2">;</text:span></text:p>
        </text:list-item>
        <text:list-item>
          <text:p text:style-name="P37"><text:span text:style-name="T2">Wpis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swojego</text:span><text:span text:style-name="T2"> </text:span><text:span text:style-name="T2">loginu</text:span><text:span text:style-name="T2"> </text:span><text:span text:style-name="T2">oraz</text:span><text:span text:style-name="T2"> </text:span><text:span text:style-name="T2">hasła</text:span><text:span text:style-name="T2">;</text:span></text:p>
        </text:list-item>
        <text:list-item>
          <text:p text:style-name="P37"><text:span text:style-name="T2">Zatwierdzenie</text:span><text:span text:style-name="T2"> <text:tab/></text:span><text:span text:style-name="T2">przyciskiem</text:span><text:span text:style-name="T2">;</text:span></text:p>
        </text:list-item>
        <text:list-item>
          <text:p text:style-name="P37"><text:span text:style-name="T2">Zalogowanie</text:span><text:span text:style-name="T2"> </text:span><text:span text:style-name="T2">się</text:span><text:span text:style-name="T2"> </text:span><text:span text:style-name="T2">do</text:span><text:span text:style-name="T2"> </text:span><text:span text:style-name="T2">systemu</text:span><text:span text:style-name="T2">.</text:span></text:p>
        </text:list-item>
      </text:list>
      <text:p text:style-name="P1"><text:span text:style-name="T4">Rozszerzenia</text:span><text:span text:style-name="T4">:</text:span></text:p>
      <text:list xml:id="list1903375103280891206" text:style-name="LS24">
        <text:list-item>
          <text:p text:style-name="P38"><text:span text:style-name="T2">W</text:span><text:span text:style-name="T2"> </text:span><text:span text:style-name="T2">przypadku</text:span><text:span text:style-name="T2"> </text:span><text:span text:style-name="T2">wpisania</text:span><text:span text:style-name="T2"> </text:span><text:span text:style-name="T2">błędnego</text:span><text:span text:style-name="T2"> </text:span><text:span text:style-name="T2">loginu</text:span><text:span text:style-name="T2"> </text:span><text:span text:style-name="T2">lub</text:span><text:span text:style-name="T2"> </text:span><text:span text:style-name="T2">hasła</text:span><text:span text:style-name="T2"> (</text:span><text:span text:style-name="T2">lub</text:span><text:span text:style-name="T2"> </text:span><text:span text:style-name="T2">nie</text:span><text:span text:style-name="T2"> </text:span><text:span text:style-name="T2">wpisania</text:span><text:span text:style-name="T2"> </text:span><text:span text:style-name="T2">któregokolwiek</text:span><text:span text:style-name="T2"> </text:span><text:span text:style-name="T2">z</text:span><text:span text:style-name="T2"> </text:span><text:span text:style-name="T2">nich</text:span><text:span text:style-name="T2">) </text:span><text:span text:style-name="T2">zostanie</text:span><text:span text:style-name="T2"> </text:span><text:span text:style-name="T2">wyświetlony</text:span><text:span text:style-name="T2"> </text:span><text:span text:style-name="T2">odpowiedni</text:span><text:span text:style-name="T2"> </text:span><text:span text:style-name="T2">komunikat</text:span><text:span text:style-name="T2"> </text:span><text:span text:style-name="T2">oraz</text:span><text:span text:style-name="T2"> </text:span><text:span text:style-name="T2">następuje</text:span><text:span text:style-name="T2"> </text:span><text:span text:style-name="T2">powrót</text:span><text:span text:style-name="T2"> </text:span><text:span text:style-name="T2">do</text:span><text:span text:style-name="T2"> </text:span><text:span text:style-name="T2">strony</text:span><text:span text:style-name="T2"> </text:span><text:span text:style-name="T2">logowania</text:span><text:span text:style-name="T2"> </text:span><text:span text:style-name="T2">w</text:span><text:span text:style-name="T2"> </text:span><text:span text:style-name="T2">celu</text:span><text:span text:style-name="T2"> </text:span><text:span text:style-name="T2">ponownej</text:span><text:span text:style-name="T2"> </text:span><text:span text:style-name="T2">próby</text:span><text:span text:style-name="T2">;</text:span></text:p>
        </text:list-item>
      </text:list>
      <text:p text:style-name="P2"/>
      <text:p text:style-name="P2"/>
      <text:p text:style-name="P1"><text:span text:style-name="T4">Ustalenie</text:span><text:span text:style-name="T4"> </text:span><text:span text:style-name="T4">grafiku</text:span><text:span text:style-name="T4"> </text:span><text:span text:style-name="T4">pilotów</text:span><text:span text:style-name="T4"> </text:span><text:span text:style-name="T4">i</text:span><text:span text:style-name="T4"> </text:span><text:span text:style-name="T4">stewardess</text:span></text:p>
      <text:p text:style-name="P1"><text:span text:style-name="T2">Przypadek</text:span><text:span text:style-name="T2"> </text:span><text:span text:style-name="T2">zaczyna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kliknięcia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sekretariatu</text:span><text:span text:style-name="T2"> </text:span><text:span text:style-name="T2">lub</text:span><text:span text:style-name="T2"> </text:span><text:span text:style-name="T2">właściciela</text:span><text:span text:style-name="T2"> </text:span><text:span text:style-name="T2">zakładki</text:span><text:span text:style-name="T2"> ,,</text:span><text:span text:style-name="T2">Ustal</text:span><text:span text:style-name="T2"> </text:span><text:span text:style-name="T2">grafik</text:span><text:span text:style-name="T2"> </text:span><text:span text:style-name="T2">dla</text:span><text:span text:style-name="T2"> </text:span><text:span text:style-name="T2">pilotów</text:span><text:span text:style-name="T2"> </text:span><text:span text:style-name="T2">i</text:span><text:span text:style-name="T2"> </text:span><text:span text:style-name="T2">stewardess</text:span><text:span text:style-name="T2">. </text:span><text:span text:style-name="T2">Przypadek</text:span><text:span text:style-name="T2"> </text:span><text:span text:style-name="T2">kończy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potwierdzenia</text:span><text:span text:style-name="T2"> </text:span><text:span text:style-name="T2">wprowadzenia</text:span><text:span text:style-name="T2"> </text:span><text:span text:style-name="T2">zmian</text:span><text:span text:style-name="T2"> </text:span><text:span text:style-name="T2">kliknięciem</text:span><text:span text:style-name="T2"> </text:span><text:span text:style-name="T2">przycisku</text:span><text:span text:style-name="T2"> ,,</text:span><text:span text:style-name="T2">Gotowe</text:span><text:span text:style-name="T2">''.</text:span></text:p>
      <text:p text:style-name="P1"><text:span text:style-name="T2">Po</text:span><text:span text:style-name="T2"> </text:span><text:span text:style-name="T2">kliknięciu</text:span><text:span text:style-name="T2"> </text:span><text:span text:style-name="T2">przez</text:span><text:span text:style-name="T2"> </text:span><text:span text:style-name="T2">aktora</text:span><text:span text:style-name="T2"> </text:span><text:span text:style-name="T2">zakładki</text:span><text:span text:style-name="T2"> ,</text:span><text:span text:style-name="T2">Ustal</text:span><text:span text:style-name="T2"> </text:span><text:span text:style-name="T2">grafik</text:span><text:span text:style-name="T2"> </text:span><text:span text:style-name="T2">dla</text:span><text:span text:style-name="T2"> </text:span><text:span text:style-name="T2">pilotów</text:span><text:span text:style-name="T2"> </text:span><text:span text:style-name="T2">i</text:span><text:span text:style-name="T2"> </text:span><text:span text:style-name="T2">stewardess</text:span><text:span text:style-name="T2"> </text:span><text:span text:style-name="T2">należy</text:span><text:span text:style-name="T2"> </text:span><text:span text:style-name="T2">zaznaczyć</text:span><text:span text:style-name="T2"> </text:span><text:span text:style-name="T2">na</text:span><text:span text:style-name="T2"> </text:span><text:span text:style-name="T2">kalendarzu</text:span><text:span text:style-name="T2"> </text:span><text:span text:style-name="T2">tydzień</text:span><text:span text:style-name="T2"> </text:span><text:span text:style-name="T2">dla</text:span><text:span text:style-name="T2"> </text:span><text:span text:style-name="T2">którego</text:span><text:span text:style-name="T2"> </text:span><text:span text:style-name="T2">aktor</text:span><text:span text:style-name="T2"> </text:span><text:span text:style-name="T2">chce</text:span><text:span text:style-name="T2"> </text:span><text:span text:style-name="T2">ustalić</text:span><text:span text:style-name="T2"> </text:span><text:span text:style-name="T2">grafik</text:span><text:span text:style-name="T2">. </text:span><text:span text:style-name="T2">Następnie</text:span><text:span text:style-name="T2"> </text:span><text:span text:style-name="T2">aktor</text:span><text:span text:style-name="T2"> </text:span><text:span text:style-name="T2">przesyła</text:span><text:span text:style-name="T2"> </text:span><text:span text:style-name="T2">do</text:span><text:span text:style-name="T2"> </text:span><text:span text:style-name="T2">systemu</text:span><text:span text:style-name="T2"> </text:span><text:span text:style-name="T2">dzień</text:span><text:span text:style-name="T2"> </text:span><text:span text:style-name="T2">tygodnia</text:span><text:span text:style-name="T2">, </text:span><text:span text:style-name="T2">godzinę</text:span><text:span text:style-name="T2"> </text:span><text:span text:style-name="T2">rozpoczęcia</text:span><text:span text:style-name="T2"> </text:span><text:span text:style-name="T2">pracy</text:span><text:span text:style-name="T2">, </text:span><text:span text:style-name="T2">godzinę</text:span><text:span text:style-name="T2"> </text:span><text:span text:style-name="T2">zakończenia</text:span><text:span text:style-name="T2"> </text:span><text:span text:style-name="T2">pracy</text:span><text:span text:style-name="T2">, </text:span><text:span text:style-name="T2">oraz</text:span><text:span text:style-name="T2"> </text:span><text:span text:style-name="T2">imię</text:span><text:span text:style-name="T2"> </text:span><text:span text:style-name="T2">i</text:span><text:span text:style-name="T2"> </text:span><text:span text:style-name="T2">nazwisko</text:span><text:span text:style-name="T2"> </text:span><text:span text:style-name="T2">pracownika</text:span><text:span text:style-name="T2">. </text:span><text:span text:style-name="T2">Kiedy</text:span><text:span text:style-name="T2"> </text:span><text:span text:style-name="T2">zostanie</text:span><text:span text:style-name="T2"> </text:span><text:span text:style-name="T2">ustalony</text:span><text:span text:style-name="T2"> </text:span><text:span text:style-name="T2">cały</text:span><text:span text:style-name="T2"> </text:span><text:span text:style-name="T2">grafik</text:span><text:span text:style-name="T2"> </text:span><text:span text:style-name="T2">na</text:span><text:span text:style-name="T2"> </text:span><text:span text:style-name="T2">jeden</text:span><text:span text:style-name="T2"> </text:span><text:span text:style-name="T2">tydzień</text:span><text:span text:style-name="T2">, </text:span><text:span text:style-name="T2">aktor</text:span><text:span text:style-name="T2"> </text:span><text:span text:style-name="T2">zatwierdza</text:span><text:span text:style-name="T2"> </text:span><text:span text:style-name="T2">go</text:span><text:span text:style-name="T2"> </text:span><text:span text:style-name="T2">przyciskiem</text:span><text:span text:style-name="T2"> ,,</text:span><text:span text:style-name="T2">Gotowe</text:span><text:span text:style-name="T2">''</text:span></text:p>
      <text:p text:style-name="P1"><text:span text:style-name="T2">Przypadek</text:span><text:span text:style-name="T2"> </text:span><text:span text:style-name="T2">użycia</text:span><text:span text:style-name="T2"> </text:span><text:span text:style-name="T2">korzysta</text:span><text:span text:style-name="T2"> </text:span><text:span text:style-name="T2">z</text:span><text:span text:style-name="T2"> </text:span><text:span text:style-name="T2">bazy</text:span><text:span text:style-name="T2"> </text:span><text:span text:style-name="T2">danych</text:span><text:span text:style-name="T2"> </text:span><text:span text:style-name="T2">pilotów</text:span><text:span text:style-name="T2"> </text:span><text:span text:style-name="T2">i</text:span><text:span text:style-name="T2"> </text:span><text:span text:style-name="T2">stewardess</text:span><text:span text:style-name="T2">, </text:span><text:span text:style-name="T2">w</text:span><text:span text:style-name="T2"> </text:span><text:span text:style-name="T2">celu</text:span><text:span text:style-name="T2"> </text:span><text:span text:style-name="T2">ustalenia</text:span><text:span text:style-name="T2"> </text:span><text:span text:style-name="T2">grafiku</text:span><text:span text:style-name="T2"> </text:span><text:span text:style-name="T2">dla</text:span><text:span text:style-name="T2"> </text:span><text:span text:style-name="T2">danej</text:span><text:span text:style-name="T2"> </text:span><text:span text:style-name="T2">osoby</text:span><text:span text:style-name="T2">. </text:span><text:span text:style-name="T2">Korzysta</text:span><text:span text:style-name="T2"> </text:span><text:span text:style-name="T2">także</text:span><text:span text:style-name="T2"> </text:span><text:span text:style-name="T2">z</text:span><text:span text:style-name="T2"> </text:span><text:span text:style-name="T2">informacji</text:span><text:span text:style-name="T2"> </text:span><text:span text:style-name="T2">o</text:span><text:span text:style-name="T2"> </text:span><text:span text:style-name="T2">połączeniach</text:span><text:span text:style-name="T2"> ( </text:span><text:span text:style-name="T2">godziny</text:span><text:span text:style-name="T2"> </text:span><text:span text:style-name="T2">wylotów</text:span><text:span text:style-name="T2"> </text:span><text:span text:style-name="T2">i</text:span><text:span text:style-name="T2"> </text:span><text:span text:style-name="T2">lądowań</text:span><text:span text:style-name="T2">). </text:span><text:span text:style-name="T2">Dane</text:span><text:span text:style-name="T2"> </text:span><text:span text:style-name="T2">są</text:span><text:span text:style-name="T2"> </text:span><text:soft-page-break/><text:span text:style-name="T2">zapamiętywane</text:span><text:span text:style-name="T2"> </text:span><text:span text:style-name="T2">w</text:span><text:span text:style-name="T2"> </text:span><text:span text:style-name="T2">systemie</text:span><text:span text:style-name="T2"> </text:span><text:span text:style-name="T2">po</text:span><text:span text:style-name="T2"> </text:span><text:span text:style-name="T2">wciśnięciu</text:span><text:span text:style-name="T2"> </text:span><text:span text:style-name="T2">przycisku</text:span><text:span text:style-name="T2"> ,,</text:span><text:span text:style-name="T2">Gotowe</text:span><text:span text:style-name="T2">''. </text:span><text:span text:style-name="T2">Wówczas</text:span><text:span text:style-name="T2"> </text:span><text:span text:style-name="T2">tabela</text:span><text:span text:style-name="T2"> </text:span><text:span text:style-name="T2">jest</text:span><text:span text:style-name="T2"> </text:span><text:span text:style-name="T2">konwertowana</text:span><text:span text:style-name="T2"> </text:span><text:span text:style-name="T2">do</text:span><text:span text:style-name="T2"> </text:span><text:span text:style-name="T2">tablicy</text:span><text:span text:style-name="T2"> </text:span><text:span text:style-name="T2">wielowymiarowej</text:span><text:span text:style-name="T2"> </text:span><text:span text:style-name="T2">i</text:span><text:span text:style-name="T2"> </text:span><text:span text:style-name="T2">zapamiętana</text:span><text:span text:style-name="T2"> </text:span><text:span text:style-name="T2">w</text:span><text:span text:style-name="T2"> </text:span><text:span text:style-name="T2">systemie</text:span><text:span text:style-name="T2">.</text:span></text:p>
      <text:p text:style-name="P1"><text:span text:style-name="T2">Wyjątkiem</text:span><text:span text:style-name="T2"> </text:span><text:span text:style-name="T2">może</text:span><text:span text:style-name="T2"> </text:span><text:span text:style-name="T2">być</text:span><text:span text:style-name="T2"> </text:span><text:span text:style-name="T2">tutaj</text:span><text:span text:style-name="T2"> </text:span><text:span text:style-name="T2">nie</text:span><text:span text:style-name="T2"> </text:span><text:span text:style-name="T2">wypełnienie</text:span><text:span text:style-name="T2"> </text:span><text:span text:style-name="T2">wymaganych</text:span><text:span text:style-name="T2"> </text:span><text:span text:style-name="T2">pól</text:span><text:span text:style-name="T2">. </text:span><text:span text:style-name="T2">Wymaganiami</text:span><text:span text:style-name="T2"> </text:span><text:span text:style-name="T2">specjalnymi</text:span><text:span text:style-name="T2"> <text:s/></text:span><text:span text:style-name="T2">występującym</text:span><text:span text:style-name="T2"> </text:span><text:span text:style-name="T2">w</text:span><text:span text:style-name="T2"> </text:span><text:span text:style-name="T2">tym</text:span><text:span text:style-name="T2"> </text:span><text:span text:style-name="T2">przypadku</text:span><text:span text:style-name="T2"> </text:span><text:span text:style-name="T2">mogą</text:span><text:span text:style-name="T2"> </text:span><text:span text:style-name="T2">być</text:span><text:span text:style-name="T2"> </text:span><text:span text:style-name="T2">podanie</text:span><text:span text:style-name="T2"> </text:span><text:span text:style-name="T2">istniejącej</text:span><text:span text:style-name="T2"> </text:span><text:span text:style-name="T2">godziny</text:span><text:span text:style-name="T2"> </text:span><text:span text:style-name="T2">np</text:span><text:span text:style-name="T2">.(</text:span><text:span text:style-name="T2">od</text:span><text:span text:style-name="T2"> 0:00 - 23:59), </text:span><text:span text:style-name="T2">podanie</text:span><text:span text:style-name="T2"> </text:span><text:span text:style-name="T2">istniejącej</text:span><text:span text:style-name="T2"> </text:span><text:span text:style-name="T2">daty</text:span><text:span text:style-name="T2">, </text:span><text:span text:style-name="T2">podanie</text:span><text:span text:style-name="T2"> </text:span><text:span text:style-name="T2">nazwiska</text:span><text:span text:style-name="T2"> </text:span><text:span text:style-name="T2">pracownika</text:span><text:span text:style-name="T2"> </text:span><text:span text:style-name="T2">istniejącego</text:span><text:span text:style-name="T2"> </text:span><text:span text:style-name="T2">w</text:span><text:span text:style-name="T2"> </text:span><text:span text:style-name="T2">bazie</text:span><text:span text:style-name="T2"> </text:span><text:span text:style-name="T2">danych</text:span><text:span text:style-name="T2">.</text:span></text:p>
      <text:p text:style-name="P2"/>
      <text:p text:style-name="P1"><text:span text:style-name="T2">Przypadek</text:span><text:span text:style-name="T2"> </text:span><text:span text:style-name="T2">ten</text:span><text:span text:style-name="T2"> </text:span><text:span text:style-name="T2">nie</text:span><text:span text:style-name="T2"> </text:span><text:span text:style-name="T2">jest</text:span><text:span text:style-name="T2"> </text:span><text:span text:style-name="T2">rozszerzany</text:span><text:span text:style-name="T2"> </text:span><text:span text:style-name="T2">przez</text:span><text:span text:style-name="T2"> </text:span><text:span text:style-name="T2">inne</text:span><text:span text:style-name="T2"> </text:span><text:span text:style-name="T2">przypadki</text:span><text:span text:style-name="T2">.</text:span></text:p>
      <text:p text:style-name="P1"><text:span text:style-name="T4">Przypadek</text:span><text:span text:style-name="T2">: </text:span><text:span text:style-name="T2">Ustalenie</text:span><text:span text:style-name="T2"> </text:span><text:span text:style-name="T2">grafiku</text:span><text:span text:style-name="T2"> </text:span><text:span text:style-name="T2">pilotów</text:span><text:span text:style-name="T2"> </text:span><text:span text:style-name="T2">i</text:span><text:span text:style-name="T2"> </text:span><text:span text:style-name="T2">stewardess</text:span></text:p>
      <text:p text:style-name="P1"><text:span text:style-name="T4">Aktorzy</text:span><text:span text:style-name="T2">: </text:span><text:span text:style-name="T2">Pracownik</text:span><text:span text:style-name="T2"> </text:span><text:span text:style-name="T2">sekretariatu</text:span><text:span text:style-name="T2"> (</text:span><text:span text:style-name="T2">lub</text:span><text:span text:style-name="T2"> </text:span><text:span text:style-name="T2">Właściciel</text:span><text:span text:style-name="T2">)</text:span></text:p>
      <text:p text:style-name="P1"><text:span text:style-name="T4">Cel</text:span><text:span text:style-name="T2">: </text:span><text:span text:style-name="T2">Ustalenie</text:span><text:span text:style-name="T2"> </text:span><text:span text:style-name="T2">grafiku</text:span><text:span text:style-name="T2"> </text:span><text:span text:style-name="T2">pilotów</text:span><text:span text:style-name="T2"> </text:span><text:span text:style-name="T2">i</text:span><text:span text:style-name="T2"> </text:span><text:span text:style-name="T2">stewardess</text:span><text:span text:style-name="T2"> </text:span><text:span text:style-name="T2">na</text:span><text:span text:style-name="T2"> </text:span><text:span text:style-name="T2">jeden</text:span><text:span text:style-name="T2"> </text:span><text:span text:style-name="T2">tydzień</text:span></text:p>
      <text:p text:style-name="P1"><text:span text:style-name="T4">Główny</text:span><text:span text:style-name="T4"> </text:span><text:span text:style-name="T4">scenariusz</text:span><text:span text:style-name="T4">:</text:span></text:p>
      <text:p text:style-name="P5"><text:span text:style-name="T2">1.</text:span><text:span text:style-name="T6"> <text:s text:c="5"/></text:span><text:span text:style-name="T2">Aktor</text:span><text:span text:style-name="T2"> </text:span><text:span text:style-name="T2">wprowadza</text:span><text:span text:style-name="T2"> </text:span><text:span text:style-name="T2">przedział</text:span><text:span text:style-name="T2"> </text:span><text:span text:style-name="T2">czasowy</text:span><text:span text:style-name="T2"> </text:span><text:span text:style-name="T2">dla</text:span><text:span text:style-name="T2"> </text:span><text:span text:style-name="T2">którego</text:span><text:span text:style-name="T2"> </text:span><text:span text:style-name="T2">chce</text:span><text:span text:style-name="T2"> </text:span><text:span text:style-name="T2">ustalić</text:span><text:span text:style-name="T2"> </text:span><text:span text:style-name="T2">grafik</text:span><text:span text:style-name="T2">.</text:span></text:p>
      <text:p text:style-name="P5"><text:span text:style-name="T2">2.</text:span><text:span text:style-name="T6"> <text:s text:c="5"/></text:span><text:span text:style-name="T2">Osoba</text:span><text:span text:style-name="T2"> </text:span><text:span text:style-name="T2">ustalająca</text:span><text:span text:style-name="T2"> </text:span><text:span text:style-name="T2">grafik</text:span><text:span text:style-name="T2"> </text:span><text:span text:style-name="T2">podaje</text:span><text:span text:style-name="T2"> </text:span><text:span text:style-name="T2">dzień</text:span><text:span text:style-name="T2"> </text:span><text:span text:style-name="T2">tygodnia</text:span><text:span text:style-name="T2">, <text:s/></text:span><text:span text:style-name="T2">godzinę</text:span><text:span text:style-name="T2"> </text:span><text:span text:style-name="T2">rozpoczęcia</text:span><text:span text:style-name="T2"> </text:span><text:span text:style-name="T2">pracy</text:span><text:span text:style-name="T2">, </text:span><text:span text:style-name="T2">godzinę</text:span><text:span text:style-name="T2"> </text:span><text:span text:style-name="T2">zakończenia</text:span><text:span text:style-name="T2"> </text:span><text:span text:style-name="T2">pracy</text:span><text:span text:style-name="T2">, </text:span><text:span text:style-name="T2">oraz</text:span><text:span text:style-name="T2"> </text:span><text:span text:style-name="T2">imię</text:span><text:span text:style-name="T2"> </text:span><text:span text:style-name="T2">i</text:span><text:span text:style-name="T2"> </text:span><text:span text:style-name="T2">nazwisko</text:span><text:span text:style-name="T2"> </text:span><text:span text:style-name="T2">pracownika</text:span><text:span text:style-name="T2">.</text:span></text:p>
      <text:p text:style-name="P5"><text:span text:style-name="T2">3.</text:span><text:span text:style-name="T6"> <text:s text:c="5"/></text:span><text:span text:style-name="T2">Osoba</text:span><text:span text:style-name="T2"> </text:span><text:span text:style-name="T2">ustalająca</text:span><text:span text:style-name="T2"> </text:span><text:span text:style-name="T2">grafik</text:span><text:span text:style-name="T2"> </text:span><text:span text:style-name="T2">po</text:span><text:span text:style-name="T2"> </text:span><text:span text:style-name="T2">sprawdzeniu</text:span><text:span text:style-name="T2"> </text:span><text:span text:style-name="T2">poprawności</text:span><text:span text:style-name="T2"> </text:span><text:span text:style-name="T2">danych</text:span><text:span text:style-name="T2"> </text:span><text:span text:style-name="T2">przyciska</text:span><text:span text:style-name="T2"> </text:span><text:span text:style-name="T2">przycisk</text:span><text:span text:style-name="T2"> </text:span><text:span text:style-name="T2">OK</text:span><text:span text:style-name="T2">.</text:span></text:p>
      <text:p text:style-name="P5"><text:span text:style-name="T2">4.</text:span><text:span text:style-name="T6"> <text:s text:c="5"/></text:span><text:span text:style-name="T2">Dane</text:span><text:span text:style-name="T2"> </text:span><text:span text:style-name="T2">zostają</text:span><text:span text:style-name="T2"> </text:span><text:span text:style-name="T2">wprowadzone</text:span><text:span text:style-name="T2"> </text:span><text:span text:style-name="T2">do</text:span><text:span text:style-name="T2"> </text:span><text:span text:style-name="T2">tabeli</text:span><text:span text:style-name="T2">.</text:span></text:p>
      <text:p text:style-name="P5"><text:span text:style-name="T2">5.</text:span><text:span text:style-name="T6"> <text:s text:c="5"/></text:span><text:span text:style-name="T2">Po</text:span><text:span text:style-name="T2"> </text:span><text:span text:style-name="T2">wprowadzeniu</text:span><text:span text:style-name="T2"> </text:span><text:span text:style-name="T2">wszystkich</text:span><text:span text:style-name="T2"> </text:span><text:span text:style-name="T2">danych</text:span><text:span text:style-name="T2"> </text:span><text:span text:style-name="T2">i</text:span><text:span text:style-name="T2"> </text:span><text:span text:style-name="T2">sprawdzeniu</text:span><text:span text:style-name="T2"> </text:span><text:span text:style-name="T2">poprawności</text:span><text:span text:style-name="T2">, </text:span><text:span text:style-name="T2">osoba</text:span><text:span text:style-name="T2"> </text:span><text:span text:style-name="T2">ustalająca</text:span><text:span text:style-name="T2"> </text:span><text:span text:style-name="T2">grafik</text:span><text:span text:style-name="T2"> </text:span><text:span text:style-name="T2">klika</text:span><text:span text:style-name="T2"> </text:span><text:span text:style-name="T2">w</text:span><text:span text:style-name="T2"> </text:span><text:span text:style-name="T2">przycisk</text:span><text:span text:style-name="T2"> ,,</text:span><text:span text:style-name="T2">Gotowe</text:span><text:span text:style-name="T2">''.</text:span></text:p>
      <text:p text:style-name="P5"><text:span text:style-name="T2">6.</text:span><text:span text:style-name="T6"> <text:s text:c="5"/></text:span><text:span text:style-name="T2">System</text:span><text:span text:style-name="T2"> </text:span><text:span text:style-name="T2">zapamiętuje</text:span><text:span text:style-name="T2"> </text:span><text:span text:style-name="T2">dane</text:span><text:span text:style-name="T2">.</text:span></text:p>
      <text:p text:style-name="P1"><text:span text:style-name="T4">Rozszerzenia</text:span><text:span text:style-name="T4">:</text:span></text:p>
      <text:p text:style-name="P5"><text:span text:style-name="T2">1.</text:span><text:span text:style-name="T6"> <text:s text:c="5"/></text:span><text:span text:style-name="T2">W</text:span><text:span text:style-name="T2"> </text:span><text:span text:style-name="T2">przypadku</text:span><text:span text:style-name="T2"> </text:span><text:span text:style-name="T2">wprowadzenia</text:span><text:span text:style-name="T2"> </text:span><text:span text:style-name="T2">złego</text:span><text:span text:style-name="T2"> </text:span><text:span text:style-name="T2">przedziału</text:span><text:span text:style-name="T2"> </text:span><text:span text:style-name="T2">czasowego</text:span><text:span text:style-name="T2"> ( </text:span><text:span text:style-name="T2">nie</text:span><text:span text:style-name="T2"> </text:span><text:span text:style-name="T2">równego</text:span><text:span text:style-name="T2"> 7 </text:span><text:span text:style-name="T2">dni</text:span><text:span text:style-name="T2">) </text:span><text:span text:style-name="T2">pojawia</text:span><text:span text:style-name="T2"> </text:span><text:span text:style-name="T2">się</text:span><text:span text:style-name="T2"> </text:span><text:span text:style-name="T2">komunikat</text:span><text:span text:style-name="T2"> </text:span><text:span text:style-name="T2">z</text:span><text:span text:style-name="T2"> </text:span><text:span text:style-name="T2">prośba</text:span><text:span text:style-name="T2"> </text:span><text:span text:style-name="T2">o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t</text:span><text:span text:style-name="T2">.</text:span></text:p>
      <text:p text:style-name="P5"><text:span text:style-name="T2">2.</text:span><text:span text:style-name="T6"> <text:s text:c="5"/></text:span><text:span text:style-name="T2">W</text:span><text:span text:style-name="T2"> </text:span><text:span text:style-name="T2">przypadku</text:span><text:span text:style-name="T2"> </text:span><text:span text:style-name="T2">pominięcia</text:span><text:span text:style-name="T2"> </text:span><text:span text:style-name="T2">wymaganego</text:span><text:span text:style-name="T2"> </text:span><text:span text:style-name="T2">pola</text:span><text:span text:style-name="T2"> </text:span><text:span text:style-name="T2">system</text:span><text:span text:style-name="T2"> </text:span><text:span text:style-name="T2">generuje</text:span><text:span text:style-name="T2"> </text:span><text:span text:style-name="T2">wyjątek</text:span><text:span text:style-name="T2"> </text:span><text:span text:style-name="T2">i</text:span><text:span text:style-name="T2"> </text:span><text:span text:style-name="T2">nie</text:span><text:span text:style-name="T2"> </text:span><text:span text:style-name="T2">można</text:span><text:span text:style-name="T2"> </text:span><text:span text:style-name="T2">przejść</text:span><text:span text:style-name="T2"> </text:span><text:span text:style-name="T2">dalej</text:span><text:span text:style-name="T2">. </text:span><text:span text:style-name="T2">System</text:span><text:span text:style-name="T2"> </text:span><text:span text:style-name="T2">zakreśla</text:span><text:span text:style-name="T2"> </text:span><text:span text:style-name="T2">na</text:span><text:span text:style-name="T2"> </text:span><text:span text:style-name="T2">czerwono</text:span><text:span text:style-name="T2"> </text:span><text:span text:style-name="T2">niewypełnione</text:span><text:span text:style-name="T2"> </text:span><text:span text:style-name="T2">pole</text:span><text:span text:style-name="T2"> </text:span><text:span text:style-name="T2">i</text:span><text:span text:style-name="T2"> </text:span><text:span text:style-name="T2">nakazuj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5"><text:span text:style-name="T2">3.</text:span><text:span text:style-name="T6"> <text:s text:c="5"/></text:span><text:span text:style-name="T2">W</text:span><text:span text:style-name="T2"> </text:span><text:span text:style-name="T2">przypadku</text:span><text:span text:style-name="T2"> </text:span><text:span text:style-name="T2">czasu</text:span><text:span text:style-name="T2"> </text:span><text:span text:style-name="T2">pracy</text:span><text:span text:style-name="T2"> </text:span><text:span text:style-name="T2">stewardess</text:span><text:span text:style-name="T2"> </text:span><text:span text:style-name="T2">lub</text:span><text:span text:style-name="T2"> </text:span><text:span text:style-name="T2">pilota</text:span><text:span text:style-name="T2"> </text:span><text:span text:style-name="T2">dłuższej</text:span><text:span text:style-name="T2"> </text:span><text:span text:style-name="T2">niż</text:span><text:span text:style-name="T2"> 8 </text:span><text:span text:style-name="T2">godzin</text:span><text:span text:style-name="T2">, </text:span><text:span text:style-name="T2">system</text:span><text:span text:style-name="T2"> </text:span><text:span text:style-name="T2">zgłasza</text:span><text:span text:style-name="T2"> </text:span><text:span text:style-name="T2">wyjątek</text:span><text:span text:style-name="T2"> </text:span><text:span text:style-name="T2">i</text:span><text:span text:style-name="T2"> </text:span><text:span text:style-name="T2">nakazuje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5"><text:span text:style-name="T2">4.</text:span><text:span text:style-name="T6"> <text:s text:c="5"/></text:span><text:span text:style-name="T2">W</text:span><text:span text:style-name="T2"> </text:span><text:span text:style-name="T2">przypadku</text:span><text:span text:style-name="T2"> </text:span><text:span text:style-name="T2">wprowadzenia</text:span><text:span text:style-name="T2"> </text:span><text:span text:style-name="T2">niepoprawnej</text:span><text:span text:style-name="T2"> </text:span><text:span text:style-name="T2">daty</text:span><text:span text:style-name="T2"> </text:span><text:span text:style-name="T2">lub</text:span><text:span text:style-name="T2"> </text:span><text:span text:style-name="T2">godziny</text:span><text:span text:style-name="T2"> </text:span><text:span text:style-name="T2">system</text:span><text:span text:style-name="T2"> </text:span><text:span text:style-name="T2">wyświetla</text:span><text:span text:style-name="T2"> </text:span><text:span text:style-name="T2">na</text:span><text:span text:style-name="T2"> </text:span><text:span text:style-name="T2">czerwono</text:span><text:span text:style-name="T2"> </text:span><text:span text:style-name="T2">komunikat</text:span><text:span text:style-name="T2"> </text:span><text:span text:style-name="T2">o</text:span><text:span text:style-name="T2"> </text:span><text:span text:style-name="T2">niepoprawnych</text:span><text:span text:style-name="T2"> </text:span><text:span text:style-name="T2">danych</text:span><text:span text:style-name="T2"> </text:span><text:span text:style-name="T2">i</text:span><text:span text:style-name="T2"> </text:span><text:span text:style-name="T2">nakazuje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5"><text:span text:style-name="T2">5.</text:span><text:span text:style-name="T6"> <text:s text:c="5"/></text:span><text:span text:style-name="T2">W</text:span><text:span text:style-name="T2"> </text:span><text:span text:style-name="T2">przypadku</text:span><text:span text:style-name="T2"> </text:span><text:span text:style-name="T2">wprowadzania</text:span><text:span text:style-name="T2"> </text:span><text:span text:style-name="T2">danych</text:span><text:span text:style-name="T2"> </text:span><text:span text:style-name="T2">osobowych</text:span><text:span text:style-name="T2"> </text:span><text:span text:style-name="T2">pracownika</text:span><text:span text:style-name="T2"> </text:span><text:span text:style-name="T2">nieistniejącego</text:span><text:span text:style-name="T2"> </text:span><text:span text:style-name="T2">w</text:span><text:span text:style-name="T2"> </text:span><text:span text:style-name="T2">bazie</text:span><text:span text:style-name="T2"> </text:span><text:span text:style-name="T2">danych</text:span><text:span text:style-name="T2">, </text:span><text:span text:style-name="T2">system</text:span><text:span text:style-name="T2"> </text:span><text:span text:style-name="T2">podaje</text:span><text:span text:style-name="T2"> </text:span><text:span text:style-name="T2">komunikat</text:span><text:span text:style-name="T2"> ,,</text:span><text:span text:style-name="T2">Brak</text:span><text:span text:style-name="T2"> </text:span><text:span text:style-name="T2">pracownika</text:span><text:span text:style-name="T2"> </text:span><text:span text:style-name="T2">o</text:span><text:span text:style-name="T2"> </text:span><text:span text:style-name="T2">podanych</text:span><text:span text:style-name="T2"> </text:span><text:span text:style-name="T2">danych</text:span><text:span text:style-name="T2"> </text:span><text:span text:style-name="T2">osobowych</text:span><text:span text:style-name="T2">''.</text:span></text:p>
      <text:p text:style-name="P12"/>
      <text:p text:style-name="P1"><text:span text:style-name="T2">Przypadek</text:span><text:span text:style-name="T2"> </text:span><text:span text:style-name="T4">Rezerwacja</text:span><text:span text:style-name="T4"> </text:span><text:span text:style-name="T4">miejsca</text:span><text:span text:style-name="T4"> </text:span><text:span text:style-name="T2">łączy</text:span><text:span text:style-name="T2"> </text:span><text:span text:style-name="T2">się</text:span><text:span text:style-name="T2"> </text:span><text:span text:style-name="T2">bezpośrednio</text:span><text:span text:style-name="T2"> </text:span><text:span text:style-name="T2">z</text:span><text:span text:style-name="T2"> </text:span><text:span text:style-name="T2">Pracownikiem</text:span><text:span text:style-name="T2"> </text:span><text:span text:style-name="T2">sekretariatu</text:span><text:span text:style-name="T2"> </text:span><text:span text:style-name="T2">oraz</text:span><text:span text:style-name="T2"> </text:span><text:span text:style-name="T2">jest</text:span><text:span text:style-name="T2"> </text:span><text:span text:style-name="T2">włączana</text:span><text:span text:style-name="T2"> </text:span><text:span text:style-name="T2">do</text:span><text:span text:style-name="T2"> </text:span><text:span text:style-name="T2">Powiadomienia</text:span><text:span text:style-name="T2">. </text:span><text:span text:style-name="T2">Użytkownicy</text:span><text:span text:style-name="T2"> </text:span><text:span text:style-name="T2">systemu</text:span><text:span text:style-name="T2"> </text:span><text:span text:style-name="T2">nie</text:span><text:span text:style-name="T2"> </text:span><text:span text:style-name="T2">mogą</text:span><text:span text:style-name="T2"> </text:span><text:span text:style-name="T2">rezerwować</text:span><text:span text:style-name="T2"> </text:span><text:span text:style-name="T2">miejsc</text:span><text:span text:style-name="T2"> </text:span><text:span text:style-name="T2">w</text:span><text:span text:style-name="T2"> </text:span><text:span text:style-name="T2">tymże</text:span><text:span text:style-name="T2"> </text:span><text:span text:style-name="T2">systemie</text:span><text:span text:style-name="T2">. </text:span><text:span text:style-name="T2">Zarezerwować</text:span><text:span text:style-name="T2"> </text:span><text:span text:style-name="T2">konkretne</text:span><text:span text:style-name="T2"> </text:span><text:span text:style-name="T2">miejsca</text:span><text:span text:style-name="T2"> </text:span><text:span text:style-name="T2">w</text:span><text:span text:style-name="T2"> </text:span><text:span text:style-name="T2">samolocie</text:span><text:span text:style-name="T2"> </text:span><text:span text:style-name="T2">można</text:span><text:span text:style-name="T2"> </text:span><text:span text:style-name="T2">jedynie</text:span><text:span text:style-name="T2"> </text:span><text:span text:style-name="T2">po</text:span><text:span text:style-name="T2"> </text:span><text:span text:style-name="T2">uprzednim</text:span><text:span text:style-name="T2"> </text:span><text:span text:style-name="T2">zadzwonieniu</text:span><text:span text:style-name="T2"> </text:span><text:span text:style-name="T2">lub</text:span><text:span text:style-name="T2"> </text:span><text:span text:style-name="T2">udaniu</text:span><text:span text:style-name="T2"> </text:span><text:span text:style-name="T2">się</text:span><text:span text:style-name="T2"> </text:span><text:span text:style-name="T2">osobiście</text:span><text:span text:style-name="T2"> </text:span><text:span text:style-name="T2">do</text:span><text:span text:style-name="T2"> </text:span><text:span text:style-name="T2">sekretariatu</text:span><text:span text:style-name="T2">, </text:span><text:span text:style-name="T2">ponieważ</text:span><text:span text:style-name="T2"> </text:span><text:span text:style-name="T2">jedynie</text:span><text:span text:style-name="T2"> </text:span><text:span text:style-name="T2">Pracownik</text:span><text:span text:style-name="T2"> </text:span><text:span text:style-name="T2">sekretariatu</text:span><text:span text:style-name="T2"> (</text:span><text:span text:style-name="T2">ewentualnie</text:span><text:span text:style-name="T2"> </text:span><text:span text:style-name="T2">Właściciel</text:span><text:span text:style-name="T2">) </text:span><text:span text:style-name="T2">ma</text:span><text:span text:style-name="T2"> </text:span><text:span text:style-name="T2">taką</text:span><text:span text:style-name="T2"> </text:span><text:span text:style-name="T2">opcję</text:span><text:span text:style-name="T2">. </text:span><text:span text:style-name="T2">Rezerwacja</text:span><text:span text:style-name="T2"> </text:span><text:span text:style-name="T2">konkretnego</text:span><text:span text:style-name="T2"> </text:span><text:span text:style-name="T2">miejsca</text:span><text:span text:style-name="T2"> </text:span><text:span text:style-name="T2">odbywa</text:span><text:span text:style-name="T2"> </text:span><text:span text:style-name="T2">się</text:span><text:span text:style-name="T2"> </text:span><text:span text:style-name="T2">dopiero</text:span><text:span text:style-name="T2"> </text:span><text:span text:style-name="T2">po</text:span><text:span text:style-name="T2"> </text:span><text:span text:style-name="T2">lub</text:span><text:span text:style-name="T2"> </text:span><text:span text:style-name="T2">z</text:span><text:span text:style-name="T2"> </text:span><text:span text:style-name="T2">trakcie</text:span><text:span text:style-name="T2"> </text:span><text:span text:style-name="T2">zakupu</text:span><text:span text:style-name="T2"> </text:span><text:span text:style-name="T2">biletu</text:span><text:span text:style-name="T2">. </text:span><text:span text:style-name="T2">Początek</text:span><text:span text:style-name="T2"> </text:span><text:span text:style-name="T2">tego</text:span><text:span text:style-name="T2"> </text:span><text:span text:style-name="T2">przypadku</text:span><text:span text:style-name="T2"> </text:span><text:span text:style-name="T2">ma</text:span><text:span text:style-name="T2"> </text:span><text:span text:style-name="T2">miejsce</text:span><text:span text:style-name="T2">, </text:span><text:span text:style-name="T2">gdy</text:span><text:span text:style-name="T2"> </text:span><text:span text:style-name="T2">Pracownik</text:span><text:span text:style-name="T2"> </text:span><text:span text:style-name="T2">sekretariatu</text:span><text:span text:style-name="T2"> </text:span><text:span text:style-name="T2">kliknie</text:span><text:span text:style-name="T2"> </text:span><text:span text:style-name="T2">na</text:span><text:span text:style-name="T2"> </text:span><text:span text:style-name="T2">zakładkę</text:span><text:span text:style-name="T2"> “</text:span><text:span text:style-name="T2">Rezerwacja</text:span><text:span text:style-name="T2"> </text:span><text:span text:style-name="T2">miejsca</text:span><text:span text:style-name="T2">”. </text:span><text:span text:style-name="T2">Zakończeniem</text:span><text:span text:style-name="T2"> </text:span><text:span text:style-name="T2">Rezerwacji</text:span><text:span text:style-name="T2"> </text:span><text:span text:style-name="T2">miejsca</text:span><text:span text:style-name="T2"> </text:span><text:span text:style-name="T2">jest</text:span><text:span text:style-name="T2"> </text:span><text:span text:style-name="T2">otrzymanie</text:span><text:span text:style-name="T2"> </text:span><text:span text:style-name="T2">powiadomienia</text:span><text:span text:style-name="T2">. </text:span><text:span text:style-name="T2">Specjalnym</text:span><text:span text:style-name="T2"> </text:span><text:span text:style-name="T2">wymaganiem</text:span><text:span text:style-name="T2"> </text:span><text:span text:style-name="T2">jest</text:span><text:span text:style-name="T2"> </text:span><text:span text:style-name="T2">posiadanie</text:span><text:span text:style-name="T2"> </text:span><text:span text:style-name="T2">statusu</text:span><text:span text:style-name="T2"> </text:span><text:span text:style-name="T2">pracownika</text:span><text:span text:style-name="T2"> </text:span><text:span text:style-name="T2">sekretariatu</text:span><text:span text:style-name="T2"> </text:span><text:span text:style-name="T2">lub</text:span><text:span text:style-name="T2"> </text:span><text:span text:style-name="T2">właściciela</text:span><text:span text:style-name="T2">.</text:span></text:p>
      <text:p text:style-name="P1"><text:span text:style-name="T4">Przypadek</text:span><text:span text:style-name="T2">: </text:span><text:span text:style-name="T2">Rezerwacja</text:span><text:span text:style-name="T2"> </text:span><text:span text:style-name="T2">miejsca</text:span></text:p>
      <text:p text:style-name="P1"><text:span text:style-name="T4">Aktorzy</text:span><text:span text:style-name="T2">: </text:span><text:span text:style-name="T2">Pracownik</text:span><text:span text:style-name="T2"> </text:span><text:span text:style-name="T2">sekretariatu</text:span><text:span text:style-name="T2"> (</text:span><text:span text:style-name="T2">lub</text:span><text:span text:style-name="T2"> </text:span><text:span text:style-name="T2">Właściciel</text:span><text:span text:style-name="T2">)</text:span></text:p>
      <text:p text:style-name="P1"><text:span text:style-name="T4">Cel</text:span><text:span text:style-name="T2">: </text:span><text:span text:style-name="T2">Zarezerwowanie</text:span><text:span text:style-name="T2"> </text:span><text:span text:style-name="T2">miejsca</text:span><text:span text:style-name="T2"> </text:span><text:span text:style-name="T2">w</text:span><text:span text:style-name="T2"> </text:span><text:span text:style-name="T2">samolocie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5525770260579454821" text:style-name="LS25">
        <text:list-item>
          <text:p text:style-name="P39"><text:span text:style-name="T2">Przejście</text:span><text:span text:style-name="T2"> </text:span><text:span text:style-name="T2">osoby</text:span><text:span text:style-name="T2"> </text:span><text:span text:style-name="T2">dokonującej</text:span><text:span text:style-name="T2"> </text:span><text:span text:style-name="T2">rezerwacji</text:span><text:span text:style-name="T2"> </text:span><text:span text:style-name="T2">w</text:span><text:span text:style-name="T2"> </text:span><text:span text:style-name="T2">systemie</text:span><text:span text:style-name="T2"> </text:span><text:span text:style-name="T2">na</text:span><text:span text:style-name="T2"> “</text:span><text:span text:style-name="T2">Rezerwacja</text:span><text:span text:style-name="T2"> </text:span><text:span text:style-name="T2">miejsca</text:span><text:span text:style-name="T2">”.</text:span></text:p>
        </text:list-item>
        <text:list-item>
          <text:p text:style-name="P39"><text:span text:style-name="T2">Wpisanie</text:span><text:span text:style-name="T2"> </text:span><text:span text:style-name="T2">danych</text:span><text:span text:style-name="T2"> </text:span><text:span text:style-name="T2">osoby</text:span><text:span text:style-name="T2">, </text:span><text:span text:style-name="T2">na</text:span><text:span text:style-name="T2"> </text:span><text:span text:style-name="T2">nazwisko</text:span><text:span text:style-name="T2"> </text:span><text:span text:style-name="T2">której</text:span><text:span text:style-name="T2"> </text:span><text:span text:style-name="T2">należy</text:span><text:span text:style-name="T2"> </text:span><text:span text:style-name="T2">dokonać</text:span><text:span text:style-name="T2"> </text:span><text:span text:style-name="T2">rezerwacji</text:span><text:span text:style-name="T2">: </text:span><text:span text:style-name="T2">imię</text:span><text:span text:style-name="T2">, </text:span><text:span text:style-name="T2">nazwisko</text:span><text:span text:style-name="T2">, </text:span><text:span text:style-name="T2">numer</text:span><text:span text:style-name="T2"> </text:span><text:span text:style-name="T2">biletu</text:span><text:span text:style-name="T2">, </text:span><text:span text:style-name="T2">adres</text:span><text:span text:style-name="T2"> </text:span><text:span text:style-name="T2">e</text:span><text:span text:style-name="T2">-</text:span><text:span text:style-name="T2">mail</text:span><text:span text:style-name="T2">.</text:span></text:p>
        </text:list-item>
        <text:list-item>
          <text:p text:style-name="P39"><text:span text:style-name="T2">Po</text:span><text:span text:style-name="T2"> </text:span><text:span text:style-name="T2">wpisaniu</text:span><text:span text:style-name="T2"> </text:span><text:span text:style-name="T2">numeru</text:span><text:span text:style-name="T2"> </text:span><text:span text:style-name="T2">biletu</text:span><text:span text:style-name="T2"> </text:span><text:span text:style-name="T2">system</text:span><text:span text:style-name="T2"> </text:span><text:span text:style-name="T2">sprawdza</text:span><text:span text:style-name="T2"> </text:span><text:span text:style-name="T2">możliwość</text:span><text:span text:style-name="T2"> </text:span><text:span text:style-name="T2">rezerwacji</text:span><text:span text:style-name="T2"> </text:span><text:span text:style-name="T2">innego</text:span><text:span text:style-name="T2"> </text:span><text:span text:style-name="T2">miejsca</text:span><text:span text:style-name="T2"> </text:span><text:span text:style-name="T2">i</text:span><text:span text:style-name="T2"> </text:span><text:span text:style-name="T2">podaje</text:span><text:span text:style-name="T2"> </text:span><text:span text:style-name="T2">numery</text:span><text:span text:style-name="T2"> </text:span><text:span text:style-name="T2">wolnych</text:span><text:span text:style-name="T2"> </text:span><text:span text:style-name="T2">miejsc</text:span><text:span text:style-name="T2">.</text:span></text:p>
        </text:list-item>
        <text:list-item>
          <text:p text:style-name="P39"><text:soft-page-break/><text:span text:style-name="T2">Pracownik</text:span><text:span text:style-name="T2"> </text:span><text:span text:style-name="T2">wybiera</text:span><text:span text:style-name="T2"> </text:span><text:span text:style-name="T2">miejsca</text:span><text:span text:style-name="T2">, </text:span><text:span text:style-name="T2">które</text:span><text:span text:style-name="T2"> </text:span><text:span text:style-name="T2">ma</text:span><text:span text:style-name="T2"> </text:span><text:span text:style-name="T2">zostać</text:span><text:span text:style-name="T2"> </text:span><text:span text:style-name="T2">zarezerwowane</text:span><text:span text:style-name="T2">.</text:span></text:p>
        </text:list-item>
        <text:list-item>
          <text:p text:style-name="P39"><text:span text:style-name="T2">Zatwierdzenie</text:span><text:span text:style-name="T2"> </text:span><text:span text:style-name="T2">rezerwacji</text:span><text:span text:style-name="T2"> </text:span><text:span text:style-name="T2">odpowiednim</text:span><text:span text:style-name="T2"> </text:span><text:span text:style-name="T2">przyciskiem</text:span><text:span text:style-name="T2">.</text:span></text:p>
        </text:list-item>
        <text:list-item>
          <text:p text:style-name="P39"><text:span text:style-name="T2">Zapisanie</text:span><text:span text:style-name="T2"> </text:span><text:span text:style-name="T2">w</text:span><text:span text:style-name="T2"> </text:span><text:span text:style-name="T2">systemie</text:span><text:span text:style-name="T2"> </text:span><text:span text:style-name="T2">rezerwacji</text:span><text:span text:style-name="T2">.</text:span></text:p>
        </text:list-item>
        <text:list-item>
          <text:p text:style-name="P39"><text:span text:style-name="T2">Wysłanie</text:span><text:span text:style-name="T2"> </text:span><text:span text:style-name="T2">potwierdzenia</text:span><text:span text:style-name="T2"> </text:span><text:span text:style-name="T2">dokonania</text:span><text:span text:style-name="T2"> </text:span><text:span text:style-name="T2">rezerwacji</text:span><text:span text:style-name="T2"> </text:span><text:span text:style-name="T2">przez</text:span><text:span text:style-name="T2"> </text:span><text:span text:style-name="T2">System</text:span><text:span text:style-name="T2"> </text:span><text:span text:style-name="T2">powiadomień</text:span><text:span text:style-name="T2">.</text:span></text:p>
        </text:list-item>
      </text:list>
      <text:p text:style-name="P1"><text:span text:style-name="T4">Rozszerzenia</text:span><text:span text:style-name="T4">:</text:span></text:p>
      <text:list xml:id="list5528375596502254180" text:style-name="LS26">
        <text:list-item>
          <text:p text:style-name="P40"><text:span text:style-name="T2">Wpisanie</text:span><text:span text:style-name="T2"> </text:span><text:span text:style-name="T2">niewystarczającej</text:span><text:span text:style-name="T2"> </text:span><text:span text:style-name="T2">ilości</text:span><text:span text:style-name="T2"> </text:span><text:span text:style-name="T2">danych</text:span><text:span text:style-name="T2">- </text:span><text:span text:style-name="T2">system</text:span><text:span text:style-name="T2"> </text:span><text:span text:style-name="T2">informuje</text:span><text:span text:style-name="T2"> </text:span><text:span text:style-name="T2">o</text:span><text:span text:style-name="T2"> </text:span><text:span text:style-name="T2">konieczności</text:span><text:span text:style-name="T2"> </text:span><text:span text:style-name="T2">dopisania</text:span><text:span text:style-name="T2"> </text:span><text:span text:style-name="T2">danych</text:span><text:span text:style-name="T2">.</text:span></text:p>
        </text:list-item>
        <text:list-item>
          <text:p text:style-name="P40"><text:span text:style-name="T2">Wpisanie</text:span><text:span text:style-name="T2"> </text:span><text:span text:style-name="T2">błędnych</text:span><text:span text:style-name="T2"> </text:span><text:span text:style-name="T2">danych</text:span><text:span text:style-name="T2">- </text:span><text:span text:style-name="T2">system</text:span><text:span text:style-name="T2"> </text:span><text:span text:style-name="T2">informuje</text:span><text:span text:style-name="T2"> </text:span><text:span text:style-name="T2">o</text:span><text:span text:style-name="T2"> </text:span><text:span text:style-name="T2">błędnie</text:span><text:span text:style-name="T2"> </text:span><text:span text:style-name="T2">wprowadzonych</text:span><text:span text:style-name="T2"> </text:span><text:span text:style-name="T2">danych</text:span><text:span text:style-name="T2">.</text:span></text:p>
        </text:list-item>
        <text:list-item>
          <text:p text:style-name="P40"><text:span text:style-name="T2">Brak</text:span><text:span text:style-name="T2"> </text:span><text:span text:style-name="T2">wolnych</text:span><text:span text:style-name="T2"> </text:span><text:span text:style-name="T2">miejsc</text:span><text:span text:style-name="T2"> </text:span><text:span text:style-name="T2">do</text:span><text:span text:style-name="T2"> </text:span><text:span text:style-name="T2">rezerwacji</text:span><text:span text:style-name="T2">- </text:span><text:span text:style-name="T2">po</text:span><text:span text:style-name="T2"> </text:span><text:span text:style-name="T2">wpisaniu</text:span><text:span text:style-name="T2"> </text:span><text:span text:style-name="T2">numeru</text:span><text:span text:style-name="T2"> </text:span><text:span text:style-name="T2">biletu</text:span><text:span text:style-name="T2"> </text:span><text:span text:style-name="T2">system</text:span><text:span text:style-name="T2"> </text:span><text:span text:style-name="T2">informuje</text:span><text:span text:style-name="T2"> </text:span><text:span text:style-name="T2">o</text:span><text:span text:style-name="T2"> </text:span><text:span text:style-name="T2">braku</text:span><text:span text:style-name="T2"> </text:span><text:span text:style-name="T2">wolnych</text:span><text:span text:style-name="T2"> </text:span><text:span text:style-name="T2">miejsc</text:span><text:span text:style-name="T2">.</text:span></text:p>
        </text:list-item>
      </text:list>
      <text:p text:style-name="P2"/>
      <text:p text:style-name="P1"><text:span text:style-name="T4">PRZEGLĄDANIE</text:span><text:span text:style-name="T4"> </text:span><text:span text:style-name="T4">RAPORTÓW</text:span></text:p>
      <text:p text:style-name="P1"><text:span text:style-name="T5">Początek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sekretariatu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Przeglądanie</text:span><text:span text:style-name="T2"> </text:span><text:span text:style-name="T2">raportów</text:span><text:span text:style-name="T2">”</text:span></text:p>
      <text:p text:style-name="P1"><text:span text:style-name="T5">Koniec</text:span><text:span text:style-name="T5"> </text:span><text:span text:style-name="T5">przypadku</text:span><text:span text:style-name="T5">: </text:span><text:span text:style-name="T2">wyświetlenie</text:span><text:span text:style-name="T2"> </text:span><text:span text:style-name="T2">lub</text:span><text:span text:style-name="T2"> </text:span><text:span text:style-name="T2">modyfikacja</text:span><text:span text:style-name="T2"> </text:span><text:span text:style-name="T2">wybranego</text:span><text:span text:style-name="T2"> </text:span><text:span text:style-name="T2">raportu</text:span><text:span text:style-name="T2"> </text:span><text:span text:style-name="T2">zakończona</text:span><text:span text:style-name="T2"> </text:span><text:span text:style-name="T2">sukcesem</text:span></text:p>
      <text:p text:style-name="P1"><text:span text:style-name="T5">Opis</text:span><text:span text:style-name="T5"> </text:span><text:span text:style-name="T5">interakcji</text:span><text:span text:style-name="T5"> </text:span><text:span text:style-name="T5">przypadku</text:span><text:span text:style-name="T5"> </text:span><text:span text:style-name="T5">użycia</text:span><text:span text:style-name="T5"> </text:span><text:span text:style-name="T5">z</text:span><text:span text:style-name="T5"> </text:span><text:span text:style-name="T5">aktorem</text:span><text:span text:style-name="T5">:</text:span><text:span text:style-name="T2"> </text:span><text:span text:style-name="T2">Pracownik</text:span><text:span text:style-name="T2"> </text:span><text:span text:style-name="T2">sekretariatu</text:span><text:span text:style-name="T2"> </text:span><text:span text:style-name="T2">po</text:span><text:span text:style-name="T2"> </text:span><text:span text:style-name="T2">wybraniu</text:span><text:span text:style-name="T2"> </text:span><text:span text:style-name="T2">odpowiedniej</text:span><text:span text:style-name="T2"> </text:span><text:span text:style-name="T2">opcji</text:span><text:span text:style-name="T2"> </text:span><text:span text:style-name="T2">ma</text:span><text:span text:style-name="T2"> </text:span><text:span text:style-name="T2">możliwość</text:span><text:span text:style-name="T2"> </text:span><text:span text:style-name="T2">przeglądania</text:span><text:span text:style-name="T2"> </text:span><text:span text:style-name="T2">oraz</text:span><text:span text:style-name="T2"> </text:span><text:span text:style-name="T2">zarządzania</text:span><text:span text:style-name="T2"> (</text:span><text:span text:style-name="T2">dodawania</text:span><text:span text:style-name="T2"> </text:span><text:span text:style-name="T2">lub</text:span><text:span text:style-name="T2"> </text:span><text:span text:style-name="T2">modyfikacji</text:span><text:span text:style-name="T2"> </text:span><text:span text:style-name="T2">w</text:span><text:span text:style-name="T2"> </text:span><text:span text:style-name="T2">przypadku</text:span><text:span text:style-name="T2"> </text:span><text:span text:style-name="T2">błędów</text:span><text:span text:style-name="T2">) </text:span><text:span text:style-name="T2">raportami</text:span><text:span text:style-name="T2"> </text:span><text:span text:style-name="T2">takimi</text:span><text:span text:style-name="T2"> </text:span><text:span text:style-name="T2">jak</text:span><text:span text:style-name="T2">: </text:span><text:span text:style-name="T2">miesięczne</text:span><text:span text:style-name="T2"> </text:span><text:span text:style-name="T2">i</text:span><text:span text:style-name="T2"> </text:span><text:span text:style-name="T2">roczne</text:span><text:span text:style-name="T2"> </text:span><text:span text:style-name="T2">z</text:span><text:span text:style-name="T2"> </text:span><text:span text:style-name="T2">rezerwacji</text:span><text:span text:style-name="T2">, </text:span><text:span text:style-name="T2">dzienne</text:span><text:span text:style-name="T2">, </text:span><text:span text:style-name="T2">tygodniowe</text:span><text:span text:style-name="T2">, </text:span><text:span text:style-name="T2">miesięczne</text:span><text:span text:style-name="T2"> </text:span><text:span text:style-name="T2">i</text:span><text:span text:style-name="T2"> </text:span><text:span text:style-name="T2">roczne</text:span><text:span text:style-name="T2"> </text:span><text:span text:style-name="T2">z</text:span><text:span text:style-name="T2"> </text:span><text:span text:style-name="T2">kursów</text:span><text:span text:style-name="T2"> (</text:span><text:span text:style-name="T2">liczba</text:span><text:span text:style-name="T2"> </text:span><text:span text:style-name="T2">pasażerów</text:span><text:span text:style-name="T2"> </text:span><text:span text:style-name="T2">w</text:span><text:span text:style-name="T2"> </text:span><text:span text:style-name="T2">poszczególnych</text:span><text:span text:style-name="T2"> </text:span><text:span text:style-name="T2">przelotach</text:span><text:span text:style-name="T2">, </text:span><text:span text:style-name="T2">ilość</text:span><text:span text:style-name="T2"> </text:span><text:span text:style-name="T2">zarobionych</text:span><text:span text:style-name="T2"> </text:span><text:span text:style-name="T2">pieniędzy</text:span><text:span text:style-name="T2"> </text:span><text:span text:style-name="T2">względem</text:span><text:span text:style-name="T2"> </text:span><text:span text:style-name="T2">kosztów</text:span><text:span text:style-name="T2"> </text:span><text:span text:style-name="T2">paliwa</text:span><text:span text:style-name="T2">, </text:span><text:span text:style-name="T2">możliwość</text:span><text:span text:style-name="T2"> </text:span><text:span text:style-name="T2">wyboru</text:span><text:span text:style-name="T2"> </text:span><text:span text:style-name="T2">między</text:span><text:span text:style-name="T2"> </text:span><text:span text:style-name="T2">poszczególnymi</text:span><text:span text:style-name="T2"> </text:span><text:span text:style-name="T2">połączeniami</text:span><text:span text:style-name="T2">). </text:span><text:span text:style-name="T2">Pracownik</text:span><text:span text:style-name="T2"> </text:span><text:span text:style-name="T2">może</text:span><text:span text:style-name="T2"> </text:span><text:span text:style-name="T2">je</text:span><text:span text:style-name="T2"> </text:span><text:span text:style-name="T2">również</text:span><text:span text:style-name="T2"> </text:span><text:span text:style-name="T2">wydrukować</text:span><text:span text:style-name="T2">. </text:span><text:span text:style-name="T2">Raporty</text:span><text:span text:style-name="T2"> </text:span><text:span text:style-name="T2">są</text:span><text:span text:style-name="T2"> </text:span><text:span text:style-name="T2">generowane</text:span><text:span text:style-name="T2"> </text:span><text:span text:style-name="T2">automatycznie</text:span><text:span text:style-name="T2"> </text:span><text:span text:style-name="T2">na</text:span><text:span text:style-name="T2"> </text:span><text:span text:style-name="T2">podstawie</text:span><text:span text:style-name="T2"> </text:span><text:span text:style-name="T2">danych</text:span><text:span text:style-name="T2"> </text:span><text:span text:style-name="T2">zebranych</text:span><text:span text:style-name="T2"> </text:span><text:span text:style-name="T2">podczas</text:span><text:span text:style-name="T2"> </text:span><text:span text:style-name="T2">każdego</text:span><text:span text:style-name="T2"> </text:span><text:span text:style-name="T2">lotu</text:span><text:span text:style-name="T2">.</text:span></text:p>
      <text:p text:style-name="P1"><text:span text:style-name="T5">Wyjątki</text:span><text:span text:style-name="T5">: </text:span><text:span text:style-name="T2">awaria</text:span><text:span text:style-name="T2"> </text:span><text:span text:style-name="T2">systemu</text:span></text:p>
      <text:p text:style-name="P1"><text:span text:style-name="T5">Specjalne</text:span><text:span text:style-name="T5"> </text:span><text:span text:style-name="T5">wymagania</text:span><text:span text:style-name="T5">: </text:span><text:span text:style-name="T2">pracownik</text:span><text:span text:style-name="T2"> </text:span><text:span text:style-name="T2">sekretariatu</text:span><text:span text:style-name="T2"> </text:span><text:span text:style-name="T2">lub</text:span><text:span text:style-name="T2"> </text:span><text:span text:style-name="T2">właściciel</text:span><text:span text:style-name="T2"> </text:span><text:span text:style-name="T2">muszą</text:span><text:span text:style-name="T2"> </text:span><text:span text:style-name="T2">być</text:span><text:span text:style-name="T2"> </text:span><text:span text:style-name="T2">zalogowani</text:span><text:span text:style-name="T2">, </text:span><text:span text:style-name="T2">wybrany</text:span><text:span text:style-name="T2"> </text:span><text:span text:style-name="T2">raport</text:span><text:span text:style-name="T2"> </text:span><text:span text:style-name="T2">do</text:span><text:span text:style-name="T2"> </text:span><text:span text:style-name="T2">przeglądania</text:span><text:span text:style-name="T2"> </text:span><text:span text:style-name="T2">lub</text:span><text:span text:style-name="T2"> </text:span><text:span text:style-name="T2">edycji</text:span><text:span text:style-name="T2"> </text:span><text:span text:style-name="T2">musi</text:span><text:span text:style-name="T2"> </text:span><text:span text:style-name="T2">istnieć</text:span></text:p>
      <text:p text:style-name="P1"><text:span text:style-name="T2">Pojęcia</text:span><text:span text:style-name="T2"> </text:span><text:span text:style-name="T2">dziedziny</text:span><text:span text:style-name="T2"> </text:span><text:span text:style-name="T2">problemowej</text:span><text:span text:style-name="T2">:</text:span></text:p>
      <text:p text:style-name="P2"/>
      <text:p text:style-name="P1"><text:span text:style-name="T4">Przypadek</text:span><text:span text:style-name="T4">: </text:span><text:span text:style-name="T2">Przeglądanie</text:span><text:span text:style-name="T2"> </text:span><text:span text:style-name="T2">raportów</text:span></text:p>
      <text:p text:style-name="P1"><text:span text:style-name="T4">Aktorzy</text:span><text:span text:style-name="T4">: </text:span><text:span text:style-name="T2">Pracownik</text:span><text:span text:style-name="T2"> </text:span><text:span text:style-name="T2">sekretariatu</text:span></text:p>
      <text:p text:style-name="P1"><text:span text:style-name="T4">Cel</text:span><text:span text:style-name="T4">: </text:span><text:span text:style-name="T2">Wyświetlenie</text:span><text:span text:style-name="T2"> </text:span><text:span text:style-name="T2">raportów</text:span><text:span text:style-name="T2"> </text:span><text:span text:style-name="T2">w</text:span><text:span text:style-name="T2"> </text:span><text:span text:style-name="T2">celu</text:span><text:span text:style-name="T2"> </text:span><text:span text:style-name="T2">ich</text:span><text:span text:style-name="T2"> </text:span><text:span text:style-name="T2">przeglądnięcia</text:span><text:span text:style-name="T2"> </text:span><text:span text:style-name="T2">lub</text:span><text:span text:style-name="T2"> </text:span><text:span text:style-name="T2">ewentualnej</text:span><text:span text:style-name="T2"> </text:span><text:span text:style-name="T2">modyfikacji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6494398463072119114" text:style-name="LS27">
        <text:list-item>
          <text:p text:style-name="P41"><text:span text:style-name="T2">Wybranie</text:span><text:span text:style-name="T2"> </text:span><text:span text:style-name="T2">przez</text:span><text:span text:style-name="T2"> </text:span><text:span text:style-name="T2">pracownika</text:span><text:span text:style-name="T2"> </text:span><text:span text:style-name="T2">sekretariatu</text:span><text:span text:style-name="T2"> </text:span><text:span text:style-name="T2">opcji</text:span><text:span text:style-name="T2"> „</text:span><text:span text:style-name="T2">Przeglądanie</text:span><text:span text:style-name="T2"> </text:span><text:span text:style-name="T2">raportów</text:span><text:span text:style-name="T2">”</text:span></text:p>
        </text:list-item>
        <text:list-item>
          <text:p text:style-name="P41"><text:span text:style-name="T2">Wybór</text:span><text:span text:style-name="T2"> </text:span><text:span text:style-name="T2">rodzaju</text:span><text:span text:style-name="T2"> </text:span><text:span text:style-name="T2">raportu</text:span><text:span text:style-name="T2"> (</text:span><text:span text:style-name="T2">z</text:span><text:span text:style-name="T2"> </text:span><text:span text:style-name="T2">rezerwacji</text:span><text:span text:style-name="T2"> </text:span><text:span text:style-name="T2">lub</text:span><text:span text:style-name="T2"> </text:span><text:span text:style-name="T2">kursów</text:span><text:span text:style-name="T2">)</text:span></text:p>
        </text:list-item>
        <text:list-item>
          <text:p text:style-name="P41"><text:span text:style-name="T2">Wybór</text:span><text:span text:style-name="T2"> </text:span><text:span text:style-name="T2">okresu</text:span><text:span text:style-name="T2"> </text:span><text:span text:style-name="T2">raportowania</text:span><text:span text:style-name="T2"> (</text:span><text:span text:style-name="T2">dzienne</text:span><text:span text:style-name="T2">, </text:span><text:span text:style-name="T2">tygodniowe</text:span><text:span text:style-name="T2">, </text:span><text:span text:style-name="T2">miesięczne</text:span><text:span text:style-name="T2">, </text:span><text:span text:style-name="T2">roczne</text:span><text:span text:style-name="T2">)</text:span></text:p>
        </text:list-item>
        <text:list-item>
          <text:p text:style-name="P41"><text:span text:style-name="T2">Wyświetlenie</text:span><text:span text:style-name="T2"> </text:span><text:span text:style-name="T2">listy</text:span><text:span text:style-name="T2"> </text:span><text:span text:style-name="T2">raportów</text:span><text:span text:style-name="T2"> </text:span><text:span text:style-name="T2">w</text:span><text:span text:style-name="T2"> </text:span><text:span text:style-name="T2">kolejności</text:span><text:span text:style-name="T2"> </text:span><text:span text:style-name="T2">chronologicznej</text:span></text:p>
        </text:list-item>
        <text:list-item>
          <text:p text:style-name="P41"><text:span text:style-name="T2">Otworzenie</text:span><text:span text:style-name="T2"> </text:span><text:span text:style-name="T2">wybranego</text:span><text:span text:style-name="T2"> </text:span><text:span text:style-name="T2">raportu</text:span><text:span text:style-name="T2"><text:tab/><text:tab/><text:tab/></text:span></text:p>
          <text:list>
            <text:list-item>
              <text:p text:style-name="P41"><text:span text:style-name="T2">Przeglądanie</text:span><text:span text:style-name="T2"><text:tab/><text:tab/></text:span></text:p>
            </text:list-item>
            <text:list-item>
              <text:p text:style-name="P44">Modyfikacja</text:p>
            </text:list-item>
          </text:list>
        </text:list-item>
        <text:list-item>
          <text:p text:style-name="P44">Zatwierdzenie</text:p>
        </text:list-item>
      </text:list>
      <text:p text:style-name="P1"><text:span text:style-name="T4">Rozszerzenia</text:span><text:span text:style-name="T4">:</text:span></text:p>
      <text:list xml:id="list9222253614061273340" text:style-name="LS28">
        <text:list-item>
          <text:p text:style-name="P42"><text:span text:style-name="T2">W</text:span><text:span text:style-name="T2"> </text:span><text:span text:style-name="T2">przypadku</text:span><text:span text:style-name="T2"> </text:span><text:span text:style-name="T2">braku</text:span><text:span text:style-name="T2"> </text:span><text:span text:style-name="T2">raportu</text:span><text:span text:style-name="T2"> </text:span><text:span text:style-name="T2">z</text:span><text:span text:style-name="T2"> </text:span><text:span text:style-name="T2">wybranego</text:span><text:span text:style-name="T2"> </text:span><text:span text:style-name="T2">rodzaju</text:span><text:span text:style-name="T2"> </text:span><text:span text:style-name="T2">lub</text:span><text:span text:style-name="T2"> </text:span><text:span text:style-name="T2">okresu</text:span><text:span text:style-name="T2"> </text:span><text:span text:style-name="T2">wyświetlany</text:span><text:span text:style-name="T2"> </text:span><text:span text:style-name="T2">jest</text:span><text:span text:style-name="T2"> </text:span><text:span text:style-name="T2">odpowiedni</text:span><text:span text:style-name="T2"> </text:span><text:span text:style-name="T2">komunikat</text:span><text:span text:style-name="T2"> </text:span><text:span text:style-name="T2">i</text:span><text:span text:style-name="T2"> </text:span><text:span text:style-name="T2">następuje</text:span><text:span text:style-name="T2"> </text:span><text:span text:style-name="T2">powrót</text:span><text:span text:style-name="T2"> </text:span><text:span text:style-name="T2">do</text:span><text:span text:style-name="T2"> </text:span><text:span text:style-name="T2">wyboru</text:span><text:span text:style-name="T2"> </text:span><text:span text:style-name="T2">raportu</text:span></text:p>
        </text:list-item>
      </text:list>
      <text:p text:style-name="P2"/>
      <text:p text:style-name="P1"><text:span text:style-name="T2">Przypadek</text:span><text:span text:style-name="T2"> </text:span><text:span text:style-name="T4">Drukowanie</text:span><text:span text:style-name="T4"> </text:span><text:span text:style-name="T4">raportów</text:span><text:span text:style-name="T4"> </text:span><text:span text:style-name="T2">jest</text:span><text:span text:style-name="T2"> </text:span><text:span text:style-name="T2">połączony</text:span><text:span text:style-name="T2"> </text:span><text:span text:style-name="T2">bezpośrednio</text:span><text:span text:style-name="T2"> </text:span><text:span text:style-name="T2">z</text:span><text:span text:style-name="T2"> </text:span><text:span text:style-name="T2">Pracownikiem</text:span><text:span text:style-name="T2"> </text:span><text:span text:style-name="T2">sekretariatu</text:span><text:span text:style-name="T2">, </text:span><text:span text:style-name="T2">jednak</text:span><text:span text:style-name="T2"> </text:span><text:span text:style-name="T2">Właściciel</text:span><text:span text:style-name="T2"> </text:span><text:span text:style-name="T2">dziedziczy</text:span><text:span text:style-name="T2"> </text:span><text:span text:style-name="T2">po</text:span><text:span text:style-name="T2"> </text:span><text:span text:style-name="T2">nim</text:span><text:span text:style-name="T2">, </text:span><text:span text:style-name="T2">więc</text:span><text:span text:style-name="T2"> </text:span><text:span text:style-name="T2">on</text:span><text:span text:style-name="T2"> </text:span><text:span text:style-name="T2">również</text:span><text:span text:style-name="T2"> </text:span><text:span text:style-name="T2">może</text:span><text:span text:style-name="T2"> </text:span><text:span text:style-name="T2">drukować</text:span><text:span text:style-name="T2"> </text:span><text:span text:style-name="T2">raporty</text:span><text:span text:style-name="T2">. </text:span></text:p>
      <text:p text:style-name="P2"/>
      <text:p text:style-name="P1"><text:span text:style-name="T4">DRUKOWANIE</text:span><text:span text:style-name="T4"> </text:span><text:span text:style-name="T4">RAPORTÓW</text:span></text:p>
      <text:p text:style-name="P1"><text:span text:style-name="T5">Początek</text:span><text:span text:style-name="T5"> </text:span><text:span text:style-name="T5">przypadku</text:span><text:span text:style-name="T5">: </text:span><text:span text:style-name="T2">pracownik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Drukowanie</text:span><text:span text:style-name="T2"> </text:span><text:span text:style-name="T2">raportów</text:span><text:span text:style-name="T2">”</text:span></text:p>
      <text:p text:style-name="P1"><text:span text:style-name="T5">Koniec</text:span><text:span text:style-name="T5"> </text:span><text:span text:style-name="T5">przypadku</text:span><text:span text:style-name="T5">: </text:span><text:span text:style-name="T2">raport</text:span><text:span text:style-name="T2"> </text:span><text:span text:style-name="T2">zostaje</text:span><text:span text:style-name="T2"> </text:span><text:span text:style-name="T2">wydrukowany</text:span></text:p>
      <text:p text:style-name="P1"><text:soft-page-break/><text:span text:style-name="T5">Opis</text:span><text:span text:style-name="T5"> </text:span><text:span text:style-name="T5">interakcji</text:span><text:span text:style-name="T5"> </text:span><text:span text:style-name="T5">przypadku</text:span><text:span text:style-name="T5"> </text:span><text:span text:style-name="T5">użycia</text:span><text:span text:style-name="T5"> </text:span><text:span text:style-name="T5">z</text:span><text:span text:style-name="T5"> </text:span><text:span text:style-name="T5">aktorem</text:span><text:span text:style-name="T5">:</text:span><text:span text:style-name="T2"> </text:span><text:span text:style-name="T2">Pracownik</text:span><text:span text:style-name="T2"> </text:span><text:span text:style-name="T2">sekretariatu</text:span><text:span text:style-name="T2"> </text:span><text:span text:style-name="T2">może</text:span><text:span text:style-name="T2"> </text:span><text:span text:style-name="T2">wydrukować</text:span><text:span text:style-name="T2"> </text:span><text:span text:style-name="T2">raport</text:span><text:span text:style-name="T2"> </text:span><text:span text:style-name="T2">dopiero</text:span><text:span text:style-name="T2"> </text:span><text:span text:style-name="T2">po</text:span><text:span text:style-name="T2"> </text:span><text:span text:style-name="T2">wybraniu</text:span><text:span text:style-name="T2"> </text:span><text:span text:style-name="T2">go</text:span><text:span text:style-name="T2"> </text:span><text:span text:style-name="T2">za</text:span><text:span text:style-name="T2"> </text:span><text:span text:style-name="T2">pomocą</text:span><text:span text:style-name="T2"> „</text:span><text:span text:style-name="T2">Przeglądania</text:span><text:span text:style-name="T2"> </text:span><text:span text:style-name="T2">raportów</text:span><text:span text:style-name="T2">”. </text:span><text:span text:style-name="T2">Może</text:span><text:span text:style-name="T2"> </text:span><text:span text:style-name="T2">wydrukować</text:span><text:span text:style-name="T2"> </text:span><text:span text:style-name="T2">jeden</text:span><text:span text:style-name="T2"> </text:span><text:span text:style-name="T2">raport</text:span><text:span text:style-name="T2"> </text:span><text:span text:style-name="T2">naraz</text:span><text:span text:style-name="T2">.</text:span></text:p>
      <text:p text:style-name="P1"><text:span text:style-name="T5">Wyjątki</text:span><text:span text:style-name="T5">: </text:span><text:span text:style-name="T2">brak</text:span><text:span text:style-name="T2"> </text:span><text:span text:style-name="T2">papieru</text:span><text:span text:style-name="T2"> </text:span><text:span text:style-name="T2">lub</text:span><text:span text:style-name="T2"> </text:span><text:span text:style-name="T2">tuszu</text:span><text:span text:style-name="T2"> </text:span><text:span text:style-name="T2">w</text:span><text:span text:style-name="T2"> </text:span><text:span text:style-name="T2">drukarce</text:span><text:span text:style-name="T2">, </text:span><text:span text:style-name="T2">brak</text:span><text:span text:style-name="T2"> </text:span><text:span text:style-name="T2">raportu</text:span></text:p>
      <text:p text:style-name="P1"><text:span text:style-name="T5">Specjalne</text:span><text:span text:style-name="T5"> </text:span><text:span text:style-name="T5">wymagania</text:span><text:span text:style-name="T5">: </text:span><text:span text:style-name="T2">raport</text:span><text:span text:style-name="T2"> </text:span><text:span text:style-name="T2">musi</text:span><text:span text:style-name="T2"> </text:span><text:span text:style-name="T2">istnieć</text:span></text:p>
      <text:p text:style-name="P1"><text:span text:style-name="T2">Pojęcia</text:span><text:span text:style-name="T2"> </text:span><text:span text:style-name="T2">dziedziny</text:span><text:span text:style-name="T2"> </text:span><text:span text:style-name="T2">problemowej</text:span><text:span text:style-name="T2">:</text:span></text:p>
      <text:p text:style-name="P2"/>
      <text:p text:style-name="P1"><text:span text:style-name="T4">Przypadek</text:span><text:span text:style-name="T4">: </text:span><text:span text:style-name="T2">Drukowanie</text:span><text:span text:style-name="T2"> </text:span><text:span text:style-name="T2">raportów</text:span></text:p>
      <text:p text:style-name="P1"><text:span text:style-name="T4">Aktorzy</text:span><text:span text:style-name="T4">: </text:span><text:span text:style-name="T2">Pracownik</text:span><text:span text:style-name="T2"> </text:span><text:span text:style-name="T2">sekretariatu</text:span></text:p>
      <text:p text:style-name="P1"><text:span text:style-name="T4">Cel</text:span><text:span text:style-name="T4">: </text:span><text:span text:style-name="T2">Wydrukowanie</text:span><text:span text:style-name="T2"> </text:span><text:span text:style-name="T2">odpowiedniego</text:span><text:span text:style-name="T2"> </text:span><text:span text:style-name="T2">raportu</text:span></text:p>
      <text:p text:style-name="P1"><text:span text:style-name="T4">Główny</text:span><text:span text:style-name="T4"> </text:span><text:span text:style-name="T4">scenariusz</text:span><text:span text:style-name="T4">:</text:span></text:p>
      <text:list xml:id="list5138821519344173225" text:style-name="LS29">
        <text:list-item>
          <text:p text:style-name="P43"><text:span text:style-name="T2">Po</text:span><text:span text:style-name="T2"> </text:span><text:span text:style-name="T2">wybraniu</text:span><text:span text:style-name="T2"> </text:span><text:span text:style-name="T2">raportu</text:span><text:span text:style-name="T2"> </text:span><text:span text:style-name="T2">pracownik</text:span><text:span text:style-name="T2"> </text:span><text:span text:style-name="T2">sekretariatu</text:span><text:span text:style-name="T2"> </text:span><text:span text:style-name="T2">wybiera</text:span><text:span text:style-name="T2"> </text:span><text:span text:style-name="T2">opcję</text:span><text:span text:style-name="T2"> „</text:span><text:span text:style-name="T2">Drukuj</text:span><text:span text:style-name="T2"> </text:span><text:span text:style-name="T2">raport</text:span><text:span text:style-name="T2">”</text:span></text:p>
        </text:list-item>
        <text:list-item>
          <text:p text:style-name="P43"><text:span text:style-name="T2">Otwarcie</text:span><text:span text:style-name="T2"> </text:span><text:span text:style-name="T2">okienka</text:span><text:span text:style-name="T2"> </text:span><text:span text:style-name="T2">dialogowego</text:span><text:span text:style-name="T2"> </text:span><text:span text:style-name="T2">drukowania</text:span><text:span text:style-name="T2">, </text:span><text:span text:style-name="T2">wybór</text:span><text:span text:style-name="T2"> </text:span><text:span text:style-name="T2">odpowiedniej</text:span><text:span text:style-name="T2"> </text:span><text:span text:style-name="T2">opcji</text:span><text:span text:style-name="T2"><text:tab/></text:span></text:p>
        </text:list-item>
        <text:list-item>
          <text:p text:style-name="P43"><text:span text:style-name="T2">Wydrukowanie</text:span><text:span text:style-name="T2"> <text:tab/></text:span><text:span text:style-name="T2">raportu</text:span></text:p>
        </text:list-item>
      </text:list>
      <text:p text:style-name="P2"/>
      <text:p text:style-name="P2"/>
      <text:p text:style-name="P2"/>
      <text:p text:style-name="P1"><text:span text:style-name="T3">Właściciel</text:span><text:span text:style-name="T3">:</text:span></text:p>
      <text:p text:style-name="P1"><text:span text:style-name="T2">Właściciel</text:span><text:span text:style-name="T2"> </text:span><text:span text:style-name="T2">dziedziczy</text:span><text:span text:style-name="T2"> </text:span><text:span text:style-name="T2">po</text:span><text:span text:style-name="T2"> </text:span><text:span text:style-name="T2">pracowniku</text:span><text:span text:style-name="T2"> </text:span><text:span text:style-name="T2">i</text:span><text:span text:style-name="T2"> </text:span><text:span text:style-name="T2">pracowniku</text:span><text:span text:style-name="T2"> </text:span><text:span text:style-name="T2">sekretariatu</text:span><text:span text:style-name="T2">.</text:span></text:p>
      <text:p text:style-name="P3"/>
      <text:p text:style-name="P1"><text:span text:style-name="T3"><text:line-break/><text:line-break/><text:line-break/></text:span><text:span text:style-name="T4">USTALENIE</text:span><text:span text:style-name="T4"> </text:span><text:span text:style-name="T4">GRAFIKU</text:span><text:span text:style-name="T4"> </text:span><text:span text:style-name="T4">PRACOWNIKÓW</text:span><text:span text:style-name="T4"> </text:span><text:span text:style-name="T4">SEKRETARIATU</text:span></text:p>
      <text:p text:style-name="P2"/>
      <text:p text:style-name="P2"/>
      <text:p text:style-name="P1"><text:span text:style-name="T2">Przypadek</text:span><text:span text:style-name="T2"> </text:span><text:span text:style-name="T2">zaczyna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kliknięcia</text:span><text:span text:style-name="T2"> </text:span><text:span text:style-name="T2">przez</text:span><text:span text:style-name="T2"> </text:span><text:span text:style-name="T2">właściciela</text:span><text:span text:style-name="T2"> </text:span><text:span text:style-name="T2">zakładki</text:span><text:span text:style-name="T2"> ,,</text:span><text:span text:style-name="T2">Ustal</text:span><text:span text:style-name="T2"> </text:span><text:span text:style-name="T2">grafik</text:span><text:span text:style-name="T2"> </text:span><text:span text:style-name="T2">dla</text:span><text:span text:style-name="T2"> </text:span><text:span text:style-name="T2">pracowników</text:span><text:span text:style-name="T2"> </text:span><text:span text:style-name="T2">sekretariatu</text:span><text:span text:style-name="T2">''. </text:span><text:span text:style-name="T2">Przypadek</text:span><text:span text:style-name="T2"> </text:span><text:span text:style-name="T2">kończy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potwierdzenia</text:span><text:span text:style-name="T2"> </text:span><text:span text:style-name="T2">wprowadzenia</text:span><text:span text:style-name="T2"> </text:span><text:span text:style-name="T2">zmian</text:span><text:span text:style-name="T2"> </text:span><text:span text:style-name="T2">kliknięciem</text:span><text:span text:style-name="T2"> </text:span><text:span text:style-name="T2">przycisku</text:span><text:span text:style-name="T2"> ,,</text:span><text:span text:style-name="T2">Gotowe</text:span><text:span text:style-name="T2">''.</text:span></text:p>
      <text:p text:style-name="P1"><text:span text:style-name="T2">Po</text:span><text:span text:style-name="T2"> </text:span><text:span text:style-name="T2">kliknięciu</text:span><text:span text:style-name="T2"> </text:span><text:span text:style-name="T2">przez</text:span><text:span text:style-name="T2"> </text:span><text:span text:style-name="T2">aktora</text:span><text:span text:style-name="T2"> </text:span><text:span text:style-name="T2">zakładki</text:span><text:span text:style-name="T2"> ,,</text:span><text:span text:style-name="T2">Ustal</text:span><text:span text:style-name="T2"> </text:span><text:span text:style-name="T2">grafik</text:span><text:span text:style-name="T2"> </text:span><text:span text:style-name="T2">dla</text:span><text:span text:style-name="T2"> </text:span><text:span text:style-name="T2">pracowników</text:span><text:span text:style-name="T2"> </text:span><text:span text:style-name="T2">sekretariatu</text:span><text:span text:style-name="T2">'' </text:span><text:span text:style-name="T2">należy</text:span><text:span text:style-name="T2"> </text:span><text:span text:style-name="T2">zaznaczyć</text:span><text:span text:style-name="T2"> </text:span><text:span text:style-name="T2">na</text:span><text:span text:style-name="T2"> </text:span><text:span text:style-name="T2">kalendarzu</text:span><text:span text:style-name="T2"> </text:span><text:span text:style-name="T2">tydzień</text:span><text:span text:style-name="T2"> </text:span><text:span text:style-name="T2">dla</text:span><text:span text:style-name="T2"> </text:span><text:span text:style-name="T2">którego</text:span><text:span text:style-name="T2"> </text:span><text:span text:style-name="T2">aktor</text:span><text:span text:style-name="T2"> </text:span><text:span text:style-name="T2">chce</text:span><text:span text:style-name="T2"> </text:span><text:span text:style-name="T2">ustalić</text:span><text:span text:style-name="T2"> </text:span><text:span text:style-name="T2">grafik</text:span><text:span text:style-name="T2">. </text:span><text:span text:style-name="T2">Następnie</text:span><text:span text:style-name="T2"> </text:span><text:span text:style-name="T2">aktor</text:span><text:span text:style-name="T2"> </text:span><text:span text:style-name="T2">przesyła</text:span><text:span text:style-name="T2"> </text:span><text:span text:style-name="T2">do</text:span><text:span text:style-name="T2"> </text:span><text:span text:style-name="T2">systemu</text:span><text:span text:style-name="T2"> </text:span><text:span text:style-name="T2">dzień</text:span><text:span text:style-name="T2"> </text:span><text:span text:style-name="T2">tygodnia</text:span><text:span text:style-name="T2">, </text:span><text:span text:style-name="T2">godzinę</text:span><text:span text:style-name="T2"> </text:span><text:span text:style-name="T2">rozpoczęcia</text:span><text:span text:style-name="T2"> </text:span><text:span text:style-name="T2">pracy</text:span><text:span text:style-name="T2">, </text:span><text:span text:style-name="T2">godzinę</text:span><text:span text:style-name="T2"> </text:span><text:span text:style-name="T2">zakończenia</text:span><text:span text:style-name="T2"> </text:span><text:span text:style-name="T2">pracy</text:span><text:span text:style-name="T2">, </text:span><text:span text:style-name="T2">oraz</text:span><text:span text:style-name="T2"> </text:span><text:span text:style-name="T2">imię</text:span><text:span text:style-name="T2"> </text:span><text:span text:style-name="T2">i</text:span><text:span text:style-name="T2"> </text:span><text:span text:style-name="T2">nazwisko</text:span><text:span text:style-name="T2"> </text:span><text:span text:style-name="T2">pracownika</text:span><text:span text:style-name="T2">. </text:span><text:span text:style-name="T2">Kiedy</text:span><text:span text:style-name="T2"> </text:span><text:span text:style-name="T2">zostanie</text:span><text:span text:style-name="T2"> </text:span><text:span text:style-name="T2">ustalony</text:span><text:span text:style-name="T2"> </text:span><text:span text:style-name="T2">cały</text:span><text:span text:style-name="T2"> </text:span><text:span text:style-name="T2">grafik</text:span><text:span text:style-name="T2"> </text:span><text:span text:style-name="T2">na</text:span><text:span text:style-name="T2"> </text:span><text:span text:style-name="T2">jeden</text:span><text:span text:style-name="T2"> </text:span><text:span text:style-name="T2">tydzień</text:span><text:span text:style-name="T2">, </text:span><text:span text:style-name="T2">aktor</text:span><text:span text:style-name="T2"> </text:span><text:span text:style-name="T2">zatwierdza</text:span><text:span text:style-name="T2"> </text:span><text:span text:style-name="T2">go</text:span><text:span text:style-name="T2"> </text:span><text:span text:style-name="T2">przyciskiem</text:span><text:span text:style-name="T2"> ,,</text:span><text:span text:style-name="T2">Gotowe</text:span><text:span text:style-name="T2">''</text:span></text:p>
      <text:p text:style-name="P1"><text:span text:style-name="T2">Przypadek</text:span><text:span text:style-name="T2"> </text:span><text:span text:style-name="T2">użycia</text:span><text:span text:style-name="T2"> </text:span><text:span text:style-name="T2">korzysta</text:span><text:span text:style-name="T2"> </text:span><text:span text:style-name="T2">z</text:span><text:span text:style-name="T2"> </text:span><text:span text:style-name="T2">bazy</text:span><text:span text:style-name="T2"> </text:span><text:span text:style-name="T2">danych</text:span><text:span text:style-name="T2"> </text:span><text:span text:style-name="T2">pracowników</text:span><text:span text:style-name="T2">, </text:span><text:span text:style-name="T2">w</text:span><text:span text:style-name="T2"> </text:span><text:span text:style-name="T2">celu</text:span><text:span text:style-name="T2"> </text:span><text:span text:style-name="T2">ustalenia</text:span><text:span text:style-name="T2"> </text:span><text:span text:style-name="T2">grafiku</text:span><text:span text:style-name="T2"> </text:span><text:span text:style-name="T2">dla</text:span><text:span text:style-name="T2"> </text:span><text:span text:style-name="T2">danej</text:span><text:span text:style-name="T2"> </text:span><text:span text:style-name="T2">osoby</text:span><text:span text:style-name="T2">. </text:span><text:span text:style-name="T2">Dane</text:span><text:span text:style-name="T2"> </text:span><text:span text:style-name="T2">są</text:span><text:span text:style-name="T2"> </text:span><text:span text:style-name="T2">zapamiętywane</text:span><text:span text:style-name="T2"> </text:span><text:span text:style-name="T2">w</text:span><text:span text:style-name="T2"> </text:span><text:span text:style-name="T2">systemie</text:span><text:span text:style-name="T2"> </text:span><text:span text:style-name="T2">po</text:span><text:span text:style-name="T2"> </text:span><text:span text:style-name="T2">wciśnięciu</text:span><text:span text:style-name="T2"> </text:span><text:span text:style-name="T2">przycisku</text:span><text:span text:style-name="T2"> ,,</text:span><text:span text:style-name="T2">Gotowe</text:span><text:span text:style-name="T2">''. </text:span><text:span text:style-name="T2">Wówczas</text:span><text:span text:style-name="T2"> </text:span><text:span text:style-name="T2">tabela</text:span><text:span text:style-name="T2"> </text:span><text:span text:style-name="T2">jest</text:span><text:span text:style-name="T2"> </text:span><text:span text:style-name="T2">konwertowana</text:span><text:span text:style-name="T2"> </text:span><text:span text:style-name="T2">do</text:span><text:span text:style-name="T2"> </text:span><text:span text:style-name="T2">tablicy</text:span><text:span text:style-name="T2"> </text:span><text:span text:style-name="T2">wielowymiarowej</text:span><text:span text:style-name="T2"> </text:span><text:span text:style-name="T2">i</text:span><text:span text:style-name="T2"> </text:span><text:span text:style-name="T2">zapamiętana</text:span><text:span text:style-name="T2"> </text:span><text:span text:style-name="T2">w</text:span><text:span text:style-name="T2"> </text:span><text:span text:style-name="T2">systemie</text:span><text:span text:style-name="T2">.</text:span></text:p>
      <text:p text:style-name="P1"><text:span text:style-name="T2">Wyjątkiem</text:span><text:span text:style-name="T2"> </text:span><text:span text:style-name="T2">może</text:span><text:span text:style-name="T2"> </text:span><text:span text:style-name="T2">być</text:span><text:span text:style-name="T2"> </text:span><text:span text:style-name="T2">nie</text:span><text:span text:style-name="T2"> </text:span><text:span text:style-name="T2">wypełnienie</text:span><text:span text:style-name="T2"> </text:span><text:span text:style-name="T2">wszystkich</text:span><text:span text:style-name="T2"> </text:span><text:span text:style-name="T2">pól</text:span><text:span text:style-name="T2">.</text:span></text:p>
      <text:p text:style-name="P1"><text:span text:style-name="T2">Przypadek</text:span><text:span text:style-name="T2"> </text:span><text:span text:style-name="T2">ten</text:span><text:span text:style-name="T2"> </text:span><text:span text:style-name="T2">nie</text:span><text:span text:style-name="T2"> </text:span><text:span text:style-name="T2">jest</text:span><text:span text:style-name="T2"> </text:span><text:span text:style-name="T2">rozszerzany</text:span><text:span text:style-name="T2"> </text:span><text:span text:style-name="T2">przez</text:span><text:span text:style-name="T2"> </text:span><text:span text:style-name="T2">inne</text:span><text:span text:style-name="T2"> </text:span><text:span text:style-name="T2">przypadki</text:span><text:span text:style-name="T2">.</text:span></text:p>
      <text:p text:style-name="P1"><text:span text:style-name="T2">Do</text:span><text:span text:style-name="T2"> </text:span><text:span text:style-name="T2">szczególnych</text:span><text:span text:style-name="T2"> </text:span><text:span text:style-name="T2">wymagań</text:span><text:span text:style-name="T2"> </text:span><text:span text:style-name="T2">należą</text:span><text:span text:style-name="T2"> : </text:span><text:span text:style-name="T2">podanie</text:span><text:span text:style-name="T2"> </text:span><text:span text:style-name="T2">istniejącej</text:span><text:span text:style-name="T2"> </text:span><text:span text:style-name="T2">godziny</text:span><text:span text:style-name="T2"> (</text:span><text:span text:style-name="T2">od</text:span><text:span text:style-name="T2"> 0:00 - 23:59), </text:span><text:span text:style-name="T2">podanie</text:span><text:span text:style-name="T2"> </text:span><text:span text:style-name="T2">istniejącej</text:span><text:span text:style-name="T2"> </text:span><text:span text:style-name="T2">daty</text:span><text:span text:style-name="T2">, </text:span><text:span text:style-name="T2">podanie</text:span><text:span text:style-name="T2"> </text:span><text:span text:style-name="T2">nazwiska</text:span><text:span text:style-name="T2"> </text:span><text:span text:style-name="T2">pracownika</text:span><text:span text:style-name="T2"> </text:span><text:span text:style-name="T2">istniejącego</text:span><text:span text:style-name="T2"> </text:span><text:span text:style-name="T2">w</text:span><text:span text:style-name="T2"> </text:span><text:span text:style-name="T2">bazie</text:span><text:span text:style-name="T2"> </text:span><text:span text:style-name="T2">danych</text:span><text:span text:style-name="T2">.</text:span></text:p>
      <text:p text:style-name="P2"/>
      <text:p text:style-name="P1"><text:span text:style-name="T4">Przypadek</text:span><text:span text:style-name="T4">: </text:span><text:span text:style-name="T2">Ustalenie</text:span><text:span text:style-name="T2"> </text:span><text:span text:style-name="T2">grafiku</text:span><text:span text:style-name="T2"> </text:span><text:span text:style-name="T2">pracowników</text:span><text:span text:style-name="T2"> </text:span><text:span text:style-name="T2">sekretariatu</text:span></text:p>
      <text:p text:style-name="P1"><text:span text:style-name="T4">Aktorzy</text:span><text:span text:style-name="T4">:</text:span><text:span text:style-name="T2"> </text:span><text:span text:style-name="T2">Właściciel</text:span></text:p>
      <text:p text:style-name="P1"><text:span text:style-name="T4">Cel</text:span><text:span text:style-name="T4">:</text:span><text:span text:style-name="T2"> </text:span><text:span text:style-name="T2">Ustalenie</text:span><text:span text:style-name="T2"> </text:span><text:span text:style-name="T2">grafiku</text:span><text:span text:style-name="T2"> </text:span><text:span text:style-name="T2">pracowników</text:span><text:span text:style-name="T2"> </text:span><text:span text:style-name="T2">sekretariatu</text:span><text:span text:style-name="T2"> </text:span><text:span text:style-name="T2">na</text:span><text:span text:style-name="T2"> </text:span><text:span text:style-name="T2">jeden</text:span><text:span text:style-name="T2"> </text:span><text:span text:style-name="T2">tydzień</text:span></text:p>
      <text:p text:style-name="P1"><text:span text:style-name="T4">Główny</text:span><text:span text:style-name="T4"> </text:span><text:span text:style-name="T4">scenariusz</text:span><text:span text:style-name="T4">:</text:span></text:p>
      <text:p text:style-name="P1"><text:span text:style-name="T2">1.<text:tab/></text:span><text:span text:style-name="T2">Aktor</text:span><text:span text:style-name="T2"> </text:span><text:span text:style-name="T2">wprowadza</text:span><text:span text:style-name="T2"> </text:span><text:span text:style-name="T2">przedział</text:span><text:span text:style-name="T2"> </text:span><text:span text:style-name="T2">czasowy</text:span><text:span text:style-name="T2"> </text:span><text:span text:style-name="T2">dla</text:span><text:span text:style-name="T2"> </text:span><text:span text:style-name="T2">którego</text:span><text:span text:style-name="T2"> </text:span><text:span text:style-name="T2">chce</text:span><text:span text:style-name="T2"> </text:span><text:span text:style-name="T2">ustalić</text:span><text:span text:style-name="T2"> </text:span><text:span text:style-name="T2">grafik</text:span><text:span text:style-name="T2">.</text:span></text:p>
      <text:p text:style-name="P8"><text:span text:style-name="T2">2.<text:tab/></text:span><text:span text:style-name="T2">Osoba</text:span><text:span text:style-name="T2"> </text:span><text:span text:style-name="T2">ustalająca</text:span><text:span text:style-name="T2"> </text:span><text:span text:style-name="T2">grafik</text:span><text:span text:style-name="T2"> </text:span><text:span text:style-name="T2">podaje</text:span><text:span text:style-name="T2"> </text:span><text:span text:style-name="T2">dzień</text:span><text:span text:style-name="T2"> </text:span><text:span text:style-name="T2">tygodnia</text:span><text:span text:style-name="T2">, </text:span><text:span text:style-name="T2">godzinę</text:span><text:span text:style-name="T2"> </text:span><text:span text:style-name="T2">rozpoczęcia</text:span><text:span text:style-name="T2"> </text:span><text:span text:style-name="T2">pracy</text:span><text:span text:style-name="T2">, </text:span><text:span text:style-name="T2">godzinę</text:span><text:span text:style-name="T2"> </text:span></text:p>
      <text:p text:style-name="P13"><text:span text:style-name="T2">zakończenia</text:span><text:span text:style-name="T2"> </text:span><text:span text:style-name="T2">pracy</text:span><text:span text:style-name="T2">, </text:span><text:span text:style-name="T2">oraz</text:span><text:span text:style-name="T2"> </text:span><text:span text:style-name="T2">imię</text:span><text:span text:style-name="T2"> </text:span><text:span text:style-name="T2">i</text:span><text:span text:style-name="T2"> </text:span><text:span text:style-name="T2">nazwisko</text:span><text:span text:style-name="T2"> </text:span><text:span text:style-name="T2">pracownika</text:span><text:span text:style-name="T2">.</text:span></text:p>
      <text:p text:style-name="P1"><text:span text:style-name="T2">3.<text:tab/></text:span><text:span text:style-name="T2">Osoba</text:span><text:span text:style-name="T2"> </text:span><text:span text:style-name="T2">ustalająca</text:span><text:span text:style-name="T2"> </text:span><text:span text:style-name="T2">grafik</text:span><text:span text:style-name="T2"> </text:span><text:span text:style-name="T2">po</text:span><text:span text:style-name="T2"> </text:span><text:span text:style-name="T2">sprawdzeniu</text:span><text:span text:style-name="T2"> </text:span><text:span text:style-name="T2">poprawności</text:span><text:span text:style-name="T2"> </text:span><text:span text:style-name="T2">danych</text:span><text:span text:style-name="T2"> </text:span><text:span text:style-name="T2">przyciska</text:span><text:span text:style-name="T2"> </text:span><text:span text:style-name="T2">przycisk</text:span><text:span text:style-name="T2"> </text:span><text:span text:style-name="T2">OK</text:span><text:span text:style-name="T2">.</text:span></text:p>
      <text:p text:style-name="P1"><text:soft-page-break/><text:span text:style-name="T2">4.<text:tab/></text:span><text:span text:style-name="T2">Dane</text:span><text:span text:style-name="T2"> </text:span><text:span text:style-name="T2">zostają</text:span><text:span text:style-name="T2"> </text:span><text:span text:style-name="T2">wprowadzone</text:span><text:span text:style-name="T2"> </text:span><text:span text:style-name="T2">do</text:span><text:span text:style-name="T2"> </text:span><text:span text:style-name="T2">tabeli</text:span><text:span text:style-name="T2">.</text:span></text:p>
      <text:p text:style-name="P1"><text:span text:style-name="T2">5.<text:tab/></text:span><text:span text:style-name="T2">Po</text:span><text:span text:style-name="T2"> </text:span><text:span text:style-name="T2">wprowadzeniu</text:span><text:span text:style-name="T2"> </text:span><text:span text:style-name="T2">wszystkich</text:span><text:span text:style-name="T2"> </text:span><text:span text:style-name="T2">danych</text:span><text:span text:style-name="T2"> </text:span><text:span text:style-name="T2">i</text:span><text:span text:style-name="T2"> </text:span><text:span text:style-name="T2">sprawdzeniu</text:span><text:span text:style-name="T2"> </text:span><text:span text:style-name="T2">poprawności</text:span><text:span text:style-name="T2">, </text:span><text:span text:style-name="T2">osoba</text:span><text:span text:style-name="T2"> </text:span><text:span text:style-name="T2">ustalająca</text:span><text:span text:style-name="T2"> </text:span><text:span text:style-name="T2">grafik</text:span><text:span text:style-name="T2"> <text:tab/></text:span><text:span text:style-name="T2">klika</text:span><text:span text:style-name="T2"> </text:span><text:span text:style-name="T2">w</text:span><text:span text:style-name="T2"> </text:span><text:span text:style-name="T2">przycisk</text:span><text:span text:style-name="T2"> ,,</text:span><text:span text:style-name="T2">Gotowe</text:span><text:span text:style-name="T2">''.</text:span></text:p>
      <text:p text:style-name="P1"><text:span text:style-name="T2">6.<text:tab/></text:span><text:span text:style-name="T2">System</text:span><text:span text:style-name="T2"> </text:span><text:span text:style-name="T2">zapamiętuje</text:span><text:span text:style-name="T2"> </text:span><text:span text:style-name="T2">dane</text:span><text:span text:style-name="T2">.</text:span></text:p>
      <text:p text:style-name="P1"><text:span text:style-name="T4">Rozszerzenia</text:span><text:span text:style-name="T4">:</text:span></text:p>
      <text:p text:style-name="P1"><text:span text:style-name="T2">1.<text:tab/></text:span><text:span text:style-name="T2">W</text:span><text:span text:style-name="T2"> </text:span><text:span text:style-name="T2">przypadku</text:span><text:span text:style-name="T2"> </text:span><text:span text:style-name="T2">wprowadzenia</text:span><text:span text:style-name="T2"> </text:span><text:span text:style-name="T2">złego</text:span><text:span text:style-name="T2"> </text:span><text:span text:style-name="T2">przedziału</text:span><text:span text:style-name="T2"> </text:span><text:span text:style-name="T2">czasowego</text:span><text:span text:style-name="T2"> ( </text:span><text:span text:style-name="T2">nie</text:span><text:span text:style-name="T2"> </text:span><text:span text:style-name="T2">równego</text:span><text:span text:style-name="T2"> 7 </text:span><text:span text:style-name="T2">dni</text:span><text:span text:style-name="T2">) </text:span><text:span text:style-name="T2">pojawia</text:span><text:span text:style-name="T2"> </text:span><text:span text:style-name="T2">się</text:span><text:span text:style-name="T2"> <text:tab/></text:span><text:span text:style-name="T2">komunikat</text:span><text:span text:style-name="T2"> </text:span><text:span text:style-name="T2">z</text:span><text:span text:style-name="T2"> </text:span><text:span text:style-name="T2">prośba</text:span><text:span text:style-name="T2"> </text:span><text:span text:style-name="T2">o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t</text:span><text:span text:style-name="T2">.</text:span></text:p>
      <text:p text:style-name="P1"><text:span text:style-name="T2">2.<text:tab/></text:span><text:span text:style-name="T2">W</text:span><text:span text:style-name="T2"> </text:span><text:span text:style-name="T2">przypadku</text:span><text:span text:style-name="T2"> </text:span><text:span text:style-name="T2">pominięcia</text:span><text:span text:style-name="T2"> </text:span><text:span text:style-name="T2">wymaganego</text:span><text:span text:style-name="T2"> </text:span><text:span text:style-name="T2">pola</text:span><text:span text:style-name="T2"> </text:span><text:span text:style-name="T2">system</text:span><text:span text:style-name="T2"> </text:span><text:span text:style-name="T2">generuje</text:span><text:span text:style-name="T2"> </text:span><text:span text:style-name="T2">wyjątek</text:span><text:span text:style-name="T2"> </text:span><text:span text:style-name="T2">i</text:span><text:span text:style-name="T2"> </text:span><text:span text:style-name="T2">nie</text:span><text:span text:style-name="T2"> </text:span><text:span text:style-name="T2">można</text:span><text:span text:style-name="T2"> </text:span><text:span text:style-name="T2">przejść</text:span><text:span text:style-name="T2"> <text:tab/></text:span><text:span text:style-name="T2">dalej</text:span><text:span text:style-name="T2">. </text:span><text:span text:style-name="T2">System</text:span><text:span text:style-name="T2"> </text:span><text:span text:style-name="T2">zakreśla</text:span><text:span text:style-name="T2"> </text:span><text:span text:style-name="T2">na</text:span><text:span text:style-name="T2"> </text:span><text:span text:style-name="T2">czerwono</text:span><text:span text:style-name="T2"> </text:span><text:span text:style-name="T2">niewypełnione</text:span><text:span text:style-name="T2"> </text:span><text:span text:style-name="T2">pole</text:span><text:span text:style-name="T2"> </text:span><text:span text:style-name="T2">i</text:span><text:span text:style-name="T2"> </text:span><text:span text:style-name="T2">nakazuj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1"><text:span text:style-name="T2">3.<text:tab/></text:span><text:span text:style-name="T2">W</text:span><text:span text:style-name="T2"> </text:span><text:span text:style-name="T2">przypadku</text:span><text:span text:style-name="T2"> </text:span><text:span text:style-name="T2">czasu</text:span><text:span text:style-name="T2"> </text:span><text:span text:style-name="T2">pracy</text:span><text:span text:style-name="T2"> </text:span><text:span text:style-name="T2">pracownika</text:span><text:span text:style-name="T2"> </text:span><text:span text:style-name="T2">dłuższej</text:span><text:span text:style-name="T2"> </text:span><text:span text:style-name="T2">niż</text:span><text:span text:style-name="T2"> 8 </text:span><text:span text:style-name="T2">godzin</text:span><text:span text:style-name="T2">, </text:span><text:span text:style-name="T2">system</text:span><text:span text:style-name="T2"> </text:span><text:span text:style-name="T2">zgłasza</text:span><text:span text:style-name="T2"> </text:span><text:span text:style-name="T2">wyjątek</text:span><text:span text:style-name="T2"> </text:span><text:span text:style-name="T2">i</text:span><text:span text:style-name="T2"> <text:line-break/><text:tab/></text:span><text:span text:style-name="T2">nakazuje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1"><text:span text:style-name="T2">4.<text:tab/></text:span><text:span text:style-name="T2">W</text:span><text:span text:style-name="T2"> </text:span><text:span text:style-name="T2">przypadku</text:span><text:span text:style-name="T2"> </text:span><text:span text:style-name="T2">wprowadzenia</text:span><text:span text:style-name="T2"> </text:span><text:span text:style-name="T2">niepoprawnej</text:span><text:span text:style-name="T2"> </text:span><text:span text:style-name="T2">daty</text:span><text:span text:style-name="T2"> </text:span><text:span text:style-name="T2">lub</text:span><text:span text:style-name="T2"> </text:span><text:span text:style-name="T2">godziny</text:span><text:span text:style-name="T2"> </text:span><text:span text:style-name="T2">system</text:span><text:span text:style-name="T2"> </text:span><text:span text:style-name="T2">wyświetla</text:span><text:span text:style-name="T2"> </text:span><text:span text:style-name="T2">na</text:span><text:span text:style-name="T2"> </text:span><text:span text:style-name="T2">czerwono</text:span><text:span text:style-name="T2"> <text:tab/></text:span><text:span text:style-name="T2">komunikat</text:span><text:span text:style-name="T2"> </text:span><text:span text:style-name="T2">o</text:span><text:span text:style-name="T2"> </text:span><text:span text:style-name="T2">niepoprawnych</text:span><text:span text:style-name="T2"> </text:span><text:span text:style-name="T2">danych</text:span><text:span text:style-name="T2"> </text:span><text:span text:style-name="T2">i</text:span><text:span text:style-name="T2"> </text:span><text:span text:style-name="T2">nakazuje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1"><text:span text:style-name="T2">5. <text:tab/></text:span><text:span text:style-name="T2">W</text:span><text:span text:style-name="T2"> </text:span><text:span text:style-name="T2">przypadku</text:span><text:span text:style-name="T2"> </text:span><text:span text:style-name="T2">wprowadzania</text:span><text:span text:style-name="T2"> </text:span><text:span text:style-name="T2">danych</text:span><text:span text:style-name="T2"> </text:span><text:span text:style-name="T2">osobowych</text:span><text:span text:style-name="T2"> </text:span><text:span text:style-name="T2">pracownika</text:span><text:span text:style-name="T2"> </text:span><text:span text:style-name="T2">nieistniejącego</text:span><text:span text:style-name="T2"> </text:span><text:span text:style-name="T2">w</text:span><text:span text:style-name="T2"> </text:span><text:span text:style-name="T2">bazie</text:span><text:span text:style-name="T2"> </text:span><text:span text:style-name="T2">danych</text:span><text:span text:style-name="T2">, </text:span><text:span text:style-name="T2">system</text:span><text:span text:style-name="T2"> </text:span><text:span text:style-name="T2">podaje</text:span><text:span text:style-name="T2"> </text:span><text:span text:style-name="T2">komunikat</text:span><text:span text:style-name="T2"> ,,</text:span><text:span text:style-name="T2">Brak</text:span><text:span text:style-name="T2"> </text:span><text:span text:style-name="T2">pracownika</text:span><text:span text:style-name="T2"> </text:span><text:span text:style-name="T2">o</text:span><text:span text:style-name="T2"> </text:span><text:span text:style-name="T2">podanych</text:span><text:span text:style-name="T2"> </text:span><text:span text:style-name="T2">danych</text:span><text:span text:style-name="T2"> </text:span><text:span text:style-name="T2">osobowych</text:span><text:span text:style-name="T2">''.</text:span></text:p>
      <text:p text:style-name="P2"/>
      <text:p text:style-name="P2"/>
      <text:p text:style-name="P2"/>
      <text:p text:style-name="P1"><text:span text:style-name="T4">WYSZUKIWANIE</text:span><text:span text:style-name="T4"> </text:span><text:span text:style-name="T4">DANYCH</text:span><text:span text:style-name="T4"> </text:span><text:span text:style-name="T4">NA</text:span><text:span text:style-name="T4"> </text:span><text:span text:style-name="T4">TEMAT</text:span><text:span text:style-name="T4"> </text:span><text:span text:style-name="T4">PRACOWNIKÓW</text:span></text:p>
      <text:p text:style-name="P2"/>
      <text:p text:style-name="P2"/>
      <text:p text:style-name="P1"><text:span text:style-name="T2">Przypadek</text:span><text:span text:style-name="T2"> </text:span><text:span text:style-name="T2">zaczyna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kliknięcia</text:span><text:span text:style-name="T2"> </text:span><text:span text:style-name="T2">przez</text:span><text:span text:style-name="T2"> </text:span><text:span text:style-name="T2">właściciela</text:span><text:span text:style-name="T2"> </text:span><text:span text:style-name="T2">zakładki</text:span><text:span text:style-name="T2"> ,,</text:span><text:span text:style-name="T2">Informacje</text:span><text:span text:style-name="T2"> </text:span><text:span text:style-name="T2">o</text:span><text:span text:style-name="T2"> </text:span><text:span text:style-name="T2">pracownikach</text:span><text:span text:style-name="T2">''. </text:span><text:span text:style-name="T2">Przypadek</text:span><text:span text:style-name="T2"> </text:span><text:span text:style-name="T2">kończy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potwierdzenia</text:span><text:span text:style-name="T2"> </text:span><text:span text:style-name="T2">zamknięcia</text:span><text:span text:style-name="T2"> </text:span><text:span text:style-name="T2">zakładki</text:span><text:span text:style-name="T2">.</text:span></text:p>
      <text:p text:style-name="P1"><text:span text:style-name="T2">Po</text:span><text:span text:style-name="T2"> </text:span><text:span text:style-name="T2">kliknięciu</text:span><text:span text:style-name="T2"> </text:span><text:span text:style-name="T2">przez</text:span><text:span text:style-name="T2"> </text:span><text:span text:style-name="T2">aktora</text:span><text:span text:style-name="T2"> </text:span><text:span text:style-name="T2">zakładki</text:span><text:span text:style-name="T2"> ,,</text:span><text:span text:style-name="T2">Informacje</text:span><text:span text:style-name="T2"> </text:span><text:span text:style-name="T2">o</text:span><text:span text:style-name="T2"> </text:span><text:span text:style-name="T2">pracownikach</text:span><text:span text:style-name="T2">'' </text:span><text:span text:style-name="T2">należy</text:span><text:span text:style-name="T2"> </text:span><text:span text:style-name="T2">wpisać</text:span><text:span text:style-name="T2"> </text:span><text:span text:style-name="T2">imię</text:span><text:span text:style-name="T2"> </text:span><text:span text:style-name="T2">i</text:span><text:span text:style-name="T2"> </text:span><text:span text:style-name="T2">nazwisko</text:span><text:span text:style-name="T2"> </text:span><text:span text:style-name="T2">poszukiwanego</text:span><text:span text:style-name="T2"> </text:span><text:span text:style-name="T2">pracownika</text:span><text:span text:style-name="T2">. </text:span><text:span text:style-name="T2">Wówczas</text:span><text:span text:style-name="T2"> </text:span><text:span text:style-name="T2">pojawiają</text:span><text:span text:style-name="T2"> </text:span><text:span text:style-name="T2">się</text:span><text:span text:style-name="T2"> </text:span><text:span text:style-name="T2">wszyscy</text:span><text:span text:style-name="T2"> </text:span><text:span text:style-name="T2">pracownicy</text:span><text:span text:style-name="T2"> </text:span><text:span text:style-name="T2">w</text:span><text:span text:style-name="T2"> </text:span><text:span text:style-name="T2">systemie</text:span><text:span text:style-name="T2"> </text:span><text:span text:style-name="T2">o</text:span><text:span text:style-name="T2"> </text:span><text:span text:style-name="T2">podanym</text:span><text:span text:style-name="T2"> </text:span><text:span text:style-name="T2">imieniu</text:span><text:span text:style-name="T2"> </text:span><text:span text:style-name="T2">i</text:span><text:span text:style-name="T2"> </text:span><text:span text:style-name="T2">nazwisku</text:span><text:span text:style-name="T2">. </text:span><text:span text:style-name="T2">Aktor</text:span><text:span text:style-name="T2"> </text:span><text:span text:style-name="T2">wybiera</text:span><text:span text:style-name="T2"> </text:span><text:span text:style-name="T2">jednego</text:span><text:span text:style-name="T2"> </text:span><text:span text:style-name="T2">z</text:span><text:span text:style-name="T2"> </text:span><text:span text:style-name="T2">nich</text:span><text:span text:style-name="T2"> </text:span><text:span text:style-name="T2">poprzez</text:span><text:span text:style-name="T2"> </text:span><text:span text:style-name="T2">kliknięcie</text:span><text:span text:style-name="T2">.</text:span></text:p>
      <text:p text:style-name="P1"><text:span text:style-name="T2">Przypadek</text:span><text:span text:style-name="T2"> </text:span><text:span text:style-name="T2">użycia</text:span><text:span text:style-name="T2"> </text:span><text:span text:style-name="T2">korzysta</text:span><text:span text:style-name="T2"> </text:span><text:span text:style-name="T2">z</text:span><text:span text:style-name="T2"> </text:span><text:span text:style-name="T2">bazy</text:span><text:span text:style-name="T2"> </text:span><text:span text:style-name="T2">danych</text:span><text:span text:style-name="T2"> </text:span><text:span text:style-name="T2">pracowników</text:span><text:span text:style-name="T2">, </text:span><text:span text:style-name="T2">w</text:span><text:span text:style-name="T2"> </text:span><text:span text:style-name="T2">celu</text:span><text:span text:style-name="T2"> </text:span><text:span text:style-name="T2">wyszukania</text:span><text:span text:style-name="T2"> </text:span><text:span text:style-name="T2">pracowników</text:span><text:span text:style-name="T2">.</text:span></text:p>
      <text:p text:style-name="P1"><text:span text:style-name="T2">Wyjątkiem</text:span><text:span text:style-name="T2"> </text:span><text:span text:style-name="T2">może</text:span><text:span text:style-name="T2"> </text:span><text:span text:style-name="T2">być</text:span><text:span text:style-name="T2"> </text:span><text:span text:style-name="T2">brak</text:span><text:span text:style-name="T2"> </text:span><text:span text:style-name="T2">pracownika</text:span><text:span text:style-name="T2"> </text:span><text:span text:style-name="T2">o</text:span><text:span text:style-name="T2"> </text:span><text:span text:style-name="T2">podanym</text:span><text:span text:style-name="T2"> </text:span><text:span text:style-name="T2">imieniu</text:span><text:span text:style-name="T2"> </text:span><text:span text:style-name="T2">i</text:span><text:span text:style-name="T2"> </text:span><text:span text:style-name="T2">nazwisku</text:span></text:p>
      <text:p text:style-name="P1"><text:span text:style-name="T2">Przypadek</text:span><text:span text:style-name="T2"> </text:span><text:span text:style-name="T2">ten</text:span><text:span text:style-name="T2"> </text:span><text:span text:style-name="T2">nie</text:span><text:span text:style-name="T2"> </text:span><text:span text:style-name="T2">jest</text:span><text:span text:style-name="T2"> </text:span><text:span text:style-name="T2">rozszerzany</text:span><text:span text:style-name="T2"> </text:span><text:span text:style-name="T2">przez</text:span><text:span text:style-name="T2"> </text:span><text:span text:style-name="T2">inne</text:span><text:span text:style-name="T2"> </text:span><text:span text:style-name="T2">przypadki</text:span><text:span text:style-name="T2">.</text:span></text:p>
      <text:p text:style-name="P1"><text:span text:style-name="T2">Do</text:span><text:span text:style-name="T2"> </text:span><text:span text:style-name="T2">szczególnych</text:span><text:span text:style-name="T2"> </text:span><text:span text:style-name="T2">wymagań</text:span><text:span text:style-name="T2"> </text:span><text:span text:style-name="T2">należą</text:span><text:span text:style-name="T2"> : </text:span><text:span text:style-name="T2">podanie</text:span><text:span text:style-name="T2"> </text:span><text:span text:style-name="T2">przynajmniej</text:span><text:span text:style-name="T2"> </text:span><text:span text:style-name="T2">jednej</text:span><text:span text:style-name="T2"> </text:span><text:span text:style-name="T2">danej</text:span><text:span text:style-name="T2"> </text:span><text:span text:style-name="T2">imienia</text:span><text:span text:style-name="T2"> </text:span><text:span text:style-name="T2">lub</text:span><text:span text:style-name="T2"> </text:span><text:span text:style-name="T2">nazwiska</text:span><text:span text:style-name="T2"> </text:span><text:span text:style-name="T2">poszukiwanego</text:span><text:span text:style-name="T2"> </text:span><text:span text:style-name="T2">pracownika</text:span><text:span text:style-name="T2">.</text:span></text:p>
      <text:p text:style-name="P2"/>
      <text:p text:style-name="P1"><text:span text:style-name="T4">Przypadek</text:span><text:span text:style-name="T2">: </text:span><text:span text:style-name="T2">Wyszukiwanie</text:span><text:span text:style-name="T2"> </text:span><text:span text:style-name="T2">danych</text:span><text:span text:style-name="T2"> </text:span><text:span text:style-name="T2">na</text:span><text:span text:style-name="T2"> </text:span><text:span text:style-name="T2">temat</text:span><text:span text:style-name="T2"> </text:span><text:span text:style-name="T2">pracowników</text:span></text:p>
      <text:p text:style-name="P1"><text:span text:style-name="T4">Aktorzy</text:span><text:span text:style-name="T2">: </text:span><text:span text:style-name="T2">Właściciel</text:span></text:p>
      <text:p text:style-name="P1"><text:span text:style-name="T4">Cel</text:span><text:span text:style-name="T4">: </text:span><text:span text:style-name="T2">Wyszukiwanie</text:span><text:span text:style-name="T2"> </text:span><text:span text:style-name="T2">danych</text:span><text:span text:style-name="T2"> </text:span><text:span text:style-name="T2">na</text:span><text:span text:style-name="T2"> </text:span><text:span text:style-name="T2">temat</text:span><text:span text:style-name="T2"> </text:span><text:span text:style-name="T2">pracowników</text:span></text:p>
      <text:p text:style-name="P1"><text:span text:style-name="T4">Główny</text:span><text:span text:style-name="T4"> </text:span><text:span text:style-name="T4">scenariusz</text:span><text:span text:style-name="T4">:</text:span></text:p>
      <text:p text:style-name="P1"><text:span text:style-name="T2">1.<text:tab/></text:span><text:span text:style-name="T2">Aktor</text:span><text:span text:style-name="T2"> </text:span><text:span text:style-name="T2">wprowadza</text:span><text:span text:style-name="T2"> </text:span><text:span text:style-name="T2">imię</text:span><text:span text:style-name="T2"> </text:span><text:span text:style-name="T2">i</text:span><text:span text:style-name="T2"> </text:span><text:span text:style-name="T2">nazwisko</text:span><text:span text:style-name="T2"> </text:span><text:span text:style-name="T2">poszukiwanej</text:span><text:span text:style-name="T2"> </text:span><text:span text:style-name="T2">osoby</text:span><text:span text:style-name="T2">.</text:span></text:p>
      <text:p text:style-name="P1"><text:span text:style-name="T2">2.<text:tab/></text:span><text:span text:style-name="T2">Wybranie</text:span><text:span text:style-name="T2"> </text:span><text:span text:style-name="T2">poszukiwanego</text:span><text:span text:style-name="T2"> </text:span><text:span text:style-name="T2">pracownika</text:span><text:span text:style-name="T2"> </text:span><text:span text:style-name="T2">spośród</text:span><text:span text:style-name="T2"> </text:span><text:span text:style-name="T2">listy</text:span><text:span text:style-name="T2"> </text:span><text:span text:style-name="T2">osób</text:span><text:span text:style-name="T2"> </text:span><text:span text:style-name="T2">o</text:span><text:span text:style-name="T2"> </text:span><text:span text:style-name="T2">podanym</text:span><text:span text:style-name="T2"> </text:span><text:span text:style-name="T2">imieniu</text:span><text:span text:style-name="T2"> </text:span><text:span text:style-name="T2">i</text:span><text:span text:style-name="T2"> </text:span><text:span text:style-name="T2">nazwisku</text:span></text:p>
      <text:p text:style-name="P1"><text:span text:style-name="T2">3.<text:tab/></text:span><text:span text:style-name="T2">Wyświetlenie</text:span><text:span text:style-name="T2"> </text:span><text:span text:style-name="T2">na</text:span><text:span text:style-name="T2"> </text:span><text:span text:style-name="T2">ekranie</text:span><text:span text:style-name="T2"> </text:span><text:span text:style-name="T2">dokładnych</text:span><text:span text:style-name="T2"> </text:span><text:span text:style-name="T2">danych</text:span><text:span text:style-name="T2"> </text:span><text:span text:style-name="T2">osobowych</text:span><text:span text:style-name="T2"> </text:span><text:span text:style-name="T2">wraz</text:span><text:span text:style-name="T2"> </text:span><text:span text:style-name="T2">z</text:span><text:span text:style-name="T2"> </text:span><text:span text:style-name="T2">pełnioną</text:span><text:span text:style-name="T2"> </text:span><text:span text:style-name="T2">funkcją</text:span><text:span text:style-name="T2"> <text:line-break/><text:tab/></text:span><text:span text:style-name="T2">wyszukiwanego</text:span><text:span text:style-name="T2"> </text:span><text:span text:style-name="T2">pracownika</text:span><text:span text:style-name="T2">.</text:span></text:p>
      <text:p text:style-name="P1"><text:span text:style-name="T4">Rozszerzenia</text:span><text:span text:style-name="T4">:</text:span></text:p>
      <text:p text:style-name="P1"><text:span text:style-name="T2">1.<text:tab/></text:span><text:span text:style-name="T2">W</text:span><text:span text:style-name="T2"> </text:span><text:span text:style-name="T2">przypadku</text:span><text:span text:style-name="T2"> </text:span><text:span text:style-name="T2">braku</text:span><text:span text:style-name="T2"> </text:span><text:span text:style-name="T2">w</text:span><text:span text:style-name="T2"> </text:span><text:span text:style-name="T2">systemie</text:span><text:span text:style-name="T2"> </text:span><text:span text:style-name="T2">pracownika</text:span><text:span text:style-name="T2"> </text:span><text:span text:style-name="T2">o</text:span><text:span text:style-name="T2"> </text:span><text:span text:style-name="T2">podanych</text:span><text:span text:style-name="T2"> </text:span><text:span text:style-name="T2">danych</text:span><text:span text:style-name="T2"> </text:span><text:span text:style-name="T2">osobowych</text:span><text:span text:style-name="T2"> </text:span><text:span text:style-name="T2">system</text:span><text:span text:style-name="T2"> </text:span><text:span text:style-name="T2">generuje</text:span><text:span text:style-name="T2"> <text:line-break/><text:tab/></text:span><text:span text:style-name="T2">komunikat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USTALANIE</text:span><text:span text:style-name="T4"> </text:span><text:span text:style-name="T4">CEN</text:span><text:span text:style-name="T4"> </text:span><text:span text:style-name="T4">BILETÓW</text:span></text:p>
      <text:p text:style-name="P2"/>
      <text:p text:style-name="P2"/>
      <text:p text:style-name="P1"><text:span text:style-name="T2">Przypadek</text:span><text:span text:style-name="T2"> </text:span><text:span text:style-name="T2">zaczyna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kliknięcia</text:span><text:span text:style-name="T2"> </text:span><text:span text:style-name="T2">przez</text:span><text:span text:style-name="T2"> </text:span><text:span text:style-name="T2">właściciela</text:span><text:span text:style-name="T2"> </text:span><text:span text:style-name="T2">zakładki</text:span><text:span text:style-name="T2"> ,,</text:span><text:span text:style-name="T2">Ceny</text:span><text:span text:style-name="T2"> </text:span><text:span text:style-name="T2">przelotów</text:span><text:span text:style-name="T2">''. </text:span><text:span text:style-name="T2">Przypadek</text:span><text:span text:style-name="T2"> </text:span><text:span text:style-name="T2">kończy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potwierdzenia</text:span><text:span text:style-name="T2"> </text:span><text:span text:style-name="T2">dokonanych</text:span><text:span text:style-name="T2"> </text:span><text:span text:style-name="T2">zmian</text:span><text:span text:style-name="T2">.</text:span></text:p>
      <text:p text:style-name="P1"><text:span text:style-name="T2">Po</text:span><text:span text:style-name="T2"> </text:span><text:span text:style-name="T2">kliknięciu</text:span><text:span text:style-name="T2"> </text:span><text:span text:style-name="T2">przez</text:span><text:span text:style-name="T2"> </text:span><text:span text:style-name="T2">Właściciela</text:span><text:span text:style-name="T2"> </text:span><text:span text:style-name="T2">zakładki</text:span><text:span text:style-name="T2"> ,,</text:span><text:span text:style-name="T2">Ceny</text:span><text:span text:style-name="T2"> </text:span><text:span text:style-name="T2">przelotów</text:span><text:span text:style-name="T2">'' </text:span><text:span text:style-name="T2">należy</text:span><text:span text:style-name="T2"> </text:span><text:span text:style-name="T2">wpisać</text:span><text:span text:style-name="T2"> </text:span><text:span text:style-name="T2">lotnisko</text:span><text:span text:style-name="T2"> </text:span><text:span text:style-name="T2">wylotu</text:span><text:span text:style-name="T2">, </text:span><text:span text:style-name="T2">lotnisko</text:span><text:span text:style-name="T2"> </text:span><text:span text:style-name="T2">przylotu</text:span><text:span text:style-name="T2"> </text:span><text:span text:style-name="T2">oraz</text:span><text:span text:style-name="T2"> </text:span><text:span text:style-name="T2">nową</text:span><text:span text:style-name="T2"> </text:span><text:span text:style-name="T2">cenę</text:span><text:span text:style-name="T2"> </text:span><text:span text:style-name="T2">podaną</text:span><text:span text:style-name="T2"> </text:span><text:span text:style-name="T2">w</text:span><text:span text:style-name="T2"> </text:span><text:span text:style-name="T2">złotówkach</text:span><text:span text:style-name="T2">.</text:span></text:p>
      <text:p text:style-name="P1"><text:span text:style-name="T2">Przypadek</text:span><text:span text:style-name="T2"> </text:span><text:span text:style-name="T2">użycia</text:span><text:span text:style-name="T2"> </text:span><text:span text:style-name="T2">korzysta</text:span><text:span text:style-name="T2"> </text:span><text:span text:style-name="T2">z</text:span><text:span text:style-name="T2"> </text:span><text:span text:style-name="T2">bazy</text:span><text:span text:style-name="T2"> </text:span><text:span text:style-name="T2">danych</text:span><text:span text:style-name="T2">, </text:span><text:span text:style-name="T2">w</text:span><text:span text:style-name="T2"> </text:span><text:span text:style-name="T2">celu</text:span><text:span text:style-name="T2"> </text:span><text:span text:style-name="T2">wyszukania</text:span><text:span text:style-name="T2"> </text:span><text:span text:style-name="T2">informacji</text:span><text:span text:style-name="T2"> </text:span><text:span text:style-name="T2">o</text:span><text:span text:style-name="T2"> </text:span><text:span text:style-name="T2">połączeniach</text:span><text:span text:style-name="T2"> </text:span><text:span text:style-name="T2">oraz</text:span><text:span text:style-name="T2"> </text:span><text:span text:style-name="T2">cen</text:span><text:span text:style-name="T2"> </text:span><text:span text:style-name="T2">biletów</text:span><text:span text:style-name="T2">.</text:span></text:p>
      <text:p text:style-name="P1"><text:span text:style-name="T2">Wyjątkiem</text:span><text:span text:style-name="T2"> </text:span><text:span text:style-name="T2">może</text:span><text:span text:style-name="T2"> </text:span><text:span text:style-name="T2">być</text:span><text:span text:style-name="T2"> </text:span><text:span text:style-name="T2">brak</text:span><text:span text:style-name="T2"> </text:span><text:span text:style-name="T2">podanego</text:span><text:span text:style-name="T2"> </text:span><text:span text:style-name="T2">lotniska</text:span><text:span text:style-name="T2">.</text:span></text:p>
      <text:p text:style-name="P1"><text:span text:style-name="T2">Przypadek</text:span><text:span text:style-name="T2"> </text:span><text:span text:style-name="T2">ten</text:span><text:span text:style-name="T2"> </text:span><text:span text:style-name="T2">nie</text:span><text:span text:style-name="T2"> </text:span><text:span text:style-name="T2">jest</text:span><text:span text:style-name="T2"> </text:span><text:span text:style-name="T2">rozszerzany</text:span><text:span text:style-name="T2"> </text:span><text:span text:style-name="T2">przez</text:span><text:span text:style-name="T2"> </text:span><text:span text:style-name="T2">inne</text:span><text:span text:style-name="T2"> </text:span><text:span text:style-name="T2">przypadki</text:span><text:span text:style-name="T2">.</text:span></text:p>
      <text:p text:style-name="P1"><text:span text:style-name="T2">Do</text:span><text:span text:style-name="T2"> </text:span><text:span text:style-name="T2">szczególnych</text:span><text:span text:style-name="T2"> </text:span><text:span text:style-name="T2">wymagań</text:span><text:span text:style-name="T2"> </text:span><text:span text:style-name="T2">należą</text:span><text:span text:style-name="T2"> : </text:span><text:span text:style-name="T2">uzupełnienie</text:span><text:span text:style-name="T2"> </text:span><text:span text:style-name="T2">wszystkich</text:span><text:span text:style-name="T2"> </text:span><text:span text:style-name="T2">wymaganych</text:span><text:span text:style-name="T2"> </text:span><text:span text:style-name="T2">pól</text:span><text:span text:style-name="T2">, </text:span><text:span text:style-name="T2">oraz</text:span><text:span text:style-name="T2"> </text:span><text:span text:style-name="T2">podanie</text:span><text:span text:style-name="T2"> </text:span><text:span text:style-name="T2">ceny</text:span><text:span text:style-name="T2"> </text:span><text:span text:style-name="T2">jako</text:span><text:span text:style-name="T2"> </text:span><text:span text:style-name="T2">liczby</text:span><text:span text:style-name="T2"> </text:span><text:span text:style-name="T2">większej</text:span><text:span text:style-name="T2"> </text:span><text:span text:style-name="T2">od</text:span><text:span text:style-name="T2"> 0.</text:span></text:p>
      <text:p text:style-name="P2"/>
      <text:p text:style-name="P1"><text:span text:style-name="T4">Przypadek</text:span><text:span text:style-name="T4">:</text:span><text:span text:style-name="T2"> </text:span><text:span text:style-name="T2">Ustalanie</text:span><text:span text:style-name="T2"> </text:span><text:span text:style-name="T2">cen</text:span><text:span text:style-name="T2"> </text:span><text:span text:style-name="T2">biletów</text:span><text:span text:style-name="T2">.</text:span></text:p>
      <text:p text:style-name="P1"><text:span text:style-name="T4">Aktorzy</text:span><text:span text:style-name="T4">:</text:span><text:span text:style-name="T2"> </text:span><text:span text:style-name="T2">Właściciel</text:span></text:p>
      <text:p text:style-name="P1"><text:span text:style-name="T4">Cel</text:span><text:span text:style-name="T4">:</text:span><text:span text:style-name="T2"> </text:span><text:span text:style-name="T2">Ustalenie</text:span><text:span text:style-name="T2"> </text:span><text:span text:style-name="T2">ceny</text:span><text:span text:style-name="T2"> </text:span><text:span text:style-name="T2">biletu</text:span><text:span text:style-name="T2"> </text:span><text:span text:style-name="T2">normalnego</text:span><text:span text:style-name="T2"> </text:span><text:span text:style-name="T2">na</text:span><text:span text:style-name="T2"> </text:span><text:span text:style-name="T2">danego</text:span><text:span text:style-name="T2"> </text:span><text:span text:style-name="T2">połączenia</text:span><text:span text:style-name="T2">.</text:span></text:p>
      <text:p text:style-name="P1"><text:span text:style-name="T4">Główny</text:span><text:span text:style-name="T4"> </text:span><text:span text:style-name="T4">scenariusz</text:span><text:span text:style-name="T4">:</text:span></text:p>
      <text:p text:style-name="P1"><text:span text:style-name="T2">1.<text:tab/></text:span><text:span text:style-name="T2">Aktor</text:span><text:span text:style-name="T2"> </text:span><text:span text:style-name="T2">wprowadza</text:span><text:span text:style-name="T2"> </text:span><text:span text:style-name="T2">połączenie</text:span><text:span text:style-name="T2"> </text:span><text:span text:style-name="T2">dla</text:span><text:span text:style-name="T2"> </text:span><text:span text:style-name="T2">którego</text:span><text:span text:style-name="T2"> </text:span><text:span text:style-name="T2">chce</text:span><text:span text:style-name="T2"> </text:span><text:span text:style-name="T2">zmienić</text:span><text:span text:style-name="T2"> </text:span><text:span text:style-name="T2">cenę</text:span><text:span text:style-name="T2"> </text:span><text:span text:style-name="T2">biletu</text:span><text:span text:style-name="T2">.</text:span></text:p>
      <text:p text:style-name="P1"><text:span text:style-name="T2">2.<text:tab/></text:span><text:span text:style-name="T2">Po</text:span><text:span text:style-name="T2"> </text:span><text:span text:style-name="T2">zatwierdzeniu</text:span><text:span text:style-name="T2"> </text:span><text:span text:style-name="T2">wprowadzonych</text:span><text:span text:style-name="T2"> </text:span><text:span text:style-name="T2">danych</text:span><text:span text:style-name="T2"> </text:span><text:span text:style-name="T2">pojawia</text:span><text:span text:style-name="T2"> </text:span><text:span text:style-name="T2">się</text:span><text:span text:style-name="T2"> </text:span><text:span text:style-name="T2">aktualna</text:span><text:span text:style-name="T2"> </text:span><text:span text:style-name="T2">cena</text:span><text:span text:style-name="T2"> </text:span><text:span text:style-name="T2">biletu</text:span><text:span text:style-name="T2"> </text:span><text:span text:style-name="T2">normalnego</text:span><text:span text:style-name="T2">.</text:span></text:p>
      <text:p text:style-name="P1"><text:span text:style-name="T2">3.<text:tab/></text:span><text:span text:style-name="T2">Właściciel</text:span><text:span text:style-name="T2"> </text:span><text:span text:style-name="T2">wpisuje</text:span><text:span text:style-name="T2"> </text:span><text:span text:style-name="T2">w</text:span><text:span text:style-name="T2"> </text:span><text:span text:style-name="T2">puste</text:span><text:span text:style-name="T2"> </text:span><text:span text:style-name="T2">pole</text:span><text:span text:style-name="T2"> </text:span><text:span text:style-name="T2">nową</text:span><text:span text:style-name="T2"> </text:span><text:span text:style-name="T2">cenę</text:span><text:span text:style-name="T2">.</text:span></text:p>
      <text:p text:style-name="P1"><text:span text:style-name="T2">4.<text:tab/></text:span><text:span text:style-name="T2">Po</text:span><text:span text:style-name="T2"> </text:span><text:span text:style-name="T2">wprowadzeniu</text:span><text:span text:style-name="T2"> </text:span><text:span text:style-name="T2">wszystkich</text:span><text:span text:style-name="T2"> </text:span><text:span text:style-name="T2">danych</text:span><text:span text:style-name="T2"> </text:span><text:span text:style-name="T2">i</text:span><text:span text:style-name="T2"> </text:span><text:span text:style-name="T2">sprawdzeniu</text:span><text:span text:style-name="T2"> </text:span><text:span text:style-name="T2">poprawności</text:span><text:span text:style-name="T2">, </text:span><text:span text:style-name="T2">osoba</text:span><text:span text:style-name="T2"> </text:span><text:span text:style-name="T2">ustalająca</text:span><text:span text:style-name="T2"> </text:span><text:span text:style-name="T2">grafik</text:span><text:span text:style-name="T2"> <text:tab/></text:span><text:span text:style-name="T2">klika</text:span><text:span text:style-name="T2"> </text:span><text:span text:style-name="T2">w</text:span><text:span text:style-name="T2"> </text:span><text:span text:style-name="T2">przycisk</text:span><text:span text:style-name="T2"> ,,</text:span><text:span text:style-name="T2">Gotowe</text:span><text:span text:style-name="T2">''.</text:span></text:p>
      <text:p text:style-name="P1"><text:span text:style-name="T2">5.<text:tab/></text:span><text:span text:style-name="T2">System</text:span><text:span text:style-name="T2"> </text:span><text:span text:style-name="T2">zapamiętuje</text:span><text:span text:style-name="T2"> </text:span><text:span text:style-name="T2">dane</text:span><text:span text:style-name="T2">.</text:span></text:p>
      <text:p text:style-name="P1"><text:span text:style-name="T4">Rozszerzenia</text:span><text:span text:style-name="T4">:</text:span></text:p>
      <text:p text:style-name="P1"><text:span text:style-name="T2">1.<text:tab/></text:span><text:span text:style-name="T2">W</text:span><text:span text:style-name="T2"> </text:span><text:span text:style-name="T2">przypadku</text:span><text:span text:style-name="T2"> </text:span><text:span text:style-name="T2">wprowadzenia</text:span><text:span text:style-name="T2"> </text:span><text:span text:style-name="T2">lotniska</text:span><text:span text:style-name="T2"> </text:span><text:span text:style-name="T2">nie</text:span><text:span text:style-name="T2"> </text:span><text:span text:style-name="T2">istniejącego</text:span><text:span text:style-name="T2"> </text:span><text:span text:style-name="T2">w</text:span><text:span text:style-name="T2"> </text:span><text:span text:style-name="T2">bazie</text:span><text:span text:style-name="T2"> </text:span><text:span text:style-name="T2">danych</text:span><text:span text:style-name="T2"> </text:span><text:span text:style-name="T2">pojawia</text:span><text:span text:style-name="T2"> </text:span><text:span text:style-name="T2">się</text:span><text:span text:style-name="T2"> <text:tab/></text:span><text:span text:style-name="T2">komunikat</text:span><text:span text:style-name="T2"> </text:span><text:span text:style-name="T2">z</text:span><text:span text:style-name="T2"> </text:span><text:span text:style-name="T2">prośba</text:span><text:span text:style-name="T2"> </text:span><text:span text:style-name="T2">o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1"><text:span text:style-name="T2">2.<text:tab/></text:span><text:span text:style-name="T2">Postawienie</text:span><text:span text:style-name="T2"> </text:span><text:span text:style-name="T2">separatora</text:span><text:span text:style-name="T2"> </text:span><text:span text:style-name="T2">dziesiętnego</text:span><text:span text:style-name="T2"> </text:span><text:span text:style-name="T2">w</text:span><text:span text:style-name="T2"> </text:span><text:span text:style-name="T2">postaci</text:span><text:span text:style-name="T2"> </text:span><text:span text:style-name="T2">przecinka</text:span><text:span text:style-name="T2"> </text:span><text:span text:style-name="T2">lub</text:span><text:span text:style-name="T2"> </text:span><text:span text:style-name="T2">kropki</text:span><text:span text:style-name="T2"> </text:span><text:span text:style-name="T2">system</text:span><text:span text:style-name="T2"> </text:span><text:span text:style-name="T2">traktuje</text:span><text:span text:style-name="T2"> </text:span><text:span text:style-name="T2">tak</text:span><text:span text:style-name="T2"> <text:line-break/><text:tab/></text:span><text:span text:style-name="T2">samo</text:span><text:span text:style-name="T2">.</text:span></text:p>
      <text:p text:style-name="P1"><text:span text:style-name="T2">3.<text:tab/></text:span><text:span text:style-name="T2">W</text:span><text:span text:style-name="T2"> </text:span><text:span text:style-name="T2">przypadku</text:span><text:span text:style-name="T2"> </text:span><text:span text:style-name="T2">podania</text:span><text:span text:style-name="T2"> </text:span><text:span text:style-name="T2">takiego</text:span><text:span text:style-name="T2"> </text:span><text:span text:style-name="T2">samego</text:span><text:span text:style-name="T2"> </text:span><text:span text:style-name="T2">lotniska</text:span><text:span text:style-name="T2"> </text:span><text:span text:style-name="T2">wylotu</text:span><text:span text:style-name="T2"> </text:span><text:span text:style-name="T2">i</text:span><text:span text:style-name="T2"> </text:span><text:span text:style-name="T2">przylotu</text:span><text:span text:style-name="T2">, </text:span><text:span text:style-name="T2">pojawia</text:span><text:span text:style-name="T2"> </text:span><text:span text:style-name="T2">się</text:span><text:span text:style-name="T2"> </text:span><text:span text:style-name="T2">komunikat</text:span><text:span text:style-name="T2"> </text:span><text:span text:style-name="T2">z</text:span><text:span text:style-name="T2"> <text:line-break/><text:tab/></text:span><text:span text:style-name="T2">prośbą</text:span><text:span text:style-name="T2"> </text:span><text:span text:style-name="T2">o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1"><text:span text:style-name="T2">4.<text:tab/></text:span><text:span text:style-name="T2">W</text:span><text:span text:style-name="T2"> </text:span><text:span text:style-name="T2">przypadku</text:span><text:span text:style-name="T2"> </text:span><text:span text:style-name="T2">wprowadzenia</text:span><text:span text:style-name="T2"> </text:span><text:span text:style-name="T2">ceny</text:span><text:span text:style-name="T2"> </text:span><text:span text:style-name="T2">o</text:span><text:span text:style-name="T2"> </text:span><text:span text:style-name="T2">niepoprawnym</text:span><text:span text:style-name="T2"> </text:span><text:span text:style-name="T2">formacie</text:span><text:span text:style-name="T2"> </text:span><text:span text:style-name="T2">system</text:span><text:span text:style-name="T2"> </text:span><text:span text:style-name="T2">generuje</text:span><text:span text:style-name="T2"> </text:span><text:span text:style-name="T2">komunikat</text:span><text:span text:style-name="T2"> </text:span><text:span text:style-name="T2">z</text:span><text:span text:style-name="T2"> <text:line-break/><text:tab/></text:span><text:span text:style-name="T2">prośbą</text:span><text:span text:style-name="T2"> </text:span><text:span text:style-name="T2">o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ceny</text:span><text:span text:style-name="T2"> </text:span><text:span text:style-name="T2">biletu</text:span><text:span text:style-name="T2">.</text:span></text:p>
      <text:p text:style-name="P2"/>
      <text:p text:style-name="P2"/>
      <text:p text:style-name="P2"/>
      <text:p text:style-name="P2"/>
      <text:p text:style-name="P1"><text:soft-page-break/><text:span text:style-name="T4">USTALANIE</text:span><text:span text:style-name="T4"> </text:span><text:span text:style-name="T4">WYSOKOŚCI</text:span><text:span text:style-name="T4"> </text:span><text:span text:style-name="T4">WYMIANY</text:span><text:span text:style-name="T4"> </text:span><text:span text:style-name="T4">PUNKTÓW</text:span><text:span text:style-name="T4"> </text:span><text:span text:style-name="T4">NA</text:span><text:span text:style-name="T4"> </text:span><text:span text:style-name="T4">NAGRODY</text:span></text:p>
      <text:p text:style-name="P2"/>
      <text:p text:style-name="P2"/>
      <text:p text:style-name="P1"><text:span text:style-name="T2">Przypadek</text:span><text:span text:style-name="T2"> </text:span><text:span text:style-name="T2">zaczyna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kliknięcia</text:span><text:span text:style-name="T2"> </text:span><text:span text:style-name="T2">przez</text:span><text:span text:style-name="T2"> </text:span><text:span text:style-name="T2">właściciela</text:span><text:span text:style-name="T2"> </text:span><text:span text:style-name="T2">przycisku</text:span><text:span text:style-name="T2"> ''</text:span><text:span text:style-name="T2">Ustal</text:span><text:span text:style-name="T2"> </text:span><text:span text:style-name="T2">cenę</text:span><text:span text:style-name="T2"> </text:span><text:span text:style-name="T2">wysokości</text:span><text:span text:style-name="T2"> </text:span><text:span text:style-name="T2">wymiany</text:span><text:span text:style-name="T2"> </text:span><text:span text:style-name="T2">punktów</text:span><text:span text:style-name="T2">''. </text:span><text:span text:style-name="T2">Przypadek</text:span><text:span text:style-name="T2"> </text:span><text:span text:style-name="T2">kończy</text:span><text:span text:style-name="T2"> </text:span><text:span text:style-name="T2">się</text:span><text:span text:style-name="T2"> </text:span><text:span text:style-name="T2">w</text:span><text:span text:style-name="T2"> </text:span><text:span text:style-name="T2">momencie</text:span><text:span text:style-name="T2"> </text:span><text:span text:style-name="T2">potwierdzenia</text:span><text:span text:style-name="T2"> </text:span><text:span text:style-name="T2">dokonanych</text:span><text:span text:style-name="T2"> </text:span><text:span text:style-name="T2">zmian</text:span><text:span text:style-name="T2"> </text:span><text:span text:style-name="T2">poprzez</text:span><text:span text:style-name="T2"> </text:span><text:span text:style-name="T2">kliknięcie</text:span><text:span text:style-name="T2"> </text:span><text:span text:style-name="T2">przycisku</text:span><text:span text:style-name="T2"> ,,</text:span><text:span text:style-name="T2">Gotowe</text:span><text:span text:style-name="T2">”.</text:span></text:p>
      <text:p text:style-name="P1"><text:span text:style-name="T2">Po</text:span><text:span text:style-name="T2"> </text:span><text:span text:style-name="T2">kliknięciu</text:span><text:span text:style-name="T2"> </text:span><text:span text:style-name="T2">przez</text:span><text:span text:style-name="T2"> </text:span><text:span text:style-name="T2">Właściciela</text:span><text:span text:style-name="T2"> </text:span><text:span text:style-name="T2">zakładki</text:span><text:span text:style-name="T2"> ,, </text:span><text:span text:style-name="T2">Ustal</text:span><text:span text:style-name="T2"> </text:span><text:span text:style-name="T2">cenę</text:span><text:span text:style-name="T2"> </text:span><text:span text:style-name="T2">wysokości</text:span><text:span text:style-name="T2"> </text:span><text:span text:style-name="T2">wymiany</text:span><text:span text:style-name="T2"> </text:span><text:span text:style-name="T2">punktów</text:span><text:span text:style-name="T2">” </text:span><text:span text:style-name="T2">należy</text:span><text:span text:style-name="T2"> </text:span><text:span text:style-name="T2">wpisać</text:span><text:span text:style-name="T2"> </text:span><text:span text:style-name="T2">nazwę</text:span><text:span text:style-name="T2"> </text:span><text:span text:style-name="T2">nagrody</text:span><text:span text:style-name="T2"> </text:span><text:span text:style-name="T2">oraz</text:span><text:span text:style-name="T2"> </text:span><text:span text:style-name="T2">ilość</text:span><text:span text:style-name="T2"> </text:span><text:span text:style-name="T2">punktów</text:span><text:span text:style-name="T2">.</text:span></text:p>
      <text:p text:style-name="P1"><text:span text:style-name="T2">Przypadek</text:span><text:span text:style-name="T2"> </text:span><text:span text:style-name="T2">użycia</text:span><text:span text:style-name="T2"> </text:span><text:span text:style-name="T2">korzysta</text:span><text:span text:style-name="T2"> </text:span><text:span text:style-name="T2">z</text:span><text:span text:style-name="T2"> </text:span><text:span text:style-name="T2">bazy</text:span><text:span text:style-name="T2"> </text:span><text:span text:style-name="T2">danych</text:span><text:span text:style-name="T2">, </text:span><text:span text:style-name="T2">w</text:span><text:span text:style-name="T2"> </text:span><text:span text:style-name="T2">celu</text:span><text:span text:style-name="T2"> </text:span><text:span text:style-name="T2">wyszukania</text:span><text:span text:style-name="T2"> </text:span><text:span text:style-name="T2">informacji</text:span><text:span text:style-name="T2"> </text:span><text:span text:style-name="T2">o</text:span><text:span text:style-name="T2"> </text:span><text:span text:style-name="T2">programie</text:span><text:span text:style-name="T2"> </text:span><text:span text:style-name="T2">lojalnościowym</text:span><text:span text:style-name="T2">.</text:span></text:p>
      <text:p text:style-name="P1"><text:span text:style-name="T2">Wyjątkiem</text:span><text:span text:style-name="T2"> </text:span><text:span text:style-name="T2">może</text:span><text:span text:style-name="T2"> </text:span><text:span text:style-name="T2">być</text:span><text:span text:style-name="T2"> </text:span><text:span text:style-name="T2">brak</text:span><text:span text:style-name="T2"> </text:span><text:span text:style-name="T2">nagrody</text:span><text:span text:style-name="T2"> </text:span><text:span text:style-name="T2">w</text:span><text:span text:style-name="T2"> </text:span><text:span text:style-name="T2">systemie</text:span><text:span text:style-name="T2">.</text:span></text:p>
      <text:p text:style-name="P1"><text:span text:style-name="T2">Przypadek</text:span><text:span text:style-name="T2"> </text:span><text:span text:style-name="T2">ten</text:span><text:span text:style-name="T2"> </text:span><text:span text:style-name="T2">nie</text:span><text:span text:style-name="T2"> </text:span><text:span text:style-name="T2">jest</text:span><text:span text:style-name="T2"> </text:span><text:span text:style-name="T2">rozszerzany</text:span><text:span text:style-name="T2"> </text:span><text:span text:style-name="T2">przez</text:span><text:span text:style-name="T2"> </text:span><text:span text:style-name="T2">inne</text:span><text:span text:style-name="T2"> </text:span><text:span text:style-name="T2">przypadki</text:span><text:span text:style-name="T2">.</text:span></text:p>
      <text:p text:style-name="P1"><text:span text:style-name="T2">Do</text:span><text:span text:style-name="T2"> </text:span><text:span text:style-name="T2">szczególnych</text:span><text:span text:style-name="T2"> </text:span><text:span text:style-name="T2">wymagań</text:span><text:span text:style-name="T2"> </text:span><text:span text:style-name="T2">należą</text:span><text:span text:style-name="T2"> : </text:span><text:span text:style-name="T2">uzupełnienie</text:span><text:span text:style-name="T2"> </text:span><text:span text:style-name="T2">wszystkich</text:span><text:span text:style-name="T2"> </text:span><text:span text:style-name="T2">wymaganych</text:span><text:span text:style-name="T2"> </text:span><text:span text:style-name="T2">pól</text:span><text:span text:style-name="T2">, </text:span><text:span text:style-name="T2">oraz</text:span><text:span text:style-name="T2"> </text:span><text:span text:style-name="T2">podanie</text:span><text:span text:style-name="T2"> </text:span><text:span text:style-name="T2">liczby</text:span><text:span text:style-name="T2"> </text:span><text:span text:style-name="T2">punktów</text:span><text:span text:style-name="T2"> </text:span><text:span text:style-name="T2">jako</text:span><text:span text:style-name="T2"> </text:span><text:span text:style-name="T2">liczby</text:span><text:span text:style-name="T2"> </text:span><text:span text:style-name="T2">naturalnej</text:span><text:span text:style-name="T2">.</text:span></text:p>
      <text:p text:style-name="P2"/>
      <text:p text:style-name="P1"><text:span text:style-name="T4">Przypadek</text:span><text:span text:style-name="T2">: </text:span><text:span text:style-name="T2">Ustalanie</text:span><text:span text:style-name="T2"> </text:span><text:span text:style-name="T2">wysokości</text:span><text:span text:style-name="T2"> </text:span><text:span text:style-name="T2">wymiany</text:span><text:span text:style-name="T2"> </text:span><text:span text:style-name="T2">punktów</text:span><text:span text:style-name="T2"> </text:span><text:span text:style-name="T2">na</text:span><text:span text:style-name="T2"> </text:span><text:span text:style-name="T2">nagrody</text:span></text:p>
      <text:p text:style-name="P1"><text:span text:style-name="T4">Aktorzy</text:span><text:span text:style-name="T2">: </text:span><text:span text:style-name="T2">Właściciel</text:span></text:p>
      <text:p text:style-name="P1"><text:span text:style-name="T4">Cel</text:span><text:span text:style-name="T2">: </text:span><text:span text:style-name="T2">Ustalanie</text:span><text:span text:style-name="T2"> </text:span><text:span text:style-name="T2">wysokości</text:span><text:span text:style-name="T2"> </text:span><text:span text:style-name="T2">wymiany</text:span><text:span text:style-name="T2"> </text:span><text:span text:style-name="T2">punktów</text:span><text:span text:style-name="T2"> </text:span><text:span text:style-name="T2">na</text:span><text:span text:style-name="T2"> </text:span><text:span text:style-name="T2">nagrody</text:span><text:span text:style-name="T2"> </text:span><text:span text:style-name="T2">w</text:span><text:span text:style-name="T2"> </text:span><text:span text:style-name="T2">ramach</text:span><text:span text:style-name="T2"> </text:span><text:span text:style-name="T2">programu</text:span><text:span text:style-name="T2"> </text:span><text:span text:style-name="T2">lojalnościowego</text:span><text:span text:style-name="T2">.</text:span></text:p>
      <text:p text:style-name="P1"><text:span text:style-name="T4">Główny</text:span><text:span text:style-name="T4"> </text:span><text:span text:style-name="T4">scenariusz</text:span><text:span text:style-name="T4">:</text:span></text:p>
      <text:p text:style-name="P1"><text:span text:style-name="T2">1.<text:tab/></text:span><text:span text:style-name="T2">Aktor</text:span><text:span text:style-name="T2"> </text:span><text:span text:style-name="T2">wprowadza</text:span><text:span text:style-name="T2"> </text:span><text:span text:style-name="T2">nazwę</text:span><text:span text:style-name="T2"> </text:span><text:span text:style-name="T2">nagrody</text:span><text:span text:style-name="T2"> </text:span><text:span text:style-name="T2">dla</text:span><text:span text:style-name="T2"> </text:span><text:span text:style-name="T2">której</text:span><text:span text:style-name="T2"> </text:span><text:span text:style-name="T2">chce</text:span><text:span text:style-name="T2"> </text:span><text:span text:style-name="T2">zmienić</text:span><text:span text:style-name="T2"> </text:span><text:span text:style-name="T2">liczbę</text:span><text:span text:style-name="T2"> </text:span><text:span text:style-name="T2">punktów</text:span><text:span text:style-name="T2">.</text:span></text:p>
      <text:p text:style-name="P1"><text:span text:style-name="T2">2.<text:tab/></text:span><text:span text:style-name="T2">Po</text:span><text:span text:style-name="T2"> </text:span><text:span text:style-name="T2">zatwierdzeniu</text:span><text:span text:style-name="T2"> </text:span><text:span text:style-name="T2">wprowadzonych</text:span><text:span text:style-name="T2"> </text:span><text:span text:style-name="T2">danych</text:span><text:span text:style-name="T2"> </text:span><text:span text:style-name="T2">pojawia</text:span><text:span text:style-name="T2"> </text:span><text:span text:style-name="T2">się</text:span><text:span text:style-name="T2"> </text:span><text:span text:style-name="T2">aktualna</text:span><text:span text:style-name="T2"> </text:span><text:span text:style-name="T2">wymagana</text:span><text:span text:style-name="T2"> </text:span><text:span text:style-name="T2">liczba</text:span><text:span text:style-name="T2"> </text:span><text:span text:style-name="T2">punktów</text:span><text:span text:style-name="T2"> <text:line-break/><text:tab/></text:span><text:span text:style-name="T2">potrzeba</text:span><text:span text:style-name="T2"> </text:span><text:span text:style-name="T2">do</text:span><text:span text:style-name="T2"> </text:span><text:span text:style-name="T2">dokonania</text:span><text:span text:style-name="T2"> </text:span><text:span text:style-name="T2">wymiany</text:span><text:span text:style-name="T2">..</text:span></text:p>
      <text:p text:style-name="P1"><text:span text:style-name="T2">3.<text:tab/></text:span><text:span text:style-name="T2">Właściciel</text:span><text:span text:style-name="T2"> </text:span><text:span text:style-name="T2">wpisuje</text:span><text:span text:style-name="T2"> </text:span><text:span text:style-name="T2">w</text:span><text:span text:style-name="T2"> </text:span><text:span text:style-name="T2">puste</text:span><text:span text:style-name="T2"> </text:span><text:span text:style-name="T2">pole</text:span><text:span text:style-name="T2"> </text:span><text:span text:style-name="T2">nową</text:span><text:span text:style-name="T2"> </text:span><text:span text:style-name="T2">ilość</text:span><text:span text:style-name="T2">.</text:span></text:p>
      <text:p text:style-name="P1"><text:span text:style-name="T2">4.<text:tab/></text:span><text:span text:style-name="T2">Po</text:span><text:span text:style-name="T2"> </text:span><text:span text:style-name="T2">wprowadzeniu</text:span><text:span text:style-name="T2"> </text:span><text:span text:style-name="T2">wszystkich</text:span><text:span text:style-name="T2"> </text:span><text:span text:style-name="T2">danych</text:span><text:span text:style-name="T2"> </text:span><text:span text:style-name="T2">i</text:span><text:span text:style-name="T2"> </text:span><text:span text:style-name="T2">sprawdzeniu</text:span><text:span text:style-name="T2"> </text:span><text:span text:style-name="T2">poprawności</text:span><text:span text:style-name="T2">, </text:span><text:span text:style-name="T2">aktor</text:span><text:span text:style-name="T2"> </text:span><text:span text:style-name="T2">klika</text:span><text:span text:style-name="T2"> </text:span><text:span text:style-name="T2">w</text:span><text:span text:style-name="T2"> </text:span><text:span text:style-name="T2">przycisk</text:span><text:span text:style-name="T2"> <text:line-break/><text:tab/>,,</text:span><text:span text:style-name="T2">Gotowe</text:span><text:span text:style-name="T2">''.</text:span></text:p>
      <text:p text:style-name="P1"><text:span text:style-name="T2">5.<text:tab/></text:span><text:span text:style-name="T2">System</text:span><text:span text:style-name="T2"> </text:span><text:span text:style-name="T2">zapamiętuje</text:span><text:span text:style-name="T2"> </text:span><text:span text:style-name="T2">dane</text:span><text:span text:style-name="T2">.</text:span></text:p>
      <text:p text:style-name="P1"><text:span text:style-name="T4">Rozszerzenia</text:span><text:span text:style-name="T4">:</text:span></text:p>
      <text:p text:style-name="P1"><text:span text:style-name="T2">1.<text:tab/></text:span><text:span text:style-name="T2">W</text:span><text:span text:style-name="T2"> </text:span><text:span text:style-name="T2">przypadku</text:span><text:span text:style-name="T2"> </text:span><text:span text:style-name="T2">wprowadzenia</text:span><text:span text:style-name="T2"> </text:span><text:span text:style-name="T2">nagrody</text:span><text:span text:style-name="T2"> </text:span><text:span text:style-name="T2">nie</text:span><text:span text:style-name="T2"> </text:span><text:span text:style-name="T2">istniejącej</text:span><text:span text:style-name="T2"> </text:span><text:span text:style-name="T2">w</text:span><text:span text:style-name="T2"> </text:span><text:span text:style-name="T2">bazie</text:span><text:span text:style-name="T2"> </text:span><text:span text:style-name="T2">danych</text:span><text:span text:style-name="T2"> </text:span><text:span text:style-name="T2">pojawia</text:span><text:span text:style-name="T2"> </text:span><text:span text:style-name="T2">się</text:span><text:span text:style-name="T2"> <text:tab/><text:line-break/><text:tab/></text:span><text:span text:style-name="T2">komunikat</text:span><text:span text:style-name="T2"> </text:span><text:span text:style-name="T2">z</text:span><text:span text:style-name="T2"> </text:span><text:span text:style-name="T2">prośba</text:span><text:span text:style-name="T2"> </text:span><text:span text:style-name="T2">o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1"><text:span text:style-name="T2">2.<text:tab/></text:span><text:span text:style-name="T2">W</text:span><text:span text:style-name="T2"> </text:span><text:span text:style-name="T2">przypadku</text:span><text:span text:style-name="T2"> </text:span><text:span text:style-name="T2">wprowadzenia</text:span><text:span text:style-name="T2"> </text:span><text:span text:style-name="T2">liczby</text:span><text:span text:style-name="T2"> </text:span><text:span text:style-name="T2">o</text:span><text:span text:style-name="T2"> </text:span><text:span text:style-name="T2">niepoprawnym</text:span><text:span text:style-name="T2"> </text:span><text:span text:style-name="T2">formacie</text:span><text:span text:style-name="T2"> </text:span><text:span text:style-name="T2">system</text:span><text:span text:style-name="T2"> </text:span><text:span text:style-name="T2">generuje</text:span><text:span text:style-name="T2"> </text:span><text:span text:style-name="T2">komunikat</text:span><text:span text:style-name="T2"> </text:span><text:span text:style-name="T2">z</text:span><text:span text:style-name="T2"> <text:line-break/><text:tab/></text:span><text:span text:style-name="T2">prośbą</text:span><text:span text:style-name="T2"> </text:span><text:span text:style-name="T2">o</text:span><text:span text:style-name="T2"> </text:span><text:span text:style-name="T2">ponowne</text:span><text:span text:style-name="T2"> </text:span><text:span text:style-name="T2">wpisanie</text:span><text:span text:style-name="T2"> </text:span><text:span text:style-name="T2">danych</text:span><text:span text:style-name="T2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706cm" fo:margin-bottom="0.212cm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fo:line-height="115%" fo:keep-together="always" fo:break-before="auto" fo:break-after="auto" fo:keep-with-next="always" style:writing-mode="lr-tb"/>
      <style:text-properties fo:color="#666666" style:font-name="Arial" fo:font-size="15pt" fo:font-style="normal" style:font-name-asian="Arial" style:font-size-asian="15pt" style:font-style-asian="normal" style:font-name-complex="Arial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 text:min-label-width="0.635cm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>
        <style:list-level-properties text:space-before="4.445cm" text:min-label-width="0.635cm"/>
      </text:list-level-style-number>
      <text:list-level-style-number text:level="5" text:style-name="List4Level4" style:num-suffix="." style:num-format="a">
        <style:list-level-properties text:space-before="5.715cm" text:min-label-width="0.635cm"/>
      </text:list-level-style-number>
      <text:list-level-style-number text:level="6" text:style-name="List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>
        <style:list-level-properties text:space-before="8.255cm" text:min-label-width="0.635cm"/>
      </text:list-level-style-number>
      <text:list-level-style-number text:level="8" text:style-name="List4Level7" style:num-suffix="." style:num-format="a">
        <style:list-level-properties text:space-before="9.525cm" text:min-label-width="0.635cm"/>
      </text:list-level-style-number>
      <text:list-level-style-number text:level="9" text:style-name="List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space-before="3.492cm" text:min-label-width="0.318cm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space-before="7.302cm" text:min-label-width="0.318cm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0.635cm"/>
      </text:list-level-style-number>
      <text:list-level-style-number text:level="2" text:style-name="List8Level1" style:num-suffix="." style:num-format="a">
        <style:list-level-properties text:space-before="1.905cm" text:min-label-width="0.635cm"/>
      </text:list-level-style-number>
      <text:list-level-style-number text:level="3" text:style-name="List8Level2" style:num-suffix="." style:num-format="i">
        <style:list-level-properties text:space-before="3.492cm" text:min-label-width="0.318cm"/>
      </text:list-level-style-number>
      <text:list-level-style-number text:level="4" text:style-name="List8Level3" style:num-suffix="." style:num-format="1">
        <style:list-level-properties text:space-before="4.445cm" text:min-label-width="0.635cm"/>
      </text:list-level-style-number>
      <text:list-level-style-number text:level="5" text:style-name="List8Level4" style:num-suffix="." style:num-format="a">
        <style:list-level-properties text:space-before="5.715cm" text:min-label-width="0.635cm"/>
      </text:list-level-style-number>
      <text:list-level-style-number text:level="6" text:style-name="List8Level5" style:num-suffix="." style:num-format="i">
        <style:list-level-properties text:space-before="7.302cm" text:min-label-width="0.318cm"/>
      </text:list-level-style-number>
      <text:list-level-style-number text:level="7" text:style-name="List8Level6" style:num-suffix="." style:num-format="1">
        <style:list-level-properties text:space-before="8.255cm" text:min-label-width="0.635cm"/>
      </text:list-level-style-number>
      <text:list-level-style-number text:level="8" text:style-name="List8Level7" style:num-suffix="." style:num-format="a">
        <style:list-level-properties text:space-before="9.525cm" text:min-label-width="0.635cm"/>
      </text:list-level-style-number>
      <text:list-level-style-number text:level="9" text:style-name="List8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635cm" text:min-label-width="0.635cm"/>
      </text:list-level-style-number>
      <text:list-level-style-number text:level="2" text:style-name="List9Level1" style:num-suffix="." style:num-format="a">
        <style:list-level-properties text:space-before="1.905cm" text:min-label-width="0.635cm"/>
      </text:list-level-style-number>
      <text:list-level-style-number text:level="3" text:style-name="List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9Level3" style:num-suffix="." style:num-format="1">
        <style:list-level-properties text:space-before="4.445cm" text:min-label-width="0.635cm"/>
      </text:list-level-style-number>
      <text:list-level-style-number text:level="5" text:style-name="List9Level4" style:num-suffix="." style:num-format="a">
        <style:list-level-properties text:space-before="5.715cm" text:min-label-width="0.635cm"/>
      </text:list-level-style-number>
      <text:list-level-style-number text:level="6" text:style-name="List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9Level6" style:num-suffix="." style:num-format="1">
        <style:list-level-properties text:space-before="8.255cm" text:min-label-width="0.635cm"/>
      </text:list-level-style-number>
      <text:list-level-style-number text:level="8" text:style-name="List9Level7" style:num-suffix="." style:num-format="a">
        <style:list-level-properties text:space-before="9.525cm" text:min-label-width="0.635cm"/>
      </text:list-level-style-number>
      <text:list-level-style-number text:level="9" text:style-name="List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0.635cm"/>
      </text:list-level-style-number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 text:min-label-width="0.635cm"/>
      </text:list-level-style-number>
      <text:list-level-style-number text:level="2" text:style-name="List12Level1" style:num-suffix="." style:num-format="a">
        <style:list-level-properties text:space-before="1.905cm" text:min-label-width="0.635cm"/>
      </text:list-level-style-number>
      <text:list-level-style-number text:level="3" text:style-name="List1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2Level3" style:num-suffix="." style:num-format="1">
        <style:list-level-properties text:space-before="4.445cm" text:min-label-width="0.635cm"/>
      </text:list-level-style-number>
      <text:list-level-style-number text:level="5" text:style-name="List12Level4" style:num-suffix="." style:num-format="a">
        <style:list-level-properties text:space-before="5.715cm" text:min-label-width="0.635cm"/>
      </text:list-level-style-number>
      <text:list-level-style-number text:level="6" text:style-name="List1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2Level6" style:num-suffix="." style:num-format="1">
        <style:list-level-properties text:space-before="8.255cm" text:min-label-width="0.635cm"/>
      </text:list-level-style-number>
      <text:list-level-style-number text:level="8" text:style-name="List12Level7" style:num-suffix="." style:num-format="a">
        <style:list-level-properties text:space-before="9.525cm" text:min-label-width="0.635cm"/>
      </text:list-level-style-number>
      <text:list-level-style-number text:level="9" text:style-name="List1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635cm" text:min-label-width="0.635cm"/>
      </text:list-level-style-number>
      <text:list-level-style-number text:level="2" text:style-name="List13Level1" style:num-suffix="." style:num-format="a">
        <style:list-level-properties text:space-before="1.905cm" text:min-label-width="0.635cm"/>
      </text:list-level-style-number>
      <text:list-level-style-number text:level="3" text:style-name="List1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3Level3" style:num-suffix="." style:num-format="1">
        <style:list-level-properties text:space-before="4.445cm" text:min-label-width="0.635cm"/>
      </text:list-level-style-number>
      <text:list-level-style-number text:level="5" text:style-name="List13Level4" style:num-suffix="." style:num-format="a">
        <style:list-level-properties text:space-before="5.715cm" text:min-label-width="0.635cm"/>
      </text:list-level-style-number>
      <text:list-level-style-number text:level="6" text:style-name="List1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3Level6" style:num-suffix="." style:num-format="1">
        <style:list-level-properties text:space-before="8.255cm" text:min-label-width="0.635cm"/>
      </text:list-level-style-number>
      <text:list-level-style-number text:level="8" text:style-name="List13Level7" style:num-suffix="." style:num-format="a">
        <style:list-level-properties text:space-before="9.525cm" text:min-label-width="0.635cm"/>
      </text:list-level-style-number>
      <text:list-level-style-number text:level="9" text:style-name="List1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635cm" text:min-label-width="0.635cm"/>
      </text:list-level-style-number>
      <text:list-level-style-number text:level="2" text:style-name="List14Level1" style:num-suffix="." style:num-format="a">
        <style:list-level-properties text:space-before="1.905cm" text:min-label-width="0.635cm"/>
      </text:list-level-style-number>
      <text:list-level-style-number text:level="3" text:style-name="List14Level2" style:num-suffix="." style:num-format="i">
        <style:list-level-properties text:space-before="3.492cm" text:min-label-width="0.318cm"/>
      </text:list-level-style-number>
      <text:list-level-style-number text:level="4" text:style-name="List14Level3" style:num-suffix="." style:num-format="1">
        <style:list-level-properties text:space-before="4.445cm" text:min-label-width="0.635cm"/>
      </text:list-level-style-number>
      <text:list-level-style-number text:level="5" text:style-name="List14Level4" style:num-suffix="." style:num-format="a">
        <style:list-level-properties text:space-before="5.715cm" text:min-label-width="0.635cm"/>
      </text:list-level-style-number>
      <text:list-level-style-number text:level="6" text:style-name="List14Level5" style:num-suffix="." style:num-format="i">
        <style:list-level-properties text:space-before="7.302cm" text:min-label-width="0.318cm"/>
      </text:list-level-style-number>
      <text:list-level-style-number text:level="7" text:style-name="List14Level6" style:num-suffix="." style:num-format="1">
        <style:list-level-properties text:space-before="8.255cm" text:min-label-width="0.635cm"/>
      </text:list-level-style-number>
      <text:list-level-style-number text:level="8" text:style-name="List14Level7" style:num-suffix="." style:num-format="a">
        <style:list-level-properties text:space-before="9.525cm" text:min-label-width="0.635cm"/>
      </text:list-level-style-number>
      <text:list-level-style-number text:level="9" text:style-name="List14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635cm" text:min-label-width="0.635cm"/>
      </text:list-level-style-number>
      <text:list-level-style-number text:level="2" text:style-name="List15Level1" style:num-suffix="." style:num-format="a">
        <style:list-level-properties text:space-before="1.905cm" text:min-label-width="0.635cm"/>
      </text:list-level-style-number>
      <text:list-level-style-number text:level="3" text:style-name="List15Level2" style:num-suffix="." style:num-format="i">
        <style:list-level-properties text:space-before="3.492cm" text:min-label-width="0.318cm"/>
      </text:list-level-style-number>
      <text:list-level-style-number text:level="4" text:style-name="List15Level3" style:num-suffix="." style:num-format="1">
        <style:list-level-properties text:space-before="4.445cm" text:min-label-width="0.635cm"/>
      </text:list-level-style-number>
      <text:list-level-style-number text:level="5" text:style-name="List15Level4" style:num-suffix="." style:num-format="a">
        <style:list-level-properties text:space-before="5.715cm" text:min-label-width="0.635cm"/>
      </text:list-level-style-number>
      <text:list-level-style-number text:level="6" text:style-name="List15Level5" style:num-suffix="." style:num-format="i">
        <style:list-level-properties text:space-before="7.302cm" text:min-label-width="0.318cm"/>
      </text:list-level-style-number>
      <text:list-level-style-number text:level="7" text:style-name="List15Level6" style:num-suffix="." style:num-format="1">
        <style:list-level-properties text:space-before="8.255cm" text:min-label-width="0.635cm"/>
      </text:list-level-style-number>
      <text:list-level-style-number text:level="8" text:style-name="List15Level7" style:num-suffix="." style:num-format="a">
        <style:list-level-properties text:space-before="9.525cm" text:min-label-width="0.635cm"/>
      </text:list-level-style-number>
      <text:list-level-style-number text:level="9" text:style-name="List15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635cm" text:min-label-width="0.635cm"/>
      </text:list-level-style-number>
      <text:list-level-style-number text:level="2" text:style-name="List16Level1" style:num-suffix="." style:num-format="a">
        <style:list-level-properties text:space-before="1.905cm" text:min-label-width="0.635cm"/>
      </text:list-level-style-number>
      <text:list-level-style-number text:level="3" text:style-name="List16Level2" style:num-suffix="." style:num-format="i">
        <style:list-level-properties text:space-before="3.492cm" text:min-label-width="0.318cm"/>
      </text:list-level-style-number>
      <text:list-level-style-number text:level="4" text:style-name="List16Level3" style:num-suffix="." style:num-format="1">
        <style:list-level-properties text:space-before="4.445cm" text:min-label-width="0.635cm"/>
      </text:list-level-style-number>
      <text:list-level-style-number text:level="5" text:style-name="List16Level4" style:num-suffix="." style:num-format="a">
        <style:list-level-properties text:space-before="5.715cm" text:min-label-width="0.635cm"/>
      </text:list-level-style-number>
      <text:list-level-style-number text:level="6" text:style-name="List16Level5" style:num-suffix="." style:num-format="i">
        <style:list-level-properties text:space-before="7.302cm" text:min-label-width="0.318cm"/>
      </text:list-level-style-number>
      <text:list-level-style-number text:level="7" text:style-name="List16Level6" style:num-suffix="." style:num-format="1">
        <style:list-level-properties text:space-before="8.255cm" text:min-label-width="0.635cm"/>
      </text:list-level-style-number>
      <text:list-level-style-number text:level="8" text:style-name="List16Level7" style:num-suffix="." style:num-format="a">
        <style:list-level-properties text:space-before="9.525cm" text:min-label-width="0.635cm"/>
      </text:list-level-style-number>
      <text:list-level-style-number text:level="9" text:style-name="List16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space-before="0.635cm" text:min-label-width="0.635cm"/>
      </text:list-level-style-number>
      <text:list-level-style-number text:level="2" text:style-name="List17Level1" style:num-suffix="." style:num-format="a">
        <style:list-level-properties text:space-before="1.905cm" text:min-label-width="0.635cm"/>
      </text:list-level-style-number>
      <text:list-level-style-number text:level="3" text:style-name="List17Level2" style:num-suffix="." style:num-format="i">
        <style:list-level-properties text:space-before="3.492cm" text:min-label-width="0.318cm"/>
      </text:list-level-style-number>
      <text:list-level-style-number text:level="4" text:style-name="List17Level3" style:num-suffix="." style:num-format="1">
        <style:list-level-properties text:space-before="4.445cm" text:min-label-width="0.635cm"/>
      </text:list-level-style-number>
      <text:list-level-style-number text:level="5" text:style-name="List17Level4" style:num-suffix="." style:num-format="a">
        <style:list-level-properties text:space-before="5.715cm" text:min-label-width="0.635cm"/>
      </text:list-level-style-number>
      <text:list-level-style-number text:level="6" text:style-name="List17Level5" style:num-suffix="." style:num-format="i">
        <style:list-level-properties text:space-before="7.302cm" text:min-label-width="0.318cm"/>
      </text:list-level-style-number>
      <text:list-level-style-number text:level="7" text:style-name="List17Level6" style:num-suffix="." style:num-format="1">
        <style:list-level-properties text:space-before="8.255cm" text:min-label-width="0.635cm"/>
      </text:list-level-style-number>
      <text:list-level-style-number text:level="8" text:style-name="List17Level7" style:num-suffix="." style:num-format="a">
        <style:list-level-properties text:space-before="9.525cm" text:min-label-width="0.635cm"/>
      </text:list-level-style-number>
      <text:list-level-style-number text:level="9" text:style-name="List17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635cm" text:min-label-width="0.635cm"/>
      </text:list-level-style-number>
      <text:list-level-style-number text:level="2" text:style-name="List18Level1" style:num-suffix="." style:num-format="a">
        <style:list-level-properties text:space-before="1.905cm" text:min-label-width="0.635cm"/>
      </text:list-level-style-number>
      <text:list-level-style-number text:level="3" text:style-name="List18Level2" style:num-suffix="." style:num-format="i">
        <style:list-level-properties text:space-before="3.492cm" text:min-label-width="0.318cm"/>
      </text:list-level-style-number>
      <text:list-level-style-number text:level="4" text:style-name="List18Level3" style:num-suffix="." style:num-format="1">
        <style:list-level-properties text:space-before="4.445cm" text:min-label-width="0.635cm"/>
      </text:list-level-style-number>
      <text:list-level-style-number text:level="5" text:style-name="List18Level4" style:num-suffix="." style:num-format="a">
        <style:list-level-properties text:space-before="5.715cm" text:min-label-width="0.635cm"/>
      </text:list-level-style-number>
      <text:list-level-style-number text:level="6" text:style-name="List18Level5" style:num-suffix="." style:num-format="i">
        <style:list-level-properties text:space-before="7.302cm" text:min-label-width="0.318cm"/>
      </text:list-level-style-number>
      <text:list-level-style-number text:level="7" text:style-name="List18Level6" style:num-suffix="." style:num-format="1">
        <style:list-level-properties text:space-before="8.255cm" text:min-label-width="0.635cm"/>
      </text:list-level-style-number>
      <text:list-level-style-number text:level="8" text:style-name="List18Level7" style:num-suffix="." style:num-format="a">
        <style:list-level-properties text:space-before="9.525cm" text:min-label-width="0.635cm"/>
      </text:list-level-style-number>
      <text:list-level-style-number text:level="9" text:style-name="List18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space-before="3.492cm" text:min-label-width="0.318cm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space-before="7.302cm" text:min-label-width="0.318cm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space-before="3.492cm" text:min-label-width="0.318cm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space-before="7.302cm" text:min-label-width="0.318cm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text:style-name="List21Level0" style:num-suffix="." style:num-format="1">
        <style:list-level-properties text:space-before="0.635cm" text:min-label-width="0.635cm"/>
      </text:list-level-style-number>
      <text:list-level-style-number text:level="2" text:style-name="List21Level1" style:num-suffix="." style:num-format="a">
        <style:list-level-properties text:space-before="1.905cm" text:min-label-width="0.635cm"/>
      </text:list-level-style-number>
      <text:list-level-style-number text:level="3" text:style-name="List21Level2" style:num-suffix="." style:num-format="i">
        <style:list-level-properties text:space-before="3.492cm" text:min-label-width="0.318cm"/>
      </text:list-level-style-number>
      <text:list-level-style-number text:level="4" text:style-name="List21Level3" style:num-suffix="." style:num-format="1">
        <style:list-level-properties text:space-before="4.445cm" text:min-label-width="0.635cm"/>
      </text:list-level-style-number>
      <text:list-level-style-number text:level="5" text:style-name="List21Level4" style:num-suffix="." style:num-format="a">
        <style:list-level-properties text:space-before="5.715cm" text:min-label-width="0.635cm"/>
      </text:list-level-style-number>
      <text:list-level-style-number text:level="6" text:style-name="List21Level5" style:num-suffix="." style:num-format="i">
        <style:list-level-properties text:space-before="7.302cm" text:min-label-width="0.318cm"/>
      </text:list-level-style-number>
      <text:list-level-style-number text:level="7" text:style-name="List21Level6" style:num-suffix="." style:num-format="1">
        <style:list-level-properties text:space-before="8.255cm" text:min-label-width="0.635cm"/>
      </text:list-level-style-number>
      <text:list-level-style-number text:level="8" text:style-name="List21Level7" style:num-suffix="." style:num-format="a">
        <style:list-level-properties text:space-before="9.525cm" text:min-label-width="0.635cm"/>
      </text:list-level-style-number>
      <text:list-level-style-number text:level="9" text:style-name="List21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 text:min-label-width="0.635cm"/>
      </text:list-level-style-number>
      <text:list-level-style-number text:level="2" text:style-name="List22Level1" style:num-suffix="." style:num-format="a">
        <style:list-level-properties text:space-before="1.905cm" text:min-label-width="0.635cm"/>
      </text:list-level-style-number>
      <text:list-level-style-number text:level="3" text:style-name="List22Level2" style:num-suffix="." style:num-format="i">
        <style:list-level-properties text:space-before="3.492cm" text:min-label-width="0.318cm"/>
      </text:list-level-style-number>
      <text:list-level-style-number text:level="4" text:style-name="List22Level3" style:num-suffix="." style:num-format="1">
        <style:list-level-properties text:space-before="4.445cm" text:min-label-width="0.635cm"/>
      </text:list-level-style-number>
      <text:list-level-style-number text:level="5" text:style-name="List22Level4" style:num-suffix="." style:num-format="a">
        <style:list-level-properties text:space-before="5.715cm" text:min-label-width="0.635cm"/>
      </text:list-level-style-number>
      <text:list-level-style-number text:level="6" text:style-name="List22Level5" style:num-suffix="." style:num-format="i">
        <style:list-level-properties text:space-before="7.302cm" text:min-label-width="0.318cm"/>
      </text:list-level-style-number>
      <text:list-level-style-number text:level="7" text:style-name="List22Level6" style:num-suffix="." style:num-format="1">
        <style:list-level-properties text:space-before="8.255cm" text:min-label-width="0.635cm"/>
      </text:list-level-style-number>
      <text:list-level-style-number text:level="8" text:style-name="List22Level7" style:num-suffix="." style:num-format="a">
        <style:list-level-properties text:space-before="9.525cm" text:min-label-width="0.635cm"/>
      </text:list-level-style-number>
      <text:list-level-style-number text:level="9" text:style-name="List22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ist23Level0" style:num-suffix="." style:num-format="1">
        <style:list-level-properties text:space-before="0.635cm" text:min-label-width="0.635cm"/>
      </text:list-level-style-number>
      <text:list-level-style-number text:level="2" text:style-name="List23Level1" style:num-suffix="." style:num-format="a">
        <style:list-level-properties text:space-before="1.905cm" text:min-label-width="0.635cm"/>
      </text:list-level-style-number>
      <text:list-level-style-number text:level="3" text:style-name="List2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3Level3" style:num-suffix="." style:num-format="1">
        <style:list-level-properties text:space-before="4.445cm" text:min-label-width="0.635cm"/>
      </text:list-level-style-number>
      <text:list-level-style-number text:level="5" text:style-name="List23Level4" style:num-suffix="." style:num-format="a">
        <style:list-level-properties text:space-before="5.715cm" text:min-label-width="0.635cm"/>
      </text:list-level-style-number>
      <text:list-level-style-number text:level="6" text:style-name="List2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3Level6" style:num-suffix="." style:num-format="1">
        <style:list-level-properties text:space-before="8.255cm" text:min-label-width="0.635cm"/>
      </text:list-level-style-number>
      <text:list-level-style-number text:level="8" text:style-name="List23Level7" style:num-suffix="." style:num-format="a">
        <style:list-level-properties text:space-before="9.525cm" text:min-label-width="0.635cm"/>
      </text:list-level-style-number>
      <text:list-level-style-number text:level="9" text:style-name="List2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number text:level="1" text:style-name="List24Level0" style:num-suffix="." style:num-format="1">
        <style:list-level-properties text:space-before="0.635cm" text:min-label-width="0.635cm"/>
      </text:list-level-style-number>
      <text:list-level-style-number text:level="2" text:style-name="List24Level1" style:num-suffix="." style:num-format="a">
        <style:list-level-properties text:space-before="1.905cm" text:min-label-width="0.635cm"/>
      </text:list-level-style-number>
      <text:list-level-style-number text:level="3" text:style-name="List2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4Level3" style:num-suffix="." style:num-format="1">
        <style:list-level-properties text:space-before="4.445cm" text:min-label-width="0.635cm"/>
      </text:list-level-style-number>
      <text:list-level-style-number text:level="5" text:style-name="List24Level4" style:num-suffix="." style:num-format="a">
        <style:list-level-properties text:space-before="5.715cm" text:min-label-width="0.635cm"/>
      </text:list-level-style-number>
      <text:list-level-style-number text:level="6" text:style-name="List2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4Level6" style:num-suffix="." style:num-format="1">
        <style:list-level-properties text:space-before="8.255cm" text:min-label-width="0.635cm"/>
      </text:list-level-style-number>
      <text:list-level-style-number text:level="8" text:style-name="List24Level7" style:num-suffix="." style:num-format="a">
        <style:list-level-properties text:space-before="9.525cm" text:min-label-width="0.635cm"/>
      </text:list-level-style-number>
      <text:list-level-style-number text:level="9" text:style-name="List2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>
        <style:list-level-properties text:space-before="0.635cm" text:min-label-width="0.635cm"/>
      </text:list-level-style-number>
      <text:list-level-style-number text:level="2" text:style-name="List25Level1" style:num-suffix="." style:num-format="a">
        <style:list-level-properties text:space-before="1.905cm" text:min-label-width="0.635cm"/>
      </text:list-level-style-number>
      <text:list-level-style-number text:level="3" text:style-name="List2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5Level3" style:num-suffix="." style:num-format="1">
        <style:list-level-properties text:space-before="4.445cm" text:min-label-width="0.635cm"/>
      </text:list-level-style-number>
      <text:list-level-style-number text:level="5" text:style-name="List25Level4" style:num-suffix="." style:num-format="a">
        <style:list-level-properties text:space-before="5.715cm" text:min-label-width="0.635cm"/>
      </text:list-level-style-number>
      <text:list-level-style-number text:level="6" text:style-name="List2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5Level6" style:num-suffix="." style:num-format="1">
        <style:list-level-properties text:space-before="8.255cm" text:min-label-width="0.635cm"/>
      </text:list-level-style-number>
      <text:list-level-style-number text:level="8" text:style-name="List25Level7" style:num-suffix="." style:num-format="a">
        <style:list-level-properties text:space-before="9.525cm" text:min-label-width="0.635cm"/>
      </text:list-level-style-number>
      <text:list-level-style-number text:level="9" text:style-name="List2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635cm" text:min-label-width="0.635cm"/>
      </text:list-level-style-number>
      <text:list-level-style-number text:level="2" text:style-name="List26Level1" style:num-suffix="." style:num-format="a">
        <style:list-level-properties text:space-before="1.905cm" text:min-label-width="0.635cm"/>
      </text:list-level-style-number>
      <text:list-level-style-number text:level="3" text:style-name="List2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6Level3" style:num-suffix="." style:num-format="1">
        <style:list-level-properties text:space-before="4.445cm" text:min-label-width="0.635cm"/>
      </text:list-level-style-number>
      <text:list-level-style-number text:level="5" text:style-name="List26Level4" style:num-suffix="." style:num-format="a">
        <style:list-level-properties text:space-before="5.715cm" text:min-label-width="0.635cm"/>
      </text:list-level-style-number>
      <text:list-level-style-number text:level="6" text:style-name="List2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6Level6" style:num-suffix="." style:num-format="1">
        <style:list-level-properties text:space-before="8.255cm" text:min-label-width="0.635cm"/>
      </text:list-level-style-number>
      <text:list-level-style-number text:level="8" text:style-name="List26Level7" style:num-suffix="." style:num-format="a">
        <style:list-level-properties text:space-before="9.525cm" text:min-label-width="0.635cm"/>
      </text:list-level-style-number>
      <text:list-level-style-number text:level="9" text:style-name="List2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number text:level="1" text:style-name="List27Level0" style:num-suffix="." style:num-format="1">
        <style:list-level-properties text:space-before="0.635cm" text:min-label-width="0.635cm"/>
      </text:list-level-style-number>
      <text:list-level-style-number text:level="2" text:style-name="List27Level1" style:num-suffix="." style:num-format="1">
        <style:list-level-properties text:space-before="1.905cm" text:min-label-width="0.635cm"/>
      </text:list-level-style-number>
      <text:list-level-style-number text:level="3" text:style-name="List27Level2" style:num-suffix="." style:num-format="i">
        <style:list-level-properties text:space-before="3.492cm" text:min-label-width="0.318cm"/>
      </text:list-level-style-number>
      <text:list-level-style-number text:level="4" text:style-name="List27Level3" style:num-suffix="." style:num-format="1">
        <style:list-level-properties text:space-before="4.445cm" text:min-label-width="0.635cm"/>
      </text:list-level-style-number>
      <text:list-level-style-number text:level="5" text:style-name="List27Level4" style:num-suffix="." style:num-format="a">
        <style:list-level-properties text:space-before="5.715cm" text:min-label-width="0.635cm"/>
      </text:list-level-style-number>
      <text:list-level-style-number text:level="6" text:style-name="List27Level5" style:num-suffix="." style:num-format="i">
        <style:list-level-properties text:space-before="7.302cm" text:min-label-width="0.318cm"/>
      </text:list-level-style-number>
      <text:list-level-style-number text:level="7" text:style-name="List27Level6" style:num-suffix="." style:num-format="1">
        <style:list-level-properties text:space-before="8.255cm" text:min-label-width="0.635cm"/>
      </text:list-level-style-number>
      <text:list-level-style-number text:level="8" text:style-name="List27Level7" style:num-suffix="." style:num-format="a">
        <style:list-level-properties text:space-before="9.525cm" text:min-label-width="0.635cm"/>
      </text:list-level-style-number>
      <text:list-level-style-number text:level="9" text:style-name="List27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635cm" text:min-label-width="0.635cm"/>
      </text:list-level-style-number>
      <text:list-level-style-number text:level="2" text:style-name="List28Level1" style:num-suffix="." style:num-format="a">
        <style:list-level-properties text:space-before="1.905cm" text:min-label-width="0.635cm"/>
      </text:list-level-style-number>
      <text:list-level-style-number text:level="3" text:style-name="List28Level2" style:num-suffix="." style:num-format="i">
        <style:list-level-properties text:space-before="3.492cm" text:min-label-width="0.318cm"/>
      </text:list-level-style-number>
      <text:list-level-style-number text:level="4" text:style-name="List28Level3" style:num-suffix="." style:num-format="1">
        <style:list-level-properties text:space-before="4.445cm" text:min-label-width="0.635cm"/>
      </text:list-level-style-number>
      <text:list-level-style-number text:level="5" text:style-name="List28Level4" style:num-suffix="." style:num-format="a">
        <style:list-level-properties text:space-before="5.715cm" text:min-label-width="0.635cm"/>
      </text:list-level-style-number>
      <text:list-level-style-number text:level="6" text:style-name="List28Level5" style:num-suffix="." style:num-format="i">
        <style:list-level-properties text:space-before="7.302cm" text:min-label-width="0.318cm"/>
      </text:list-level-style-number>
      <text:list-level-style-number text:level="7" text:style-name="List28Level6" style:num-suffix="." style:num-format="1">
        <style:list-level-properties text:space-before="8.255cm" text:min-label-width="0.635cm"/>
      </text:list-level-style-number>
      <text:list-level-style-number text:level="8" text:style-name="List28Level7" style:num-suffix="." style:num-format="a">
        <style:list-level-properties text:space-before="9.525cm" text:min-label-width="0.635cm"/>
      </text:list-level-style-number>
      <text:list-level-style-number text:level="9" text:style-name="List28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number text:level="1" text:style-name="List29Level0" style:num-suffix="." style:num-format="1">
        <style:list-level-properties text:space-before="0.635cm" text:min-label-width="0.635cm"/>
      </text:list-level-style-number>
      <text:list-level-style-number text:level="2" text:style-name="List29Level1" style:num-suffix="." style:num-format="a">
        <style:list-level-properties text:space-before="1.905cm" text:min-label-width="0.635cm"/>
      </text:list-level-style-number>
      <text:list-level-style-number text:level="3" text:style-name="List29Level2" style:num-suffix="." style:num-format="i">
        <style:list-level-properties text:space-before="3.492cm" text:min-label-width="0.318cm"/>
      </text:list-level-style-number>
      <text:list-level-style-number text:level="4" text:style-name="List29Level3" style:num-suffix="." style:num-format="1">
        <style:list-level-properties text:space-before="4.445cm" text:min-label-width="0.635cm"/>
      </text:list-level-style-number>
      <text:list-level-style-number text:level="5" text:style-name="List29Level4" style:num-suffix="." style:num-format="a">
        <style:list-level-properties text:space-before="5.715cm" text:min-label-width="0.635cm"/>
      </text:list-level-style-number>
      <text:list-level-style-number text:level="6" text:style-name="List29Level5" style:num-suffix="." style:num-format="i">
        <style:list-level-properties text:space-before="7.302cm" text:min-label-width="0.318cm"/>
      </text:list-level-style-number>
      <text:list-level-style-number text:level="7" text:style-name="List29Level6" style:num-suffix="." style:num-format="1">
        <style:list-level-properties text:space-before="8.255cm" text:min-label-width="0.635cm"/>
      </text:list-level-style-number>
      <text:list-level-style-number text:level="8" text:style-name="List29Level7" style:num-suffix="." style:num-format="a">
        <style:list-level-properties text:space-before="9.525cm" text:min-label-width="0.635cm"/>
      </text:list-level-style-number>
      <text:list-level-style-number text:level="9" text:style-name="List29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meta:editing-cycles>1</meta:editing-cycles>
    <meta:document-statistic meta:table-count="0" meta:image-count="0" meta:object-count="0" meta:page-count="15" meta:paragraph-count="405" meta:word-count="4778" meta:character-count="36480"/>
    <dc:date>2015-11-22T19:38:50.22</dc:date>
  </office:meta>
</office:document-meta>
</file>